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4.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0.21mm"/>
    </style:style>
    <style:style style:name="co4" style:family="table-column">
      <style:table-column-properties fo:break-before="auto" style:column-width="24.62mm"/>
    </style:style>
    <style:style style:name="co5" style:family="table-column">
      <style:table-column-properties fo:break-before="auto" style:column-width="23.16mm"/>
    </style:style>
    <style:style style:name="co6" style:family="table-column">
      <style:table-column-properties fo:break-before="auto" style:column-width="8.17mm"/>
    </style:style>
    <style:style style:name="co7" style:family="table-column">
      <style:table-column-properties fo:break-before="auto" style:column-width="9.93mm"/>
    </style:style>
    <style:style style:name="co8" style:family="table-column">
      <style:table-column-properties fo:break-before="auto" style:column-width="24.04mm"/>
    </style:style>
    <style:style style:name="co9" style:family="table-column">
      <style:table-column-properties fo:break-before="auto" style:column-width="21.98mm"/>
    </style:style>
    <style:style style:name="co10" style:family="table-column">
      <style:table-column-properties fo:break-before="auto" style:column-width="25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06">
      <number:scientific-number number:decimal-places="2" loext:min-decimal-places="2" number:min-integer-digits="1" number:min-exponent-digits="2" loext:exponent-interval="3" loext:forced-exponent-sign="true"/>
    </number:number-style>
    <style:style style:name="ce1" style:family="table-cell" style:parent-style-name="Default" style:data-style-name="N0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106"/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106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BULK40" table:style-name="ta1">
        <table:shapes>
          <draw:frame draw:z-index="0" draw:style-name="gr1" draw:text-style-name="P1" svg:width="159.99mm" svg:height="89.99mm" svg:x="131.94mm" svg:y="0.15mm">
            <loext:p draw:notify-on-update-of-ranges="BULK40.B4:BULK40.B104 BULK40.D3:BULK40.D3 BULK40.D4:BULK40.D104 BULK40.B4:BULK40.B104 BULK40.E3:BULK40.E3 BULK40.E4:BULK40.E10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59.99mm" svg:height="89.99mm" svg:x="131.15mm" svg:y="101.75mm">
            <loext:p draw:notify-on-update-of-ranges="BULK40.B4:BULK40.B104 BULK40.C3:BULK40.C3 BULK40.C4:BULK40.C104 BULK40.B4:BULK40.B104 BULK40.D3:BULK40.D3 BULK40.D4:BULK40.D10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2" table:default-cell-style-name="ce3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Transistor :</text:p>
          </table:table-cell>
          <table:table-cell table:style-name="ce1" office:value-type="string" calcext:value-type="string">
            <text:p>40nm</text:p>
          </table:table-cell>
          <table:table-cell office:value-type="string" calcext:value-type="string">
            <text:p>Bulk</text:p>
          </table:table-cell>
          <table:table-cell office:value-type="string" calcext:value-type="string">
            <text:p>N° 12</text:p>
          </table:table-cell>
          <table:table-cell table:style-name="ce3" table:number-columns-repeated="1020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 calcext:value-type="string">
            <text:p>number</text:p>
          </table:table-cell>
          <table:table-cell table:style-name="ce3" office:value-type="string" calcext:value-type="string">
            <text:p>Vg (V)</text:p>
          </table:table-cell>
          <table:table-cell office:value-type="string" calcext:value-type="string">
            <text:p>Ig (A)</text:p>
          </table:table-cell>
          <table:table-cell office:value-type="string" calcext:value-type="string">
            <text:p>Id (A)</text:p>
          </table:table-cell>
          <table:table-cell table:style-name="ce3" office:value-type="string" calcext:value-type="string">
            <text:p>d(Id)/d(Vg) (S)</text:p>
          </table:table-cell>
          <table:table-cell table:style-name="ce3"/>
          <table:table-cell table:style-name="ce3" office:value-type="string" calcext:value-type="string">
            <text:p>tangente</text:p>
          </table:table-cell>
          <table:table-cell table:style-name="ce3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00000016008" calcext:value-type="float">
            <text:p>-16,01E-09</text:p>
          </table:table-cell>
          <table:table-cell office:value-type="float" office:value="0.000000080076" calcext:value-type="float">
            <text:p>80,08E-09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0.00000001598" calcext:value-type="float">
            <text:p>15,98E-09</text:p>
          </table:table-cell>
          <table:table-cell office:value-type="float" office:value="0.00000008018" calcext:value-type="float">
            <text:p>80,18E-09</text:p>
          </table:table-cell>
          <table:table-cell table:formula="of:=([.D6]-[.D4])/([.B6]-[.B4])" office:value-type="float" office:value="-0.0000000956499999999999" calcext:value-type="float">
            <text:p>-9,56499999999999E-08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,02</text:p>
          </table:table-cell>
          <table:table-cell office:value-type="float" office:value="0.000000045818" calcext:value-type="float">
            <text:p>45,82E-09</text:p>
          </table:table-cell>
          <table:table-cell office:value-type="float" office:value="0.000000078163" calcext:value-type="float">
            <text:p>78,16E-09</text:p>
          </table:table-cell>
          <table:table-cell table:formula="of:=([.D7]-[.D5])/([.B7]-[.B5])" office:value-type="float" office:value="-0.000000182" calcext:value-type="float">
            <text:p>-0,000000182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3" calcext:value-type="float">
            <text:p>0,03</text:p>
          </table:table-cell>
          <table:table-cell office:value-type="float" office:value="0.000000078265" calcext:value-type="float">
            <text:p>78,27E-09</text:p>
          </table:table-cell>
          <table:table-cell office:value-type="float" office:value="0.00000007654" calcext:value-type="float">
            <text:p>76,54E-09</text:p>
          </table:table-cell>
          <table:table-cell table:formula="of:=([.D8]-[.D6])/([.B8]-[.B6])" office:value-type="float" office:value="-0.00000012695" calcext:value-type="float">
            <text:p>-0,000000127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4" calcext:value-type="float">
            <text:p>0,04</text:p>
          </table:table-cell>
          <table:table-cell office:value-type="float" office:value="0.000000111128" calcext:value-type="float">
            <text:p>111,13E-09</text:p>
          </table:table-cell>
          <table:table-cell office:value-type="float" office:value="0.000000075624" calcext:value-type="float">
            <text:p>75,62E-09</text:p>
          </table:table-cell>
          <table:table-cell table:formula="of:=([.D9]-[.D7])/([.B9]-[.B7])" office:value-type="float" office:value="-0.0000001428" calcext:value-type="float">
            <text:p>-1,428E-07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,05</text:p>
          </table:table-cell>
          <table:table-cell office:value-type="float" office:value="0.00000014397" calcext:value-type="float">
            <text:p>143,97E-09</text:p>
          </table:table-cell>
          <table:table-cell office:value-type="float" office:value="0.000000073684" calcext:value-type="float">
            <text:p>73,68E-09</text:p>
          </table:table-cell>
          <table:table-cell table:formula="of:=([.D10]-[.D8])/([.B10]-[.B8])" office:value-type="float" office:value="-0.00000019315" calcext:value-type="float">
            <text:p>-1,9315E-07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6" calcext:value-type="float">
            <text:p>0,06</text:p>
          </table:table-cell>
          <table:table-cell office:value-type="float" office:value="0.00000018005" calcext:value-type="float">
            <text:p>180,05E-09</text:p>
          </table:table-cell>
          <table:table-cell office:value-type="float" office:value="0.000000071761" calcext:value-type="float">
            <text:p>71,76E-09</text:p>
          </table:table-cell>
          <table:table-cell table:formula="of:=([.D11]-[.D9])/([.B11]-[.B9])" office:value-type="float" office:value="-0.00000016545" calcext:value-type="float">
            <text:p>-1,6545E-07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7" calcext:value-type="float">
            <text:p>0,07</text:p>
          </table:table-cell>
          <table:table-cell office:value-type="float" office:value="0.00000021656" calcext:value-type="float">
            <text:p>216,56E-09</text:p>
          </table:table-cell>
          <table:table-cell office:value-type="float" office:value="0.000000070375" calcext:value-type="float">
            <text:p>70,38E-09</text:p>
          </table:table-cell>
          <table:table-cell table:formula="of:=([.D12]-[.D10])/([.B12]-[.B10])" office:value-type="float" office:value="-0.0000001461" calcext:value-type="float">
            <text:p>-1,461E-07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8" calcext:value-type="float">
            <text:p>0,08</text:p>
          </table:table-cell>
          <table:table-cell office:value-type="float" office:value="0.00000025675" calcext:value-type="float">
            <text:p>256,75E-09</text:p>
          </table:table-cell>
          <table:table-cell office:value-type="float" office:value="0.000000068839" calcext:value-type="float">
            <text:p>68,84E-09</text:p>
          </table:table-cell>
          <table:table-cell table:formula="of:=([.D13]-[.D11])/([.B13]-[.B11])" office:value-type="float" office:value="-0.0000001283" calcext:value-type="float">
            <text:p>-1,283E-07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9" calcext:value-type="float">
            <text:p>0,09</text:p>
          </table:table-cell>
          <table:table-cell office:value-type="float" office:value="0.00000029812" calcext:value-type="float">
            <text:p>298,12E-09</text:p>
          </table:table-cell>
          <table:table-cell office:value-type="float" office:value="0.000000067809" calcext:value-type="float">
            <text:p>67,81E-09</text:p>
          </table:table-cell>
          <table:table-cell table:formula="of:=([.D14]-[.D12])/([.B14]-[.B12])" office:value-type="float" office:value="-0.00000016005" calcext:value-type="float">
            <text:p>-1,6005E-07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,1</text:p>
          </table:table-cell>
          <table:table-cell office:value-type="float" office:value="0.00000034114" calcext:value-type="float">
            <text:p>341,14E-09</text:p>
          </table:table-cell>
          <table:table-cell office:value-type="float" office:value="0.000000065638" calcext:value-type="float">
            <text:p>65,64E-09</text:p>
          </table:table-cell>
          <table:table-cell table:formula="of:=([.D15]-[.D13])/([.B15]-[.B13])" office:value-type="float" office:value="-0.00000017215" calcext:value-type="float">
            <text:p>-1,7215E-07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1" calcext:value-type="float">
            <text:p>0,11</text:p>
          </table:table-cell>
          <table:table-cell office:value-type="float" office:value="0.0000003884" calcext:value-type="float">
            <text:p>388,40E-09</text:p>
          </table:table-cell>
          <table:table-cell office:value-type="float" office:value="0.000000064366" calcext:value-type="float">
            <text:p>64,37E-09</text:p>
          </table:table-cell>
          <table:table-cell table:formula="of:=([.D16]-[.D14])/([.B16]-[.B14])" office:value-type="float" office:value="-0.00000011865" calcext:value-type="float">
            <text:p>-1,1865E-07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2" calcext:value-type="float">
            <text:p>0,12</text:p>
          </table:table-cell>
          <table:table-cell office:value-type="float" office:value="0.00000043745" calcext:value-type="float">
            <text:p>437,45E-09</text:p>
          </table:table-cell>
          <table:table-cell office:value-type="float" office:value="0.000000063265" calcext:value-type="float">
            <text:p>63,27E-09</text:p>
          </table:table-cell>
          <table:table-cell table:formula="of:=([.D17]-[.D15])/([.B17]-[.B15])" office:value-type="float" office:value="-0.0000001712" calcext:value-type="float">
            <text:p>-1,712E-07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3" calcext:value-type="float">
            <text:p>0,13</text:p>
          </table:table-cell>
          <table:table-cell office:value-type="float" office:value="0.00000048813" calcext:value-type="float">
            <text:p>488,13E-09</text:p>
          </table:table-cell>
          <table:table-cell office:value-type="float" office:value="0.000000060942" calcext:value-type="float">
            <text:p>60,94E-09</text:p>
          </table:table-cell>
          <table:table-cell table:formula="of:=([.D18]-[.D16])/([.B18]-[.B16])" office:value-type="float" office:value="-0.0000001716" calcext:value-type="float">
            <text:p>-1,716E-07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4" calcext:value-type="float">
            <text:p>0,14</text:p>
          </table:table-cell>
          <table:table-cell office:value-type="float" office:value="0.00000054471" calcext:value-type="float">
            <text:p>544,71E-09</text:p>
          </table:table-cell>
          <table:table-cell office:value-type="float" office:value="0.000000059833" calcext:value-type="float">
            <text:p>59,83E-09</text:p>
          </table:table-cell>
          <table:table-cell table:formula="of:=([.D19]-[.D17])/([.B19]-[.B17])" office:value-type="float" office:value="-0.00000014625" calcext:value-type="float">
            <text:p>-1,4625E-07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5" calcext:value-type="float">
            <text:p>0,15</text:p>
          </table:table-cell>
          <table:table-cell office:value-type="float" office:value="0.00000060077" calcext:value-type="float">
            <text:p>600,77E-09</text:p>
          </table:table-cell>
          <table:table-cell office:value-type="float" office:value="0.000000058017" calcext:value-type="float">
            <text:p>58,02E-09</text:p>
          </table:table-cell>
          <table:table-cell table:formula="of:=([.D20]-[.D18])/([.B20]-[.B18])" office:value-type="float" office:value="-0.0000001745" calcext:value-type="float">
            <text:p>-1,745E-07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6" calcext:value-type="float">
            <text:p>0,16</text:p>
          </table:table-cell>
          <table:table-cell office:value-type="float" office:value="0.00000066235" calcext:value-type="float">
            <text:p>662,35E-09</text:p>
          </table:table-cell>
          <table:table-cell office:value-type="float" office:value="0.000000056343" calcext:value-type="float">
            <text:p>56,34E-09</text:p>
          </table:table-cell>
          <table:table-cell table:formula="of:=([.D21]-[.D19])/([.B21]-[.B19])" office:value-type="float" office:value="-0.00000010975" calcext:value-type="float">
            <text:p>-1,0975E-07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7" calcext:value-type="float">
            <text:p>0,17</text:p>
          </table:table-cell>
          <table:table-cell office:value-type="float" office:value="0.00000072737" calcext:value-type="float">
            <text:p>727,37E-09</text:p>
          </table:table-cell>
          <table:table-cell office:value-type="float" office:value="0.000000055822" calcext:value-type="float">
            <text:p>55,82E-09</text:p>
          </table:table-cell>
          <table:table-cell table:formula="of:=([.D22]-[.D20])/([.B22]-[.B20])" office:value-type="float" office:value="-0.00000013015" calcext:value-type="float">
            <text:p>-1,3015E-07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8" calcext:value-type="float">
            <text:p>0,18</text:p>
          </table:table-cell>
          <table:table-cell office:value-type="float" office:value="0.00000079332" calcext:value-type="float">
            <text:p>793,32E-09</text:p>
          </table:table-cell>
          <table:table-cell office:value-type="float" office:value="0.00000005374" calcext:value-type="float">
            <text:p>53,74E-09</text:p>
          </table:table-cell>
          <table:table-cell table:formula="of:=([.D23]-[.D21])/([.B23]-[.B21])" office:value-type="float" office:value="-0.000000113" calcext:value-type="float">
            <text:p>-0,000000113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9" calcext:value-type="float">
            <text:p>0,19</text:p>
          </table:table-cell>
          <table:table-cell office:value-type="float" office:value="0.00000086508" calcext:value-type="float">
            <text:p>865,08E-09</text:p>
          </table:table-cell>
          <table:table-cell office:value-type="float" office:value="0.000000053562" calcext:value-type="float">
            <text:p>53,56E-09</text:p>
          </table:table-cell>
          <table:table-cell table:formula="of:=([.D24]-[.D22])/([.B24]-[.B22])" office:value-type="float" office:value="0.00000000890000000000016" calcext:value-type="float">
            <text:p>8,90000000000016E-09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" calcext:value-type="float">
            <text:p>0,2</text:p>
          </table:table-cell>
          <table:table-cell office:value-type="float" office:value="0.0000009402" calcext:value-type="float">
            <text:p>940,20E-09</text:p>
          </table:table-cell>
          <table:table-cell office:value-type="float" office:value="0.000000053918" calcext:value-type="float">
            <text:p>53,92E-09</text:p>
          </table:table-cell>
          <table:table-cell table:formula="of:=([.D25]-[.D23])/([.B25]-[.B23])" office:value-type="float" office:value="-0.0000000243000000000001" calcext:value-type="float">
            <text:p>-2,43000000000001E-08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1" calcext:value-type="float">
            <text:p>0,21</text:p>
          </table:table-cell>
          <table:table-cell office:value-type="float" office:value="0.00000101569" calcext:value-type="float">
            <text:p>1,02E-06</text:p>
          </table:table-cell>
          <table:table-cell office:value-type="float" office:value="0.000000053076" calcext:value-type="float">
            <text:p>53,08E-09</text:p>
          </table:table-cell>
          <table:table-cell table:formula="of:=([.D26]-[.D24])/([.B26]-[.B24])" office:value-type="float" office:value="0.0000000678499999999999" calcext:value-type="float">
            <text:p>6,78499999999999E-08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2" calcext:value-type="float">
            <text:p>0,22</text:p>
          </table:table-cell>
          <table:table-cell office:value-type="float" office:value="0.00000109839" calcext:value-type="float">
            <text:p>1,10E-06</text:p>
          </table:table-cell>
          <table:table-cell office:value-type="float" office:value="0.000000055275" calcext:value-type="float">
            <text:p>55,28E-09</text:p>
          </table:table-cell>
          <table:table-cell table:formula="of:=([.D27]-[.D25])/([.B27]-[.B25])" office:value-type="float" office:value="0.00000022855" calcext:value-type="float">
            <text:p>2,2855E-07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3" calcext:value-type="float">
            <text:p>0,23</text:p>
          </table:table-cell>
          <table:table-cell office:value-type="float" office:value="0.000001185" calcext:value-type="float">
            <text:p>1,19E-06</text:p>
          </table:table-cell>
          <table:table-cell office:value-type="float" office:value="0.000000057647" calcext:value-type="float">
            <text:p>57,65E-09</text:p>
          </table:table-cell>
          <table:table-cell table:formula="of:=([.D28]-[.D26])/([.B28]-[.B26])" office:value-type="float" office:value="0.000000411150000000001" calcext:value-type="float">
            <text:p>4,11150000000001E-07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4" calcext:value-type="float">
            <text:p>0,24</text:p>
          </table:table-cell>
          <table:table-cell office:value-type="float" office:value="0.000001271" calcext:value-type="float">
            <text:p>1,27E-06</text:p>
          </table:table-cell>
          <table:table-cell office:value-type="float" office:value="0.000000063498" calcext:value-type="float">
            <text:p>63,50E-09</text:p>
          </table:table-cell>
          <table:table-cell table:formula="of:=([.D29]-[.D27])/([.B29]-[.B27])" office:value-type="float" office:value="0.0000006505" calcext:value-type="float">
            <text:p>6,505E-07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25" calcext:value-type="float">
            <text:p>0,25</text:p>
          </table:table-cell>
          <table:table-cell office:value-type="float" office:value="0.000001361" calcext:value-type="float">
            <text:p>1,36E-06</text:p>
          </table:table-cell>
          <table:table-cell office:value-type="float" office:value="0.000000070657" calcext:value-type="float">
            <text:p>70,66E-09</text:p>
          </table:table-cell>
          <table:table-cell table:formula="of:=([.D30]-[.D28])/([.B30]-[.B28])" office:value-type="float" office:value="0.000000986799999999999" calcext:value-type="float">
            <text:p>9,86799999999999E-07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6" calcext:value-type="float">
            <text:p>0,26</text:p>
          </table:table-cell>
          <table:table-cell office:value-type="float" office:value="0.0000014596" calcext:value-type="float">
            <text:p>1,46E-06</text:p>
          </table:table-cell>
          <table:table-cell office:value-type="float" office:value="0.000000083234" calcext:value-type="float">
            <text:p>83,23E-09</text:p>
          </table:table-cell>
          <table:table-cell table:formula="of:=([.D31]-[.D29])/([.B31]-[.B29])" office:value-type="float" office:value="0.00000144895" calcext:value-type="float">
            <text:p>0,000001449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27" calcext:value-type="float">
            <text:p>0,27</text:p>
          </table:table-cell>
          <table:table-cell office:value-type="float" office:value="0.0000015606" calcext:value-type="float">
            <text:p>1,56E-06</text:p>
          </table:table-cell>
          <table:table-cell office:value-type="float" office:value="0.000000099636" calcext:value-type="float">
            <text:p>99,64E-09</text:p>
          </table:table-cell>
          <table:table-cell table:formula="of:=([.D32]-[.D30])/([.B32]-[.B30])" office:value-type="float" office:value="0.0000020708" calcext:value-type="float">
            <text:p>2,0708E-06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28" calcext:value-type="float">
            <text:p>0,28</text:p>
          </table:table-cell>
          <table:table-cell office:value-type="float" office:value="0.0000016643" calcext:value-type="float">
            <text:p>1,66E-06</text:p>
          </table:table-cell>
          <table:table-cell office:value-type="float" office:value="0.00000012465" calcext:value-type="float">
            <text:p>124,65E-09</text:p>
          </table:table-cell>
          <table:table-cell table:formula="of:=([.D33]-[.D31])/([.B33]-[.B31])" office:value-type="float" office:value="0.0000029867" calcext:value-type="float">
            <text:p>2,9867E-06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9" calcext:value-type="float">
            <text:p>0,29</text:p>
          </table:table-cell>
          <table:table-cell office:value-type="float" office:value="0.0000017678" calcext:value-type="float">
            <text:p>1,77E-06</text:p>
          </table:table-cell>
          <table:table-cell office:value-type="float" office:value="0.00000015937" calcext:value-type="float">
            <text:p>159,37E-09</text:p>
          </table:table-cell>
          <table:table-cell table:formula="of:=([.D34]-[.D32])/([.B34]-[.B32])" office:value-type="float" office:value="0.000004049" calcext:value-type="float">
            <text:p>0,000004049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3" calcext:value-type="float">
            <text:p>0,3</text:p>
          </table:table-cell>
          <table:table-cell office:value-type="float" office:value="0.0000018792" calcext:value-type="float">
            <text:p>1,88E-06</text:p>
          </table:table-cell>
          <table:table-cell office:value-type="float" office:value="0.00000020563" calcext:value-type="float">
            <text:p>205,63E-09</text:p>
          </table:table-cell>
          <table:table-cell table:formula="of:=([.D35]-[.D33])/([.B35]-[.B33])" office:value-type="float" office:value="0.0000054765" calcext:value-type="float">
            <text:p>5,4765E-06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31" calcext:value-type="float">
            <text:p>0,31</text:p>
          </table:table-cell>
          <table:table-cell office:value-type="float" office:value="0.0000019956" calcext:value-type="float">
            <text:p>2,00E-06</text:p>
          </table:table-cell>
          <table:table-cell office:value-type="float" office:value="0.0000002689" calcext:value-type="float">
            <text:p>268,90E-09</text:p>
          </table:table-cell>
          <table:table-cell table:formula="of:=([.D36]-[.D34])/([.B36]-[.B34])" office:value-type="float" office:value="0.00000713300000000001" calcext:value-type="float">
            <text:p>0,000007133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32" calcext:value-type="float">
            <text:p>0,32</text:p>
          </table:table-cell>
          <table:table-cell office:value-type="float" office:value="0.0000021143" calcext:value-type="float">
            <text:p>2,11E-06</text:p>
          </table:table-cell>
          <table:table-cell office:value-type="float" office:value="0.00000034829" calcext:value-type="float">
            <text:p>348,29E-09</text:p>
          </table:table-cell>
          <table:table-cell table:formula="of:=([.D37]-[.D35])/([.B37]-[.B35])" office:value-type="float" office:value="0.00000945399999999999" calcext:value-type="float">
            <text:p>0,000009454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33" calcext:value-type="float">
            <text:p>0,33</text:p>
          </table:table-cell>
          <table:table-cell office:value-type="float" office:value="0.0000022393" calcext:value-type="float">
            <text:p>2,24E-06</text:p>
          </table:table-cell>
          <table:table-cell office:value-type="float" office:value="0.00000045798" calcext:value-type="float">
            <text:p>457,98E-09</text:p>
          </table:table-cell>
          <table:table-cell table:formula="of:=([.D38]-[.D36])/([.B38]-[.B36])" office:value-type="float" office:value="0.000012985" calcext:value-type="float">
            <text:p>0,000012985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34" calcext:value-type="float">
            <text:p>0,34</text:p>
          </table:table-cell>
          <table:table-cell office:value-type="float" office:value="0.0000023606" calcext:value-type="float">
            <text:p>2,36E-06</text:p>
          </table:table-cell>
          <table:table-cell office:value-type="float" office:value="0.00000060799" calcext:value-type="float">
            <text:p>607,99E-09</text:p>
          </table:table-cell>
          <table:table-cell table:formula="of:=([.D39]-[.D37])/([.B39]-[.B37])" office:value-type="float" office:value="0.0000166585" calcext:value-type="float">
            <text:p>1,66585E-05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35" calcext:value-type="float">
            <text:p>0,35</text:p>
          </table:table-cell>
          <table:table-cell office:value-type="float" office:value="0.000002501" calcext:value-type="float">
            <text:p>2,50E-06</text:p>
          </table:table-cell>
          <table:table-cell office:value-type="float" office:value="0.00000079115" calcext:value-type="float">
            <text:p>791,15E-09</text:p>
          </table:table-cell>
          <table:table-cell table:formula="of:=([.D40]-[.D38])/([.B40]-[.B38])" office:value-type="float" office:value="0.0000209395" calcext:value-type="float">
            <text:p>2,09395E-05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36" calcext:value-type="float">
            <text:p>0,36</text:p>
          </table:table-cell>
          <table:table-cell office:value-type="float" office:value="0.0000026393" calcext:value-type="float">
            <text:p>2,64E-06</text:p>
          </table:table-cell>
          <table:table-cell office:value-type="float" office:value="0.00000102678" calcext:value-type="float">
            <text:p>1,03E-06</text:p>
          </table:table-cell>
          <table:table-cell table:formula="of:=([.D41]-[.D39])/([.B41]-[.B39])" office:value-type="float" office:value="0.0000270575000000001" calcext:value-type="float">
            <text:p>2,70575000000001E-05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37" calcext:value-type="float">
            <text:p>0,37</text:p>
          </table:table-cell>
          <table:table-cell office:value-type="float" office:value="0.0000027781" calcext:value-type="float">
            <text:p>2,78E-06</text:p>
          </table:table-cell>
          <table:table-cell office:value-type="float" office:value="0.0000013323" calcext:value-type="float">
            <text:p>1,33E-06</text:p>
          </table:table-cell>
          <table:table-cell table:formula="of:=([.D42]-[.D40])/([.B42]-[.B40])" office:value-type="float" office:value="0.000033981" calcext:value-type="float">
            <text:p>0,000033981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38" calcext:value-type="float">
            <text:p>0,38</text:p>
          </table:table-cell>
          <table:table-cell office:value-type="float" office:value="0.0000029309" calcext:value-type="float">
            <text:p>2,93E-06</text:p>
          </table:table-cell>
          <table:table-cell office:value-type="float" office:value="0.0000017064" calcext:value-type="float">
            <text:p>1,71E-06</text:p>
          </table:table-cell>
          <table:table-cell table:formula="of:=([.D43]-[.D41])/([.B43]-[.B41])" office:value-type="float" office:value="0.00004233" calcext:value-type="float">
            <text:p>0,00004233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39" calcext:value-type="float">
            <text:p>0,39</text:p>
          </table:table-cell>
          <table:table-cell office:value-type="float" office:value="0.0000030677" calcext:value-type="float">
            <text:p>3,07E-06</text:p>
          </table:table-cell>
          <table:table-cell office:value-type="float" office:value="0.0000021789" calcext:value-type="float">
            <text:p>2,18E-06</text:p>
          </table:table-cell>
          <table:table-cell table:formula="of:=([.D44]-[.D42])/([.B44]-[.B42])" office:value-type="float" office:value="0.000053275" calcext:value-type="float">
            <text:p>0,000053275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4" calcext:value-type="float">
            <text:p>0,4</text:p>
          </table:table-cell>
          <table:table-cell office:value-type="float" office:value="0.0000032246" calcext:value-type="float">
            <text:p>3,22E-06</text:p>
          </table:table-cell>
          <table:table-cell office:value-type="float" office:value="0.0000027719" calcext:value-type="float">
            <text:p>2,77E-06</text:p>
          </table:table-cell>
          <table:table-cell table:formula="of:=([.D45]-[.D43])/([.B45]-[.B43])" office:value-type="float" office:value="0.0000639" calcext:value-type="float">
            <text:p>0,0000639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41" calcext:value-type="float">
            <text:p>0,41</text:p>
          </table:table-cell>
          <table:table-cell office:value-type="float" office:value="0.0000033839" calcext:value-type="float">
            <text:p>3,38E-06</text:p>
          </table:table-cell>
          <table:table-cell office:value-type="float" office:value="0.0000034569" calcext:value-type="float">
            <text:p>3,46E-06</text:p>
          </table:table-cell>
          <table:table-cell table:formula="of:=([.D46]-[.D44])/([.B46]-[.B44])" office:value-type="float" office:value="0.0000761600000000001" calcext:value-type="float">
            <text:p>0,00007616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42" calcext:value-type="float">
            <text:p>0,42</text:p>
          </table:table-cell>
          <table:table-cell office:value-type="float" office:value="0.0000035466" calcext:value-type="float">
            <text:p>3,55E-06</text:p>
          </table:table-cell>
          <table:table-cell office:value-type="float" office:value="0.0000042951" calcext:value-type="float">
            <text:p>4,30E-06</text:p>
          </table:table-cell>
          <table:table-cell table:formula="of:=([.D47]-[.D45])/([.B47]-[.B45])" office:value-type="float" office:value="0.0000896050000000002" calcext:value-type="float">
            <text:p>0,000089605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43" calcext:value-type="float">
            <text:p>0,43</text:p>
          </table:table-cell>
          <table:table-cell office:value-type="float" office:value="0.0000037131" calcext:value-type="float">
            <text:p>3,71E-06</text:p>
          </table:table-cell>
          <table:table-cell office:value-type="float" office:value="0.000005249" calcext:value-type="float">
            <text:p>5,25E-06</text:p>
          </table:table-cell>
          <table:table-cell table:formula="of:=([.D48]-[.D46])/([.B48]-[.B46])" office:value-type="float" office:value="0.000108015" calcext:value-type="float">
            <text:p>0,000108015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44" calcext:value-type="float">
            <text:p>0,44</text:p>
          </table:table-cell>
          <table:table-cell office:value-type="float" office:value="0.0000038815" calcext:value-type="float">
            <text:p>3,88E-06</text:p>
          </table:table-cell>
          <table:table-cell office:value-type="float" office:value="0.0000064554" calcext:value-type="float">
            <text:p>6,46E-06</text:p>
          </table:table-cell>
          <table:table-cell table:formula="of:=([.D49]-[.D47])/([.B49]-[.B47])" office:value-type="float" office:value="0.00012425" calcext:value-type="float">
            <text:p>0,00012425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45" calcext:value-type="float">
            <text:p>0,45</text:p>
          </table:table-cell>
          <table:table-cell office:value-type="float" office:value="0.0000040759" calcext:value-type="float">
            <text:p>4,08E-06</text:p>
          </table:table-cell>
          <table:table-cell office:value-type="float" office:value="0.000007734" calcext:value-type="float">
            <text:p>7,73E-06</text:p>
          </table:table-cell>
          <table:table-cell table:formula="of:=([.D50]-[.D48])/([.B50]-[.B48])" office:value-type="float" office:value="0.000140235" calcext:value-type="float">
            <text:p>0,000140235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46" calcext:value-type="float">
            <text:p>0,46</text:p>
          </table:table-cell>
          <table:table-cell office:value-type="float" office:value="0.0000042545" calcext:value-type="float">
            <text:p>4,25E-06</text:p>
          </table:table-cell>
          <table:table-cell office:value-type="float" office:value="0.0000092601" calcext:value-type="float">
            <text:p>9,26E-06</text:p>
          </table:table-cell>
          <table:table-cell table:formula="of:=([.D51]-[.D49])/([.B51]-[.B49])" office:value-type="float" office:value="0.000164465" calcext:value-type="float">
            <text:p>0,000164465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47" calcext:value-type="float">
            <text:p>0,47</text:p>
          </table:table-cell>
          <table:table-cell office:value-type="float" office:value="0.0000044443" calcext:value-type="float">
            <text:p>4,44E-06</text:p>
          </table:table-cell>
          <table:table-cell office:value-type="float" office:value="0.0000110233" calcext:value-type="float">
            <text:p>11,02E-06</text:p>
          </table:table-cell>
          <table:table-cell table:formula="of:=([.D52]-[.D50])/([.B52]-[.B50])" office:value-type="float" office:value="0.000181245" calcext:value-type="float">
            <text:p>0,000181245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48" calcext:value-type="float">
            <text:p>0,48</text:p>
          </table:table-cell>
          <table:table-cell office:value-type="float" office:value="0.0000046358" calcext:value-type="float">
            <text:p>4,64E-06</text:p>
          </table:table-cell>
          <table:table-cell office:value-type="float" office:value="0.000012885" calcext:value-type="float">
            <text:p>12,89E-06</text:p>
          </table:table-cell>
          <table:table-cell table:formula="of:=([.D53]-[.D51])/([.B53]-[.B51])" office:value-type="float" office:value="0.000201485" calcext:value-type="float">
            <text:p>0,000201485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49" calcext:value-type="float">
            <text:p>0,49</text:p>
          </table:table-cell>
          <table:table-cell office:value-type="float" office:value="0.0000048136" calcext:value-type="float">
            <text:p>4,81E-06</text:p>
          </table:table-cell>
          <table:table-cell office:value-type="float" office:value="0.000015053" calcext:value-type="float">
            <text:p>15,05E-06</text:p>
          </table:table-cell>
          <table:table-cell table:formula="of:=([.D54]-[.D52])/([.B54]-[.B52])" office:value-type="float" office:value="0.0002198" calcext:value-type="float">
            <text:p>0,0002198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5" calcext:value-type="float">
            <text:p>0,5</text:p>
          </table:table-cell>
          <table:table-cell office:value-type="float" office:value="0.000005041" calcext:value-type="float">
            <text:p>5,04E-06</text:p>
          </table:table-cell>
          <table:table-cell office:value-type="float" office:value="0.000017281" calcext:value-type="float">
            <text:p>17,28E-06</text:p>
          </table:table-cell>
          <table:table-cell table:formula="of:=([.D55]-[.D53])/([.B55]-[.B53])" office:value-type="float" office:value="0.0002297" calcext:value-type="float">
            <text:p>0,0002297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1" calcext:value-type="float">
            <text:p>0,51</text:p>
          </table:table-cell>
          <table:table-cell office:value-type="float" office:value="0.0000052443" calcext:value-type="float">
            <text:p>5,24E-06</text:p>
          </table:table-cell>
          <table:table-cell office:value-type="float" office:value="0.000019647" calcext:value-type="float">
            <text:p>19,65E-06</text:p>
          </table:table-cell>
          <table:table-cell table:formula="of:=([.D56]-[.D54])/([.B56]-[.B54])" office:value-type="float" office:value="0.0002552" calcext:value-type="float">
            <text:p>0,0002552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52" calcext:value-type="float">
            <text:p>0,52</text:p>
          </table:table-cell>
          <table:table-cell office:value-type="float" office:value="0.0000054594" calcext:value-type="float">
            <text:p>5,46E-06</text:p>
          </table:table-cell>
          <table:table-cell office:value-type="float" office:value="0.000022385" calcext:value-type="float">
            <text:p>22,39E-06</text:p>
          </table:table-cell>
          <table:table-cell table:formula="of:=([.D57]-[.D55])/([.B57]-[.B55])" office:value-type="float" office:value="0.00027635" calcext:value-type="float">
            <text:p>0,00027635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3" calcext:value-type="float">
            <text:p>0,53</text:p>
          </table:table-cell>
          <table:table-cell office:value-type="float" office:value="0.0000056765" calcext:value-type="float">
            <text:p>5,68E-06</text:p>
          </table:table-cell>
          <table:table-cell office:value-type="float" office:value="0.000025174" calcext:value-type="float">
            <text:p>25,17E-06</text:p>
          </table:table-cell>
          <table:table-cell table:formula="of:=([.D58]-[.D56])/([.B58]-[.B56])" office:value-type="float" office:value="0.0002915" calcext:value-type="float">
            <text:p>0,0002915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4" calcext:value-type="float">
            <text:p>0,54</text:p>
          </table:table-cell>
          <table:table-cell office:value-type="float" office:value="0.0000058778" calcext:value-type="float">
            <text:p>5,88E-06</text:p>
          </table:table-cell>
          <table:table-cell office:value-type="float" office:value="0.000028215" calcext:value-type="float">
            <text:p>28,22E-06</text:p>
          </table:table-cell>
          <table:table-cell table:formula="of:=([.D59]-[.D57])/([.B59]-[.B57])" office:value-type="float" office:value="0.000319049999999999" calcext:value-type="float">
            <text:p>0,00031905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5" calcext:value-type="float">
            <text:p>0,55</text:p>
          </table:table-cell>
          <table:table-cell office:value-type="float" office:value="0.0000061036" calcext:value-type="float">
            <text:p>6,10E-06</text:p>
          </table:table-cell>
          <table:table-cell office:value-type="float" office:value="0.000031555" calcext:value-type="float">
            <text:p>31,56E-06</text:p>
          </table:table-cell>
          <table:table-cell table:formula="of:=([.D60]-[.D58])/([.B60]-[.B58])" office:value-type="float" office:value="0.00032955" calcext:value-type="float">
            <text:p>0,00032955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6" calcext:value-type="float">
            <text:p>0,56</text:p>
          </table:table-cell>
          <table:table-cell office:value-type="float" office:value="0.0000063616" calcext:value-type="float">
            <text:p>6,36E-06</text:p>
          </table:table-cell>
          <table:table-cell office:value-type="float" office:value="0.000034806" calcext:value-type="float">
            <text:p>34,81E-06</text:p>
          </table:table-cell>
          <table:table-cell table:formula="of:=([.D61]-[.D59])/([.B61]-[.B59])" office:value-type="float" office:value="0.00033685" calcext:value-type="float">
            <text:p>0,00033685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7" calcext:value-type="float">
            <text:p>0,57</text:p>
          </table:table-cell>
          <table:table-cell office:value-type="float" office:value="0.0000065865" calcext:value-type="float">
            <text:p>6,59E-06</text:p>
          </table:table-cell>
          <table:table-cell office:value-type="float" office:value="0.000038292" calcext:value-type="float">
            <text:p>38,29E-06</text:p>
          </table:table-cell>
          <table:table-cell table:formula="of:=([.D62]-[.D60])/([.B62]-[.B60])" office:value-type="float" office:value="0.000349000000000001" calcext:value-type="float">
            <text:p>0,000349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58" calcext:value-type="float">
            <text:p>0,58</text:p>
          </table:table-cell>
          <table:table-cell office:value-type="float" office:value="0.0000068339" calcext:value-type="float">
            <text:p>6,83E-06</text:p>
          </table:table-cell>
          <table:table-cell office:value-type="float" office:value="0.000041786" calcext:value-type="float">
            <text:p>41,79E-06</text:p>
          </table:table-cell>
          <table:table-cell table:formula="of:=([.D63]-[.D61])/([.B63]-[.B61])" office:value-type="float" office:value="0.000356750000000002" calcext:value-type="float">
            <text:p>0,00035675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9" calcext:value-type="float">
            <text:p>0,59</text:p>
          </table:table-cell>
          <table:table-cell office:value-type="float" office:value="0.0000071054" calcext:value-type="float">
            <text:p>7,11E-06</text:p>
          </table:table-cell>
          <table:table-cell office:value-type="float" office:value="0.000045427" calcext:value-type="float">
            <text:p>45,43E-06</text:p>
          </table:table-cell>
          <table:table-cell table:formula="of:=([.D64]-[.D62])/([.B64]-[.B62])" office:value-type="float" office:value="0.000365999999999997" calcext:value-type="float">
            <text:p>0,000366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" calcext:value-type="float">
            <text:p>0,6</text:p>
          </table:table-cell>
          <table:table-cell office:value-type="float" office:value="0.0000073436" calcext:value-type="float">
            <text:p>7,34E-06</text:p>
          </table:table-cell>
          <table:table-cell office:value-type="float" office:value="0.000049106" calcext:value-type="float">
            <text:p>49,11E-06</text:p>
          </table:table-cell>
          <table:table-cell table:formula="of:=([.D65]-[.D63])/([.B65]-[.B63])" office:value-type="float" office:value="0.00036815" calcext:value-type="float">
            <text:p>0,00036815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61" calcext:value-type="float">
            <text:p>0,61</text:p>
          </table:table-cell>
          <table:table-cell office:value-type="float" office:value="0.0000076185" calcext:value-type="float">
            <text:p>7,62E-06</text:p>
          </table:table-cell>
          <table:table-cell office:value-type="float" office:value="0.00005279" calcext:value-type="float">
            <text:p>52,79E-06</text:p>
          </table:table-cell>
          <table:table-cell table:formula="of:=([.D66]-[.D64])/([.B66]-[.B64])" office:value-type="float" office:value="0.000372750000000002" calcext:value-type="float">
            <text:p>0,00037275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62" calcext:value-type="float">
            <text:p>0,62</text:p>
          </table:table-cell>
          <table:table-cell office:value-type="float" office:value="0.0000078839" calcext:value-type="float">
            <text:p>7,88E-06</text:p>
          </table:table-cell>
          <table:table-cell office:value-type="float" office:value="0.000056561" calcext:value-type="float">
            <text:p>56,56E-06</text:p>
          </table:table-cell>
          <table:table-cell table:formula="of:=([.D67]-[.D65])/([.B67]-[.B65])" office:value-type="float" office:value="0.0003761" calcext:value-type="float">
            <text:p>0,0003761</text:p>
          </table:table-cell>
          <table:table-cell table:number-columns-repeated="101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63" calcext:value-type="float">
            <text:p>0,63</text:p>
          </table:table-cell>
          <table:table-cell office:value-type="float" office:value="0.0000081877" calcext:value-type="float">
            <text:p>8,19E-06</text:p>
          </table:table-cell>
          <table:table-cell office:value-type="float" office:value="0.000060312" calcext:value-type="float">
            <text:p>60,31E-06</text:p>
          </table:table-cell>
          <table:table-cell table:formula="of:=([.D68]-[.D66])/([.B68]-[.B66])" office:value-type="float" office:value="0.000384349999999999" calcext:value-type="float">
            <text:p>0,00038435</text:p>
          </table:table-cell>
          <table:table-cell table:number-columns-repeated="101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64" calcext:value-type="float">
            <text:p>0,64</text:p>
          </table:table-cell>
          <table:table-cell office:value-type="float" office:value="0.0000082466" calcext:value-type="float">
            <text:p>8,25E-06</text:p>
          </table:table-cell>
          <table:table-cell office:value-type="float" office:value="0.000064248" calcext:value-type="float">
            <text:p>64,25E-06</text:p>
          </table:table-cell>
          <table:table-cell table:formula="of:=([.D69]-[.D67])/([.B69]-[.B67])" office:value-type="float" office:value="0.000384049999999999" calcext:value-type="float">
            <text:p>0,00038405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65" calcext:value-type="float">
            <text:p>0,65</text:p>
          </table:table-cell>
          <table:table-cell office:value-type="float" office:value="0.0000085295" calcext:value-type="float">
            <text:p>8,53E-06</text:p>
          </table:table-cell>
          <table:table-cell office:value-type="float" office:value="0.000067993" calcext:value-type="float">
            <text:p>67,99E-06</text:p>
          </table:table-cell>
          <table:table-cell table:formula="of:=([.D70]-[.D68])/([.B70]-[.B68])" office:value-type="float" office:value="0.0003802" calcext:value-type="float">
            <text:p>0,0003802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66" calcext:value-type="float">
            <text:p>0,66</text:p>
          </table:table-cell>
          <table:table-cell office:value-type="float" office:value="0.0000088353" calcext:value-type="float">
            <text:p>8,84E-06</text:p>
          </table:table-cell>
          <table:table-cell office:value-type="float" office:value="0.000071852" calcext:value-type="float">
            <text:p>71,85E-06</text:p>
          </table:table-cell>
          <table:table-cell table:formula="of:=([.D71]-[.D69])/([.B71]-[.B69])" office:value-type="float" office:value="0.0003724" calcext:value-type="float">
            <text:p>0,0003724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67" calcext:value-type="float">
            <text:p>0,67</text:p>
          </table:table-cell>
          <table:table-cell office:value-type="float" office:value="0.0000091373" calcext:value-type="float">
            <text:p>9,14E-06</text:p>
          </table:table-cell>
          <table:table-cell office:value-type="float" office:value="0.000075441" calcext:value-type="float">
            <text:p>75,44E-06</text:p>
          </table:table-cell>
          <table:table-cell table:formula="of:=([.D72]-[.D70])/([.B72]-[.B70])" office:value-type="float" office:value="0.00035855" calcext:value-type="float">
            <text:p>0,00035855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68" calcext:value-type="float">
            <text:p>0,68</text:p>
          </table:table-cell>
          <table:table-cell office:value-type="float" office:value="0.0000094484" calcext:value-type="float">
            <text:p>9,45E-06</text:p>
          </table:table-cell>
          <table:table-cell office:value-type="float" office:value="0.000079023" calcext:value-type="float">
            <text:p>79,02E-06</text:p>
          </table:table-cell>
          <table:table-cell table:formula="of:=([.D73]-[.D71])/([.B73]-[.B71])" office:value-type="float" office:value="0.0003833" calcext:value-type="float">
            <text:p>0,0003833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69" calcext:value-type="float">
            <text:p>0,69</text:p>
          </table:table-cell>
          <table:table-cell office:value-type="float" office:value="0.0000097831" calcext:value-type="float">
            <text:p>9,78E-06</text:p>
          </table:table-cell>
          <table:table-cell office:value-type="float" office:value="0.000083107" calcext:value-type="float">
            <text:p>83,11E-06</text:p>
          </table:table-cell>
          <table:table-cell table:formula="of:=([.D74]-[.D72])/([.B74]-[.B72])" office:value-type="float" office:value="0.00038575" calcext:value-type="float">
            <text:p>0,00038575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7" calcext:value-type="float">
            <text:p>0,7</text:p>
          </table:table-cell>
          <table:table-cell office:value-type="float" office:value="0.0000101172" calcext:value-type="float">
            <text:p>10,12E-06</text:p>
          </table:table-cell>
          <table:table-cell office:value-type="float" office:value="0.000086738" calcext:value-type="float">
            <text:p>86,74E-06</text:p>
          </table:table-cell>
          <table:table-cell table:formula="of:=([.D75]-[.D73])/([.B75]-[.B73])" office:value-type="float" office:value="0.000366350000000002" calcext:value-type="float">
            <text:p>0,00036635</text:p>
          </table:table-cell>
          <table:table-cell table:number-columns-repeated="101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71" calcext:value-type="float">
            <text:p>0,71</text:p>
          </table:table-cell>
          <table:table-cell office:value-type="float" office:value="0.0000104366" calcext:value-type="float">
            <text:p>10,44E-06</text:p>
          </table:table-cell>
          <table:table-cell office:value-type="float" office:value="0.000090434" calcext:value-type="float">
            <text:p>90,43E-06</text:p>
          </table:table-cell>
          <table:table-cell table:formula="of:=([.D76]-[.D74])/([.B76]-[.B74])" office:value-type="float" office:value="0.000368100000000001" calcext:value-type="float">
            <text:p>0,0003681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72" calcext:value-type="float">
            <text:p>0,72</text:p>
          </table:table-cell>
          <table:table-cell office:value-type="float" office:value="0.0000108019" calcext:value-type="float">
            <text:p>10,80E-06</text:p>
          </table:table-cell>
          <table:table-cell office:value-type="float" office:value="0.0000941" calcext:value-type="float">
            <text:p>94,10E-06</text:p>
          </table:table-cell>
          <table:table-cell table:formula="of:=([.D77]-[.D75])/([.B77]-[.B75])" office:value-type="float" office:value="0.000369199999999999" calcext:value-type="float">
            <text:p>0,0003692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73" calcext:value-type="float">
            <text:p>0,73</text:p>
          </table:table-cell>
          <table:table-cell office:value-type="float" office:value="0.00001115" calcext:value-type="float">
            <text:p>11,15E-06</text:p>
          </table:table-cell>
          <table:table-cell office:value-type="float" office:value="0.000097818" calcext:value-type="float">
            <text:p>97,82E-06</text:p>
          </table:table-cell>
          <table:table-cell table:formula="of:=([.D78]-[.D76])/([.B78]-[.B76])" office:value-type="float" office:value="0.0003665" calcext:value-type="float">
            <text:p>0,0003665</text:p>
          </table:table-cell>
          <table:table-cell table:number-columns-repeated="101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74" calcext:value-type="float">
            <text:p>0,74</text:p>
          </table:table-cell>
          <table:table-cell office:value-type="float" office:value="0.000011517" calcext:value-type="float">
            <text:p>11,52E-06</text:p>
          </table:table-cell>
          <table:table-cell office:value-type="float" office:value="0.00010143" calcext:value-type="float">
            <text:p>101,43E-06</text:p>
          </table:table-cell>
          <table:table-cell table:formula="of:=([.D79]-[.D77])/([.B79]-[.B77])" office:value-type="float" office:value="0.00035645" calcext:value-type="float">
            <text:p>0,00035645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75" calcext:value-type="float">
            <text:p>0,75</text:p>
          </table:table-cell>
          <table:table-cell office:value-type="float" office:value="0.000011892" calcext:value-type="float">
            <text:p>11,89E-06</text:p>
          </table:table-cell>
          <table:table-cell office:value-type="float" office:value="0.000104947" calcext:value-type="float">
            <text:p>104,95E-06</text:p>
          </table:table-cell>
          <table:table-cell table:formula="of:=([.D80]-[.D78])/([.B80]-[.B78])" office:value-type="float" office:value="0.0003408" calcext:value-type="float">
            <text:p>0,0003408</text:p>
          </table:table-cell>
          <table:table-cell table:number-columns-repeated="101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76" calcext:value-type="float">
            <text:p>0,76</text:p>
          </table:table-cell>
          <table:table-cell office:value-type="float" office:value="0.000012287" calcext:value-type="float">
            <text:p>12,29E-06</text:p>
          </table:table-cell>
          <table:table-cell office:value-type="float" office:value="0.000108246" calcext:value-type="float">
            <text:p>108,25E-06</text:p>
          </table:table-cell>
          <table:table-cell table:formula="of:=([.D81]-[.D79])/([.B81]-[.B79])" office:value-type="float" office:value="0.00033465" calcext:value-type="float">
            <text:p>0,00033465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77" calcext:value-type="float">
            <text:p>0,77</text:p>
          </table:table-cell>
          <table:table-cell office:value-type="float" office:value="0.000012929" calcext:value-type="float">
            <text:p>12,93E-06</text:p>
          </table:table-cell>
          <table:table-cell office:value-type="float" office:value="0.00011164" calcext:value-type="float">
            <text:p>111,64E-06</text:p>
          </table:table-cell>
          <table:table-cell table:formula="of:=([.D82]-[.D80])/([.B82]-[.B80])" office:value-type="float" office:value="0.000362699999999999" calcext:value-type="float">
            <text:p>0,0003627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78" calcext:value-type="float">
            <text:p>0,78</text:p>
          </table:table-cell>
          <table:table-cell office:value-type="float" office:value="0.000013085" calcext:value-type="float">
            <text:p>13,09E-06</text:p>
          </table:table-cell>
          <table:table-cell office:value-type="float" office:value="0.0001155" calcext:value-type="float">
            <text:p>115,50E-06</text:p>
          </table:table-cell>
          <table:table-cell table:formula="of:=([.D83]-[.D81])/([.B83]-[.B81])" office:value-type="float" office:value="0.000361499999999999" calcext:value-type="float">
            <text:p>0,0003615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79" calcext:value-type="float">
            <text:p>0,79</text:p>
          </table:table-cell>
          <table:table-cell office:value-type="float" office:value="0.000013488" calcext:value-type="float">
            <text:p>13,49E-06</text:p>
          </table:table-cell>
          <table:table-cell office:value-type="float" office:value="0.00011887" calcext:value-type="float">
            <text:p>118,87E-06</text:p>
          </table:table-cell>
          <table:table-cell table:formula="of:=([.D84]-[.D82])/([.B84]-[.B82])" office:value-type="float" office:value="0.0003195" calcext:value-type="float">
            <text:p>0,0003195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8" calcext:value-type="float">
            <text:p>0,8</text:p>
          </table:table-cell>
          <table:table-cell office:value-type="float" office:value="0.000013967" calcext:value-type="float">
            <text:p>13,97E-06</text:p>
          </table:table-cell>
          <table:table-cell office:value-type="float" office:value="0.00012189" calcext:value-type="float">
            <text:p>121,89E-06</text:p>
          </table:table-cell>
          <table:table-cell table:formula="of:=([.D85]-[.D83])/([.B85]-[.B83])" office:value-type="float" office:value="0.000317999999999999" calcext:value-type="float">
            <text:p>0,000318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81" calcext:value-type="float">
            <text:p>0,81</text:p>
          </table:table-cell>
          <table:table-cell office:value-type="float" office:value="0.000014389" calcext:value-type="float">
            <text:p>14,39E-06</text:p>
          </table:table-cell>
          <table:table-cell office:value-type="float" office:value="0.00012523" calcext:value-type="float">
            <text:p>125,23E-06</text:p>
          </table:table-cell>
          <table:table-cell table:formula="of:=([.D86]-[.D84])/([.B86]-[.B84])" office:value-type="float" office:value="0.000327" calcext:value-type="float">
            <text:p>0,000327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82" calcext:value-type="float">
            <text:p>0,82</text:p>
          </table:table-cell>
          <table:table-cell office:value-type="float" office:value="0.00001485" calcext:value-type="float">
            <text:p>14,85E-06</text:p>
          </table:table-cell>
          <table:table-cell office:value-type="float" office:value="0.00012843" calcext:value-type="float">
            <text:p>128,43E-06</text:p>
          </table:table-cell>
          <table:table-cell table:formula="of:=([.D87]-[.D85])/([.B87]-[.B85])" office:value-type="float" office:value="0.0003245" calcext:value-type="float">
            <text:p>0,0003245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83" calcext:value-type="float">
            <text:p>0,83</text:p>
          </table:table-cell>
          <table:table-cell office:value-type="float" office:value="0.000015385" calcext:value-type="float">
            <text:p>15,39E-06</text:p>
          </table:table-cell>
          <table:table-cell office:value-type="float" office:value="0.00013172" calcext:value-type="float">
            <text:p>131,72E-06</text:p>
          </table:table-cell>
          <table:table-cell table:formula="of:=([.D88]-[.D86])/([.B88]-[.B86])" office:value-type="float" office:value="0.000330000000000001" calcext:value-type="float">
            <text:p>0,00033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84" calcext:value-type="float">
            <text:p>0,84</text:p>
          </table:table-cell>
          <table:table-cell office:value-type="float" office:value="0.000015782" calcext:value-type="float">
            <text:p>15,78E-06</text:p>
          </table:table-cell>
          <table:table-cell office:value-type="float" office:value="0.00013503" calcext:value-type="float">
            <text:p>135,03E-06</text:p>
          </table:table-cell>
          <table:table-cell table:formula="of:=([.D89]-[.D87])/([.B89]-[.B87])" office:value-type="float" office:value="0.000315500000000002" calcext:value-type="float">
            <text:p>0,0003155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85" calcext:value-type="float">
            <text:p>0,85</text:p>
          </table:table-cell>
          <table:table-cell office:value-type="float" office:value="0.000016265" calcext:value-type="float">
            <text:p>16,27E-06</text:p>
          </table:table-cell>
          <table:table-cell office:value-type="float" office:value="0.00013803" calcext:value-type="float">
            <text:p>138,03E-06</text:p>
          </table:table-cell>
          <table:table-cell table:formula="of:=([.D90]-[.D88])/([.B90]-[.B88])" office:value-type="float" office:value="0.000301999999999999" calcext:value-type="float">
            <text:p>0,000302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86" calcext:value-type="float">
            <text:p>0,86</text:p>
          </table:table-cell>
          <table:table-cell office:value-type="float" office:value="0.000017173" calcext:value-type="float">
            <text:p>17,17E-06</text:p>
          </table:table-cell>
          <table:table-cell office:value-type="float" office:value="0.00014107" calcext:value-type="float">
            <text:p>141,07E-06</text:p>
          </table:table-cell>
          <table:table-cell table:formula="of:=([.D91]-[.D89])/([.B91]-[.B89])" office:value-type="float" office:value="0.000308499999999999" calcext:value-type="float">
            <text:p>0,0003085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87" calcext:value-type="float">
            <text:p>0,87</text:p>
          </table:table-cell>
          <table:table-cell office:value-type="float" office:value="0.000017574" calcext:value-type="float">
            <text:p>17,57E-06</text:p>
          </table:table-cell>
          <table:table-cell office:value-type="float" office:value="0.0001442" calcext:value-type="float">
            <text:p>144,20E-06</text:p>
          </table:table-cell>
          <table:table-cell table:formula="of:=([.D92]-[.D90])/([.B92]-[.B90])" office:value-type="float" office:value="0.0002975" calcext:value-type="float">
            <text:p>0,0002975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88" calcext:value-type="float">
            <text:p>0,88</text:p>
          </table:table-cell>
          <table:table-cell office:value-type="float" office:value="0.000017942" calcext:value-type="float">
            <text:p>17,94E-06</text:p>
          </table:table-cell>
          <table:table-cell office:value-type="float" office:value="0.00014702" calcext:value-type="float">
            <text:p>147,02E-06</text:p>
          </table:table-cell>
          <table:table-cell table:formula="of:=([.D93]-[.D91])/([.B93]-[.B91])" office:value-type="float" office:value="0.000277500000000001" calcext:value-type="float">
            <text:p>0,0002775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89" calcext:value-type="float">
            <text:p>0,89</text:p>
          </table:table-cell>
          <table:table-cell office:value-type="float" office:value="0.000018427" calcext:value-type="float">
            <text:p>18,43E-06</text:p>
          </table:table-cell>
          <table:table-cell office:value-type="float" office:value="0.00014975" calcext:value-type="float">
            <text:p>149,75E-06</text:p>
          </table:table-cell>
          <table:table-cell table:formula="of:=([.D94]-[.D92])/([.B94]-[.B92])" office:value-type="float" office:value="0.0002855" calcext:value-type="float">
            <text:p>0,0002855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9" calcext:value-type="float">
            <text:p>0,9</text:p>
          </table:table-cell>
          <table:table-cell office:value-type="float" office:value="0.000019022" calcext:value-type="float">
            <text:p>19,02E-06</text:p>
          </table:table-cell>
          <table:table-cell office:value-type="float" office:value="0.00015273" calcext:value-type="float">
            <text:p>152,73E-06</text:p>
          </table:table-cell>
          <table:table-cell table:formula="of:=([.D95]-[.D93])/([.B95]-[.B93])" office:value-type="float" office:value="0.0002935" calcext:value-type="float">
            <text:p>0,0002935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91" calcext:value-type="float">
            <text:p>0,91</text:p>
          </table:table-cell>
          <table:table-cell office:value-type="float" office:value="0.000019685" calcext:value-type="float">
            <text:p>19,69E-06</text:p>
          </table:table-cell>
          <table:table-cell office:value-type="float" office:value="0.00015562" calcext:value-type="float">
            <text:p>155,62E-06</text:p>
          </table:table-cell>
          <table:table-cell table:formula="of:=([.D96]-[.D94])/([.B96]-[.B94])" office:value-type="float" office:value="0.0002855" calcext:value-type="float">
            <text:p>0,0002855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92" calcext:value-type="float">
            <text:p>0,92</text:p>
          </table:table-cell>
          <table:table-cell office:value-type="float" office:value="0.000020065" calcext:value-type="float">
            <text:p>20,07E-06</text:p>
          </table:table-cell>
          <table:table-cell office:value-type="float" office:value="0.00015844" calcext:value-type="float">
            <text:p>158,44E-06</text:p>
          </table:table-cell>
          <table:table-cell table:formula="of:=([.D97]-[.D95])/([.B97]-[.B95])" office:value-type="float" office:value="0.0002715" calcext:value-type="float">
            <text:p>0,0002715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93" calcext:value-type="float">
            <text:p>0,93</text:p>
          </table:table-cell>
          <table:table-cell office:value-type="float" office:value="0.000021012" calcext:value-type="float">
            <text:p>21,01E-06</text:p>
          </table:table-cell>
          <table:table-cell office:value-type="float" office:value="0.00016105" calcext:value-type="float">
            <text:p>161,05E-06</text:p>
          </table:table-cell>
          <table:table-cell table:formula="of:=([.D98]-[.D96])/([.B98]-[.B96])" office:value-type="float" office:value="0.000262499999999999" calcext:value-type="float">
            <text:p>0,0002625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94" calcext:value-type="float">
            <text:p>0,94</text:p>
          </table:table-cell>
          <table:table-cell office:value-type="float" office:value="0.00002154" calcext:value-type="float">
            <text:p>21,54E-06</text:p>
          </table:table-cell>
          <table:table-cell office:value-type="float" office:value="0.00016369" calcext:value-type="float">
            <text:p>163,69E-06</text:p>
          </table:table-cell>
          <table:table-cell table:formula="of:=([.D99]-[.D97])/([.B99]-[.B97])" office:value-type="float" office:value="0.000257999999999999" calcext:value-type="float">
            <text:p>0,000258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95" calcext:value-type="float">
            <text:p>0,95</text:p>
          </table:table-cell>
          <table:table-cell office:value-type="float" office:value="0.00002185" calcext:value-type="float">
            <text:p>21,85E-06</text:p>
          </table:table-cell>
          <table:table-cell office:value-type="float" office:value="0.00016621" calcext:value-type="float">
            <text:p>166,21E-06</text:p>
          </table:table-cell>
          <table:table-cell table:formula="of:=([.D100]-[.D98])/([.B100]-[.B98])" office:value-type="float" office:value="0.000261500000000001" calcext:value-type="float">
            <text:p>0,0002615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96" calcext:value-type="float">
            <text:p>0,96</text:p>
          </table:table-cell>
          <table:table-cell office:value-type="float" office:value="0.000022404" calcext:value-type="float">
            <text:p>22,40E-06</text:p>
          </table:table-cell>
          <table:table-cell office:value-type="float" office:value="0.00016892" calcext:value-type="float">
            <text:p>168,92E-06</text:p>
          </table:table-cell>
          <table:table-cell table:formula="of:=([.D101]-[.D99])/([.B101]-[.B99])" office:value-type="float" office:value="0.000258500000000001" calcext:value-type="float">
            <text:p>0,0002585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97" calcext:value-type="float">
            <text:p>0,97</text:p>
          </table:table-cell>
          <table:table-cell office:value-type="float" office:value="0.000023484" calcext:value-type="float">
            <text:p>23,48E-06</text:p>
          </table:table-cell>
          <table:table-cell office:value-type="float" office:value="0.00017138" calcext:value-type="float">
            <text:p>171,38E-06</text:p>
          </table:table-cell>
          <table:table-cell table:formula="of:=([.D102]-[.D100])/([.B102]-[.B100])" office:value-type="float" office:value="0.000244499999999999" calcext:value-type="float">
            <text:p>0,0002445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98" calcext:value-type="float">
            <text:p>0,98</text:p>
          </table:table-cell>
          <table:table-cell office:value-type="float" office:value="0.000024069" calcext:value-type="float">
            <text:p>24,07E-06</text:p>
          </table:table-cell>
          <table:table-cell office:value-type="float" office:value="0.00017381" calcext:value-type="float">
            <text:p>173,81E-06</text:p>
          </table:table-cell>
          <table:table-cell table:formula="of:=([.D103]-[.D101])/([.B103]-[.B101])" office:value-type="float" office:value="0.0002535" calcext:value-type="float">
            <text:p>0,0002535</text:p>
          </table:table-cell>
          <table:table-cell table:number-columns-repeated="101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9" calcext:value-type="float">
            <text:p>0,99</text:p>
          </table:table-cell>
          <table:table-cell office:value-type="float" office:value="0.000024233" calcext:value-type="float">
            <text:p>24,23E-06</text:p>
          </table:table-cell>
          <table:table-cell office:value-type="float" office:value="0.00017645" calcext:value-type="float">
            <text:p>176,45E-06</text:p>
          </table:table-cell>
          <table:table-cell table:formula="of:=([.D104]-[.D102])/([.B104]-[.B102])" office:value-type="float" office:value="0.000239000000000001" calcext:value-type="float">
            <text:p>0,000239</text:p>
          </table:table-cell>
          <table:table-cell table:number-columns-repeated="101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0.000025086" calcext:value-type="float">
            <text:p>25,09E-06</text:p>
          </table:table-cell>
          <table:table-cell office:value-type="float" office:value="0.00017859" calcext:value-type="float">
            <text:p>178,59E-06</text:p>
          </table:table-cell>
          <table:table-cell table:number-columns-repeated="1020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D8-012" table:style-name="ta1">
        <table:shapes>
          <draw:frame draw:z-index="0" draw:style-name="gr1" draw:text-style-name="P1" svg:width="159.99mm" svg:height="89.99mm" svg:x="195.6mm" svg:y="0mm">
            <loext:p draw:notify-on-update-of-ranges="'FD8-012'.B4:'FD8-012'.B104 'FD8-012'.D3:'FD8-012'.D3 'FD8-012'.D4:'FD8-012'.D104 'FD8-012'.B4:'FD8-012'.B104 'FD8-012'.E3:'FD8-012'.E3 'FD8-012'.E4:'FD8-012'.E104 'FD8-012'.B4:'FD8-012'.B104 'FD8-012'.G3:'FD8-012'.G3 'FD8-012'.G4:'FD8-012'.G10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99.62mm" svg:y="92.02mm">
            <loext:p draw:notify-on-update-of-ranges="'FD8-012'.B4:'FD8-012'.B104 'FD8-012'.C3:'FD8-012'.C3 'FD8-012'.C4:'FD8-012'.C104 'FD8-012'.B4:'FD8-012'.B104 'FD8-012'.D3:'FD8-012'.D3 'FD8-012'.D4:'FD8-012'.D104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159.99mm" svg:height="89.99mm" svg:x="195.56mm" svg:y="188.65mm">
            <loext:p draw:notify-on-update-of-ranges="'FD8-012'.B5:'FD8-012'.B103 'FD8-012'.H5:'FD8-012'.H103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1" table:number-columns-repeated="3" table:default-cell-style-name="ce3"/>
        <table:table-column table:style-name="co2" table:number-columns-repeated="1019" table:default-cell-style-name="ce3"/>
        <table:table-row table:style-name="ro1">
          <table:table-cell office:value-type="string" calcext:value-type="string">
            <text:p>Transistor :</text:p>
          </table:table-cell>
          <table:table-cell office:value-type="string" calcext:value-type="string">
            <text:p>0,12um</text:p>
          </table:table-cell>
          <table:table-cell office:value-type="string" calcext:value-type="string">
            <text:p>FD-SOI</text:p>
          </table:table-cell>
          <table:table-cell office:value-type="string" calcext:value-type="string">
            <text:p>N° 8</text:p>
          </table:table-cell>
          <table:table-cell table:number-columns-repeated="1020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Vg (V)</text:p>
          </table:table-cell>
          <table:table-cell office:value-type="string" calcext:value-type="string">
            <text:p>Ig (A)</text:p>
          </table:table-cell>
          <table:table-cell office:value-type="string" calcext:value-type="string">
            <text:p>Id (A)</text:p>
          </table:table-cell>
          <table:table-cell office:value-type="string" calcext:value-type="string">
            <text:p>d(Id)/d(Vg) (S)</text:p>
          </table:table-cell>
          <table:table-cell/>
          <table:table-cell office:value-type="string" calcext:value-type="string">
            <text:p>tangente</text:p>
          </table:table-cell>
          <table:table-cell office:value-type="string" calcext:value-type="string">
            <text:p>Y(Vg)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0000000000598" calcext:value-type="float">
            <text:p>-5,98E-12</text:p>
          </table:table-cell>
          <table:table-cell office:value-type="float" office:value="0.0000000000061" calcext:value-type="float">
            <text:p>6,10E-12</text:p>
          </table:table-cell>
          <table:table-cell table:number-columns-repeated="2"/>
          <table:table-cell table:formula="of:=([.B4]-[.$B$71])*0.000342 + [.$D$71]" office:value-type="float" office:value="-0.000153001" calcext:value-type="float">
            <text:p>-153,00E-06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-0.00000000000238" calcext:value-type="float">
            <text:p>-2,38E-12</text:p>
          </table:table-cell>
          <table:table-cell office:value-type="float" office:value="0.00000000001115" calcext:value-type="float">
            <text:p>11,15E-12</text:p>
          </table:table-cell>
          <table:table-cell table:formula="of:=([.D6]-[.D4])/([.B6]-[.B4])" office:value-type="float" office:value="0.0000000004075" calcext:value-type="float">
            <text:p>407,50E-12</text:p>
          </table:table-cell>
          <table:table-cell/>
          <table:table-cell table:formula="of:=([.B5]-[.$B$71])*0.000342 + [.$D$71]" office:value-type="float" office:value="-0.000149581" calcext:value-type="float">
            <text:p>-149,58E-06</text:p>
          </table:table-cell>
          <table:table-cell table:formula="of:=[.D5]/(SQRT([.E5]))" office:value-type="float" office:value="0.000000552345806149148" calcext:value-type="float">
            <text:p>552,35E-09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,02</text:p>
          </table:table-cell>
          <table:table-cell office:value-type="float" office:value="-0.00000000000051" calcext:value-type="float">
            <text:p>-510,00E-15</text:p>
          </table:table-cell>
          <table:table-cell office:value-type="float" office:value="0.00000000001425" calcext:value-type="float">
            <text:p>14,25E-12</text:p>
          </table:table-cell>
          <table:table-cell table:formula="of:=([.D7]-[.D5])/([.B7]-[.B5])" office:value-type="float" office:value="0.000000000424" calcext:value-type="float">
            <text:p>424,00E-12</text:p>
          </table:table-cell>
          <table:table-cell/>
          <table:table-cell table:formula="of:=([.B6]-[.$B$71])*0.000342 + [.$D$71]" office:value-type="float" office:value="-0.000146161" calcext:value-type="float">
            <text:p>-146,16E-06</text:p>
          </table:table-cell>
          <table:table-cell table:formula="of:=[.D6]/(SQRT([.E6]))" office:value-type="float" office:value="0.000000692041176929551" calcext:value-type="float">
            <text:p>692,04E-09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3" calcext:value-type="float">
            <text:p>0,03</text:p>
          </table:table-cell>
          <table:table-cell office:value-type="float" office:value="-0.00000000000231" calcext:value-type="float">
            <text:p>-2,31E-12</text:p>
          </table:table-cell>
          <table:table-cell office:value-type="float" office:value="0.00000000001963" calcext:value-type="float">
            <text:p>19,63E-12</text:p>
          </table:table-cell>
          <table:table-cell table:formula="of:=([.D8]-[.D6])/([.B8]-[.B6])" office:value-type="float" office:value="0.000000000669" calcext:value-type="float">
            <text:p>669,00E-12</text:p>
          </table:table-cell>
          <table:table-cell/>
          <table:table-cell table:formula="of:=([.B7]-[.$B$71])*0.000342 + [.$D$71]" office:value-type="float" office:value="-0.000142741" calcext:value-type="float">
            <text:p>-142,74E-06</text:p>
          </table:table-cell>
          <table:table-cell table:formula="of:=[.D7]/(SQRT([.E7]))" office:value-type="float" office:value="0.000000758939646576059" calcext:value-type="float">
            <text:p>758,94E-09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4" calcext:value-type="float">
            <text:p>0,04</text:p>
          </table:table-cell>
          <table:table-cell office:value-type="float" office:value="0.00000000000373" calcext:value-type="float">
            <text:p>3,73E-12</text:p>
          </table:table-cell>
          <table:table-cell office:value-type="float" office:value="0.00000000002763" calcext:value-type="float">
            <text:p>27,63E-12</text:p>
          </table:table-cell>
          <table:table-cell table:formula="of:=([.D9]-[.D7])/([.B9]-[.B7])" office:value-type="float" office:value="0.0000000011265" calcext:value-type="float">
            <text:p>1,13E-09</text:p>
          </table:table-cell>
          <table:table-cell/>
          <table:table-cell table:formula="of:=([.B8]-[.$B$71])*0.000342 + [.$D$71]" office:value-type="float" office:value="-0.000139321" calcext:value-type="float">
            <text:p>-139,32E-06</text:p>
          </table:table-cell>
          <table:table-cell table:formula="of:=[.D8]/(SQRT([.E8]))" office:value-type="float" office:value="0.000000823218813184457" calcext:value-type="float">
            <text:p>823,22E-09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,05</text:p>
          </table:table-cell>
          <table:table-cell office:value-type="float" office:value="0.0000000000032" calcext:value-type="float">
            <text:p>3,20E-12</text:p>
          </table:table-cell>
          <table:table-cell office:value-type="float" office:value="0.00000000004216" calcext:value-type="float">
            <text:p>42,16E-12</text:p>
          </table:table-cell>
          <table:table-cell table:formula="of:=([.D10]-[.D8])/([.B10]-[.B8])" office:value-type="float" office:value="0.0000000016085" calcext:value-type="float">
            <text:p>1,61E-09</text:p>
          </table:table-cell>
          <table:table-cell/>
          <table:table-cell table:formula="of:=([.B9]-[.$B$71])*0.000342 + [.$D$71]" office:value-type="float" office:value="-0.000135901" calcext:value-type="float">
            <text:p>-135,90E-06</text:p>
          </table:table-cell>
          <table:table-cell table:formula="of:=[.D9]/(SQRT([.E9]))" office:value-type="float" office:value="0.00000105121141834921" calcext:value-type="float">
            <text:p>1,05E-06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6" calcext:value-type="float">
            <text:p>0,06</text:p>
          </table:table-cell>
          <table:table-cell office:value-type="float" office:value="-0.0000000000081" calcext:value-type="float">
            <text:p>-8,10E-12</text:p>
          </table:table-cell>
          <table:table-cell office:value-type="float" office:value="0.0000000000598" calcext:value-type="float">
            <text:p>59,80E-12</text:p>
          </table:table-cell>
          <table:table-cell table:formula="of:=([.D11]-[.D9])/([.B11]-[.B9])" office:value-type="float" office:value="0.0000000019065" calcext:value-type="float">
            <text:p>1,91E-09</text:p>
          </table:table-cell>
          <table:table-cell/>
          <table:table-cell table:formula="of:=([.B10]-[.$B$71])*0.000342 + [.$D$71]" office:value-type="float" office:value="-0.000132481" calcext:value-type="float">
            <text:p>-132,48E-06</text:p>
          </table:table-cell>
          <table:table-cell table:formula="of:=[.D10]/(SQRT([.E10]))" office:value-type="float" office:value="0.00000136956541105515" calcext:value-type="float">
            <text:p>1,37E-06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7" calcext:value-type="float">
            <text:p>0,07</text:p>
          </table:table-cell>
          <table:table-cell office:value-type="float" office:value="0.00000000000521" calcext:value-type="float">
            <text:p>5,21E-12</text:p>
          </table:table-cell>
          <table:table-cell office:value-type="float" office:value="0.00000000008029" calcext:value-type="float">
            <text:p>80,29E-12</text:p>
          </table:table-cell>
          <table:table-cell table:formula="of:=([.D12]-[.D10])/([.B12]-[.B10])" office:value-type="float" office:value="0.0000000028645" calcext:value-type="float">
            <text:p>2,86E-09</text:p>
          </table:table-cell>
          <table:table-cell/>
          <table:table-cell table:formula="of:=([.B11]-[.$B$71])*0.000342 + [.$D$71]" office:value-type="float" office:value="-0.000129061" calcext:value-type="float">
            <text:p>-129,06E-06</text:p>
          </table:table-cell>
          <table:table-cell table:formula="of:=[.D11]/(SQRT([.E11]))" office:value-type="float" office:value="0.00000150015814608231" calcext:value-type="float">
            <text:p>1,50E-06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8" calcext:value-type="float">
            <text:p>0,08</text:p>
          </table:table-cell>
          <table:table-cell office:value-type="float" office:value="0.00000000000751" calcext:value-type="float">
            <text:p>7,51E-12</text:p>
          </table:table-cell>
          <table:table-cell office:value-type="float" office:value="0.00000000011709" calcext:value-type="float">
            <text:p>117,09E-12</text:p>
          </table:table-cell>
          <table:table-cell table:formula="of:=([.D13]-[.D11])/([.B13]-[.B11])" office:value-type="float" office:value="0.000000004337" calcext:value-type="float">
            <text:p>4,34E-09</text:p>
          </table:table-cell>
          <table:table-cell/>
          <table:table-cell table:formula="of:=([.B12]-[.$B$71])*0.000342 + [.$D$71]" office:value-type="float" office:value="-0.000125641" calcext:value-type="float">
            <text:p>-125,64E-06</text:p>
          </table:table-cell>
          <table:table-cell table:formula="of:=[.D12]/(SQRT([.E12]))" office:value-type="float" office:value="0.00000177797272720267" calcext:value-type="float">
            <text:p>1,78E-06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9" calcext:value-type="float">
            <text:p>0,09</text:p>
          </table:table-cell>
          <table:table-cell office:value-type="float" office:value="0.00000000000123" calcext:value-type="float">
            <text:p>1,23E-12</text:p>
          </table:table-cell>
          <table:table-cell office:value-type="float" office:value="0.00000000016703" calcext:value-type="float">
            <text:p>167,03E-12</text:p>
          </table:table-cell>
          <table:table-cell table:formula="of:=([.D14]-[.D12])/([.B14]-[.B12])" office:value-type="float" office:value="0.000000006104" calcext:value-type="float">
            <text:p>6,10E-09</text:p>
          </table:table-cell>
          <table:table-cell/>
          <table:table-cell table:formula="of:=([.B13]-[.$B$71])*0.000342 + [.$D$71]" office:value-type="float" office:value="-0.000122221" calcext:value-type="float">
            <text:p>-122,22E-06</text:p>
          </table:table-cell>
          <table:table-cell table:formula="of:=[.D13]/(SQRT([.E13]))" office:value-type="float" office:value="0.00000213789916984394" calcext:value-type="float">
            <text:p>2,14E-06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,1</text:p>
          </table:table-cell>
          <table:table-cell office:value-type="float" office:value="0.00000000000244" calcext:value-type="float">
            <text:p>2,44E-12</text:p>
          </table:table-cell>
          <table:table-cell office:value-type="float" office:value="0.00000000023917" calcext:value-type="float">
            <text:p>239,17E-12</text:p>
          </table:table-cell>
          <table:table-cell table:formula="of:=([.D15]-[.D13])/([.B15]-[.B13])" office:value-type="float" office:value="0.0000000086595" calcext:value-type="float">
            <text:p>8,66E-09</text:p>
          </table:table-cell>
          <table:table-cell/>
          <table:table-cell table:formula="of:=([.B14]-[.$B$71])*0.000342 + [.$D$71]" office:value-type="float" office:value="-0.000118801" calcext:value-type="float">
            <text:p>-118,80E-06</text:p>
          </table:table-cell>
          <table:table-cell table:formula="of:=[.D14]/(SQRT([.E14]))" office:value-type="float" office:value="0.00000257016079877406" calcext:value-type="float">
            <text:p>2,57E-06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1" calcext:value-type="float">
            <text:p>0,11</text:p>
          </table:table-cell>
          <table:table-cell office:value-type="float" office:value="0.00000000000508" calcext:value-type="float">
            <text:p>5,08E-12</text:p>
          </table:table-cell>
          <table:table-cell office:value-type="float" office:value="0.00000000034022" calcext:value-type="float">
            <text:p>340,22E-12</text:p>
          </table:table-cell>
          <table:table-cell table:formula="of:=([.D16]-[.D14])/([.B16]-[.B14])" office:value-type="float" office:value="0.000000012135" calcext:value-type="float">
            <text:p>12,14E-09</text:p>
          </table:table-cell>
          <table:table-cell/>
          <table:table-cell table:formula="of:=([.B15]-[.$B$71])*0.000342 + [.$D$71]" office:value-type="float" office:value="-0.000115381" calcext:value-type="float">
            <text:p>-115,38E-06</text:p>
          </table:table-cell>
          <table:table-cell table:formula="of:=[.D15]/(SQRT([.E15]))" office:value-type="float" office:value="0.00000308844555623901" calcext:value-type="float">
            <text:p>3,09E-06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2" calcext:value-type="float">
            <text:p>0,12</text:p>
          </table:table-cell>
          <table:table-cell office:value-type="float" office:value="0.00000000000339" calcext:value-type="float">
            <text:p>3,39E-12</text:p>
          </table:table-cell>
          <table:table-cell office:value-type="float" office:value="0.00000000048187" calcext:value-type="float">
            <text:p>481,87E-12</text:p>
          </table:table-cell>
          <table:table-cell table:formula="of:=([.D17]-[.D15])/([.B17]-[.B15])" office:value-type="float" office:value="0.000000017187" calcext:value-type="float">
            <text:p>17,19E-09</text:p>
          </table:table-cell>
          <table:table-cell/>
          <table:table-cell table:formula="of:=([.B16]-[.$B$71])*0.000342 + [.$D$71]" office:value-type="float" office:value="-0.000111961" calcext:value-type="float">
            <text:p>-111,96E-06</text:p>
          </table:table-cell>
          <table:table-cell table:formula="of:=[.D16]/(SQRT([.E16]))" office:value-type="float" office:value="0.00000367561360689767" calcext:value-type="float">
            <text:p>3,68E-06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3" calcext:value-type="float">
            <text:p>0,13</text:p>
          </table:table-cell>
          <table:table-cell office:value-type="float" office:value="0.00000000000276" calcext:value-type="float">
            <text:p>2,76E-12</text:p>
          </table:table-cell>
          <table:table-cell office:value-type="float" office:value="0.00000000068396" calcext:value-type="float">
            <text:p>683,96E-12</text:p>
          </table:table-cell>
          <table:table-cell table:formula="of:=([.D18]-[.D16])/([.B18]-[.B16])" office:value-type="float" office:value="0.000000024612" calcext:value-type="float">
            <text:p>24,61E-09</text:p>
          </table:table-cell>
          <table:table-cell/>
          <table:table-cell table:formula="of:=([.B17]-[.$B$71])*0.000342 + [.$D$71]" office:value-type="float" office:value="-0.000108541" calcext:value-type="float">
            <text:p>-108,54E-06</text:p>
          </table:table-cell>
          <table:table-cell table:formula="of:=[.D17]/(SQRT([.E17]))" office:value-type="float" office:value="0.00000435970647327011" calcext:value-type="float">
            <text:p>4,36E-06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4" calcext:value-type="float">
            <text:p>0,14</text:p>
          </table:table-cell>
          <table:table-cell office:value-type="float" office:value="0.00000000000499" calcext:value-type="float">
            <text:p>4,99E-12</text:p>
          </table:table-cell>
          <table:table-cell office:value-type="float" office:value="0.00000000097411" calcext:value-type="float">
            <text:p>974,11E-12</text:p>
          </table:table-cell>
          <table:table-cell table:formula="of:=([.D19]-[.D17])/([.B19]-[.B17])" office:value-type="float" office:value="0.000000035087" calcext:value-type="float">
            <text:p>35,09E-09</text:p>
          </table:table-cell>
          <table:table-cell/>
          <table:table-cell table:formula="of:=([.B18]-[.$B$71])*0.000342 + [.$D$71]" office:value-type="float" office:value="-0.000105121" calcext:value-type="float">
            <text:p>-105,12E-06</text:p>
          </table:table-cell>
          <table:table-cell table:formula="of:=[.D18]/(SQRT([.E18]))" office:value-type="float" office:value="0.00000520037765218723" calcext:value-type="float">
            <text:p>5,20E-06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5" calcext:value-type="float">
            <text:p>0,15</text:p>
          </table:table-cell>
          <table:table-cell office:value-type="float" office:value="0.00000000000884" calcext:value-type="float">
            <text:p>8,84E-12</text:p>
          </table:table-cell>
          <table:table-cell office:value-type="float" office:value="0.0000000013857" calcext:value-type="float">
            <text:p>1,39E-09</text:p>
          </table:table-cell>
          <table:table-cell table:formula="of:=([.D20]-[.D18])/([.B20]-[.B18])" office:value-type="float" office:value="0.0000000495095" calcext:value-type="float">
            <text:p>49,51E-09</text:p>
          </table:table-cell>
          <table:table-cell/>
          <table:table-cell table:formula="of:=([.B19]-[.$B$71])*0.000342 + [.$D$71]" office:value-type="float" office:value="-0.000101701" calcext:value-type="float">
            <text:p>-101,70E-06</text:p>
          </table:table-cell>
          <table:table-cell table:formula="of:=[.D19]/(SQRT([.E19]))" office:value-type="float" office:value="0.00000622766075429583" calcext:value-type="float">
            <text:p>6,23E-06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6" calcext:value-type="float">
            <text:p>0,16</text:p>
          </table:table-cell>
          <table:table-cell office:value-type="float" office:value="0.00000000000269" calcext:value-type="float">
            <text:p>2,69E-12</text:p>
          </table:table-cell>
          <table:table-cell office:value-type="float" office:value="0.0000000019643" calcext:value-type="float">
            <text:p>1,96E-09</text:p>
          </table:table-cell>
          <table:table-cell table:formula="of:=([.D21]-[.D19])/([.B21]-[.B19])" office:value-type="float" office:value="0.0000000703749999999999" calcext:value-type="float">
            <text:p>70,37E-09</text:p>
          </table:table-cell>
          <table:table-cell/>
          <table:table-cell table:formula="of:=([.B20]-[.$B$71])*0.000342 + [.$D$71]" office:value-type="float" office:value="-0.000098281" calcext:value-type="float">
            <text:p>-98,28E-06</text:p>
          </table:table-cell>
          <table:table-cell table:formula="of:=[.D20]/(SQRT([.E20]))" office:value-type="float" office:value="0.00000740454902183086" calcext:value-type="float">
            <text:p>7,40E-06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7" calcext:value-type="float">
            <text:p>0,17</text:p>
          </table:table-cell>
          <table:table-cell office:value-type="float" office:value="-0.00000000000188" calcext:value-type="float">
            <text:p>-1,88E-12</text:p>
          </table:table-cell>
          <table:table-cell office:value-type="float" office:value="0.0000000027932" calcext:value-type="float">
            <text:p>2,79E-09</text:p>
          </table:table-cell>
          <table:table-cell table:formula="of:=([.D22]-[.D20])/([.B22]-[.B20])" office:value-type="float" office:value="0.0000000998950000000001" calcext:value-type="float">
            <text:p>99,90E-09</text:p>
          </table:table-cell>
          <table:table-cell/>
          <table:table-cell table:formula="of:=([.B21]-[.$B$71])*0.000342 + [.$D$71]" office:value-type="float" office:value="-0.000094861" calcext:value-type="float">
            <text:p>-94,86E-06</text:p>
          </table:table-cell>
          <table:table-cell table:formula="of:=[.D21]/(SQRT([.E21]))" office:value-type="float" office:value="0.00000883751487425115" calcext:value-type="float">
            <text:p>8,84E-06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8" calcext:value-type="float">
            <text:p>0,18</text:p>
          </table:table-cell>
          <table:table-cell office:value-type="float" office:value="-0.00000000000218" calcext:value-type="float">
            <text:p>-2,18E-12</text:p>
          </table:table-cell>
          <table:table-cell office:value-type="float" office:value="0.0000000039622" calcext:value-type="float">
            <text:p>3,96E-09</text:p>
          </table:table-cell>
          <table:table-cell table:formula="of:=([.D23]-[.D21])/([.B23]-[.B21])" office:value-type="float" office:value="0.000000140955" calcext:value-type="float">
            <text:p>140,96E-09</text:p>
          </table:table-cell>
          <table:table-cell/>
          <table:table-cell table:formula="of:=([.B22]-[.$B$71])*0.000342 + [.$D$71]" office:value-type="float" office:value="-0.000091441" calcext:value-type="float">
            <text:p>-91,44E-06</text:p>
          </table:table-cell>
          <table:table-cell table:formula="of:=[.D22]/(SQRT([.E22]))" office:value-type="float" office:value="0.0000105534911597489" calcext:value-type="float">
            <text:p>10,55E-06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9" calcext:value-type="float">
            <text:p>0,19</text:p>
          </table:table-cell>
          <table:table-cell office:value-type="float" office:value="0.00000000000269" calcext:value-type="float">
            <text:p>2,69E-12</text:p>
          </table:table-cell>
          <table:table-cell office:value-type="float" office:value="0.0000000056123" calcext:value-type="float">
            <text:p>5,61E-09</text:p>
          </table:table-cell>
          <table:table-cell table:formula="of:=([.D24]-[.D22])/([.B24]-[.B22])" office:value-type="float" office:value="0.00000019986" calcext:value-type="float">
            <text:p>199,86E-09</text:p>
          </table:table-cell>
          <table:table-cell/>
          <table:table-cell table:formula="of:=([.B23]-[.$B$71])*0.000342 + [.$D$71]" office:value-type="float" office:value="-0.000088021" calcext:value-type="float">
            <text:p>-88,02E-06</text:p>
          </table:table-cell>
          <table:table-cell table:formula="of:=[.D23]/(SQRT([.E23]))" office:value-type="float" office:value="0.0000125538789369443" calcext:value-type="float">
            <text:p>12,55E-06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" calcext:value-type="float">
            <text:p>0,2</text:p>
          </table:table-cell>
          <table:table-cell office:value-type="float" office:value="-0.00000000000569" calcext:value-type="float">
            <text:p>-5,69E-12</text:p>
          </table:table-cell>
          <table:table-cell office:value-type="float" office:value="0.0000000079594" calcext:value-type="float">
            <text:p>7,96E-09</text:p>
          </table:table-cell>
          <table:table-cell table:formula="of:=([.D25]-[.D23])/([.B25]-[.B23])" office:value-type="float" office:value="0.000000283505" calcext:value-type="float">
            <text:p>283,51E-09</text:p>
          </table:table-cell>
          <table:table-cell/>
          <table:table-cell table:formula="of:=([.B24]-[.$B$71])*0.000342 + [.$D$71]" office:value-type="float" office:value="-0.000084601" calcext:value-type="float">
            <text:p>-84,60E-06</text:p>
          </table:table-cell>
          <table:table-cell table:formula="of:=[.D24]/(SQRT([.E24]))" office:value-type="float" office:value="0.000014948581012404" calcext:value-type="float">
            <text:p>14,95E-06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1" calcext:value-type="float">
            <text:p>0,21</text:p>
          </table:table-cell>
          <table:table-cell office:value-type="float" office:value="-0.00000000000391" calcext:value-type="float">
            <text:p>-3,91E-12</text:p>
          </table:table-cell>
          <table:table-cell office:value-type="float" office:value="0.0000000112824" calcext:value-type="float">
            <text:p>11,28E-09</text:p>
          </table:table-cell>
          <table:table-cell table:formula="of:=([.D26]-[.D24])/([.B26]-[.B24])" office:value-type="float" office:value="0.00000040208" calcext:value-type="float">
            <text:p>402,08E-09</text:p>
          </table:table-cell>
          <table:table-cell/>
          <table:table-cell table:formula="of:=([.B25]-[.$B$71])*0.000342 + [.$D$71]" office:value-type="float" office:value="-0.000081181" calcext:value-type="float">
            <text:p>-81,18E-06</text:p>
          </table:table-cell>
          <table:table-cell table:formula="of:=[.D25]/(SQRT([.E25]))" office:value-type="float" office:value="0.0000177928393382024" calcext:value-type="float">
            <text:p>17,79E-06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2" calcext:value-type="float">
            <text:p>0,22</text:p>
          </table:table-cell>
          <table:table-cell office:value-type="float" office:value="-0.00000000000011" calcext:value-type="float">
            <text:p>-110,00E-15</text:p>
          </table:table-cell>
          <table:table-cell office:value-type="float" office:value="0.000000016001" calcext:value-type="float">
            <text:p>16,00E-09</text:p>
          </table:table-cell>
          <table:table-cell table:formula="of:=([.D27]-[.D25])/([.B27]-[.B25])" office:value-type="float" office:value="0.00000057008" calcext:value-type="float">
            <text:p>570,08E-09</text:p>
          </table:table-cell>
          <table:table-cell/>
          <table:table-cell table:formula="of:=([.B26]-[.$B$71])*0.000342 + [.$D$71]" office:value-type="float" office:value="-0.000077761" calcext:value-type="float">
            <text:p>-77,76E-06</text:p>
          </table:table-cell>
          <table:table-cell table:formula="of:=[.D26]/(SQRT([.E26]))" office:value-type="float" office:value="0.0000211923551147609" calcext:value-type="float">
            <text:p>21,19E-06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3" calcext:value-type="float">
            <text:p>0,23</text:p>
          </table:table-cell>
          <table:table-cell office:value-type="float" office:value="0.00000000000334" calcext:value-type="float">
            <text:p>3,34E-12</text:p>
          </table:table-cell>
          <table:table-cell office:value-type="float" office:value="0.000000022684" calcext:value-type="float">
            <text:p>22,68E-09</text:p>
          </table:table-cell>
          <table:table-cell table:formula="of:=([.D28]-[.D26])/([.B28]-[.B26])" office:value-type="float" office:value="0.000000799950000000001" calcext:value-type="float">
            <text:p>799,95E-09</text:p>
          </table:table-cell>
          <table:table-cell/>
          <table:table-cell table:formula="of:=([.B27]-[.$B$71])*0.000342 + [.$D$71]" office:value-type="float" office:value="-0.000074341" calcext:value-type="float">
            <text:p>-74,34E-06</text:p>
          </table:table-cell>
          <table:table-cell table:formula="of:=[.D27]/(SQRT([.E27]))" office:value-type="float" office:value="0.0000253622755842989" calcext:value-type="float">
            <text:p>25,36E-06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4" calcext:value-type="float">
            <text:p>0,24</text:p>
          </table:table-cell>
          <table:table-cell office:value-type="float" office:value="0.00000000000866" calcext:value-type="float">
            <text:p>8,66E-12</text:p>
          </table:table-cell>
          <table:table-cell office:value-type="float" office:value="0.000000032" calcext:value-type="float">
            <text:p>32,00E-09</text:p>
          </table:table-cell>
          <table:table-cell table:formula="of:=([.D29]-[.D27])/([.B29]-[.B27])" office:value-type="float" office:value="0.00000112635" calcext:value-type="float">
            <text:p>1,13E-06</text:p>
          </table:table-cell>
          <table:table-cell/>
          <table:table-cell table:formula="of:=([.B28]-[.$B$71])*0.000342 + [.$D$71]" office:value-type="float" office:value="-0.000070921" calcext:value-type="float">
            <text:p>-70,92E-06</text:p>
          </table:table-cell>
          <table:table-cell table:formula="of:=[.D28]/(SQRT([.E28]))" office:value-type="float" office:value="0.0000301518036724932" calcext:value-type="float">
            <text:p>30,15E-06</text:p>
          </table:table-cell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25" calcext:value-type="float">
            <text:p>0,25</text:p>
          </table:table-cell>
          <table:table-cell office:value-type="float" office:value="0.00000000000163" calcext:value-type="float">
            <text:p>1,63E-12</text:p>
          </table:table-cell>
          <table:table-cell office:value-type="float" office:value="0.000000045211" calcext:value-type="float">
            <text:p>45,21E-09</text:p>
          </table:table-cell>
          <table:table-cell table:formula="of:=([.D30]-[.D28])/([.B30]-[.B28])" office:value-type="float" office:value="0.0000015971" calcext:value-type="float">
            <text:p>1,60E-06</text:p>
          </table:table-cell>
          <table:table-cell/>
          <table:table-cell table:formula="of:=([.B29]-[.$B$71])*0.000342 + [.$D$71]" office:value-type="float" office:value="-0.000067501" calcext:value-type="float">
            <text:p>-67,50E-06</text:p>
          </table:table-cell>
          <table:table-cell table:formula="of:=[.D29]/(SQRT([.E29]))" office:value-type="float" office:value="0.0000357748695030384" calcext:value-type="float">
            <text:p>35,77E-06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6" calcext:value-type="float">
            <text:p>0,26</text:p>
          </table:table-cell>
          <table:table-cell office:value-type="float" office:value="0.00000000000089" calcext:value-type="float">
            <text:p>890,00E-15</text:p>
          </table:table-cell>
          <table:table-cell office:value-type="float" office:value="0.000000063942" calcext:value-type="float">
            <text:p>63,94E-09</text:p>
          </table:table-cell>
          <table:table-cell table:formula="of:=([.D31]-[.D29])/([.B31]-[.B29])" office:value-type="float" office:value="0.0000022446" calcext:value-type="float">
            <text:p>2,24E-06</text:p>
          </table:table-cell>
          <table:table-cell/>
          <table:table-cell table:formula="of:=([.B30]-[.$B$71])*0.000342 + [.$D$71]" office:value-type="float" office:value="-0.000064081" calcext:value-type="float">
            <text:p>-64,08E-06</text:p>
          </table:table-cell>
          <table:table-cell table:formula="of:=[.D30]/(SQRT([.E30]))" office:value-type="float" office:value="0.0000426792458610205" calcext:value-type="float">
            <text:p>42,68E-06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27" calcext:value-type="float">
            <text:p>0,27</text:p>
          </table:table-cell>
          <table:table-cell office:value-type="float" office:value="0.00000000000045" calcext:value-type="float">
            <text:p>450,00E-15</text:p>
          </table:table-cell>
          <table:table-cell office:value-type="float" office:value="0.000000090103" calcext:value-type="float">
            <text:p>90,10E-09</text:p>
          </table:table-cell>
          <table:table-cell table:formula="of:=([.D32]-[.D30])/([.B32]-[.B30])" office:value-type="float" office:value="0.0000030944" calcext:value-type="float">
            <text:p>3,09E-06</text:p>
          </table:table-cell>
          <table:table-cell/>
          <table:table-cell table:formula="of:=([.B31]-[.$B$71])*0.000342 + [.$D$71]" office:value-type="float" office:value="-0.000060661" calcext:value-type="float">
            <text:p>-60,66E-06</text:p>
          </table:table-cell>
          <table:table-cell table:formula="of:=[.D31]/(SQRT([.E31]))" office:value-type="float" office:value="0.0000512213505092982" calcext:value-type="float">
            <text:p>51,22E-06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28" calcext:value-type="float">
            <text:p>0,28</text:p>
          </table:table-cell>
          <table:table-cell office:value-type="float" office:value="0.00000000000118" calcext:value-type="float">
            <text:p>1,18E-12</text:p>
          </table:table-cell>
          <table:table-cell office:value-type="float" office:value="0.00000012583" calcext:value-type="float">
            <text:p>125,83E-09</text:p>
          </table:table-cell>
          <table:table-cell table:formula="of:=([.D33]-[.D31])/([.B33]-[.B31])" office:value-type="float" office:value="0.00000428385000000001" calcext:value-type="float">
            <text:p>4,28E-06</text:p>
          </table:table-cell>
          <table:table-cell/>
          <table:table-cell table:formula="of:=([.B32]-[.$B$71])*0.000342 + [.$D$71]" office:value-type="float" office:value="-0.000057241" calcext:value-type="float">
            <text:p>-57,24E-06</text:p>
          </table:table-cell>
          <table:table-cell table:formula="of:=[.D32]/(SQRT([.E32]))" office:value-type="float" office:value="0.0000607948888590626" calcext:value-type="float">
            <text:p>60,79E-06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9" calcext:value-type="float">
            <text:p>0,29</text:p>
          </table:table-cell>
          <table:table-cell office:value-type="float" office:value="0.00000000000226" calcext:value-type="float">
            <text:p>2,26E-12</text:p>
          </table:table-cell>
          <table:table-cell office:value-type="float" office:value="0.00000017578" calcext:value-type="float">
            <text:p>175,78E-09</text:p>
          </table:table-cell>
          <table:table-cell table:formula="of:=([.D34]-[.D32])/([.B34]-[.B32])" office:value-type="float" office:value="0.00000591799999999999" calcext:value-type="float">
            <text:p>5,92E-06</text:p>
          </table:table-cell>
          <table:table-cell/>
          <table:table-cell table:formula="of:=([.B33]-[.$B$71])*0.000342 + [.$D$71]" office:value-type="float" office:value="-0.000053821" calcext:value-type="float">
            <text:p>-53,82E-06</text:p>
          </table:table-cell>
          <table:table-cell table:formula="of:=[.D33]/(SQRT([.E33]))" office:value-type="float" office:value="0.0000722573416344274" calcext:value-type="float">
            <text:p>72,26E-06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3" calcext:value-type="float">
            <text:p>0,3</text:p>
          </table:table-cell>
          <table:table-cell office:value-type="float" office:value="0.00000000000307" calcext:value-type="float">
            <text:p>3,07E-12</text:p>
          </table:table-cell>
          <table:table-cell office:value-type="float" office:value="0.00000024419" calcext:value-type="float">
            <text:p>244,19E-09</text:p>
          </table:table-cell>
          <table:table-cell table:formula="of:=([.D35]-[.D33])/([.B35]-[.B33])" office:value-type="float" office:value="0.00000815749999999999" calcext:value-type="float">
            <text:p>8,16E-06</text:p>
          </table:table-cell>
          <table:table-cell/>
          <table:table-cell table:formula="of:=([.B34]-[.$B$71])*0.000342 + [.$D$71]" office:value-type="float" office:value="-0.000050401" calcext:value-type="float">
            <text:p>-50,40E-06</text:p>
          </table:table-cell>
          <table:table-cell table:formula="of:=[.D34]/(SQRT([.E34]))" office:value-type="float" office:value="0.0000854966963533851" calcext:value-type="float">
            <text:p>85,50E-06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31" calcext:value-type="float">
            <text:p>0,31</text:p>
          </table:table-cell>
          <table:table-cell office:value-type="float" office:value="-0.00000000000671" calcext:value-type="float">
            <text:p>-6,71E-12</text:p>
          </table:table-cell>
          <table:table-cell office:value-type="float" office:value="0.00000033893" calcext:value-type="float">
            <text:p>338,93E-09</text:p>
          </table:table-cell>
          <table:table-cell table:formula="of:=([.D36]-[.D34])/([.B36]-[.B34])" office:value-type="float" office:value="0.0000109745" calcext:value-type="float">
            <text:p>10,97E-06</text:p>
          </table:table-cell>
          <table:table-cell/>
          <table:table-cell table:formula="of:=([.B35]-[.$B$71])*0.000342 + [.$D$71]" office:value-type="float" office:value="-0.000046981" calcext:value-type="float">
            <text:p>-46,98E-06</text:p>
          </table:table-cell>
          <table:table-cell table:formula="of:=[.D35]/(SQRT([.E35]))" office:value-type="float" office:value="0.000102309895293311" calcext:value-type="float">
            <text:p>102,31E-06</text:p>
          </table:table-cell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32" calcext:value-type="float">
            <text:p>0,32</text:p>
          </table:table-cell>
          <table:table-cell office:value-type="float" office:value="0.0000000000016" calcext:value-type="float">
            <text:p>1,60E-12</text:p>
          </table:table-cell>
          <table:table-cell office:value-type="float" office:value="0.00000046368" calcext:value-type="float">
            <text:p>463,68E-09</text:p>
          </table:table-cell>
          <table:table-cell table:formula="of:=([.D37]-[.D35])/([.B37]-[.B35])" office:value-type="float" office:value="0.0000148635" calcext:value-type="float">
            <text:p>14,86E-06</text:p>
          </table:table-cell>
          <table:table-cell/>
          <table:table-cell table:formula="of:=([.B36]-[.$B$71])*0.000342 + [.$D$71]" office:value-type="float" office:value="-0.000043561" calcext:value-type="float">
            <text:p>-43,56E-06</text:p>
          </table:table-cell>
          <table:table-cell table:formula="of:=[.D36]/(SQRT([.E36]))" office:value-type="float" office:value="0.000120270140982661" calcext:value-type="float">
            <text:p>120,27E-06</text:p>
          </table:table-cell>
          <table:table-cell table:number-columns-repeated="10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33" calcext:value-type="float">
            <text:p>0,33</text:p>
          </table:table-cell>
          <table:table-cell office:value-type="float" office:value="-0.00000000000103" calcext:value-type="float">
            <text:p>-1,03E-12</text:p>
          </table:table-cell>
          <table:table-cell office:value-type="float" office:value="0.0000006362" calcext:value-type="float">
            <text:p>636,20E-09</text:p>
          </table:table-cell>
          <table:table-cell table:formula="of:=([.D38]-[.D36])/([.B38]-[.B36])" office:value-type="float" office:value="0.0000199675" calcext:value-type="float">
            <text:p>19,97E-06</text:p>
          </table:table-cell>
          <table:table-cell/>
          <table:table-cell table:formula="of:=([.B37]-[.$B$71])*0.000342 + [.$D$71]" office:value-type="float" office:value="-0.000040141" calcext:value-type="float">
            <text:p>-40,14E-06</text:p>
          </table:table-cell>
          <table:table-cell table:formula="of:=[.D37]/(SQRT([.E37]))" office:value-type="float" office:value="0.000142374370937811" calcext:value-type="float">
            <text:p>142,37E-06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34" calcext:value-type="float">
            <text:p>0,34</text:p>
          </table:table-cell>
          <table:table-cell office:value-type="float" office:value="0.0000000000016" calcext:value-type="float">
            <text:p>1,60E-12</text:p>
          </table:table-cell>
          <table:table-cell office:value-type="float" office:value="0.00000086303" calcext:value-type="float">
            <text:p>863,03E-09</text:p>
          </table:table-cell>
          <table:table-cell table:formula="of:=([.D39]-[.D37])/([.B39]-[.B37])" office:value-type="float" office:value="0.000026415" calcext:value-type="float">
            <text:p>26,42E-06</text:p>
          </table:table-cell>
          <table:table-cell/>
          <table:table-cell table:formula="of:=([.B38]-[.$B$71])*0.000342 + [.$D$71]" office:value-type="float" office:value="-0.000036721" calcext:value-type="float">
            <text:p>-36,72E-06</text:p>
          </table:table-cell>
          <table:table-cell table:formula="of:=[.D38]/(SQRT([.E38]))" office:value-type="float" office:value="0.000167919288375902" calcext:value-type="float">
            <text:p>167,92E-06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35" calcext:value-type="float">
            <text:p>0,35</text:p>
          </table:table-cell>
          <table:table-cell office:value-type="float" office:value="0.00000000000523" calcext:value-type="float">
            <text:p>5,23E-12</text:p>
          </table:table-cell>
          <table:table-cell office:value-type="float" office:value="0.0000011645" calcext:value-type="float">
            <text:p>1,16E-06</text:p>
          </table:table-cell>
          <table:table-cell table:formula="of:=([.D40]-[.D38])/([.B40]-[.B38])" office:value-type="float" office:value="0.0000343735000000001" calcext:value-type="float">
            <text:p>34,37E-06</text:p>
          </table:table-cell>
          <table:table-cell/>
          <table:table-cell table:formula="of:=([.B39]-[.$B$71])*0.000342 + [.$D$71]" office:value-type="float" office:value="-0.000033301" calcext:value-type="float">
            <text:p>-33,30E-06</text:p>
          </table:table-cell>
          <table:table-cell table:formula="of:=[.D39]/(SQRT([.E39]))" office:value-type="float" office:value="0.000198622120977711" calcext:value-type="float">
            <text:p>198,62E-06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36" calcext:value-type="float">
            <text:p>0,36</text:p>
          </table:table-cell>
          <table:table-cell office:value-type="float" office:value="0.0000000000024" calcext:value-type="float">
            <text:p>2,40E-12</text:p>
          </table:table-cell>
          <table:table-cell office:value-type="float" office:value="0.0000015505" calcext:value-type="float">
            <text:p>1,55E-06</text:p>
          </table:table-cell>
          <table:table-cell table:formula="of:=([.D41]-[.D39])/([.B41]-[.B39])" office:value-type="float" office:value="0.0000433550000000001" calcext:value-type="float">
            <text:p>43,36E-06</text:p>
          </table:table-cell>
          <table:table-cell/>
          <table:table-cell table:formula="of:=([.B40]-[.$B$71])*0.000342 + [.$D$71]" office:value-type="float" office:value="-0.000029881" calcext:value-type="float">
            <text:p>-29,88E-06</text:p>
          </table:table-cell>
          <table:table-cell table:formula="of:=[.D40]/(SQRT([.E40]))" office:value-type="float" office:value="0.000235478995907386" calcext:value-type="float">
            <text:p>235,48E-06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37" calcext:value-type="float">
            <text:p>0,37</text:p>
          </table:table-cell>
          <table:table-cell office:value-type="float" office:value="-0.00000000000059" calcext:value-type="float">
            <text:p>-590,00E-15</text:p>
          </table:table-cell>
          <table:table-cell office:value-type="float" office:value="0.0000020316" calcext:value-type="float">
            <text:p>2,03E-06</text:p>
          </table:table-cell>
          <table:table-cell table:formula="of:=([.D42]-[.D40])/([.B42]-[.B40])" office:value-type="float" office:value="0.0000536199999999999" calcext:value-type="float">
            <text:p>53,62E-06</text:p>
          </table:table-cell>
          <table:table-cell/>
          <table:table-cell table:formula="of:=([.B41]-[.$B$71])*0.000342 + [.$D$71]" office:value-type="float" office:value="-0.000026461" calcext:value-type="float">
            <text:p>-26,46E-06</text:p>
          </table:table-cell>
          <table:table-cell table:formula="of:=[.D41]/(SQRT([.E41]))" office:value-type="float" office:value="0.000277443656386712" calcext:value-type="float">
            <text:p>277,44E-06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38" calcext:value-type="float">
            <text:p>0,38</text:p>
          </table:table-cell>
          <table:table-cell office:value-type="float" office:value="0.0000000000034" calcext:value-type="float">
            <text:p>3,40E-12</text:p>
          </table:table-cell>
          <table:table-cell office:value-type="float" office:value="0.0000026229" calcext:value-type="float">
            <text:p>2,62E-06</text:p>
          </table:table-cell>
          <table:table-cell table:formula="of:=([.D43]-[.D41])/([.B43]-[.B41])" office:value-type="float" office:value="0.0000662449999999999" calcext:value-type="float">
            <text:p>66,24E-06</text:p>
          </table:table-cell>
          <table:table-cell/>
          <table:table-cell table:formula="of:=([.B42]-[.$B$71])*0.000342 + [.$D$71]" office:value-type="float" office:value="-0.000023041" calcext:value-type="float">
            <text:p>-23,04E-06</text:p>
          </table:table-cell>
          <table:table-cell table:formula="of:=[.D42]/(SQRT([.E42]))" office:value-type="float" office:value="0.000322259093338714" calcext:value-type="float">
            <text:p>322,26E-06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39" calcext:value-type="float">
            <text:p>0,39</text:p>
          </table:table-cell>
          <table:table-cell office:value-type="float" office:value="0.00000000000206" calcext:value-type="float">
            <text:p>2,06E-12</text:p>
          </table:table-cell>
          <table:table-cell office:value-type="float" office:value="0.0000033565" calcext:value-type="float">
            <text:p>3,36E-06</text:p>
          </table:table-cell>
          <table:table-cell table:formula="of:=([.D44]-[.D42])/([.B44]-[.B42])" office:value-type="float" office:value="0.000080975" calcext:value-type="float">
            <text:p>80,98E-06</text:p>
          </table:table-cell>
          <table:table-cell/>
          <table:table-cell table:formula="of:=([.B43]-[.$B$71])*0.000342 + [.$D$71]" office:value-type="float" office:value="-0.000019621" calcext:value-type="float">
            <text:p>-19,62E-06</text:p>
          </table:table-cell>
          <table:table-cell table:formula="of:=[.D43]/(SQRT([.E43]))" office:value-type="float" office:value="0.000373002010925368" calcext:value-type="float">
            <text:p>373,00E-06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4" calcext:value-type="float">
            <text:p>0,4</text:p>
          </table:table-cell>
          <table:table-cell office:value-type="float" office:value="0.00000000000045" calcext:value-type="float">
            <text:p>450,00E-15</text:p>
          </table:table-cell>
          <table:table-cell office:value-type="float" office:value="0.0000042424" calcext:value-type="float">
            <text:p>4,24E-06</text:p>
          </table:table-cell>
          <table:table-cell table:formula="of:=([.D45]-[.D43])/([.B45]-[.B43])" office:value-type="float" office:value="0.0000956149999999999" calcext:value-type="float">
            <text:p>95,61E-06</text:p>
          </table:table-cell>
          <table:table-cell/>
          <table:table-cell table:formula="of:=([.B44]-[.$B$71])*0.000342 + [.$D$71]" office:value-type="float" office:value="-0.000016201" calcext:value-type="float">
            <text:p>-16,20E-06</text:p>
          </table:table-cell>
          <table:table-cell table:formula="of:=[.D44]/(SQRT([.E44]))" office:value-type="float" office:value="0.000433858988521901" calcext:value-type="float">
            <text:p>433,86E-06</text:p>
          </table:table-cell>
          <table:table-cell table:number-columns-repeated="101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41" calcext:value-type="float">
            <text:p>0,41</text:p>
          </table:table-cell>
          <table:table-cell office:value-type="float" office:value="0.00000000000586" calcext:value-type="float">
            <text:p>5,86E-12</text:p>
          </table:table-cell>
          <table:table-cell office:value-type="float" office:value="0.0000052688" calcext:value-type="float">
            <text:p>5,27E-06</text:p>
          </table:table-cell>
          <table:table-cell table:formula="of:=([.D46]-[.D44])/([.B46]-[.B44])" office:value-type="float" office:value="0.000112045" calcext:value-type="float">
            <text:p>112,05E-06</text:p>
          </table:table-cell>
          <table:table-cell/>
          <table:table-cell table:formula="of:=([.B45]-[.$B$71])*0.000342 + [.$D$71]" office:value-type="float" office:value="-0.000012781" calcext:value-type="float">
            <text:p>-12,78E-06</text:p>
          </table:table-cell>
          <table:table-cell table:formula="of:=[.D45]/(SQRT([.E45]))" office:value-type="float" office:value="0.00049775481850227" calcext:value-type="float">
            <text:p>497,75E-06</text:p>
          </table:table-cell>
          <table:table-cell table:number-columns-repeated="101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42" calcext:value-type="float">
            <text:p>0,42</text:p>
          </table:table-cell>
          <table:table-cell office:value-type="float" office:value="0.00000000000865" calcext:value-type="float">
            <text:p>8,65E-12</text:p>
          </table:table-cell>
          <table:table-cell office:value-type="float" office:value="0.0000064833" calcext:value-type="float">
            <text:p>6,48E-06</text:p>
          </table:table-cell>
          <table:table-cell table:formula="of:=([.D47]-[.D45])/([.B47]-[.B45])" office:value-type="float" office:value="0.000131035" calcext:value-type="float">
            <text:p>131,04E-06</text:p>
          </table:table-cell>
          <table:table-cell/>
          <table:table-cell table:formula="of:=([.B46]-[.$B$71])*0.000342 + [.$D$71]" office:value-type="float" office:value="-0.00000936099999999999" calcext:value-type="float">
            <text:p>-9,36E-06</text:p>
          </table:table-cell>
          <table:table-cell table:formula="of:=[.D46]/(SQRT([.E46]))" office:value-type="float" office:value="0.000566372895606713" calcext:value-type="float">
            <text:p>566,37E-06</text:p>
          </table:table-cell>
          <table:table-cell table:number-columns-repeated="101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43" calcext:value-type="float">
            <text:p>0,43</text:p>
          </table:table-cell>
          <table:table-cell office:value-type="float" office:value="0.00000000001063" calcext:value-type="float">
            <text:p>10,63E-12</text:p>
          </table:table-cell>
          <table:table-cell office:value-type="float" office:value="0.0000078895" calcext:value-type="float">
            <text:p>7,89E-06</text:p>
          </table:table-cell>
          <table:table-cell table:formula="of:=([.D48]-[.D46])/([.B48]-[.B46])" office:value-type="float" office:value="0.000149065" calcext:value-type="float">
            <text:p>149,07E-06</text:p>
          </table:table-cell>
          <table:table-cell/>
          <table:table-cell table:formula="of:=([.B47]-[.$B$71])*0.000342 + [.$D$71]" office:value-type="float" office:value="-0.000005941" calcext:value-type="float">
            <text:p>-5,94E-06</text:p>
          </table:table-cell>
          <table:table-cell table:formula="of:=[.D47]/(SQRT([.E47]))" office:value-type="float" office:value="0.000646192091122645" calcext:value-type="float">
            <text:p>646,19E-06</text:p>
          </table:table-cell>
          <table:table-cell table:number-columns-repeated="101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44" calcext:value-type="float">
            <text:p>0,44</text:p>
          </table:table-cell>
          <table:table-cell office:value-type="float" office:value="0.00000000001006" calcext:value-type="float">
            <text:p>10,06E-12</text:p>
          </table:table-cell>
          <table:table-cell office:value-type="float" office:value="0.0000094646" calcext:value-type="float">
            <text:p>9,46E-06</text:p>
          </table:table-cell>
          <table:table-cell table:formula="of:=([.D49]-[.D47])/([.B49]-[.B47])" office:value-type="float" office:value="0.000166665" calcext:value-type="float">
            <text:p>166,67E-06</text:p>
          </table:table-cell>
          <table:table-cell/>
          <table:table-cell table:formula="of:=([.B48]-[.$B$71])*0.000342 + [.$D$71]" office:value-type="float" office:value="-0.000002521" calcext:value-type="float">
            <text:p>-2,52E-06</text:p>
          </table:table-cell>
          <table:table-cell table:formula="of:=[.D48]/(SQRT([.E48]))" office:value-type="float" office:value="0.000733128429221605" calcext:value-type="float">
            <text:p>733,13E-06</text:p>
          </table:table-cell>
          <table:table-cell table:number-columns-repeated="10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45" calcext:value-type="float">
            <text:p>0,45</text:p>
          </table:table-cell>
          <table:table-cell office:value-type="float" office:value="0.0000000000131" calcext:value-type="float">
            <text:p>13,10E-12</text:p>
          </table:table-cell>
          <table:table-cell office:value-type="float" office:value="0.0000112228" calcext:value-type="float">
            <text:p>11,22E-06</text:p>
          </table:table-cell>
          <table:table-cell table:formula="of:=([.D50]-[.D48])/([.B50]-[.B48])" office:value-type="float" office:value="0.00018347" calcext:value-type="float">
            <text:p>183,47E-06</text:p>
          </table:table-cell>
          <table:table-cell/>
          <table:table-cell table:formula="of:=([.B49]-[.$B$71])*0.000342 + [.$D$71]" office:value-type="float" office:value="0.000000899000000000006" calcext:value-type="float">
            <text:p>899,00E-09</text:p>
          </table:table-cell>
          <table:table-cell table:formula="of:=[.D49]/(SQRT([.E49]))" office:value-type="float" office:value="0.000828549945348231" calcext:value-type="float">
            <text:p>828,55E-06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46" calcext:value-type="float">
            <text:p>0,46</text:p>
          </table:table-cell>
          <table:table-cell office:value-type="float" office:value="0.00000000000938" calcext:value-type="float">
            <text:p>9,38E-12</text:p>
          </table:table-cell>
          <table:table-cell office:value-type="float" office:value="0.000013134" calcext:value-type="float">
            <text:p>13,13E-06</text:p>
          </table:table-cell>
          <table:table-cell table:formula="of:=([.D51]-[.D49])/([.B51]-[.B49])" office:value-type="float" office:value="0.00019961" calcext:value-type="float">
            <text:p>199,61E-06</text:p>
          </table:table-cell>
          <table:table-cell/>
          <table:table-cell table:formula="of:=([.B50]-[.$B$71])*0.000342 + [.$D$71]" office:value-type="float" office:value="0.00000431900000000001" calcext:value-type="float">
            <text:p>4,32E-06</text:p>
          </table:table-cell>
          <table:table-cell table:formula="of:=[.D50]/(SQRT([.E50]))" office:value-type="float" office:value="0.000929620869049494" calcext:value-type="float">
            <text:p>929,62E-06</text:p>
          </table:table-cell>
          <table:table-cell table:number-columns-repeated="101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47" calcext:value-type="float">
            <text:p>0,47</text:p>
          </table:table-cell>
          <table:table-cell office:value-type="float" office:value="0.00000000000714" calcext:value-type="float">
            <text:p>7,14E-12</text:p>
          </table:table-cell>
          <table:table-cell office:value-type="float" office:value="0.000015215" calcext:value-type="float">
            <text:p>15,22E-06</text:p>
          </table:table-cell>
          <table:table-cell table:formula="of:=([.D52]-[.D50])/([.B52]-[.B50])" office:value-type="float" office:value="0.0002163" calcext:value-type="float">
            <text:p>216,30E-06</text:p>
          </table:table-cell>
          <table:table-cell/>
          <table:table-cell table:formula="of:=([.B51]-[.$B$71])*0.000342 + [.$D$71]" office:value-type="float" office:value="0.00000773900000000002" calcext:value-type="float">
            <text:p>7,74E-06</text:p>
          </table:table-cell>
          <table:table-cell table:formula="of:=[.D51]/(SQRT([.E51]))" office:value-type="float" office:value="0.00103453144789793" calcext:value-type="float">
            <text:p>1,03E-03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48" calcext:value-type="float">
            <text:p>0,48</text:p>
          </table:table-cell>
          <table:table-cell office:value-type="float" office:value="0.00000000000642" calcext:value-type="float">
            <text:p>6,42E-12</text:p>
          </table:table-cell>
          <table:table-cell office:value-type="float" office:value="0.00001746" calcext:value-type="float">
            <text:p>17,46E-06</text:p>
          </table:table-cell>
          <table:table-cell table:formula="of:=([.D53]-[.D51])/([.B53]-[.B51])" office:value-type="float" office:value="0.000234400000000001" calcext:value-type="float">
            <text:p>234,40E-06</text:p>
          </table:table-cell>
          <table:table-cell/>
          <table:table-cell table:formula="of:=([.B52]-[.$B$71])*0.000342 + [.$D$71]" office:value-type="float" office:value="0.000011159" calcext:value-type="float">
            <text:p>11,16E-06</text:p>
          </table:table-cell>
          <table:table-cell table:formula="of:=[.D52]/(SQRT([.E52]))" office:value-type="float" office:value="0.00114042160337618" calcext:value-type="float">
            <text:p>1,14E-03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49" calcext:value-type="float">
            <text:p>0,49</text:p>
          </table:table-cell>
          <table:table-cell office:value-type="float" office:value="0.00000000000779" calcext:value-type="float">
            <text:p>7,79E-12</text:p>
          </table:table-cell>
          <table:table-cell office:value-type="float" office:value="0.000019903" calcext:value-type="float">
            <text:p>19,90E-06</text:p>
          </table:table-cell>
          <table:table-cell table:formula="of:=([.D54]-[.D52])/([.B54]-[.B52])" office:value-type="float" office:value="0.0002494" calcext:value-type="float">
            <text:p>249,40E-06</text:p>
          </table:table-cell>
          <table:table-cell/>
          <table:table-cell table:formula="of:=([.B53]-[.$B$71])*0.000342 + [.$D$71]" office:value-type="float" office:value="0.000014579" calcext:value-type="float">
            <text:p>14,58E-06</text:p>
          </table:table-cell>
          <table:table-cell table:formula="of:=[.D53]/(SQRT([.E53]))" office:value-type="float" office:value="0.00126028950130716" calcext:value-type="float">
            <text:p>1,26E-03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5" calcext:value-type="float">
            <text:p>0,5</text:p>
          </table:table-cell>
          <table:table-cell office:value-type="float" office:value="0.00000000000738" calcext:value-type="float">
            <text:p>7,38E-12</text:p>
          </table:table-cell>
          <table:table-cell office:value-type="float" office:value="0.000022448" calcext:value-type="float">
            <text:p>22,45E-06</text:p>
          </table:table-cell>
          <table:table-cell table:formula="of:=([.D55]-[.D53])/([.B55]-[.B53])" office:value-type="float" office:value="0.00026025" calcext:value-type="float">
            <text:p>260,25E-06</text:p>
          </table:table-cell>
          <table:table-cell/>
          <table:table-cell table:formula="of:=([.B54]-[.$B$71])*0.000342 + [.$D$71]" office:value-type="float" office:value="0.000017999" calcext:value-type="float">
            <text:p>18,00E-06</text:p>
          </table:table-cell>
          <table:table-cell table:formula="of:=[.D54]/(SQRT([.E54]))" office:value-type="float" office:value="0.00139149703280858" calcext:value-type="float">
            <text:p>1,39E-03</text:p>
          </table:table-cell>
          <table:table-cell table:number-columns-repeated="101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1" calcext:value-type="float">
            <text:p>0,51</text:p>
          </table:table-cell>
          <table:table-cell office:value-type="float" office:value="0.00000000000708" calcext:value-type="float">
            <text:p>7,08E-12</text:p>
          </table:table-cell>
          <table:table-cell office:value-type="float" office:value="0.000025108" calcext:value-type="float">
            <text:p>25,11E-06</text:p>
          </table:table-cell>
          <table:table-cell table:formula="of:=([.D56]-[.D54])/([.B56]-[.B54])" office:value-type="float" office:value="0.00027145" calcext:value-type="float">
            <text:p>271,45E-06</text:p>
          </table:table-cell>
          <table:table-cell/>
          <table:table-cell table:formula="of:=([.B55]-[.$B$71])*0.000342 + [.$D$71]" office:value-type="float" office:value="0.000021419" calcext:value-type="float">
            <text:p>21,42E-06</text:p>
          </table:table-cell>
          <table:table-cell table:formula="of:=[.D55]/(SQRT([.E55]))" office:value-type="float" office:value="0.00152393764379074" calcext:value-type="float">
            <text:p>1,52E-03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52" calcext:value-type="float">
            <text:p>0,52</text:p>
          </table:table-cell>
          <table:table-cell office:value-type="float" office:value="0.00000000001482" calcext:value-type="float">
            <text:p>14,82E-12</text:p>
          </table:table-cell>
          <table:table-cell office:value-type="float" office:value="0.000027877" calcext:value-type="float">
            <text:p>27,88E-06</text:p>
          </table:table-cell>
          <table:table-cell table:formula="of:=([.D57]-[.D55])/([.B57]-[.B55])" office:value-type="float" office:value="0.00028455" calcext:value-type="float">
            <text:p>284,55E-06</text:p>
          </table:table-cell>
          <table:table-cell/>
          <table:table-cell table:formula="of:=([.B56]-[.$B$71])*0.000342 + [.$D$71]" office:value-type="float" office:value="0.000024839" calcext:value-type="float">
            <text:p>24,84E-06</text:p>
          </table:table-cell>
          <table:table-cell table:formula="of:=[.D56]/(SQRT([.E56]))" office:value-type="float" office:value="0.00165259616312315" calcext:value-type="float">
            <text:p>1,65E-03</text:p>
          </table:table-cell>
          <table:table-cell table:number-columns-repeated="10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3" calcext:value-type="float">
            <text:p>0,53</text:p>
          </table:table-cell>
          <table:table-cell office:value-type="float" office:value="0.0000000000159" calcext:value-type="float">
            <text:p>15,90E-12</text:p>
          </table:table-cell>
          <table:table-cell office:value-type="float" office:value="0.000030799" calcext:value-type="float">
            <text:p>30,80E-06</text:p>
          </table:table-cell>
          <table:table-cell table:formula="of:=([.D58]-[.D56])/([.B58]-[.B56])" office:value-type="float" office:value="0.00029155" calcext:value-type="float">
            <text:p>291,55E-06</text:p>
          </table:table-cell>
          <table:table-cell/>
          <table:table-cell table:formula="of:=([.B57]-[.$B$71])*0.000342 + [.$D$71]" office:value-type="float" office:value="0.000028259" calcext:value-type="float">
            <text:p>28,26E-06</text:p>
          </table:table-cell>
          <table:table-cell table:formula="of:=[.D57]/(SQRT([.E57]))" office:value-type="float" office:value="0.00180376557000104" calcext:value-type="float">
            <text:p>1,80E-03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4" calcext:value-type="float">
            <text:p>0,54</text:p>
          </table:table-cell>
          <table:table-cell office:value-type="float" office:value="0.00000000001601" calcext:value-type="float">
            <text:p>16,01E-12</text:p>
          </table:table-cell>
          <table:table-cell office:value-type="float" office:value="0.000033708" calcext:value-type="float">
            <text:p>33,71E-06</text:p>
          </table:table-cell>
          <table:table-cell table:formula="of:=([.D59]-[.D57])/([.B59]-[.B57])" office:value-type="float" office:value="0.00029815" calcext:value-type="float">
            <text:p>298,15E-06</text:p>
          </table:table-cell>
          <table:table-cell/>
          <table:table-cell table:formula="of:=([.B58]-[.$B$71])*0.000342 + [.$D$71]" office:value-type="float" office:value="0.000031679" calcext:value-type="float">
            <text:p>31,68E-06</text:p>
          </table:table-cell>
          <table:table-cell table:formula="of:=[.D58]/(SQRT([.E58]))" office:value-type="float" office:value="0.00195216075798613" calcext:value-type="float">
            <text:p>1,95E-03</text:p>
          </table:table-cell>
          <table:table-cell table:number-columns-repeated="101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5" calcext:value-type="float">
            <text:p>0,55</text:p>
          </table:table-cell>
          <table:table-cell office:value-type="float" office:value="0.00000000002059" calcext:value-type="float">
            <text:p>20,59E-12</text:p>
          </table:table-cell>
          <table:table-cell office:value-type="float" office:value="0.000036762" calcext:value-type="float">
            <text:p>36,76E-06</text:p>
          </table:table-cell>
          <table:table-cell table:formula="of:=([.D60]-[.D58])/([.B60]-[.B58])" office:value-type="float" office:value="0.00030905" calcext:value-type="float">
            <text:p>309,05E-06</text:p>
          </table:table-cell>
          <table:table-cell/>
          <table:table-cell table:formula="of:=([.B59]-[.$B$71])*0.000342 + [.$D$71]" office:value-type="float" office:value="0.000035099" calcext:value-type="float">
            <text:p>35,10E-06</text:p>
          </table:table-cell>
          <table:table-cell table:formula="of:=[.D59]/(SQRT([.E59]))" office:value-type="float" office:value="0.00209114793192448" calcext:value-type="float">
            <text:p>2,09E-03</text:p>
          </table:table-cell>
          <table:table-cell table:number-columns-repeated="101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6" calcext:value-type="float">
            <text:p>0,56</text:p>
          </table:table-cell>
          <table:table-cell office:value-type="float" office:value="0.0000000000248" calcext:value-type="float">
            <text:p>24,80E-12</text:p>
          </table:table-cell>
          <table:table-cell office:value-type="float" office:value="0.000039889" calcext:value-type="float">
            <text:p>39,89E-06</text:p>
          </table:table-cell>
          <table:table-cell table:formula="of:=([.D61]-[.D59])/([.B61]-[.B59])" office:value-type="float" office:value="0.00031275" calcext:value-type="float">
            <text:p>312,75E-06</text:p>
          </table:table-cell>
          <table:table-cell/>
          <table:table-cell table:formula="of:=([.B60]-[.$B$71])*0.000342 + [.$D$71]" office:value-type="float" office:value="0.000038519" calcext:value-type="float">
            <text:p>38,52E-06</text:p>
          </table:table-cell>
          <table:table-cell table:formula="of:=[.D60]/(SQRT([.E60]))" office:value-type="float" office:value="0.00225556054773363" calcext:value-type="float">
            <text:p>2,26E-03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7" calcext:value-type="float">
            <text:p>0,57</text:p>
          </table:table-cell>
          <table:table-cell office:value-type="float" office:value="0.00000000002228" calcext:value-type="float">
            <text:p>22,28E-12</text:p>
          </table:table-cell>
          <table:table-cell office:value-type="float" office:value="0.000043017" calcext:value-type="float">
            <text:p>43,02E-06</text:p>
          </table:table-cell>
          <table:table-cell table:formula="of:=([.D62]-[.D60])/([.B62]-[.B60])" office:value-type="float" office:value="0.000315950000000001" calcext:value-type="float">
            <text:p>315,95E-06</text:p>
          </table:table-cell>
          <table:table-cell/>
          <table:table-cell table:formula="of:=([.B61]-[.$B$71])*0.000342 + [.$D$71]" office:value-type="float" office:value="0.000041939" calcext:value-type="float">
            <text:p>41,94E-06</text:p>
          </table:table-cell>
          <table:table-cell table:formula="of:=[.D61]/(SQRT([.E61]))" office:value-type="float" office:value="0.00242008678184286" calcext:value-type="float">
            <text:p>2,42E-03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58" calcext:value-type="float">
            <text:p>0,58</text:p>
          </table:table-cell>
          <table:table-cell office:value-type="float" office:value="0.00000000001837" calcext:value-type="float">
            <text:p>18,37E-12</text:p>
          </table:table-cell>
          <table:table-cell office:value-type="float" office:value="0.000046208" calcext:value-type="float">
            <text:p>46,21E-06</text:p>
          </table:table-cell>
          <table:table-cell table:formula="of:=([.D63]-[.D61])/([.B63]-[.B61])" office:value-type="float" office:value="0.000324600000000001" calcext:value-type="float">
            <text:p>324,60E-06</text:p>
          </table:table-cell>
          <table:table-cell/>
          <table:table-cell table:formula="of:=([.B62]-[.$B$71])*0.000342 + [.$D$71]" office:value-type="float" office:value="0.000045359" calcext:value-type="float">
            <text:p>45,36E-06</text:p>
          </table:table-cell>
          <table:table-cell table:formula="of:=[.D62]/(SQRT([.E62]))" office:value-type="float" office:value="0.00256473745261821" calcext:value-type="float">
            <text:p>2,56E-03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9" calcext:value-type="float">
            <text:p>0,59</text:p>
          </table:table-cell>
          <table:table-cell office:value-type="float" office:value="0.0000000000191" calcext:value-type="float">
            <text:p>19,10E-12</text:p>
          </table:table-cell>
          <table:table-cell office:value-type="float" office:value="0.000049509" calcext:value-type="float">
            <text:p>49,51E-06</text:p>
          </table:table-cell>
          <table:table-cell table:formula="of:=([.D64]-[.D62])/([.B64]-[.B62])" office:value-type="float" office:value="0.000328749999999998" calcext:value-type="float">
            <text:p>328,75E-06</text:p>
          </table:table-cell>
          <table:table-cell/>
          <table:table-cell table:formula="of:=([.B63]-[.$B$71])*0.000342 + [.$D$71]" office:value-type="float" office:value="0.000048779" calcext:value-type="float">
            <text:p>48,78E-06</text:p>
          </table:table-cell>
          <table:table-cell table:formula="of:=[.D63]/(SQRT([.E63]))" office:value-type="float" office:value="0.00273055716873152" calcext:value-type="float">
            <text:p>2,73E-03</text:p>
          </table:table-cell>
          <table:table-cell table:number-columns-repeated="101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" calcext:value-type="float">
            <text:p>0,6</text:p>
          </table:table-cell>
          <table:table-cell office:value-type="float" office:value="0.00000000002385" calcext:value-type="float">
            <text:p>23,85E-12</text:p>
          </table:table-cell>
          <table:table-cell office:value-type="float" office:value="0.000052783" calcext:value-type="float">
            <text:p>52,78E-06</text:p>
          </table:table-cell>
          <table:table-cell table:formula="of:=([.D65]-[.D63])/([.B65]-[.B63])" office:value-type="float" office:value="0.0003293" calcext:value-type="float">
            <text:p>329,30E-06</text:p>
          </table:table-cell>
          <table:table-cell/>
          <table:table-cell table:formula="of:=([.B64]-[.$B$71])*0.000342 + [.$D$71]" office:value-type="float" office:value="0.000052199" calcext:value-type="float">
            <text:p>52,20E-06</text:p>
          </table:table-cell>
          <table:table-cell table:formula="of:=[.D64]/(SQRT([.E64]))" office:value-type="float" office:value="0.00290869513813671" calcext:value-type="float">
            <text:p>2,91E-03</text:p>
          </table:table-cell>
          <table:table-cell table:number-columns-repeated="101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61" calcext:value-type="float">
            <text:p>0,61</text:p>
          </table:table-cell>
          <table:table-cell office:value-type="float" office:value="0.0000000000275" calcext:value-type="float">
            <text:p>27,50E-12</text:p>
          </table:table-cell>
          <table:table-cell office:value-type="float" office:value="0.000056095" calcext:value-type="float">
            <text:p>56,10E-06</text:p>
          </table:table-cell>
          <table:table-cell table:formula="of:=([.D66]-[.D64])/([.B66]-[.B64])" office:value-type="float" office:value="0.000326500000000002" calcext:value-type="float">
            <text:p>326,50E-06</text:p>
          </table:table-cell>
          <table:table-cell/>
          <table:table-cell table:formula="of:=([.B65]-[.$B$71])*0.000342 + [.$D$71]" office:value-type="float" office:value="0.000055619" calcext:value-type="float">
            <text:p>55,62E-06</text:p>
          </table:table-cell>
          <table:table-cell table:formula="of:=[.D65]/(SQRT([.E65]))" office:value-type="float" office:value="0.00310443491737258" calcext:value-type="float">
            <text:p>3,10E-03</text:p>
          </table:table-cell>
          <table:table-cell table:number-columns-repeated="101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62" calcext:value-type="float">
            <text:p>0,62</text:p>
          </table:table-cell>
          <table:table-cell office:value-type="float" office:value="0.0000000000338" calcext:value-type="float">
            <text:p>33,80E-12</text:p>
          </table:table-cell>
          <table:table-cell office:value-type="float" office:value="0.000059313" calcext:value-type="float">
            <text:p>59,31E-06</text:p>
          </table:table-cell>
          <table:table-cell table:formula="of:=([.D67]-[.D65])/([.B67]-[.B65])" office:value-type="float" office:value="0.000329149999999999" calcext:value-type="float">
            <text:p>329,15E-06</text:p>
          </table:table-cell>
          <table:table-cell/>
          <table:table-cell table:formula="of:=([.B66]-[.$B$71])*0.000342 + [.$D$71]" office:value-type="float" office:value="0.000059039" calcext:value-type="float">
            <text:p>59,04E-06</text:p>
          </table:table-cell>
          <table:table-cell table:formula="of:=[.D66]/(SQRT([.E66]))" office:value-type="float" office:value="0.00326928634935636" calcext:value-type="float">
            <text:p>3,27E-03</text:p>
          </table:table-cell>
          <table:table-cell table:number-columns-repeated="101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63" calcext:value-type="float">
            <text:p>0,63</text:p>
          </table:table-cell>
          <table:table-cell office:value-type="float" office:value="0.00000000003473" calcext:value-type="float">
            <text:p>34,73E-12</text:p>
          </table:table-cell>
          <table:table-cell office:value-type="float" office:value="0.000062678" calcext:value-type="float">
            <text:p>62,68E-06</text:p>
          </table:table-cell>
          <table:table-cell table:formula="of:=([.D68]-[.D66])/([.B68]-[.B66])" office:value-type="float" office:value="0.000332649999999999" calcext:value-type="float">
            <text:p>332,65E-06</text:p>
          </table:table-cell>
          <table:table-cell/>
          <table:table-cell table:formula="of:=([.B67]-[.$B$71])*0.000342 + [.$D$71]" office:value-type="float" office:value="0.000062459" calcext:value-type="float">
            <text:p>62,46E-06</text:p>
          </table:table-cell>
          <table:table-cell table:formula="of:=[.D67]/(SQRT([.E67]))" office:value-type="float" office:value="0.00343653970623981" calcext:value-type="float">
            <text:p>3,44E-03</text:p>
          </table:table-cell>
          <table:table-cell table:number-columns-repeated="101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64" calcext:value-type="float">
            <text:p>0,64</text:p>
          </table:table-cell>
          <table:table-cell office:value-type="float" office:value="0.00000000003638" calcext:value-type="float">
            <text:p>36,38E-12</text:p>
          </table:table-cell>
          <table:table-cell office:value-type="float" office:value="0.000065966" calcext:value-type="float">
            <text:p>65,97E-06</text:p>
          </table:table-cell>
          <table:table-cell table:formula="of:=([.D69]-[.D67])/([.B69]-[.B67])" office:value-type="float" office:value="0.0003314" calcext:value-type="float">
            <text:p>331,40E-06</text:p>
          </table:table-cell>
          <table:table-cell/>
          <table:table-cell table:formula="of:=([.B68]-[.$B$71])*0.000342 + [.$D$71]" office:value-type="float" office:value="0.000065879" calcext:value-type="float">
            <text:p>65,88E-06</text:p>
          </table:table-cell>
          <table:table-cell table:formula="of:=[.D68]/(SQRT([.E68]))" office:value-type="float" office:value="0.00362363043280889" calcext:value-type="float">
            <text:p>3,62E-03</text:p>
          </table:table-cell>
          <table:table-cell table:number-columns-repeated="101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65" calcext:value-type="float">
            <text:p>0,65</text:p>
          </table:table-cell>
          <table:table-cell office:value-type="float" office:value="0.00000000003338" calcext:value-type="float">
            <text:p>33,38E-12</text:p>
          </table:table-cell>
          <table:table-cell office:value-type="float" office:value="0.000069306" calcext:value-type="float">
            <text:p>69,31E-06</text:p>
          </table:table-cell>
          <table:table-cell table:formula="of:=([.D70]-[.D68])/([.B70]-[.B68])" office:value-type="float" office:value="0.0003399" calcext:value-type="float">
            <text:p>339,90E-06</text:p>
          </table:table-cell>
          <table:table-cell/>
          <table:table-cell table:formula="of:=([.B69]-[.$B$71])*0.000342 + [.$D$71]" office:value-type="float" office:value="0.000069299" calcext:value-type="float">
            <text:p>69,30E-06</text:p>
          </table:table-cell>
          <table:table-cell table:formula="of:=[.D69]/(SQRT([.E69]))" office:value-type="float" office:value="0.00375919844134989" calcext:value-type="float">
            <text:p>3,76E-03</text:p>
          </table:table-cell>
          <table:table-cell table:number-columns-repeated="101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66" calcext:value-type="float">
            <text:p>0,66</text:p>
          </table:table-cell>
          <table:table-cell office:value-type="float" office:value="0.00000000003637" calcext:value-type="float">
            <text:p>36,37E-12</text:p>
          </table:table-cell>
          <table:table-cell office:value-type="float" office:value="0.000072764" calcext:value-type="float">
            <text:p>72,76E-06</text:p>
          </table:table-cell>
          <table:table-cell table:formula="of:=([.D71]-[.D69])/([.B71]-[.B69])" office:value-type="float" office:value="0.00034165" calcext:value-type="float">
            <text:p>341,65E-06</text:p>
          </table:table-cell>
          <table:table-cell/>
          <table:table-cell table:formula="of:=([.B70]-[.$B$71])*0.000342 + [.$D$71]" office:value-type="float" office:value="0.000072719" calcext:value-type="float">
            <text:p>72,72E-06</text:p>
          </table:table-cell>
          <table:table-cell table:formula="of:=[.D70]/(SQRT([.E70]))" office:value-type="float" office:value="0.0039366413746307" calcext:value-type="float">
            <text:p>3,94E-03</text:p>
          </table:table-cell>
          <table:table-cell table:number-columns-repeated="101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67" calcext:value-type="float">
            <text:p>0,67</text:p>
          </table:table-cell>
          <table:table-cell office:value-type="float" office:value="0.00000000003219" calcext:value-type="float">
            <text:p>32,19E-12</text:p>
          </table:table-cell>
          <table:table-cell office:value-type="float" office:value="0.000076139" calcext:value-type="float">
            <text:p>76,14E-06</text:p>
          </table:table-cell>
          <table:table-cell table:formula="of:=([.D72]-[.D70])/([.B72]-[.B70])" office:value-type="float" office:value="0.000337899999999999" calcext:value-type="float">
            <text:p>337,90E-06</text:p>
          </table:table-cell>
          <table:table-cell office:value-type="string" calcext:value-type="string">
            <text:p>GM</text:p>
          </table:table-cell>
          <table:table-cell table:formula="of:=([.B71]-[.$B$71])*0.000342 + [.$D$71]" office:value-type="float" office:value="0.000076139" calcext:value-type="float">
            <text:p>76,14E-06</text:p>
          </table:table-cell>
          <table:table-cell table:formula="of:=[.D71]/(SQRT([.E71]))" office:value-type="float" office:value="0.0041420284031728" calcext:value-type="float">
            <text:p>4,14E-03</text:p>
          </table:table-cell>
          <table:table-cell table:number-columns-repeated="101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68" calcext:value-type="float">
            <text:p>0,68</text:p>
          </table:table-cell>
          <table:table-cell office:value-type="float" office:value="0.0000000000353" calcext:value-type="float">
            <text:p>35,30E-12</text:p>
          </table:table-cell>
          <table:table-cell office:value-type="float" office:value="0.000079522" calcext:value-type="float">
            <text:p>79,52E-06</text:p>
          </table:table-cell>
          <table:table-cell table:formula="of:=([.D73]-[.D71])/([.B73]-[.B71])" office:value-type="float" office:value="0.000341349999999999" calcext:value-type="float">
            <text:p>341,35E-06</text:p>
          </table:table-cell>
          <table:table-cell/>
          <table:table-cell table:formula="of:=([.B72]-[.$B$71])*0.000342 + [.$D$71]" office:value-type="float" office:value="0.000079559" calcext:value-type="float">
            <text:p>79,56E-06</text:p>
          </table:table-cell>
          <table:table-cell table:formula="of:=[.D72]/(SQRT([.E72]))" office:value-type="float" office:value="0.00430414942949366" calcext:value-type="float">
            <text:p>4,30E-03</text:p>
          </table:table-cell>
          <table:table-cell table:number-columns-repeated="101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69" calcext:value-type="float">
            <text:p>0,69</text:p>
          </table:table-cell>
          <table:table-cell office:value-type="float" office:value="0.0000000000467" calcext:value-type="float">
            <text:p>46,70E-12</text:p>
          </table:table-cell>
          <table:table-cell office:value-type="float" office:value="0.000082966" calcext:value-type="float">
            <text:p>82,97E-06</text:p>
          </table:table-cell>
          <table:table-cell table:formula="of:=([.D74]-[.D72])/([.B74]-[.B72])" office:value-type="float" office:value="0.00034205" calcext:value-type="float">
            <text:p>342,05E-06</text:p>
          </table:table-cell>
          <table:table-cell/>
          <table:table-cell table:formula="of:=([.B73]-[.$B$71])*0.000342 + [.$D$71]" office:value-type="float" office:value="0.000082979" calcext:value-type="float">
            <text:p>82,98E-06</text:p>
          </table:table-cell>
          <table:table-cell table:formula="of:=[.D73]/(SQRT([.E73]))" office:value-type="float" office:value="0.00448595956614191" calcext:value-type="float">
            <text:p>4,49E-03</text:p>
          </table:table-cell>
          <table:table-cell table:number-columns-repeated="101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7" calcext:value-type="float">
            <text:p>0,7</text:p>
          </table:table-cell>
          <table:table-cell office:value-type="float" office:value="0.0000000000498" calcext:value-type="float">
            <text:p>49,80E-12</text:p>
          </table:table-cell>
          <table:table-cell office:value-type="float" office:value="0.000086363" calcext:value-type="float">
            <text:p>86,36E-06</text:p>
          </table:table-cell>
          <table:table-cell table:formula="of:=([.D75]-[.D73])/([.B75]-[.B73])" office:value-type="float" office:value="0.000336800000000001" calcext:value-type="float">
            <text:p>336,80E-06</text:p>
          </table:table-cell>
          <table:table-cell/>
          <table:table-cell table:formula="of:=([.B74]-[.$B$71])*0.000342 + [.$D$71]" office:value-type="float" office:value="0.000086399" calcext:value-type="float">
            <text:p>86,40E-06</text:p>
          </table:table-cell>
          <table:table-cell table:formula="of:=[.D74]/(SQRT([.E74]))" office:value-type="float" office:value="0.00470588899551651" calcext:value-type="float">
            <text:p>4,71E-03</text:p>
          </table:table-cell>
          <table:table-cell table:number-columns-repeated="101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71" calcext:value-type="float">
            <text:p>0,71</text:p>
          </table:table-cell>
          <table:table-cell office:value-type="float" office:value="0.00000000005309" calcext:value-type="float">
            <text:p>53,09E-12</text:p>
          </table:table-cell>
          <table:table-cell office:value-type="float" office:value="0.000089702" calcext:value-type="float">
            <text:p>89,70E-06</text:p>
          </table:table-cell>
          <table:table-cell table:formula="of:=([.D76]-[.D74])/([.B76]-[.B74])" office:value-type="float" office:value="0.000334750000000002" calcext:value-type="float">
            <text:p>334,75E-06</text:p>
          </table:table-cell>
          <table:table-cell/>
          <table:table-cell table:formula="of:=([.B75]-[.$B$71])*0.000342 + [.$D$71]" office:value-type="float" office:value="0.000089819" calcext:value-type="float">
            <text:p>89,82E-06</text:p>
          </table:table-cell>
          <table:table-cell table:formula="of:=[.D75]/(SQRT([.E75]))" office:value-type="float" office:value="0.00490277353764822" calcext:value-type="float">
            <text:p>4,90E-03</text:p>
          </table:table-cell>
          <table:table-cell table:number-columns-repeated="101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72" calcext:value-type="float">
            <text:p>0,72</text:p>
          </table:table-cell>
          <table:table-cell office:value-type="float" office:value="0.0000000000575" calcext:value-type="float">
            <text:p>57,50E-12</text:p>
          </table:table-cell>
          <table:table-cell office:value-type="float" office:value="0.000093058" calcext:value-type="float">
            <text:p>93,06E-06</text:p>
          </table:table-cell>
          <table:table-cell table:formula="of:=([.D77]-[.D75])/([.B77]-[.B75])" office:value-type="float" office:value="0.0003361" calcext:value-type="float">
            <text:p>336,10E-06</text:p>
          </table:table-cell>
          <table:table-cell/>
          <table:table-cell table:formula="of:=([.B76]-[.$B$71])*0.000342 + [.$D$71]" office:value-type="float" office:value="0.000093239" calcext:value-type="float">
            <text:p>93,24E-06</text:p>
          </table:table-cell>
          <table:table-cell table:formula="of:=[.D76]/(SQRT([.E76]))" office:value-type="float" office:value="0.0050759748101944" calcext:value-type="float">
            <text:p>5,08E-03</text:p>
          </table:table-cell>
          <table:table-cell table:number-columns-repeated="101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73" calcext:value-type="float">
            <text:p>0,73</text:p>
          </table:table-cell>
          <table:table-cell office:value-type="float" office:value="0.00000000006417" calcext:value-type="float">
            <text:p>64,17E-12</text:p>
          </table:table-cell>
          <table:table-cell office:value-type="float" office:value="0.000096424" calcext:value-type="float">
            <text:p>96,42E-06</text:p>
          </table:table-cell>
          <table:table-cell table:formula="of:=([.D78]-[.D76])/([.B78]-[.B76])" office:value-type="float" office:value="0.0003323" calcext:value-type="float">
            <text:p>332,30E-06</text:p>
          </table:table-cell>
          <table:table-cell/>
          <table:table-cell table:formula="of:=([.B77]-[.$B$71])*0.000342 + [.$D$71]" office:value-type="float" office:value="0.000096659" calcext:value-type="float">
            <text:p>96,66E-06</text:p>
          </table:table-cell>
          <table:table-cell table:formula="of:=[.D77]/(SQRT([.E77]))" office:value-type="float" office:value="0.00528956517847258" calcext:value-type="float">
            <text:p>5,29E-03</text:p>
          </table:table-cell>
          <table:table-cell table:number-columns-repeated="101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74" calcext:value-type="float">
            <text:p>0,74</text:p>
          </table:table-cell>
          <table:table-cell office:value-type="float" office:value="0.00000000006254" calcext:value-type="float">
            <text:p>62,54E-12</text:p>
          </table:table-cell>
          <table:table-cell office:value-type="float" office:value="0.000099704" calcext:value-type="float">
            <text:p>99,70E-06</text:p>
          </table:table-cell>
          <table:table-cell table:formula="of:=([.D79]-[.D77])/([.B79]-[.B77])" office:value-type="float" office:value="0.000326449999999999" calcext:value-type="float">
            <text:p>326,45E-06</text:p>
          </table:table-cell>
          <table:table-cell/>
          <table:table-cell table:formula="of:=([.B78]-[.$B$71])*0.000342 + [.$D$71]" office:value-type="float" office:value="0.000100079" calcext:value-type="float">
            <text:p>100,08E-06</text:p>
          </table:table-cell>
          <table:table-cell table:formula="of:=[.D78]/(SQRT([.E78]))" office:value-type="float" office:value="0.00551828651255214" calcext:value-type="float">
            <text:p>5,52E-03</text:p>
          </table:table-cell>
          <table:table-cell table:number-columns-repeated="101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75" calcext:value-type="float">
            <text:p>0,75</text:p>
          </table:table-cell>
          <table:table-cell office:value-type="float" office:value="0.00000000006664" calcext:value-type="float">
            <text:p>66,64E-12</text:p>
          </table:table-cell>
          <table:table-cell office:value-type="float" office:value="0.000102953" calcext:value-type="float">
            <text:p>102,95E-06</text:p>
          </table:table-cell>
          <table:table-cell table:formula="of:=([.D80]-[.D78])/([.B80]-[.B78])" office:value-type="float" office:value="0.0003297" calcext:value-type="float">
            <text:p>329,70E-06</text:p>
          </table:table-cell>
          <table:table-cell/>
          <table:table-cell table:formula="of:=([.B79]-[.$B$71])*0.000342 + [.$D$71]" office:value-type="float" office:value="0.000103499" calcext:value-type="float">
            <text:p>103,50E-06</text:p>
          </table:table-cell>
          <table:table-cell table:formula="of:=[.D79]/(SQRT([.E79]))" office:value-type="float" office:value="0.00566995396335968" calcext:value-type="float">
            <text:p>5,67E-03</text:p>
          </table:table-cell>
          <table:table-cell table:number-columns-repeated="101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76" calcext:value-type="float">
            <text:p>0,76</text:p>
          </table:table-cell>
          <table:table-cell office:value-type="float" office:value="0.00000000007501" calcext:value-type="float">
            <text:p>75,01E-12</text:p>
          </table:table-cell>
          <table:table-cell office:value-type="float" office:value="0.000106298" calcext:value-type="float">
            <text:p>106,30E-06</text:p>
          </table:table-cell>
          <table:table-cell table:formula="of:=([.D81]-[.D79])/([.B81]-[.B79])" office:value-type="float" office:value="0.0003317" calcext:value-type="float">
            <text:p>331,70E-06</text:p>
          </table:table-cell>
          <table:table-cell/>
          <table:table-cell table:formula="of:=([.B80]-[.$B$71])*0.000342 + [.$D$71]" office:value-type="float" office:value="0.000106919" calcext:value-type="float">
            <text:p>106,92E-06</text:p>
          </table:table-cell>
          <table:table-cell table:formula="of:=[.D80]/(SQRT([.E80]))" office:value-type="float" office:value="0.00583649822225124" calcext:value-type="float">
            <text:p>5,84E-03</text:p>
          </table:table-cell>
          <table:table-cell table:number-columns-repeated="101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77" calcext:value-type="float">
            <text:p>0,77</text:p>
          </table:table-cell>
          <table:table-cell office:value-type="float" office:value="0.00000000008307" calcext:value-type="float">
            <text:p>83,07E-12</text:p>
          </table:table-cell>
          <table:table-cell office:value-type="float" office:value="0.000109587" calcext:value-type="float">
            <text:p>109,59E-06</text:p>
          </table:table-cell>
          <table:table-cell table:formula="of:=([.D82]-[.D80])/([.B82]-[.B80])" office:value-type="float" office:value="0.00031985" calcext:value-type="float">
            <text:p>319,85E-06</text:p>
          </table:table-cell>
          <table:table-cell/>
          <table:table-cell table:formula="of:=([.B81]-[.$B$71])*0.000342 + [.$D$71]" office:value-type="float" office:value="0.000110339" calcext:value-type="float">
            <text:p>110,34E-06</text:p>
          </table:table-cell>
          <table:table-cell table:formula="of:=[.D81]/(SQRT([.E81]))" office:value-type="float" office:value="0.00612753584580786" calcext:value-type="float">
            <text:p>6,13E-03</text:p>
          </table:table-cell>
          <table:table-cell table:number-columns-repeated="101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78" calcext:value-type="float">
            <text:p>0,78</text:p>
          </table:table-cell>
          <table:table-cell office:value-type="float" office:value="0.00000000008348" calcext:value-type="float">
            <text:p>83,48E-12</text:p>
          </table:table-cell>
          <table:table-cell office:value-type="float" office:value="0.000112695" calcext:value-type="float">
            <text:p>112,70E-06</text:p>
          </table:table-cell>
          <table:table-cell table:formula="of:=([.D83]-[.D81])/([.B83]-[.B81])" office:value-type="float" office:value="0.00031515" calcext:value-type="float">
            <text:p>315,15E-06</text:p>
          </table:table-cell>
          <table:table-cell/>
          <table:table-cell table:formula="of:=([.B82]-[.$B$71])*0.000342 + [.$D$71]" office:value-type="float" office:value="0.000113759" calcext:value-type="float">
            <text:p>113,76E-06</text:p>
          </table:table-cell>
          <table:table-cell table:formula="of:=[.D82]/(SQRT([.E82]))" office:value-type="float" office:value="0.00634813263551694" calcext:value-type="float">
            <text:p>6,35E-03</text:p>
          </table:table-cell>
          <table:table-cell table:number-columns-repeated="101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79" calcext:value-type="float">
            <text:p>0,79</text:p>
          </table:table-cell>
          <table:table-cell office:value-type="float" office:value="0.00000000008051" calcext:value-type="float">
            <text:p>80,51E-12</text:p>
          </table:table-cell>
          <table:table-cell office:value-type="float" office:value="0.00011589" calcext:value-type="float">
            <text:p>115,89E-06</text:p>
          </table:table-cell>
          <table:table-cell table:formula="of:=([.D84]-[.D82])/([.B84]-[.B82])" office:value-type="float" office:value="0.00031775" calcext:value-type="float">
            <text:p>317,75E-06</text:p>
          </table:table-cell>
          <table:table-cell/>
          <table:table-cell table:formula="of:=([.B83]-[.$B$71])*0.000342 + [.$D$71]" office:value-type="float" office:value="0.000117179" calcext:value-type="float">
            <text:p>117,18E-06</text:p>
          </table:table-cell>
          <table:table-cell table:formula="of:=[.D83]/(SQRT([.E83]))" office:value-type="float" office:value="0.0065013445562093" calcext:value-type="float">
            <text:p>6,50E-03</text:p>
          </table:table-cell>
          <table:table-cell table:number-columns-repeated="101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8" calcext:value-type="float">
            <text:p>0,8</text:p>
          </table:table-cell>
          <table:table-cell office:value-type="float" office:value="0.00000000009567" calcext:value-type="float">
            <text:p>95,67E-12</text:p>
          </table:table-cell>
          <table:table-cell office:value-type="float" office:value="0.00011905" calcext:value-type="float">
            <text:p>119,05E-06</text:p>
          </table:table-cell>
          <table:table-cell table:formula="of:=([.D85]-[.D83])/([.B85]-[.B83])" office:value-type="float" office:value="0.0003165" calcext:value-type="float">
            <text:p>316,50E-06</text:p>
          </table:table-cell>
          <table:table-cell/>
          <table:table-cell table:formula="of:=([.B84]-[.$B$71])*0.000342 + [.$D$71]" office:value-type="float" office:value="0.000120599" calcext:value-type="float">
            <text:p>120,60E-06</text:p>
          </table:table-cell>
          <table:table-cell table:formula="of:=[.D84]/(SQRT([.E84]))" office:value-type="float" office:value="0.00669179368223678" calcext:value-type="float">
            <text:p>6,69E-03</text:p>
          </table:table-cell>
          <table:table-cell table:number-columns-repeated="101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81" calcext:value-type="float">
            <text:p>0,81</text:p>
          </table:table-cell>
          <table:table-cell office:value-type="float" office:value="0.00000000009928" calcext:value-type="float">
            <text:p>99,28E-12</text:p>
          </table:table-cell>
          <table:table-cell office:value-type="float" office:value="0.00012222" calcext:value-type="float">
            <text:p>122,22E-06</text:p>
          </table:table-cell>
          <table:table-cell table:formula="of:=([.D86]-[.D84])/([.B86]-[.B84])" office:value-type="float" office:value="0.000320999999999999" calcext:value-type="float">
            <text:p>321,00E-06</text:p>
          </table:table-cell>
          <table:table-cell/>
          <table:table-cell table:formula="of:=([.B85]-[.$B$71])*0.000342 + [.$D$71]" office:value-type="float" office:value="0.000124019" calcext:value-type="float">
            <text:p>124,02E-06</text:p>
          </table:table-cell>
          <table:table-cell table:formula="of:=[.D85]/(SQRT([.E85]))" office:value-type="float" office:value="0.00682165518325666" calcext:value-type="float">
            <text:p>6,82E-03</text:p>
          </table:table-cell>
          <table:table-cell table:number-columns-repeated="101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82" calcext:value-type="float">
            <text:p>0,82</text:p>
          </table:table-cell>
          <table:table-cell office:value-type="float" office:value="0.00000000010972" calcext:value-type="float">
            <text:p>109,72E-12</text:p>
          </table:table-cell>
          <table:table-cell office:value-type="float" office:value="0.00012547" calcext:value-type="float">
            <text:p>125,47E-06</text:p>
          </table:table-cell>
          <table:table-cell table:formula="of:=([.D87]-[.D85])/([.B87]-[.B85])" office:value-type="float" office:value="0.000315499999999999" calcext:value-type="float">
            <text:p>315,50E-06</text:p>
          </table:table-cell>
          <table:table-cell/>
          <table:table-cell table:formula="of:=([.B86]-[.$B$71])*0.000342 + [.$D$71]" office:value-type="float" office:value="0.000127439" calcext:value-type="float">
            <text:p>127,44E-06</text:p>
          </table:table-cell>
          <table:table-cell table:formula="of:=[.D86]/(SQRT([.E86]))" office:value-type="float" office:value="0.00706382963164999" calcext:value-type="float">
            <text:p>7,06E-03</text:p>
          </table:table-cell>
          <table:table-cell table:number-columns-repeated="101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83" calcext:value-type="float">
            <text:p>0,83</text:p>
          </table:table-cell>
          <table:table-cell office:value-type="float" office:value="0.00000000011624" calcext:value-type="float">
            <text:p>116,24E-12</text:p>
          </table:table-cell>
          <table:table-cell office:value-type="float" office:value="0.00012853" calcext:value-type="float">
            <text:p>128,53E-06</text:p>
          </table:table-cell>
          <table:table-cell table:formula="of:=([.D88]-[.D86])/([.B88]-[.B86])" office:value-type="float" office:value="0.000304500000000001" calcext:value-type="float">
            <text:p>304,50E-06</text:p>
          </table:table-cell>
          <table:table-cell/>
          <table:table-cell table:formula="of:=([.B87]-[.$B$71])*0.000342 + [.$D$71]" office:value-type="float" office:value="0.000130859" calcext:value-type="float">
            <text:p>130,86E-06</text:p>
          </table:table-cell>
          <table:table-cell table:formula="of:=[.D87]/(SQRT([.E87]))" office:value-type="float" office:value="0.00736564628230227" calcext:value-type="float">
            <text:p>7,37E-03</text:p>
          </table:table-cell>
          <table:table-cell table:number-columns-repeated="101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84" calcext:value-type="float">
            <text:p>0,84</text:p>
          </table:table-cell>
          <table:table-cell office:value-type="float" office:value="0.00000000012671" calcext:value-type="float">
            <text:p>126,71E-12</text:p>
          </table:table-cell>
          <table:table-cell office:value-type="float" office:value="0.00013156" calcext:value-type="float">
            <text:p>131,56E-06</text:p>
          </table:table-cell>
          <table:table-cell table:formula="of:=([.D89]-[.D87])/([.B89]-[.B87])" office:value-type="float" office:value="0.000300500000000002" calcext:value-type="float">
            <text:p>300,50E-06</text:p>
          </table:table-cell>
          <table:table-cell/>
          <table:table-cell table:formula="of:=([.B88]-[.$B$71])*0.000342 + [.$D$71]" office:value-type="float" office:value="0.000134279" calcext:value-type="float">
            <text:p>134,28E-06</text:p>
          </table:table-cell>
          <table:table-cell table:formula="of:=[.D88]/(SQRT([.E88]))" office:value-type="float" office:value="0.00758929835913876" calcext:value-type="float">
            <text:p>7,59E-03</text:p>
          </table:table-cell>
          <table:table-cell table:number-columns-repeated="101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85" calcext:value-type="float">
            <text:p>0,85</text:p>
          </table:table-cell>
          <table:table-cell office:value-type="float" office:value="0.00000000012664" calcext:value-type="float">
            <text:p>126,64E-12</text:p>
          </table:table-cell>
          <table:table-cell office:value-type="float" office:value="0.00013454" calcext:value-type="float">
            <text:p>134,54E-06</text:p>
          </table:table-cell>
          <table:table-cell table:formula="of:=([.D90]-[.D88])/([.B90]-[.B88])" office:value-type="float" office:value="0.0003025" calcext:value-type="float">
            <text:p>302,50E-06</text:p>
          </table:table-cell>
          <table:table-cell/>
          <table:table-cell table:formula="of:=([.B89]-[.$B$71])*0.000342 + [.$D$71]" office:value-type="float" office:value="0.000137699" calcext:value-type="float">
            <text:p>137,70E-06</text:p>
          </table:table-cell>
          <table:table-cell table:formula="of:=[.D89]/(SQRT([.E89]))" office:value-type="float" office:value="0.00773550611634643" calcext:value-type="float">
            <text:p>7,74E-03</text:p>
          </table:table-cell>
          <table:table-cell table:number-columns-repeated="101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86" calcext:value-type="float">
            <text:p>0,86</text:p>
          </table:table-cell>
          <table:table-cell office:value-type="float" office:value="0.00000000013985" calcext:value-type="float">
            <text:p>139,85E-12</text:p>
          </table:table-cell>
          <table:table-cell office:value-type="float" office:value="0.00013761" calcext:value-type="float">
            <text:p>137,61E-06</text:p>
          </table:table-cell>
          <table:table-cell table:formula="of:=([.D91]-[.D89])/([.B91]-[.B89])" office:value-type="float" office:value="0.0002975" calcext:value-type="float">
            <text:p>297,50E-06</text:p>
          </table:table-cell>
          <table:table-cell/>
          <table:table-cell table:formula="of:=([.B90]-[.$B$71])*0.000342 + [.$D$71]" office:value-type="float" office:value="0.000141119" calcext:value-type="float">
            <text:p>141,12E-06</text:p>
          </table:table-cell>
          <table:table-cell table:formula="of:=[.D90]/(SQRT([.E90]))" office:value-type="float" office:value="0.00797822922161334" calcext:value-type="float">
            <text:p>7,98E-03</text:p>
          </table:table-cell>
          <table:table-cell table:number-columns-repeated="101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87" calcext:value-type="float">
            <text:p>0,87</text:p>
          </table:table-cell>
          <table:table-cell office:value-type="float" office:value="0.00000000014247" calcext:value-type="float">
            <text:p>142,47E-12</text:p>
          </table:table-cell>
          <table:table-cell office:value-type="float" office:value="0.00014049" calcext:value-type="float">
            <text:p>140,49E-06</text:p>
          </table:table-cell>
          <table:table-cell table:formula="of:=([.D92]-[.D90])/([.B92]-[.B90])" office:value-type="float" office:value="0.0002875" calcext:value-type="float">
            <text:p>287,50E-06</text:p>
          </table:table-cell>
          <table:table-cell/>
          <table:table-cell table:formula="of:=([.B91]-[.$B$71])*0.000342 + [.$D$71]" office:value-type="float" office:value="0.000144539" calcext:value-type="float">
            <text:p>144,54E-06</text:p>
          </table:table-cell>
          <table:table-cell table:formula="of:=[.D91]/(SQRT([.E91]))" office:value-type="float" office:value="0.0082856481680806" calcext:value-type="float">
            <text:p>8,29E-03</text:p>
          </table:table-cell>
          <table:table-cell table:number-columns-repeated="101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88" calcext:value-type="float">
            <text:p>0,88</text:p>
          </table:table-cell>
          <table:table-cell office:value-type="float" office:value="0.00000000015238" calcext:value-type="float">
            <text:p>152,38E-12</text:p>
          </table:table-cell>
          <table:table-cell office:value-type="float" office:value="0.00014336" calcext:value-type="float">
            <text:p>143,36E-06</text:p>
          </table:table-cell>
          <table:table-cell table:formula="of:=([.D93]-[.D91])/([.B93]-[.B91])" office:value-type="float" office:value="0.0002855" calcext:value-type="float">
            <text:p>285,50E-06</text:p>
          </table:table-cell>
          <table:table-cell/>
          <table:table-cell table:formula="of:=([.B92]-[.$B$71])*0.000342 + [.$D$71]" office:value-type="float" office:value="0.000147959" calcext:value-type="float">
            <text:p>147,96E-06</text:p>
          </table:table-cell>
          <table:table-cell table:formula="of:=[.D92]/(SQRT([.E92]))" office:value-type="float" office:value="0.00848447425168441" calcext:value-type="float">
            <text:p>8,48E-03</text:p>
          </table:table-cell>
          <table:table-cell table:number-columns-repeated="101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89" calcext:value-type="float">
            <text:p>0,89</text:p>
          </table:table-cell>
          <table:table-cell office:value-type="float" office:value="0.00000000016138" calcext:value-type="float">
            <text:p>161,38E-12</text:p>
          </table:table-cell>
          <table:table-cell office:value-type="float" office:value="0.0001462" calcext:value-type="float">
            <text:p>146,20E-06</text:p>
          </table:table-cell>
          <table:table-cell table:formula="of:=([.D94]-[.D92])/([.B94]-[.B92])" office:value-type="float" office:value="0.000283999999999999" calcext:value-type="float">
            <text:p>284,00E-06</text:p>
          </table:table-cell>
          <table:table-cell/>
          <table:table-cell table:formula="of:=([.B93]-[.$B$71])*0.000342 + [.$D$71]" office:value-type="float" office:value="0.000151379" calcext:value-type="float">
            <text:p>151,38E-06</text:p>
          </table:table-cell>
          <table:table-cell table:formula="of:=[.D93]/(SQRT([.E93]))" office:value-type="float" office:value="0.00867537392139708" calcext:value-type="float">
            <text:p>8,68E-03</text:p>
          </table:table-cell>
          <table:table-cell table:number-columns-repeated="101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9" calcext:value-type="float">
            <text:p>0,9</text:p>
          </table:table-cell>
          <table:table-cell office:value-type="float" office:value="0.00000000016988" calcext:value-type="float">
            <text:p>169,88E-12</text:p>
          </table:table-cell>
          <table:table-cell office:value-type="float" office:value="0.00014904" calcext:value-type="float">
            <text:p>149,04E-06</text:p>
          </table:table-cell>
          <table:table-cell table:formula="of:=([.D95]-[.D93])/([.B95]-[.B93])" office:value-type="float" office:value="0.000285" calcext:value-type="float">
            <text:p>285,00E-06</text:p>
          </table:table-cell>
          <table:table-cell/>
          <table:table-cell table:formula="of:=([.B94]-[.$B$71])*0.000342 + [.$D$71]" office:value-type="float" office:value="0.000154799" calcext:value-type="float">
            <text:p>154,80E-06</text:p>
          </table:table-cell>
          <table:table-cell table:formula="of:=[.D94]/(SQRT([.E94]))" office:value-type="float" office:value="0.00882836767412151" calcext:value-type="float">
            <text:p>8,83E-03</text:p>
          </table:table-cell>
          <table:table-cell table:number-columns-repeated="101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91" calcext:value-type="float">
            <text:p>0,91</text:p>
          </table:table-cell>
          <table:table-cell office:value-type="float" office:value="0.00000000018317" calcext:value-type="float">
            <text:p>183,17E-12</text:p>
          </table:table-cell>
          <table:table-cell office:value-type="float" office:value="0.0001519" calcext:value-type="float">
            <text:p>151,90E-06</text:p>
          </table:table-cell>
          <table:table-cell table:formula="of:=([.D96]-[.D94])/([.B96]-[.B94])" office:value-type="float" office:value="0.000281000000000001" calcext:value-type="float">
            <text:p>281,00E-06</text:p>
          </table:table-cell>
          <table:table-cell/>
          <table:table-cell table:formula="of:=([.B95]-[.$B$71])*0.000342 + [.$D$71]" office:value-type="float" office:value="0.000158219" calcext:value-type="float">
            <text:p>158,22E-06</text:p>
          </table:table-cell>
          <table:table-cell table:formula="of:=[.D95]/(SQRT([.E95]))" office:value-type="float" office:value="0.00906159429147005" calcext:value-type="float">
            <text:p>9,06E-03</text:p>
          </table:table-cell>
          <table:table-cell table:number-columns-repeated="101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92" calcext:value-type="float">
            <text:p>0,92</text:p>
          </table:table-cell>
          <table:table-cell office:value-type="float" office:value="0.00000000019364" calcext:value-type="float">
            <text:p>193,64E-12</text:p>
          </table:table-cell>
          <table:table-cell office:value-type="float" office:value="0.00015466" calcext:value-type="float">
            <text:p>154,66E-06</text:p>
          </table:table-cell>
          <table:table-cell table:formula="of:=([.D97]-[.D95])/([.B97]-[.B95])" office:value-type="float" office:value="0.000275499999999999" calcext:value-type="float">
            <text:p>275,50E-06</text:p>
          </table:table-cell>
          <table:table-cell/>
          <table:table-cell table:formula="of:=([.B96]-[.$B$71])*0.000342 + [.$D$71]" office:value-type="float" office:value="0.000161639" calcext:value-type="float">
            <text:p>161,64E-06</text:p>
          </table:table-cell>
          <table:table-cell table:formula="of:=[.D96]/(SQRT([.E96]))" office:value-type="float" office:value="0.00931788195556969" calcext:value-type="float">
            <text:p>9,32E-03</text:p>
          </table:table-cell>
          <table:table-cell table:number-columns-repeated="101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93" calcext:value-type="float">
            <text:p>0,93</text:p>
          </table:table-cell>
          <table:table-cell office:value-type="float" office:value="0.00000000020682" calcext:value-type="float">
            <text:p>206,82E-12</text:p>
          </table:table-cell>
          <table:table-cell office:value-type="float" office:value="0.00015741" calcext:value-type="float">
            <text:p>157,41E-06</text:p>
          </table:table-cell>
          <table:table-cell table:formula="of:=([.D98]-[.D96])/([.B98]-[.B96])" office:value-type="float" office:value="0.000265999999999999" calcext:value-type="float">
            <text:p>266,00E-06</text:p>
          </table:table-cell>
          <table:table-cell/>
          <table:table-cell table:formula="of:=([.B97]-[.$B$71])*0.000342 + [.$D$71]" office:value-type="float" office:value="0.000165059" calcext:value-type="float">
            <text:p>165,06E-06</text:p>
          </table:table-cell>
          <table:table-cell table:formula="of:=[.D97]/(SQRT([.E97]))" office:value-type="float" office:value="0.00965142634283287" calcext:value-type="float">
            <text:p>9,65E-03</text:p>
          </table:table-cell>
          <table:table-cell table:number-columns-repeated="101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94" calcext:value-type="float">
            <text:p>0,94</text:p>
          </table:table-cell>
          <table:table-cell office:value-type="float" office:value="0.00000000022331" calcext:value-type="float">
            <text:p>223,31E-12</text:p>
          </table:table-cell>
          <table:table-cell office:value-type="float" office:value="0.00015998" calcext:value-type="float">
            <text:p>159,98E-06</text:p>
          </table:table-cell>
          <table:table-cell table:formula="of:=([.D99]-[.D97])/([.B99]-[.B97])" office:value-type="float" office:value="0.000267499999999999" calcext:value-type="float">
            <text:p>267,50E-06</text:p>
          </table:table-cell>
          <table:table-cell/>
          <table:table-cell table:formula="of:=([.B98]-[.$B$71])*0.000342 + [.$D$71]" office:value-type="float" office:value="0.000168479" calcext:value-type="float">
            <text:p>168,48E-06</text:p>
          </table:table-cell>
          <table:table-cell table:formula="of:=[.D98]/(SQRT([.E98]))" office:value-type="float" office:value="0.00978146261257087" calcext:value-type="float">
            <text:p>9,78E-03</text:p>
          </table:table-cell>
          <table:table-cell table:number-columns-repeated="101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95" calcext:value-type="float">
            <text:p>0,95</text:p>
          </table:table-cell>
          <table:table-cell office:value-type="float" office:value="0.00000000023583" calcext:value-type="float">
            <text:p>235,83E-12</text:p>
          </table:table-cell>
          <table:table-cell office:value-type="float" office:value="0.00016276" calcext:value-type="float">
            <text:p>162,76E-06</text:p>
          </table:table-cell>
          <table:table-cell table:formula="of:=([.D100]-[.D98])/([.B100]-[.B98])" office:value-type="float" office:value="0.000269500000000001" calcext:value-type="float">
            <text:p>269,50E-06</text:p>
          </table:table-cell>
          <table:table-cell/>
          <table:table-cell table:formula="of:=([.B99]-[.$B$71])*0.000342 + [.$D$71]" office:value-type="float" office:value="0.000171899" calcext:value-type="float">
            <text:p>171,90E-06</text:p>
          </table:table-cell>
          <table:table-cell table:formula="of:=[.D99]/(SQRT([.E99]))" office:value-type="float" office:value="0.00991444245543974" calcext:value-type="float">
            <text:p>9,91E-03</text:p>
          </table:table-cell>
          <table:table-cell table:number-columns-repeated="101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96" calcext:value-type="float">
            <text:p>0,96</text:p>
          </table:table-cell>
          <table:table-cell office:value-type="float" office:value="0.00000000025068" calcext:value-type="float">
            <text:p>250,68E-12</text:p>
          </table:table-cell>
          <table:table-cell office:value-type="float" office:value="0.00016537" calcext:value-type="float">
            <text:p>165,37E-06</text:p>
          </table:table-cell>
          <table:table-cell table:formula="of:=([.D101]-[.D99])/([.B101]-[.B99])" office:value-type="float" office:value="0.000256000000000001" calcext:value-type="float">
            <text:p>256,00E-06</text:p>
          </table:table-cell>
          <table:table-cell/>
          <table:table-cell table:formula="of:=([.B100]-[.$B$71])*0.000342 + [.$D$71]" office:value-type="float" office:value="0.000175319" calcext:value-type="float">
            <text:p>175,32E-06</text:p>
          </table:table-cell>
          <table:table-cell table:formula="of:=[.D100]/(SQRT([.E100]))" office:value-type="float" office:value="0.010335625" calcext:value-type="float">
            <text:p>10,34E-03</text:p>
          </table:table-cell>
          <table:table-cell table:number-columns-repeated="101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97" calcext:value-type="float">
            <text:p>0,97</text:p>
          </table:table-cell>
          <table:table-cell office:value-type="float" office:value="0.00000000026197" calcext:value-type="float">
            <text:p>261,97E-12</text:p>
          </table:table-cell>
          <table:table-cell office:value-type="float" office:value="0.00016788" calcext:value-type="float">
            <text:p>167,88E-06</text:p>
          </table:table-cell>
          <table:table-cell table:formula="of:=([.D102]-[.D100])/([.B102]-[.B100])" office:value-type="float" office:value="0.000249500000000001" calcext:value-type="float">
            <text:p>249,50E-06</text:p>
          </table:table-cell>
          <table:table-cell/>
          <table:table-cell table:formula="of:=([.B101]-[.$B$71])*0.000342 + [.$D$71]" office:value-type="float" office:value="0.000178739" calcext:value-type="float">
            <text:p>178,74E-06</text:p>
          </table:table-cell>
          <table:table-cell table:formula="of:=[.D101]/(SQRT([.E101]))" office:value-type="float" office:value="0.010628297088339" calcext:value-type="float">
            <text:p>10,63E-03</text:p>
          </table:table-cell>
          <table:table-cell table:number-columns-repeated="101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98" calcext:value-type="float">
            <text:p>0,98</text:p>
          </table:table-cell>
          <table:table-cell office:value-type="float" office:value="0.00000000028051" calcext:value-type="float">
            <text:p>280,51E-12</text:p>
          </table:table-cell>
          <table:table-cell office:value-type="float" office:value="0.00017036" calcext:value-type="float">
            <text:p>170,36E-06</text:p>
          </table:table-cell>
          <table:table-cell table:formula="of:=([.D103]-[.D101])/([.B103]-[.B101])" office:value-type="float" office:value="0.0002455" calcext:value-type="float">
            <text:p>245,50E-06</text:p>
          </table:table-cell>
          <table:table-cell/>
          <table:table-cell table:formula="of:=([.B102]-[.$B$71])*0.000342 + [.$D$71]" office:value-type="float" office:value="0.000182159" calcext:value-type="float">
            <text:p>182,16E-06</text:p>
          </table:table-cell>
          <table:table-cell table:formula="of:=[.D102]/(SQRT([.E102]))" office:value-type="float" office:value="0.0108728121099001" calcext:value-type="float">
            <text:p>10,87E-03</text:p>
          </table:table-cell>
          <table:table-cell table:number-columns-repeated="101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9" calcext:value-type="float">
            <text:p>0,99</text:p>
          </table:table-cell>
          <table:table-cell office:value-type="float" office:value="0.00000000029314" calcext:value-type="float">
            <text:p>293,14E-12</text:p>
          </table:table-cell>
          <table:table-cell office:value-type="float" office:value="0.00017279" calcext:value-type="float">
            <text:p>172,79E-06</text:p>
          </table:table-cell>
          <table:table-cell table:formula="of:=([.D104]-[.D102])/([.B104]-[.B102])" office:value-type="float" office:value="0.000247499999999999" calcext:value-type="float">
            <text:p>247,50E-06</text:p>
          </table:table-cell>
          <table:table-cell/>
          <table:table-cell table:formula="of:=([.B103]-[.$B$71])*0.000342 + [.$D$71]" office:value-type="float" office:value="0.000185579" calcext:value-type="float">
            <text:p>185,58E-06</text:p>
          </table:table-cell>
          <table:table-cell table:formula="of:=[.D103]/(SQRT([.E103]))" office:value-type="float" office:value="0.0109832533863831" calcext:value-type="float">
            <text:p>10,98E-03</text:p>
          </table:table-cell>
          <table:table-cell table:number-columns-repeated="101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0.00000000030475" calcext:value-type="float">
            <text:p>304,75E-12</text:p>
          </table:table-cell>
          <table:table-cell office:value-type="float" office:value="0.00017531" calcext:value-type="float">
            <text:p>175,31E-06</text:p>
          </table:table-cell>
          <table:table-cell table:number-columns-repeated="2"/>
          <table:table-cell table:formula="of:=([.B104]-[.$B$71])*0.000342 + [.$D$71]" office:value-type="float" office:value="0.000188999" calcext:value-type="float">
            <text:p>189,00E-06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Default" office:value-type="string" calcext:value-type="string">
            <text:p>Max =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MAX([.E5:.E103])" office:value-type="float" office:value="0.00034205" calcext:value-type="float">
            <text:p>342,05E-06</text:p>
          </table:table-cell>
          <table:table-cell table:number-columns-repeated="1019"/>
        </table:table-row>
        <table:table-row table:style-name="ro1" table:number-rows-repeated="10484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D-8-38" table:style-name="ta1">
        <table:shapes>
          <draw:frame draw:z-index="0" draw:style-name="gr1" draw:text-style-name="P1" svg:width="159.99mm" svg:height="89.99mm" svg:x="152.23mm" svg:y="2.54mm">
            <loext:p draw:notify-on-update-of-ranges="'FD-8-38'.B4:'FD-8-38'.B104 'FD-8-38'.D3:'FD-8-38'.D3 'FD-8-38'.D4:'FD-8-38'.D104 'FD-8-38'.B4:'FD-8-38'.B104 'FD-8-38'.E3:'FD-8-38'.E3 'FD-8-38'.E4:'FD-8-38'.E10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9.99mm" svg:height="89.99mm" svg:x="141.06mm" svg:y="104.3mm">
            <loext:p draw:notify-on-update-of-ranges="'FD-8-38'.B4:'FD-8-38'.B104 'FD-8-38'.C3:'FD-8-38'.C3 'FD-8-38'.C4:'FD-8-38'.C104 'FD-8-38'.B4:'FD-8-38'.B104 'FD-8-38'.D3:'FD-8-38'.D3 'FD-8-38'.D4:'FD-8-38'.D104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1" table:number-columns-repeated="3" table:default-cell-style-name="ce3"/>
        <table:table-column table:style-name="co2" table:number-columns-repeated="1019" table:default-cell-style-name="ce3"/>
        <table:table-row table:style-name="ro1">
          <table:table-cell office:value-type="string" calcext:value-type="string">
            <text:p>Transistor :</text:p>
          </table:table-cell>
          <table:table-cell office:value-type="string" calcext:value-type="string">
            <text:p>38nm</text:p>
          </table:table-cell>
          <table:table-cell office:value-type="string" calcext:value-type="string">
            <text:p>FD-SOI</text:p>
          </table:table-cell>
          <table:table-cell office:value-type="string" calcext:value-type="string">
            <text:p>N° 8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Vg (V)</text:p>
          </table:table-cell>
          <table:table-cell office:value-type="string" calcext:value-type="string">
            <text:p>Ig (A)</text:p>
          </table:table-cell>
          <table:table-cell office:value-type="string" calcext:value-type="string">
            <text:p>Id (A)</text:p>
          </table:table-cell>
          <table:table-cell office:value-type="string" calcext:value-type="string">
            <text:p>d(Id)/d(Vg) (S)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000030791" calcext:value-type="float">
            <text:p>-3,08E-06</text:p>
          </table:table-cell>
          <table:table-cell office:value-type="float" office:value="0.000015673" calcext:value-type="float">
            <text:p>15,67E-06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-0.0000026913" calcext:value-type="float">
            <text:p>-2,69E-06</text:p>
          </table:table-cell>
          <table:table-cell office:value-type="float" office:value="0.00001533" calcext:value-type="float">
            <text:p>15,33E-06</text:p>
          </table:table-cell>
          <table:table-cell table:formula="of:=([.D6]-[.D4])/([.B6]-[.B4])" office:value-type="float" office:value="-0.00003245" calcext:value-type="float">
            <text:p>-32,45E-06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,02</text:p>
          </table:table-cell>
          <table:table-cell office:value-type="float" office:value="-0.0000023173" calcext:value-type="float">
            <text:p>-2,32E-06</text:p>
          </table:table-cell>
          <table:table-cell office:value-type="float" office:value="0.000015024" calcext:value-type="float">
            <text:p>15,02E-06</text:p>
          </table:table-cell>
          <table:table-cell table:formula="of:=([.D7]-[.D5])/([.B7]-[.B5])" office:value-type="float" office:value="-0.00003135" calcext:value-type="float">
            <text:p>-31,35E-06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3" calcext:value-type="float">
            <text:p>0,03</text:p>
          </table:table-cell>
          <table:table-cell office:value-type="float" office:value="-0.0000019565" calcext:value-type="float">
            <text:p>-1,96E-06</text:p>
          </table:table-cell>
          <table:table-cell office:value-type="float" office:value="0.000014703" calcext:value-type="float">
            <text:p>14,70E-06</text:p>
          </table:table-cell>
          <table:table-cell table:formula="of:=([.D8]-[.D6])/([.B8]-[.B6])" office:value-type="float" office:value="-0.00002805" calcext:value-type="float">
            <text:p>-28,05E-06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4" calcext:value-type="float">
            <text:p>0,04</text:p>
          </table:table-cell>
          <table:table-cell office:value-type="float" office:value="-0.0000015993" calcext:value-type="float">
            <text:p>-1,60E-06</text:p>
          </table:table-cell>
          <table:table-cell office:value-type="float" office:value="0.000014463" calcext:value-type="float">
            <text:p>14,46E-06</text:p>
          </table:table-cell>
          <table:table-cell table:formula="of:=([.D9]-[.D7])/([.B9]-[.B7])" office:value-type="float" office:value="-0.0000269" calcext:value-type="float">
            <text:p>-26,90E-06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,05</text:p>
          </table:table-cell>
          <table:table-cell office:value-type="float" office:value="-0.0000012437" calcext:value-type="float">
            <text:p>-1,24E-06</text:p>
          </table:table-cell>
          <table:table-cell office:value-type="float" office:value="0.000014165" calcext:value-type="float">
            <text:p>14,17E-06</text:p>
          </table:table-cell>
          <table:table-cell table:formula="of:=([.D10]-[.D8])/([.B10]-[.B8])" office:value-type="float" office:value="-0.0000305" calcext:value-type="float">
            <text:p>-30,50E-06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6" calcext:value-type="float">
            <text:p>0,06</text:p>
          </table:table-cell>
          <table:table-cell office:value-type="float" office:value="-0.00000089645" calcext:value-type="float">
            <text:p>-896,45E-09</text:p>
          </table:table-cell>
          <table:table-cell office:value-type="float" office:value="0.000013853" calcext:value-type="float">
            <text:p>13,85E-06</text:p>
          </table:table-cell>
          <table:table-cell table:formula="of:=([.D11]-[.D9])/([.B11]-[.B9])" office:value-type="float" office:value="-0.0000333" calcext:value-type="float">
            <text:p>-33,30E-06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7" calcext:value-type="float">
            <text:p>0,07</text:p>
          </table:table-cell>
          <table:table-cell office:value-type="float" office:value="-0.00000055233" calcext:value-type="float">
            <text:p>-552,33E-09</text:p>
          </table:table-cell>
          <table:table-cell office:value-type="float" office:value="0.000013499" calcext:value-type="float">
            <text:p>13,50E-06</text:p>
          </table:table-cell>
          <table:table-cell table:formula="of:=([.D12]-[.D10])/([.B12]-[.B10])" office:value-type="float" office:value="-0.00003285" calcext:value-type="float">
            <text:p>-32,85E-06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8" calcext:value-type="float">
            <text:p>0,08</text:p>
          </table:table-cell>
          <table:table-cell office:value-type="float" office:value="-0.00000020087" calcext:value-type="float">
            <text:p>-200,87E-09</text:p>
          </table:table-cell>
          <table:table-cell office:value-type="float" office:value="0.000013196" calcext:value-type="float">
            <text:p>13,20E-06</text:p>
          </table:table-cell>
          <table:table-cell table:formula="of:=([.D13]-[.D11])/([.B13]-[.B11])" office:value-type="float" office:value="-0.00003055" calcext:value-type="float">
            <text:p>-30,55E-06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9" calcext:value-type="float">
            <text:p>0,09</text:p>
          </table:table-cell>
          <table:table-cell office:value-type="float" office:value="0.00000014753" calcext:value-type="float">
            <text:p>147,53E-09</text:p>
          </table:table-cell>
          <table:table-cell office:value-type="float" office:value="0.000012888" calcext:value-type="float">
            <text:p>12,89E-06</text:p>
          </table:table-cell>
          <table:table-cell table:formula="of:=([.D14]-[.D12])/([.B14]-[.B12])" office:value-type="float" office:value="-0.00002985" calcext:value-type="float">
            <text:p>-29,85E-06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,1</text:p>
          </table:table-cell>
          <table:table-cell office:value-type="float" office:value="0.00000049752" calcext:value-type="float">
            <text:p>497,52E-09</text:p>
          </table:table-cell>
          <table:table-cell office:value-type="float" office:value="0.000012599" calcext:value-type="float">
            <text:p>12,60E-06</text:p>
          </table:table-cell>
          <table:table-cell table:formula="of:=([.D15]-[.D13])/([.B15]-[.B13])" office:value-type="float" office:value="-0.0000297" calcext:value-type="float">
            <text:p>-29,70E-06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1" calcext:value-type="float">
            <text:p>0,11</text:p>
          </table:table-cell>
          <table:table-cell office:value-type="float" office:value="0.00000084858" calcext:value-type="float">
            <text:p>848,58E-09</text:p>
          </table:table-cell>
          <table:table-cell office:value-type="float" office:value="0.000012294" calcext:value-type="float">
            <text:p>12,29E-06</text:p>
          </table:table-cell>
          <table:table-cell table:formula="of:=([.D16]-[.D14])/([.B16]-[.B14])" office:value-type="float" office:value="-0.00003175" calcext:value-type="float">
            <text:p>-31,75E-06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2" calcext:value-type="float">
            <text:p>0,12</text:p>
          </table:table-cell>
          <table:table-cell office:value-type="float" office:value="0.000001211" calcext:value-type="float">
            <text:p>1,21E-06</text:p>
          </table:table-cell>
          <table:table-cell office:value-type="float" office:value="0.000011964" calcext:value-type="float">
            <text:p>11,96E-06</text:p>
          </table:table-cell>
          <table:table-cell table:formula="of:=([.D17]-[.D15])/([.B17]-[.B15])" office:value-type="float" office:value="-0.00003105" calcext:value-type="float">
            <text:p>-31,05E-06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3" calcext:value-type="float">
            <text:p>0,13</text:p>
          </table:table-cell>
          <table:table-cell office:value-type="float" office:value="0.0000015868" calcext:value-type="float">
            <text:p>1,59E-06</text:p>
          </table:table-cell>
          <table:table-cell office:value-type="float" office:value="0.000011673" calcext:value-type="float">
            <text:p>11,67E-06</text:p>
          </table:table-cell>
          <table:table-cell table:formula="of:=([.D18]-[.D16])/([.B18]-[.B16])" office:value-type="float" office:value="-0.00003025" calcext:value-type="float">
            <text:p>-30,25E-06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4" calcext:value-type="float">
            <text:p>0,14</text:p>
          </table:table-cell>
          <table:table-cell office:value-type="float" office:value="0.0000019682" calcext:value-type="float">
            <text:p>1,97E-06</text:p>
          </table:table-cell>
          <table:table-cell office:value-type="float" office:value="0.000011359" calcext:value-type="float">
            <text:p>11,36E-06</text:p>
          </table:table-cell>
          <table:table-cell table:formula="of:=([.D19]-[.D17])/([.B19]-[.B17])" office:value-type="float" office:value="-0.0000331000000000001" calcext:value-type="float">
            <text:p>-33,10E-06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5" calcext:value-type="float">
            <text:p>0,15</text:p>
          </table:table-cell>
          <table:table-cell office:value-type="float" office:value="0.0000023694" calcext:value-type="float">
            <text:p>2,37E-06</text:p>
          </table:table-cell>
          <table:table-cell office:value-type="float" office:value="0.000011011" calcext:value-type="float">
            <text:p>11,01E-06</text:p>
          </table:table-cell>
          <table:table-cell table:formula="of:=([.D20]-[.D18])/([.B20]-[.B18])" office:value-type="float" office:value="-0.0000365" calcext:value-type="float">
            <text:p>-36,50E-06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6" calcext:value-type="float">
            <text:p>0,16</text:p>
          </table:table-cell>
          <table:table-cell office:value-type="float" office:value="0.0000027848" calcext:value-type="float">
            <text:p>2,78E-06</text:p>
          </table:table-cell>
          <table:table-cell office:value-type="float" office:value="0.000010629" calcext:value-type="float">
            <text:p>10,63E-06</text:p>
          </table:table-cell>
          <table:table-cell table:formula="of:=([.D21]-[.D19])/([.B21]-[.B19])" office:value-type="float" office:value="-0.0000384" calcext:value-type="float">
            <text:p>-38,40E-06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7" calcext:value-type="float">
            <text:p>0,17</text:p>
          </table:table-cell>
          <table:table-cell office:value-type="float" office:value="0.000003243" calcext:value-type="float">
            <text:p>3,24E-06</text:p>
          </table:table-cell>
          <table:table-cell office:value-type="float" office:value="0.000010243" calcext:value-type="float">
            <text:p>10,24E-06</text:p>
          </table:table-cell>
          <table:table-cell table:formula="of:=([.D22]-[.D20])/([.B22]-[.B20])" office:value-type="float" office:value="-0.0000398900000000001" calcext:value-type="float">
            <text:p>-39,89E-06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8" calcext:value-type="float">
            <text:p>0,18</text:p>
          </table:table-cell>
          <table:table-cell office:value-type="float" office:value="0.0000036774" calcext:value-type="float">
            <text:p>3,68E-06</text:p>
          </table:table-cell>
          <table:table-cell office:value-type="float" office:value="0.0000098312" calcext:value-type="float">
            <text:p>9,83E-06</text:p>
          </table:table-cell>
          <table:table-cell table:formula="of:=([.D23]-[.D21])/([.B23]-[.B21])" office:value-type="float" office:value="-0.000039345" calcext:value-type="float">
            <text:p>-39,35E-06</text:p>
          </table:table-cell>
          <table:table-cell table:number-columns-repeated="2"/>
          <table:table-cell table:style-name="ce5" office:value-type="string" calcext:value-type="string" table:number-columns-spanned="7" table:number-rows-spanned="1">
            <text:p>Courant de grille du même ordre de grandeur que le courant de drain, donc inutilisable</text:p>
          </table:table-cell>
          <table:covered-table-cell table:number-columns-repeated="6"/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9" calcext:value-type="float">
            <text:p>0,19</text:p>
          </table:table-cell>
          <table:table-cell office:value-type="float" office:value="0.0000041536" calcext:value-type="float">
            <text:p>4,15E-06</text:p>
          </table:table-cell>
          <table:table-cell office:value-type="float" office:value="0.0000094561" calcext:value-type="float">
            <text:p>9,46E-06</text:p>
          </table:table-cell>
          <table:table-cell table:formula="of:=([.D24]-[.D22])/([.B24]-[.B22])" office:value-type="float" office:value="-0.000040675" calcext:value-type="float">
            <text:p>-40,68E-06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" calcext:value-type="float">
            <text:p>0,2</text:p>
          </table:table-cell>
          <table:table-cell office:value-type="float" office:value="0.0000046439" calcext:value-type="float">
            <text:p>4,64E-06</text:p>
          </table:table-cell>
          <table:table-cell office:value-type="float" office:value="0.0000090177" calcext:value-type="float">
            <text:p>9,02E-06</text:p>
          </table:table-cell>
          <table:table-cell table:formula="of:=([.D25]-[.D23])/([.B25]-[.B23])" office:value-type="float" office:value="-0.000043965" calcext:value-type="float">
            <text:p>-43,97E-06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1" calcext:value-type="float">
            <text:p>0,21</text:p>
          </table:table-cell>
          <table:table-cell office:value-type="float" office:value="0.0000051565" calcext:value-type="float">
            <text:p>5,16E-06</text:p>
          </table:table-cell>
          <table:table-cell office:value-type="float" office:value="0.0000085768" calcext:value-type="float">
            <text:p>8,58E-06</text:p>
          </table:table-cell>
          <table:table-cell table:formula="of:=([.D26]-[.D24])/([.B26]-[.B24])" office:value-type="float" office:value="-0.0000440500000000001" calcext:value-type="float">
            <text:p>-44,05E-06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2" calcext:value-type="float">
            <text:p>0,22</text:p>
          </table:table-cell>
          <table:table-cell office:value-type="float" office:value="0.0000056879" calcext:value-type="float">
            <text:p>5,69E-06</text:p>
          </table:table-cell>
          <table:table-cell office:value-type="float" office:value="0.0000081367" calcext:value-type="float">
            <text:p>8,14E-06</text:p>
          </table:table-cell>
          <table:table-cell table:formula="of:=([.D27]-[.D25])/([.B27]-[.B25])" office:value-type="float" office:value="-0.000044535" calcext:value-type="float">
            <text:p>-44,54E-06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3" calcext:value-type="float">
            <text:p>0,23</text:p>
          </table:table-cell>
          <table:table-cell office:value-type="float" office:value="0.0000062435" calcext:value-type="float">
            <text:p>6,24E-06</text:p>
          </table:table-cell>
          <table:table-cell office:value-type="float" office:value="0.0000076861" calcext:value-type="float">
            <text:p>7,69E-06</text:p>
          </table:table-cell>
          <table:table-cell table:formula="of:=([.D28]-[.D26])/([.B28]-[.B26])" office:value-type="float" office:value="-0.00004494" calcext:value-type="float">
            <text:p>-44,94E-06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4" calcext:value-type="float">
            <text:p>0,24</text:p>
          </table:table-cell>
          <table:table-cell office:value-type="float" office:value="0.000006807" calcext:value-type="float">
            <text:p>6,81E-06</text:p>
          </table:table-cell>
          <table:table-cell office:value-type="float" office:value="0.0000072379" calcext:value-type="float">
            <text:p>7,24E-06</text:p>
          </table:table-cell>
          <table:table-cell table:formula="of:=([.D29]-[.D27])/([.B29]-[.B27])" office:value-type="float" office:value="-0.00004644" calcext:value-type="float">
            <text:p>-46,44E-06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25" calcext:value-type="float">
            <text:p>0,25</text:p>
          </table:table-cell>
          <table:table-cell office:value-type="float" office:value="0.0000074056" calcext:value-type="float">
            <text:p>7,41E-06</text:p>
          </table:table-cell>
          <table:table-cell office:value-type="float" office:value="0.0000067573" calcext:value-type="float">
            <text:p>6,76E-06</text:p>
          </table:table-cell>
          <table:table-cell table:formula="of:=([.D30]-[.D28])/([.B30]-[.B28])" office:value-type="float" office:value="-0.00004635" calcext:value-type="float">
            <text:p>-46,35E-06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6" calcext:value-type="float">
            <text:p>0,26</text:p>
          </table:table-cell>
          <table:table-cell office:value-type="float" office:value="0.0000080134" calcext:value-type="float">
            <text:p>8,01E-06</text:p>
          </table:table-cell>
          <table:table-cell office:value-type="float" office:value="0.0000063109" calcext:value-type="float">
            <text:p>6,31E-06</text:p>
          </table:table-cell>
          <table:table-cell table:formula="of:=([.D31]-[.D29])/([.B31]-[.B29])" office:value-type="float" office:value="-0.000045735" calcext:value-type="float">
            <text:p>-45,74E-06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27" calcext:value-type="float">
            <text:p>0,27</text:p>
          </table:table-cell>
          <table:table-cell office:value-type="float" office:value="0.0000086399" calcext:value-type="float">
            <text:p>8,64E-06</text:p>
          </table:table-cell>
          <table:table-cell office:value-type="float" office:value="0.0000058426" calcext:value-type="float">
            <text:p>5,84E-06</text:p>
          </table:table-cell>
          <table:table-cell table:formula="of:=([.D32]-[.D30])/([.B32]-[.B30])" office:value-type="float" office:value="-0.000048945" calcext:value-type="float">
            <text:p>-48,95E-06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28" calcext:value-type="float">
            <text:p>0,28</text:p>
          </table:table-cell>
          <table:table-cell office:value-type="float" office:value="0.0000092864" calcext:value-type="float">
            <text:p>9,29E-06</text:p>
          </table:table-cell>
          <table:table-cell office:value-type="float" office:value="0.000005332" calcext:value-type="float">
            <text:p>5,33E-06</text:p>
          </table:table-cell>
          <table:table-cell table:formula="of:=([.D33]-[.D31])/([.B33]-[.B31])" office:value-type="float" office:value="-0.0000441350000000001" calcext:value-type="float">
            <text:p>-44,14E-06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9" calcext:value-type="float">
            <text:p>0,29</text:p>
          </table:table-cell>
          <table:table-cell office:value-type="float" office:value="0.0000099483" calcext:value-type="float">
            <text:p>9,95E-06</text:p>
          </table:table-cell>
          <table:table-cell office:value-type="float" office:value="0.0000049599" calcext:value-type="float">
            <text:p>4,96E-06</text:p>
          </table:table-cell>
          <table:table-cell table:formula="of:=([.D34]-[.D32])/([.B34]-[.B32])" office:value-type="float" office:value="-0.0000408999999999999" calcext:value-type="float">
            <text:p>-40,90E-06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3" calcext:value-type="float">
            <text:p>0,3</text:p>
          </table:table-cell>
          <table:table-cell office:value-type="float" office:value="0.0000106244" calcext:value-type="float">
            <text:p>10,62E-06</text:p>
          </table:table-cell>
          <table:table-cell office:value-type="float" office:value="0.000004514" calcext:value-type="float">
            <text:p>4,51E-06</text:p>
          </table:table-cell>
          <table:table-cell table:formula="of:=([.D35]-[.D33])/([.B35]-[.B33])" office:value-type="float" office:value="-0.000044055" calcext:value-type="float">
            <text:p>-44,06E-06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31" calcext:value-type="float">
            <text:p>0,31</text:p>
          </table:table-cell>
          <table:table-cell office:value-type="float" office:value="0.0000113187" calcext:value-type="float">
            <text:p>11,32E-06</text:p>
          </table:table-cell>
          <table:table-cell office:value-type="float" office:value="0.0000040788" calcext:value-type="float">
            <text:p>4,08E-06</text:p>
          </table:table-cell>
          <table:table-cell table:formula="of:=([.D36]-[.D34])/([.B36]-[.B34])" office:value-type="float" office:value="-0.0000411900000000001" calcext:value-type="float">
            <text:p>-41,19E-06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32" calcext:value-type="float">
            <text:p>0,32</text:p>
          </table:table-cell>
          <table:table-cell office:value-type="float" office:value="0.000012023" calcext:value-type="float">
            <text:p>12,02E-06</text:p>
          </table:table-cell>
          <table:table-cell office:value-type="float" office:value="0.0000036902" calcext:value-type="float">
            <text:p>3,69E-06</text:p>
          </table:table-cell>
          <table:table-cell table:formula="of:=([.D37]-[.D35])/([.B37]-[.B35])" office:value-type="float" office:value="-0.000032595" calcext:value-type="float">
            <text:p>-32,60E-06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33" calcext:value-type="float">
            <text:p>0,33</text:p>
          </table:table-cell>
          <table:table-cell office:value-type="float" office:value="0.000012751" calcext:value-type="float">
            <text:p>12,75E-06</text:p>
          </table:table-cell>
          <table:table-cell office:value-type="float" office:value="0.0000034269" calcext:value-type="float">
            <text:p>3,43E-06</text:p>
          </table:table-cell>
          <table:table-cell table:formula="of:=([.D38]-[.D36])/([.B38]-[.B36])" office:value-type="float" office:value="-0.000030275" calcext:value-type="float">
            <text:p>-30,28E-06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34" calcext:value-type="float">
            <text:p>0,34</text:p>
          </table:table-cell>
          <table:table-cell office:value-type="float" office:value="0.000013485" calcext:value-type="float">
            <text:p>13,49E-06</text:p>
          </table:table-cell>
          <table:table-cell office:value-type="float" office:value="0.0000030847" calcext:value-type="float">
            <text:p>3,08E-06</text:p>
          </table:table-cell>
          <table:table-cell table:formula="of:=([.D39]-[.D37])/([.B39]-[.B37])" office:value-type="float" office:value="-0.000032255" calcext:value-type="float">
            <text:p>-32,26E-06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35" calcext:value-type="float">
            <text:p>0,35</text:p>
          </table:table-cell>
          <table:table-cell office:value-type="float" office:value="0.000014237" calcext:value-type="float">
            <text:p>14,24E-06</text:p>
          </table:table-cell>
          <table:table-cell office:value-type="float" office:value="0.0000027818" calcext:value-type="float">
            <text:p>2,78E-06</text:p>
          </table:table-cell>
          <table:table-cell table:formula="of:=([.D40]-[.D38])/([.B40]-[.B38])" office:value-type="float" office:value="-0.0000229900000000001" calcext:value-type="float">
            <text:p>-22,99E-06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36" calcext:value-type="float">
            <text:p>0,36</text:p>
          </table:table-cell>
          <table:table-cell office:value-type="float" office:value="0.000015019" calcext:value-type="float">
            <text:p>15,02E-06</text:p>
          </table:table-cell>
          <table:table-cell office:value-type="float" office:value="0.0000026249" calcext:value-type="float">
            <text:p>2,62E-06</text:p>
          </table:table-cell>
          <table:table-cell table:formula="of:=([.D41]-[.D39])/([.B41]-[.B39])" office:value-type="float" office:value="-0.0000123" calcext:value-type="float">
            <text:p>-12,30E-06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37" calcext:value-type="float">
            <text:p>0,37</text:p>
          </table:table-cell>
          <table:table-cell office:value-type="float" office:value="0.000015804" calcext:value-type="float">
            <text:p>15,80E-06</text:p>
          </table:table-cell>
          <table:table-cell office:value-type="float" office:value="0.0000025358" calcext:value-type="float">
            <text:p>2,54E-06</text:p>
          </table:table-cell>
          <table:table-cell table:formula="of:=([.D42]-[.D40])/([.B42]-[.B40])" office:value-type="float" office:value="-0.000002765" calcext:value-type="float">
            <text:p>-2,77E-06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38" calcext:value-type="float">
            <text:p>0,38</text:p>
          </table:table-cell>
          <table:table-cell office:value-type="float" office:value="0.000016969" calcext:value-type="float">
            <text:p>16,97E-06</text:p>
          </table:table-cell>
          <table:table-cell office:value-type="float" office:value="0.0000025696" calcext:value-type="float">
            <text:p>2,57E-06</text:p>
          </table:table-cell>
          <table:table-cell table:formula="of:=([.D43]-[.D41])/([.B43]-[.B41])" office:value-type="float" office:value="-0.0000136" calcext:value-type="float">
            <text:p>-13,60E-06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39" calcext:value-type="float">
            <text:p>0,39</text:p>
          </table:table-cell>
          <table:table-cell office:value-type="float" office:value="0.00001778" calcext:value-type="float">
            <text:p>17,78E-06</text:p>
          </table:table-cell>
          <table:table-cell office:value-type="float" office:value="0.0000022638" calcext:value-type="float">
            <text:p>2,26E-06</text:p>
          </table:table-cell>
          <table:table-cell table:formula="of:=([.D44]-[.D42])/([.B44]-[.B42])" office:value-type="float" office:value="-0.00000726999999999999" calcext:value-type="float">
            <text:p>-7,27E-06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4" calcext:value-type="float">
            <text:p>0,4</text:p>
          </table:table-cell>
          <table:table-cell office:value-type="float" office:value="0.000018635" calcext:value-type="float">
            <text:p>18,64E-06</text:p>
          </table:table-cell>
          <table:table-cell office:value-type="float" office:value="0.0000024242" calcext:value-type="float">
            <text:p>2,42E-06</text:p>
          </table:table-cell>
          <table:table-cell table:formula="of:=([.D45]-[.D43])/([.B45]-[.B43])" office:value-type="float" office:value="0.0000492499999999999" calcext:value-type="float">
            <text:p>49,25E-06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41" calcext:value-type="float">
            <text:p>0,41</text:p>
          </table:table-cell>
          <table:table-cell office:value-type="float" office:value="0.000019106" calcext:value-type="float">
            <text:p>19,11E-06</text:p>
          </table:table-cell>
          <table:table-cell office:value-type="float" office:value="0.0000032488" calcext:value-type="float">
            <text:p>3,25E-06</text:p>
          </table:table-cell>
          <table:table-cell table:formula="of:=([.D46]-[.D44])/([.B46]-[.B44])" office:value-type="float" office:value="0.0000630300000000001" calcext:value-type="float">
            <text:p>63,03E-06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42" calcext:value-type="float">
            <text:p>0,42</text:p>
          </table:table-cell>
          <table:table-cell office:value-type="float" office:value="0.000019975" calcext:value-type="float">
            <text:p>19,98E-06</text:p>
          </table:table-cell>
          <table:table-cell office:value-type="float" office:value="0.0000036848" calcext:value-type="float">
            <text:p>3,68E-06</text:p>
          </table:table-cell>
          <table:table-cell table:formula="of:=([.D47]-[.D45])/([.B47]-[.B45])" office:value-type="float" office:value="0.0000392100000000001" calcext:value-type="float">
            <text:p>39,21E-06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43" calcext:value-type="float">
            <text:p>0,43</text:p>
          </table:table-cell>
          <table:table-cell office:value-type="float" office:value="0.000020862" calcext:value-type="float">
            <text:p>20,86E-06</text:p>
          </table:table-cell>
          <table:table-cell office:value-type="float" office:value="0.000004033" calcext:value-type="float">
            <text:p>4,03E-06</text:p>
          </table:table-cell>
          <table:table-cell table:formula="of:=([.D48]-[.D46])/([.B48]-[.B46])" office:value-type="float" office:value="0.00006955" calcext:value-type="float">
            <text:p>69,55E-06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44" calcext:value-type="float">
            <text:p>0,44</text:p>
          </table:table-cell>
          <table:table-cell office:value-type="float" office:value="0.000021766" calcext:value-type="float">
            <text:p>21,77E-06</text:p>
          </table:table-cell>
          <table:table-cell office:value-type="float" office:value="0.0000050758" calcext:value-type="float">
            <text:p>5,08E-06</text:p>
          </table:table-cell>
          <table:table-cell table:formula="of:=([.D49]-[.D47])/([.B49]-[.B47])" office:value-type="float" office:value="0.0000907299999999999" calcext:value-type="float">
            <text:p>90,73E-06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45" calcext:value-type="float">
            <text:p>0,45</text:p>
          </table:table-cell>
          <table:table-cell office:value-type="float" office:value="0.000023111" calcext:value-type="float">
            <text:p>23,11E-06</text:p>
          </table:table-cell>
          <table:table-cell office:value-type="float" office:value="0.0000058476" calcext:value-type="float">
            <text:p>5,85E-06</text:p>
          </table:table-cell>
          <table:table-cell table:formula="of:=([.D50]-[.D48])/([.B50]-[.B48])" office:value-type="float" office:value="0.0000902249999999999" calcext:value-type="float">
            <text:p>90,22E-06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46" calcext:value-type="float">
            <text:p>0,46</text:p>
          </table:table-cell>
          <table:table-cell office:value-type="float" office:value="0.000023855" calcext:value-type="float">
            <text:p>23,86E-06</text:p>
          </table:table-cell>
          <table:table-cell office:value-type="float" office:value="0.0000068803" calcext:value-type="float">
            <text:p>6,88E-06</text:p>
          </table:table-cell>
          <table:table-cell table:formula="of:=([.D51]-[.D49])/([.B51]-[.B49])" office:value-type="float" office:value="0.000109545" calcext:value-type="float">
            <text:p>109,55E-06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47" calcext:value-type="float">
            <text:p>0,47</text:p>
          </table:table-cell>
          <table:table-cell office:value-type="float" office:value="0.000024803" calcext:value-type="float">
            <text:p>24,80E-06</text:p>
          </table:table-cell>
          <table:table-cell office:value-type="float" office:value="0.0000080385" calcext:value-type="float">
            <text:p>8,04E-06</text:p>
          </table:table-cell>
          <table:table-cell table:formula="of:=([.D52]-[.D50])/([.B52]-[.B50])" office:value-type="float" office:value="0.000108985" calcext:value-type="float">
            <text:p>108,99E-06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48" calcext:value-type="float">
            <text:p>0,48</text:p>
          </table:table-cell>
          <table:table-cell office:value-type="float" office:value="0.000025572" calcext:value-type="float">
            <text:p>25,57E-06</text:p>
          </table:table-cell>
          <table:table-cell office:value-type="float" office:value="0.00000906" calcext:value-type="float">
            <text:p>9,06E-06</text:p>
          </table:table-cell>
          <table:table-cell table:formula="of:=([.D53]-[.D51])/([.B53]-[.B51])" office:value-type="float" office:value="0.000121155" calcext:value-type="float">
            <text:p>121,16E-06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49" calcext:value-type="float">
            <text:p>0,49</text:p>
          </table:table-cell>
          <table:table-cell office:value-type="float" office:value="0.000026554" calcext:value-type="float">
            <text:p>26,55E-06</text:p>
          </table:table-cell>
          <table:table-cell office:value-type="float" office:value="0.0000104616" calcext:value-type="float">
            <text:p>10,46E-06</text:p>
          </table:table-cell>
          <table:table-cell table:formula="of:=([.D54]-[.D52])/([.B54]-[.B52])" office:value-type="float" office:value="0.0001518" calcext:value-type="float">
            <text:p>151,80E-06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5" calcext:value-type="float">
            <text:p>0,5</text:p>
          </table:table-cell>
          <table:table-cell office:value-type="float" office:value="0.000027721" calcext:value-type="float">
            <text:p>27,72E-06</text:p>
          </table:table-cell>
          <table:table-cell office:value-type="float" office:value="0.000012096" calcext:value-type="float">
            <text:p>12,10E-06</text:p>
          </table:table-cell>
          <table:table-cell table:formula="of:=([.D55]-[.D53])/([.B55]-[.B53])" office:value-type="float" office:value="0.00016597" calcext:value-type="float">
            <text:p>165,97E-06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1" calcext:value-type="float">
            <text:p>0,51</text:p>
          </table:table-cell>
          <table:table-cell office:value-type="float" office:value="0.000028751" calcext:value-type="float">
            <text:p>28,75E-06</text:p>
          </table:table-cell>
          <table:table-cell office:value-type="float" office:value="0.000013781" calcext:value-type="float">
            <text:p>13,78E-06</text:p>
          </table:table-cell>
          <table:table-cell table:formula="of:=([.D56]-[.D54])/([.B56]-[.B54])" office:value-type="float" office:value="0.0001557" calcext:value-type="float">
            <text:p>155,70E-06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52" calcext:value-type="float">
            <text:p>0,52</text:p>
          </table:table-cell>
          <table:table-cell office:value-type="float" office:value="0.000029621" calcext:value-type="float">
            <text:p>29,62E-06</text:p>
          </table:table-cell>
          <table:table-cell office:value-type="float" office:value="0.00001521" calcext:value-type="float">
            <text:p>15,21E-06</text:p>
          </table:table-cell>
          <table:table-cell table:formula="of:=([.D57]-[.D55])/([.B57]-[.B55])" office:value-type="float" office:value="0.0001741" calcext:value-type="float">
            <text:p>174,10E-06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3" calcext:value-type="float">
            <text:p>0,53</text:p>
          </table:table-cell>
          <table:table-cell office:value-type="float" office:value="0.000030726" calcext:value-type="float">
            <text:p>30,73E-06</text:p>
          </table:table-cell>
          <table:table-cell office:value-type="float" office:value="0.000017263" calcext:value-type="float">
            <text:p>17,26E-06</text:p>
          </table:table-cell>
          <table:table-cell table:formula="of:=([.D58]-[.D56])/([.B58]-[.B56])" office:value-type="float" office:value="0.00019735" calcext:value-type="float">
            <text:p>197,35E-06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4" calcext:value-type="float">
            <text:p>0,54</text:p>
          </table:table-cell>
          <table:table-cell office:value-type="float" office:value="0.000031876" calcext:value-type="float">
            <text:p>31,88E-06</text:p>
          </table:table-cell>
          <table:table-cell office:value-type="float" office:value="0.000019157" calcext:value-type="float">
            <text:p>19,16E-06</text:p>
          </table:table-cell>
          <table:table-cell table:formula="of:=([.D59]-[.D57])/([.B59]-[.B57])" office:value-type="float" office:value="0.00018385" calcext:value-type="float">
            <text:p>183,85E-06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5" calcext:value-type="float">
            <text:p>0,55</text:p>
          </table:table-cell>
          <table:table-cell office:value-type="float" office:value="0.000032879" calcext:value-type="float">
            <text:p>32,88E-06</text:p>
          </table:table-cell>
          <table:table-cell office:value-type="float" office:value="0.00002094" calcext:value-type="float">
            <text:p>20,94E-06</text:p>
          </table:table-cell>
          <table:table-cell table:formula="of:=([.D60]-[.D58])/([.B60]-[.B58])" office:value-type="float" office:value="0.00019415" calcext:value-type="float">
            <text:p>194,15E-06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6" calcext:value-type="float">
            <text:p>0,56</text:p>
          </table:table-cell>
          <table:table-cell office:value-type="float" office:value="0.000033981" calcext:value-type="float">
            <text:p>33,98E-06</text:p>
          </table:table-cell>
          <table:table-cell office:value-type="float" office:value="0.00002304" calcext:value-type="float">
            <text:p>23,04E-06</text:p>
          </table:table-cell>
          <table:table-cell table:formula="of:=([.D61]-[.D59])/([.B61]-[.B59])" office:value-type="float" office:value="0.0001869" calcext:value-type="float">
            <text:p>186,90E-06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7" calcext:value-type="float">
            <text:p>0,57</text:p>
          </table:table-cell>
          <table:table-cell office:value-type="float" office:value="0.000035184" calcext:value-type="float">
            <text:p>35,18E-06</text:p>
          </table:table-cell>
          <table:table-cell office:value-type="float" office:value="0.000024678" calcext:value-type="float">
            <text:p>24,68E-06</text:p>
          </table:table-cell>
          <table:table-cell table:formula="of:=([.D62]-[.D60])/([.B62]-[.B60])" office:value-type="float" office:value="0.000201900000000001" calcext:value-type="float">
            <text:p>201,90E-06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58" calcext:value-type="float">
            <text:p>0,58</text:p>
          </table:table-cell>
          <table:table-cell office:value-type="float" office:value="0.000036367" calcext:value-type="float">
            <text:p>36,37E-06</text:p>
          </table:table-cell>
          <table:table-cell office:value-type="float" office:value="0.000027078" calcext:value-type="float">
            <text:p>27,08E-06</text:p>
          </table:table-cell>
          <table:table-cell table:formula="of:=([.D63]-[.D61])/([.B63]-[.B61])" office:value-type="float" office:value="0.000212700000000001" calcext:value-type="float">
            <text:p>212,70E-06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9" calcext:value-type="float">
            <text:p>0,59</text:p>
          </table:table-cell>
          <table:table-cell office:value-type="float" office:value="0.000037562" calcext:value-type="float">
            <text:p>37,56E-06</text:p>
          </table:table-cell>
          <table:table-cell office:value-type="float" office:value="0.000028932" calcext:value-type="float">
            <text:p>28,93E-06</text:p>
          </table:table-cell>
          <table:table-cell table:formula="of:=([.D64]-[.D62])/([.B64]-[.B62])" office:value-type="float" office:value="0.000182399999999999" calcext:value-type="float">
            <text:p>182,40E-06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" calcext:value-type="float">
            <text:p>0,6</text:p>
          </table:table-cell>
          <table:table-cell office:value-type="float" office:value="0.000038712" calcext:value-type="float">
            <text:p>38,71E-06</text:p>
          </table:table-cell>
          <table:table-cell office:value-type="float" office:value="0.000030726" calcext:value-type="float">
            <text:p>30,73E-06</text:p>
          </table:table-cell>
          <table:table-cell table:formula="of:=([.D65]-[.D63])/([.B65]-[.B63])" office:value-type="float" office:value="0.00019075" calcext:value-type="float">
            <text:p>190,75E-06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61" calcext:value-type="float">
            <text:p>0,61</text:p>
          </table:table-cell>
          <table:table-cell office:value-type="float" office:value="0.000039921" calcext:value-type="float">
            <text:p>39,92E-06</text:p>
          </table:table-cell>
          <table:table-cell office:value-type="float" office:value="0.000032747" calcext:value-type="float">
            <text:p>32,75E-06</text:p>
          </table:table-cell>
          <table:table-cell table:formula="of:=([.D66]-[.D64])/([.B66]-[.B64])" office:value-type="float" office:value="0.000201050000000001" calcext:value-type="float">
            <text:p>201,05E-06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62" calcext:value-type="float">
            <text:p>0,62</text:p>
          </table:table-cell>
          <table:table-cell office:value-type="float" office:value="0.000041152" calcext:value-type="float">
            <text:p>41,15E-06</text:p>
          </table:table-cell>
          <table:table-cell office:value-type="float" office:value="0.000034747" calcext:value-type="float">
            <text:p>34,75E-06</text:p>
          </table:table-cell>
          <table:table-cell table:formula="of:=([.D67]-[.D65])/([.B67]-[.B65])" office:value-type="float" office:value="0.0002039" calcext:value-type="float">
            <text:p>203,90E-06</text:p>
          </table:table-cell>
          <table:table-cell table:number-columns-repeated="101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63" calcext:value-type="float">
            <text:p>0,63</text:p>
          </table:table-cell>
          <table:table-cell office:value-type="float" office:value="0.000042432" calcext:value-type="float">
            <text:p>42,43E-06</text:p>
          </table:table-cell>
          <table:table-cell office:value-type="float" office:value="0.000036825" calcext:value-type="float">
            <text:p>36,83E-06</text:p>
          </table:table-cell>
          <table:table-cell table:formula="of:=([.D68]-[.D66])/([.B68]-[.B66])" office:value-type="float" office:value="0.0002112" calcext:value-type="float">
            <text:p>211,20E-06</text:p>
          </table:table-cell>
          <table:table-cell table:number-columns-repeated="101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64" calcext:value-type="float">
            <text:p>0,64</text:p>
          </table:table-cell>
          <table:table-cell office:value-type="float" office:value="0.000043648" calcext:value-type="float">
            <text:p>43,65E-06</text:p>
          </table:table-cell>
          <table:table-cell office:value-type="float" office:value="0.000038971" calcext:value-type="float">
            <text:p>38,97E-06</text:p>
          </table:table-cell>
          <table:table-cell table:formula="of:=([.D69]-[.D67])/([.B69]-[.B67])" office:value-type="float" office:value="0.00020775" calcext:value-type="float">
            <text:p>207,75E-06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65" calcext:value-type="float">
            <text:p>0,65</text:p>
          </table:table-cell>
          <table:table-cell office:value-type="float" office:value="0.000044935" calcext:value-type="float">
            <text:p>44,94E-06</text:p>
          </table:table-cell>
          <table:table-cell office:value-type="float" office:value="0.00004098" calcext:value-type="float">
            <text:p>40,98E-06</text:p>
          </table:table-cell>
          <table:table-cell table:formula="of:=([.D70]-[.D68])/([.B70]-[.B68])" office:value-type="float" office:value="0.00018615" calcext:value-type="float">
            <text:p>186,15E-06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66" calcext:value-type="float">
            <text:p>0,66</text:p>
          </table:table-cell>
          <table:table-cell office:value-type="float" office:value="0.000046274" calcext:value-type="float">
            <text:p>46,27E-06</text:p>
          </table:table-cell>
          <table:table-cell office:value-type="float" office:value="0.000042694" calcext:value-type="float">
            <text:p>42,69E-06</text:p>
          </table:table-cell>
          <table:table-cell table:formula="of:=([.D71]-[.D69])/([.B71]-[.B69])" office:value-type="float" office:value="0.0001895" calcext:value-type="float">
            <text:p>189,50E-06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67" calcext:value-type="float">
            <text:p>0,67</text:p>
          </table:table-cell>
          <table:table-cell office:value-type="float" office:value="0.000047587" calcext:value-type="float">
            <text:p>47,59E-06</text:p>
          </table:table-cell>
          <table:table-cell office:value-type="float" office:value="0.00004477" calcext:value-type="float">
            <text:p>44,77E-06</text:p>
          </table:table-cell>
          <table:table-cell table:formula="of:=([.D72]-[.D70])/([.B72]-[.B70])" office:value-type="float" office:value="0.00019915" calcext:value-type="float">
            <text:p>199,15E-06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68" calcext:value-type="float">
            <text:p>0,68</text:p>
          </table:table-cell>
          <table:table-cell office:value-type="float" office:value="0.000049" calcext:value-type="float">
            <text:p>49,00E-06</text:p>
          </table:table-cell>
          <table:table-cell office:value-type="float" office:value="0.000046677" calcext:value-type="float">
            <text:p>46,68E-06</text:p>
          </table:table-cell>
          <table:table-cell table:formula="of:=([.D73]-[.D71])/([.B73]-[.B71])" office:value-type="float" office:value="0.0002" calcext:value-type="float">
            <text:p>200,00E-06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69" calcext:value-type="float">
            <text:p>0,69</text:p>
          </table:table-cell>
          <table:table-cell office:value-type="float" office:value="0.000050347" calcext:value-type="float">
            <text:p>50,35E-06</text:p>
          </table:table-cell>
          <table:table-cell office:value-type="float" office:value="0.00004877" calcext:value-type="float">
            <text:p>48,77E-06</text:p>
          </table:table-cell>
          <table:table-cell table:formula="of:=([.D74]-[.D72])/([.B74]-[.B72])" office:value-type="float" office:value="0.0001968" calcext:value-type="float">
            <text:p>196,80E-06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7" calcext:value-type="float">
            <text:p>0,7</text:p>
          </table:table-cell>
          <table:table-cell office:value-type="float" office:value="0.000051629" calcext:value-type="float">
            <text:p>51,63E-06</text:p>
          </table:table-cell>
          <table:table-cell office:value-type="float" office:value="0.000050613" calcext:value-type="float">
            <text:p>50,61E-06</text:p>
          </table:table-cell>
          <table:table-cell table:formula="of:=([.D75]-[.D73])/([.B75]-[.B73])" office:value-type="float" office:value="0.000181950000000001" calcext:value-type="float">
            <text:p>181,95E-06</text:p>
          </table:table-cell>
          <table:table-cell table:number-columns-repeated="101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71" calcext:value-type="float">
            <text:p>0,71</text:p>
          </table:table-cell>
          <table:table-cell office:value-type="float" office:value="0.000052995" calcext:value-type="float">
            <text:p>53,00E-06</text:p>
          </table:table-cell>
          <table:table-cell office:value-type="float" office:value="0.000052409" calcext:value-type="float">
            <text:p>52,41E-06</text:p>
          </table:table-cell>
          <table:table-cell table:formula="of:=([.D76]-[.D74])/([.B76]-[.B74])" office:value-type="float" office:value="0.000147050000000001" calcext:value-type="float">
            <text:p>147,05E-06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72" calcext:value-type="float">
            <text:p>0,72</text:p>
          </table:table-cell>
          <table:table-cell office:value-type="float" office:value="0.000054451" calcext:value-type="float">
            <text:p>54,45E-06</text:p>
          </table:table-cell>
          <table:table-cell office:value-type="float" office:value="0.000053554" calcext:value-type="float">
            <text:p>53,55E-06</text:p>
          </table:table-cell>
          <table:table-cell table:formula="of:=([.D77]-[.D75])/([.B77]-[.B75])" office:value-type="float" office:value="0.0001461" calcext:value-type="float">
            <text:p>146,10E-06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73" calcext:value-type="float">
            <text:p>0,73</text:p>
          </table:table-cell>
          <table:table-cell office:value-type="float" office:value="0.000055863" calcext:value-type="float">
            <text:p>55,86E-06</text:p>
          </table:table-cell>
          <table:table-cell office:value-type="float" office:value="0.000055331" calcext:value-type="float">
            <text:p>55,33E-06</text:p>
          </table:table-cell>
          <table:table-cell table:formula="of:=([.D78]-[.D76])/([.B78]-[.B76])" office:value-type="float" office:value="0.00016675" calcext:value-type="float">
            <text:p>166,75E-06</text:p>
          </table:table-cell>
          <table:table-cell table:number-columns-repeated="101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74" calcext:value-type="float">
            <text:p>0,74</text:p>
          </table:table-cell>
          <table:table-cell office:value-type="float" office:value="0.00005738" calcext:value-type="float">
            <text:p>57,38E-06</text:p>
          </table:table-cell>
          <table:table-cell office:value-type="float" office:value="0.000056889" calcext:value-type="float">
            <text:p>56,89E-06</text:p>
          </table:table-cell>
          <table:table-cell table:formula="of:=([.D79]-[.D77])/([.B79]-[.B77])" office:value-type="float" office:value="0.00018235" calcext:value-type="float">
            <text:p>182,35E-06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75" calcext:value-type="float">
            <text:p>0,75</text:p>
          </table:table-cell>
          <table:table-cell office:value-type="float" office:value="0.000058667" calcext:value-type="float">
            <text:p>58,67E-06</text:p>
          </table:table-cell>
          <table:table-cell office:value-type="float" office:value="0.000058978" calcext:value-type="float">
            <text:p>58,98E-06</text:p>
          </table:table-cell>
          <table:table-cell table:formula="of:=([.D80]-[.D78])/([.B80]-[.B78])" office:value-type="float" office:value="0.00020235" calcext:value-type="float">
            <text:p>202,35E-06</text:p>
          </table:table-cell>
          <table:table-cell table:number-columns-repeated="101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76" calcext:value-type="float">
            <text:p>0,76</text:p>
          </table:table-cell>
          <table:table-cell office:value-type="float" office:value="0.00006014" calcext:value-type="float">
            <text:p>60,14E-06</text:p>
          </table:table-cell>
          <table:table-cell office:value-type="float" office:value="0.000060936" calcext:value-type="float">
            <text:p>60,94E-06</text:p>
          </table:table-cell>
          <table:table-cell table:formula="of:=([.D81]-[.D79])/([.B81]-[.B79])" office:value-type="float" office:value="0.0001715" calcext:value-type="float">
            <text:p>171,50E-06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77" calcext:value-type="float">
            <text:p>0,77</text:p>
          </table:table-cell>
          <table:table-cell office:value-type="float" office:value="0.000061774" calcext:value-type="float">
            <text:p>61,77E-06</text:p>
          </table:table-cell>
          <table:table-cell office:value-type="float" office:value="0.000062408" calcext:value-type="float">
            <text:p>62,41E-06</text:p>
          </table:table-cell>
          <table:table-cell table:formula="of:=([.D82]-[.D80])/([.B82]-[.B80])" office:value-type="float" office:value="0.00011845" calcext:value-type="float">
            <text:p>118,45E-06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78" calcext:value-type="float">
            <text:p>0,78</text:p>
          </table:table-cell>
          <table:table-cell office:value-type="float" office:value="0.000063494" calcext:value-type="float">
            <text:p>63,49E-06</text:p>
          </table:table-cell>
          <table:table-cell office:value-type="float" office:value="0.000063305" calcext:value-type="float">
            <text:p>63,31E-06</text:p>
          </table:table-cell>
          <table:table-cell table:formula="of:=([.D83]-[.D81])/([.B83]-[.B81])" office:value-type="float" office:value="0.00014105" calcext:value-type="float">
            <text:p>141,05E-06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79" calcext:value-type="float">
            <text:p>0,79</text:p>
          </table:table-cell>
          <table:table-cell office:value-type="float" office:value="0.000064707" calcext:value-type="float">
            <text:p>64,71E-06</text:p>
          </table:table-cell>
          <table:table-cell office:value-type="float" office:value="0.000065229" calcext:value-type="float">
            <text:p>65,23E-06</text:p>
          </table:table-cell>
          <table:table-cell table:formula="of:=([.D84]-[.D82])/([.B84]-[.B82])" office:value-type="float" office:value="0.000171049999999999" calcext:value-type="float">
            <text:p>171,05E-06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8" calcext:value-type="float">
            <text:p>0,8</text:p>
          </table:table-cell>
          <table:table-cell office:value-type="float" office:value="0.000066393" calcext:value-type="float">
            <text:p>66,39E-06</text:p>
          </table:table-cell>
          <table:table-cell office:value-type="float" office:value="0.000066726" calcext:value-type="float">
            <text:p>66,73E-06</text:p>
          </table:table-cell>
          <table:table-cell table:formula="of:=([.D85]-[.D83])/([.B85]-[.B83])" office:value-type="float" office:value="0.00011155" calcext:value-type="float">
            <text:p>111,55E-06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81" calcext:value-type="float">
            <text:p>0,81</text:p>
          </table:table-cell>
          <table:table-cell office:value-type="float" office:value="0.000068166" calcext:value-type="float">
            <text:p>68,17E-06</text:p>
          </table:table-cell>
          <table:table-cell office:value-type="float" office:value="0.00006746" calcext:value-type="float">
            <text:p>67,46E-06</text:p>
          </table:table-cell>
          <table:table-cell table:formula="of:=([.D86]-[.D84])/([.B86]-[.B84])" office:value-type="float" office:value="0.0001202" calcext:value-type="float">
            <text:p>120,20E-06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82" calcext:value-type="float">
            <text:p>0,82</text:p>
          </table:table-cell>
          <table:table-cell office:value-type="float" office:value="0.000069716" calcext:value-type="float">
            <text:p>69,72E-06</text:p>
          </table:table-cell>
          <table:table-cell office:value-type="float" office:value="0.00006913" calcext:value-type="float">
            <text:p>69,13E-06</text:p>
          </table:table-cell>
          <table:table-cell table:formula="of:=([.D87]-[.D85])/([.B87]-[.B85])" office:value-type="float" office:value="0.00015005" calcext:value-type="float">
            <text:p>150,05E-06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83" calcext:value-type="float">
            <text:p>0,83</text:p>
          </table:table-cell>
          <table:table-cell office:value-type="float" office:value="0.000071292" calcext:value-type="float">
            <text:p>71,29E-06</text:p>
          </table:table-cell>
          <table:table-cell office:value-type="float" office:value="0.000070461" calcext:value-type="float">
            <text:p>70,46E-06</text:p>
          </table:table-cell>
          <table:table-cell table:formula="of:=([.D88]-[.D86])/([.B88]-[.B86])" office:value-type="float" office:value="0.000140950000000001" calcext:value-type="float">
            <text:p>140,95E-06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84" calcext:value-type="float">
            <text:p>0,84</text:p>
          </table:table-cell>
          <table:table-cell office:value-type="float" office:value="0.000072844" calcext:value-type="float">
            <text:p>72,84E-06</text:p>
          </table:table-cell>
          <table:table-cell office:value-type="float" office:value="0.000071949" calcext:value-type="float">
            <text:p>71,95E-06</text:p>
          </table:table-cell>
          <table:table-cell table:formula="of:=([.D89]-[.D87])/([.B89]-[.B87])" office:value-type="float" office:value="0.000157300000000001" calcext:value-type="float">
            <text:p>157,30E-06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85" calcext:value-type="float">
            <text:p>0,85</text:p>
          </table:table-cell>
          <table:table-cell office:value-type="float" office:value="0.000074569" calcext:value-type="float">
            <text:p>74,57E-06</text:p>
          </table:table-cell>
          <table:table-cell office:value-type="float" office:value="0.000073607" calcext:value-type="float">
            <text:p>73,61E-06</text:p>
          </table:table-cell>
          <table:table-cell table:formula="of:=([.D90]-[.D88])/([.B90]-[.B88])" office:value-type="float" office:value="0.00012185" calcext:value-type="float">
            <text:p>121,85E-06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86" calcext:value-type="float">
            <text:p>0,86</text:p>
          </table:table-cell>
          <table:table-cell office:value-type="float" office:value="0.000076282" calcext:value-type="float">
            <text:p>76,28E-06</text:p>
          </table:table-cell>
          <table:table-cell office:value-type="float" office:value="0.000074386" calcext:value-type="float">
            <text:p>74,39E-06</text:p>
          </table:table-cell>
          <table:table-cell table:formula="of:=([.D91]-[.D89])/([.B91]-[.B89])" office:value-type="float" office:value="0.0000855999999999999" calcext:value-type="float">
            <text:p>85,60E-06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87" calcext:value-type="float">
            <text:p>0,87</text:p>
          </table:table-cell>
          <table:table-cell office:value-type="float" office:value="0.000077916" calcext:value-type="float">
            <text:p>77,92E-06</text:p>
          </table:table-cell>
          <table:table-cell office:value-type="float" office:value="0.000075319" calcext:value-type="float">
            <text:p>75,32E-06</text:p>
          </table:table-cell>
          <table:table-cell table:formula="of:=([.D92]-[.D90])/([.B92]-[.B90])" office:value-type="float" office:value="0.00011475" calcext:value-type="float">
            <text:p>114,75E-06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88" calcext:value-type="float">
            <text:p>0,88</text:p>
          </table:table-cell>
          <table:table-cell office:value-type="float" office:value="0.000079675" calcext:value-type="float">
            <text:p>79,68E-06</text:p>
          </table:table-cell>
          <table:table-cell office:value-type="float" office:value="0.000076681" calcext:value-type="float">
            <text:p>76,68E-06</text:p>
          </table:table-cell>
          <table:table-cell table:formula="of:=([.D93]-[.D91])/([.B93]-[.B91])" office:value-type="float" office:value="0.00010295" calcext:value-type="float">
            <text:p>102,95E-06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89" calcext:value-type="float">
            <text:p>0,89</text:p>
          </table:table-cell>
          <table:table-cell office:value-type="float" office:value="0.000081385" calcext:value-type="float">
            <text:p>81,39E-06</text:p>
          </table:table-cell>
          <table:table-cell office:value-type="float" office:value="0.000077378" calcext:value-type="float">
            <text:p>77,38E-06</text:p>
          </table:table-cell>
          <table:table-cell table:formula="of:=([.D94]-[.D92])/([.B94]-[.B92])" office:value-type="float" office:value="0.0000949999999999995" calcext:value-type="float">
            <text:p>95,00E-06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9" calcext:value-type="float">
            <text:p>0,9</text:p>
          </table:table-cell>
          <table:table-cell office:value-type="float" office:value="0.000083153" calcext:value-type="float">
            <text:p>83,15E-06</text:p>
          </table:table-cell>
          <table:table-cell office:value-type="float" office:value="0.000078581" calcext:value-type="float">
            <text:p>78,58E-06</text:p>
          </table:table-cell>
          <table:table-cell table:formula="of:=([.D95]-[.D93])/([.B95]-[.B93])" office:value-type="float" office:value="0.0000926499999999998" calcext:value-type="float">
            <text:p>92,65E-06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91" calcext:value-type="float">
            <text:p>0,91</text:p>
          </table:table-cell>
          <table:table-cell office:value-type="float" office:value="0.000085116" calcext:value-type="float">
            <text:p>85,12E-06</text:p>
          </table:table-cell>
          <table:table-cell office:value-type="float" office:value="0.000079231" calcext:value-type="float">
            <text:p>79,23E-06</text:p>
          </table:table-cell>
          <table:table-cell table:formula="of:=([.D96]-[.D94])/([.B96]-[.B94])" office:value-type="float" office:value="0.0000999000000000001" calcext:value-type="float">
            <text:p>99,90E-06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92" calcext:value-type="float">
            <text:p>0,92</text:p>
          </table:table-cell>
          <table:table-cell office:value-type="float" office:value="0.000086739" calcext:value-type="float">
            <text:p>86,74E-06</text:p>
          </table:table-cell>
          <table:table-cell office:value-type="float" office:value="0.000080579" calcext:value-type="float">
            <text:p>80,58E-06</text:p>
          </table:table-cell>
          <table:table-cell table:formula="of:=([.D97]-[.D95])/([.B97]-[.B95])" office:value-type="float" office:value="0.0000731500000000004" calcext:value-type="float">
            <text:p>73,15E-06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93" calcext:value-type="float">
            <text:p>0,93</text:p>
          </table:table-cell>
          <table:table-cell office:value-type="float" office:value="0.000088587" calcext:value-type="float">
            <text:p>88,59E-06</text:p>
          </table:table-cell>
          <table:table-cell office:value-type="float" office:value="0.000080694" calcext:value-type="float">
            <text:p>80,69E-06</text:p>
          </table:table-cell>
          <table:table-cell table:formula="of:=([.D98]-[.D96])/([.B98]-[.B96])" office:value-type="float" office:value="0.0000716000000000004" calcext:value-type="float">
            <text:p>71,60E-06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94" calcext:value-type="float">
            <text:p>0,94</text:p>
          </table:table-cell>
          <table:table-cell office:value-type="float" office:value="0.000090034" calcext:value-type="float">
            <text:p>90,03E-06</text:p>
          </table:table-cell>
          <table:table-cell office:value-type="float" office:value="0.000082011" calcext:value-type="float">
            <text:p>82,01E-06</text:p>
          </table:table-cell>
          <table:table-cell table:formula="of:=([.D99]-[.D97])/([.B99]-[.B97])" office:value-type="float" office:value="0.0000933999999999994" calcext:value-type="float">
            <text:p>93,40E-06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95" calcext:value-type="float">
            <text:p>0,95</text:p>
          </table:table-cell>
          <table:table-cell office:value-type="float" office:value="0.000092446" calcext:value-type="float">
            <text:p>92,45E-06</text:p>
          </table:table-cell>
          <table:table-cell office:value-type="float" office:value="0.000082562" calcext:value-type="float">
            <text:p>82,56E-06</text:p>
          </table:table-cell>
          <table:table-cell table:formula="of:=([.D100]-[.D98])/([.B100]-[.B98])" office:value-type="float" office:value="0.0000156499999999998" calcext:value-type="float">
            <text:p>15,65E-06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96" calcext:value-type="float">
            <text:p>0,96</text:p>
          </table:table-cell>
          <table:table-cell office:value-type="float" office:value="0.000094618" calcext:value-type="float">
            <text:p>94,62E-06</text:p>
          </table:table-cell>
          <table:table-cell office:value-type="float" office:value="0.000082324" calcext:value-type="float">
            <text:p>82,32E-06</text:p>
          </table:table-cell>
          <table:table-cell table:formula="of:=([.D101]-[.D99])/([.B101]-[.B99])" office:value-type="float" office:value="0.0000311500000000007" calcext:value-type="float">
            <text:p>31,15E-06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97" calcext:value-type="float">
            <text:p>0,97</text:p>
          </table:table-cell>
          <table:table-cell office:value-type="float" office:value="0.000095526" calcext:value-type="float">
            <text:p>95,53E-06</text:p>
          </table:table-cell>
          <table:table-cell office:value-type="float" office:value="0.000083185" calcext:value-type="float">
            <text:p>83,19E-06</text:p>
          </table:table-cell>
          <table:table-cell table:formula="of:=([.D102]-[.D100])/([.B102]-[.B100])" office:value-type="float" office:value="0.0000524499999999998" calcext:value-type="float">
            <text:p>52,45E-06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98" calcext:value-type="float">
            <text:p>0,98</text:p>
          </table:table-cell>
          <table:table-cell office:value-type="float" office:value="0.000098244" calcext:value-type="float">
            <text:p>98,24E-06</text:p>
          </table:table-cell>
          <table:table-cell office:value-type="float" office:value="0.000083373" calcext:value-type="float">
            <text:p>83,37E-06</text:p>
          </table:table-cell>
          <table:table-cell table:formula="of:=([.D103]-[.D101])/([.B103]-[.B101])" office:value-type="float" office:value="0.0000527499999999997" calcext:value-type="float">
            <text:p>52,75E-06</text:p>
          </table:table-cell>
          <table:table-cell table:number-columns-repeated="101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9" calcext:value-type="float">
            <text:p>0,99</text:p>
          </table:table-cell>
          <table:table-cell office:value-type="float" office:value="0.000100511" calcext:value-type="float">
            <text:p>100,51E-06</text:p>
          </table:table-cell>
          <table:table-cell office:value-type="float" office:value="0.00008424" calcext:value-type="float">
            <text:p>84,24E-06</text:p>
          </table:table-cell>
          <table:table-cell table:formula="of:=([.D104]-[.D102])/([.B104]-[.B102])" office:value-type="float" office:value="0.0000439500000000001" calcext:value-type="float">
            <text:p>43,95E-06</text:p>
          </table:table-cell>
          <table:table-cell table:number-columns-repeated="101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0.000103054" calcext:value-type="float">
            <text:p>103,05E-06</text:p>
          </table:table-cell>
          <table:table-cell office:value-type="float" office:value="0.000084252" calcext:value-type="float">
            <text:p>84,25E-06</text:p>
          </table:table-cell>
          <table:table-cell table:number-columns-repeated="1020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D-11-30" table:style-name="ta1">
        <table:table-column table:style-name="co3" table:number-columns-repeated="2" table:default-cell-style-name="Default"/>
        <table:table-column table:style-name="co4" table:default-cell-style-name="ce6"/>
        <table:table-column table:style-name="co5" table:default-cell-style-name="ce6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VG=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to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step</text:p>
          </table:table-cell>
        </table:table-row>
        <table:table-row table:style-name="ro1">
          <table:table-cell office:value-type="string" calcext:value-type="string">
            <text:p>NO,</text:p>
          </table:table-cell>
          <table:table-cell office:value-type="string" calcext:value-type="string">
            <text:p>VG</text:p>
          </table:table-cell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IG</text:p>
          </table:table-cell>
          <table:table-cell office:value-type="string" calcext:value-type="string">
            <text:p>V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table:number-columns-repeated="2" table:style-name="Default"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0010997" calcext:value-type="float">
            <text:p>1,10E-05</text:p>
          </table:table-cell>
          <table:table-cell office:value-type="float" office:value="-0.000000072749" calcext:value-type="float">
            <text:p>-7,27E-08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0.000010977" calcext:value-type="float">
            <text:p>1,10E-05</text:p>
          </table:table-cell>
          <table:table-cell office:value-type="float" office:value="-0.000000040543" calcext:value-type="float">
            <text:p>-4,05E-08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,02</text:p>
          </table:table-cell>
          <table:table-cell office:value-type="float" office:value="0.000010976" calcext:value-type="float">
            <text:p>1,10E-05</text:p>
          </table:table-cell>
          <table:table-cell office:value-type="float" office:value="-0.0000000081783" calcext:value-type="float">
            <text:p>-8,18E-09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3" calcext:value-type="float">
            <text:p>0,03</text:p>
          </table:table-cell>
          <table:table-cell office:value-type="float" office:value="0.000010973" calcext:value-type="float">
            <text:p>1,10E-05</text:p>
          </table:table-cell>
          <table:table-cell office:value-type="float" office:value="0.000000023615" calcext:value-type="float">
            <text:p>2,36E-08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4" calcext:value-type="float">
            <text:p>0,04</text:p>
          </table:table-cell>
          <table:table-cell office:value-type="float" office:value="0.000010973" calcext:value-type="float">
            <text:p>1,10E-05</text:p>
          </table:table-cell>
          <table:table-cell office:value-type="float" office:value="0.000000056044" calcext:value-type="float">
            <text:p>5,60E-08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,05</text:p>
          </table:table-cell>
          <table:table-cell office:value-type="float" office:value="0.000010971" calcext:value-type="float">
            <text:p>1,10E-05</text:p>
          </table:table-cell>
          <table:table-cell office:value-type="float" office:value="0.000000089589" calcext:value-type="float">
            <text:p>8,96E-08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6" calcext:value-type="float">
            <text:p>0,06</text:p>
          </table:table-cell>
          <table:table-cell office:value-type="float" office:value="0.000010967" calcext:value-type="float">
            <text:p>1,10E-05</text:p>
          </table:table-cell>
          <table:table-cell office:value-type="float" office:value="0.0000001239" calcext:value-type="float">
            <text:p>1,24E-07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7" calcext:value-type="float">
            <text:p>0,07</text:p>
          </table:table-cell>
          <table:table-cell office:value-type="float" office:value="0.00001095" calcext:value-type="float">
            <text:p>1,10E-05</text:p>
          </table:table-cell>
          <table:table-cell office:value-type="float" office:value="0.00000015914" calcext:value-type="float">
            <text:p>1,59E-07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8" calcext:value-type="float">
            <text:p>0,08</text:p>
          </table:table-cell>
          <table:table-cell office:value-type="float" office:value="0.000010953" calcext:value-type="float">
            <text:p>1,10E-05</text:p>
          </table:table-cell>
          <table:table-cell office:value-type="float" office:value="0.00000019635" calcext:value-type="float">
            <text:p>1,96E-07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9" calcext:value-type="float">
            <text:p>0,09</text:p>
          </table:table-cell>
          <table:table-cell office:value-type="float" office:value="0.000010949" calcext:value-type="float">
            <text:p>1,09E-05</text:p>
          </table:table-cell>
          <table:table-cell office:value-type="float" office:value="0.00000023518" calcext:value-type="float">
            <text:p>2,35E-07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,1</text:p>
          </table:table-cell>
          <table:table-cell office:value-type="float" office:value="0.000010953" calcext:value-type="float">
            <text:p>1,10E-05</text:p>
          </table:table-cell>
          <table:table-cell office:value-type="float" office:value="0.00000027558" calcext:value-type="float">
            <text:p>2,76E-07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1" calcext:value-type="float">
            <text:p>0,11</text:p>
          </table:table-cell>
          <table:table-cell office:value-type="float" office:value="0.000010949" calcext:value-type="float">
            <text:p>1,09E-05</text:p>
          </table:table-cell>
          <table:table-cell office:value-type="float" office:value="0.00000031895" calcext:value-type="float">
            <text:p>3,19E-07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2" calcext:value-type="float">
            <text:p>0,12</text:p>
          </table:table-cell>
          <table:table-cell office:value-type="float" office:value="0.000010953" calcext:value-type="float">
            <text:p>1,10E-05</text:p>
          </table:table-cell>
          <table:table-cell office:value-type="float" office:value="0.0000003638" calcext:value-type="float">
            <text:p>3,64E-07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3" calcext:value-type="float">
            <text:p>0,13</text:p>
          </table:table-cell>
          <table:table-cell office:value-type="float" office:value="0.000010953" calcext:value-type="float">
            <text:p>1,10E-05</text:p>
          </table:table-cell>
          <table:table-cell office:value-type="float" office:value="0.00000041309" calcext:value-type="float">
            <text:p>4,13E-07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4" calcext:value-type="float">
            <text:p>0,14</text:p>
          </table:table-cell>
          <table:table-cell office:value-type="float" office:value="0.000010963" calcext:value-type="float">
            <text:p>1,10E-05</text:p>
          </table:table-cell>
          <table:table-cell office:value-type="float" office:value="0.00000046161" calcext:value-type="float">
            <text:p>4,62E-07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5" calcext:value-type="float">
            <text:p>0,15</text:p>
          </table:table-cell>
          <table:table-cell office:value-type="float" office:value="0.000010976" calcext:value-type="float">
            <text:p>1,10E-05</text:p>
          </table:table-cell>
          <table:table-cell office:value-type="float" office:value="0.00000051531" calcext:value-type="float">
            <text:p>5,15E-07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6" calcext:value-type="float">
            <text:p>0,16</text:p>
          </table:table-cell>
          <table:table-cell office:value-type="float" office:value="0.000010998" calcext:value-type="float">
            <text:p>1,10E-05</text:p>
          </table:table-cell>
          <table:table-cell office:value-type="float" office:value="0.00000057126" calcext:value-type="float">
            <text:p>5,71E-07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7" calcext:value-type="float">
            <text:p>0,17</text:p>
          </table:table-cell>
          <table:table-cell office:value-type="float" office:value="0.000011006" calcext:value-type="float">
            <text:p>1,10E-05</text:p>
          </table:table-cell>
          <table:table-cell office:value-type="float" office:value="0.00000063019" calcext:value-type="float">
            <text:p>6,30E-07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8" calcext:value-type="float">
            <text:p>0,18</text:p>
          </table:table-cell>
          <table:table-cell office:value-type="float" office:value="0.000011056" calcext:value-type="float">
            <text:p>1,11E-05</text:p>
          </table:table-cell>
          <table:table-cell office:value-type="float" office:value="0.00000069392" calcext:value-type="float">
            <text:p>6,94E-07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9" calcext:value-type="float">
            <text:p>0,19</text:p>
          </table:table-cell>
          <table:table-cell office:value-type="float" office:value="0.000011125" calcext:value-type="float">
            <text:p>1,11E-05</text:p>
          </table:table-cell>
          <table:table-cell office:value-type="float" office:value="0.00000075532" calcext:value-type="float">
            <text:p>7,55E-07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" calcext:value-type="float">
            <text:p>0,2</text:p>
          </table:table-cell>
          <table:table-cell office:value-type="float" office:value="0.00001119" calcext:value-type="float">
            <text:p>1,12E-05</text:p>
          </table:table-cell>
          <table:table-cell office:value-type="float" office:value="0.00000082314" calcext:value-type="float">
            <text:p>8,23E-07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1" calcext:value-type="float">
            <text:p>0,21</text:p>
          </table:table-cell>
          <table:table-cell office:value-type="float" office:value="0.00001127" calcext:value-type="float">
            <text:p>1,13E-05</text:p>
          </table:table-cell>
          <table:table-cell office:value-type="float" office:value="0.00000088996" calcext:value-type="float">
            <text:p>8,90E-07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2" calcext:value-type="float">
            <text:p>0,22</text:p>
          </table:table-cell>
          <table:table-cell office:value-type="float" office:value="0.000011363" calcext:value-type="float">
            <text:p>1,14E-05</text:p>
          </table:table-cell>
          <table:table-cell office:value-type="float" office:value="0.00000096568" calcext:value-type="float">
            <text:p>9,66E-07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3" calcext:value-type="float">
            <text:p>0,23</text:p>
          </table:table-cell>
          <table:table-cell office:value-type="float" office:value="0.000011512" calcext:value-type="float">
            <text:p>1,15E-05</text:p>
          </table:table-cell>
          <table:table-cell office:value-type="float" office:value="0.00000104033" calcext:value-type="float">
            <text:p>1,04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4" calcext:value-type="float">
            <text:p>0,24</text:p>
          </table:table-cell>
          <table:table-cell office:value-type="float" office:value="0.000011676" calcext:value-type="float">
            <text:p>1,17E-05</text:p>
          </table:table-cell>
          <table:table-cell office:value-type="float" office:value="0.00000111587" calcext:value-type="float">
            <text:p>1,12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25" calcext:value-type="float">
            <text:p>0,25</text:p>
          </table:table-cell>
          <table:table-cell office:value-type="float" office:value="0.000011903" calcext:value-type="float">
            <text:p>1,19E-05</text:p>
          </table:table-cell>
          <table:table-cell office:value-type="float" office:value="0.000001202" calcext:value-type="float">
            <text:p>1,20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6" calcext:value-type="float">
            <text:p>0,26</text:p>
          </table:table-cell>
          <table:table-cell office:value-type="float" office:value="0.000012159" calcext:value-type="float">
            <text:p>1,22E-05</text:p>
          </table:table-cell>
          <table:table-cell office:value-type="float" office:value="0.0000012861" calcext:value-type="float">
            <text:p>1,29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27" calcext:value-type="float">
            <text:p>0,27</text:p>
          </table:table-cell>
          <table:table-cell office:value-type="float" office:value="0.000012527" calcext:value-type="float">
            <text:p>1,25E-05</text:p>
          </table:table-cell>
          <table:table-cell office:value-type="float" office:value="0.0000013704" calcext:value-type="float">
            <text:p>1,37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28" calcext:value-type="float">
            <text:p>0,28</text:p>
          </table:table-cell>
          <table:table-cell office:value-type="float" office:value="0.000012916" calcext:value-type="float">
            <text:p>1,29E-05</text:p>
          </table:table-cell>
          <table:table-cell office:value-type="float" office:value="0.0000014614" calcext:value-type="float">
            <text:p>1,46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9" calcext:value-type="float">
            <text:p>0,29</text:p>
          </table:table-cell>
          <table:table-cell office:value-type="float" office:value="0.000013431" calcext:value-type="float">
            <text:p>1,34E-05</text:p>
          </table:table-cell>
          <table:table-cell office:value-type="float" office:value="0.0000015525" calcext:value-type="float">
            <text:p>1,55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3" calcext:value-type="float">
            <text:p>0,3</text:p>
          </table:table-cell>
          <table:table-cell office:value-type="float" office:value="0.000014076" calcext:value-type="float">
            <text:p>1,41E-05</text:p>
          </table:table-cell>
          <table:table-cell office:value-type="float" office:value="0.0000016425" calcext:value-type="float">
            <text:p>1,64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31" calcext:value-type="float">
            <text:p>0,31</text:p>
          </table:table-cell>
          <table:table-cell office:value-type="float" office:value="0.000014797" calcext:value-type="float">
            <text:p>1,48E-05</text:p>
          </table:table-cell>
          <table:table-cell office:value-type="float" office:value="0.0000017409" calcext:value-type="float">
            <text:p>1,74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32" calcext:value-type="float">
            <text:p>0,32</text:p>
          </table:table-cell>
          <table:table-cell office:value-type="float" office:value="0.000015675" calcext:value-type="float">
            <text:p>1,57E-05</text:p>
          </table:table-cell>
          <table:table-cell office:value-type="float" office:value="0.0000018384" calcext:value-type="float">
            <text:p>1,84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33" calcext:value-type="float">
            <text:p>0,33</text:p>
          </table:table-cell>
          <table:table-cell office:value-type="float" office:value="0.000016676" calcext:value-type="float">
            <text:p>1,67E-05</text:p>
          </table:table-cell>
          <table:table-cell office:value-type="float" office:value="0.0000019452" calcext:value-type="float">
            <text:p>1,95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34" calcext:value-type="float">
            <text:p>0,34</text:p>
          </table:table-cell>
          <table:table-cell office:value-type="float" office:value="0.000017886" calcext:value-type="float">
            <text:p>1,79E-05</text:p>
          </table:table-cell>
          <table:table-cell office:value-type="float" office:value="0.000002055" calcext:value-type="float">
            <text:p>2,06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35" calcext:value-type="float">
            <text:p>0,35</text:p>
          </table:table-cell>
          <table:table-cell office:value-type="float" office:value="0.000019282" calcext:value-type="float">
            <text:p>1,93E-05</text:p>
          </table:table-cell>
          <table:table-cell office:value-type="float" office:value="0.0000021621" calcext:value-type="float">
            <text:p>2,16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36" calcext:value-type="float">
            <text:p>0,36</text:p>
          </table:table-cell>
          <table:table-cell office:value-type="float" office:value="0.000020812" calcext:value-type="float">
            <text:p>2,08E-05</text:p>
          </table:table-cell>
          <table:table-cell office:value-type="float" office:value="0.0000022585" calcext:value-type="float">
            <text:p>2,26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37" calcext:value-type="float">
            <text:p>0,37</text:p>
          </table:table-cell>
          <table:table-cell office:value-type="float" office:value="0.000022576" calcext:value-type="float">
            <text:p>2,26E-05</text:p>
          </table:table-cell>
          <table:table-cell office:value-type="float" office:value="0.0000023635" calcext:value-type="float">
            <text:p>2,36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38" calcext:value-type="float">
            <text:p>0,38</text:p>
          </table:table-cell>
          <table:table-cell office:value-type="float" office:value="0.000024505" calcext:value-type="float">
            <text:p>2,45E-05</text:p>
          </table:table-cell>
          <table:table-cell office:value-type="float" office:value="0.0000024794" calcext:value-type="float">
            <text:p>2,48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39" calcext:value-type="float">
            <text:p>0,39</text:p>
          </table:table-cell>
          <table:table-cell office:value-type="float" office:value="0.00002673" calcext:value-type="float">
            <text:p>2,67E-05</text:p>
          </table:table-cell>
          <table:table-cell office:value-type="float" office:value="0.0000025039" calcext:value-type="float">
            <text:p>2,50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4" calcext:value-type="float">
            <text:p>0,4</text:p>
          </table:table-cell>
          <table:table-cell office:value-type="float" office:value="0.000029081" calcext:value-type="float">
            <text:p>2,91E-05</text:p>
          </table:table-cell>
          <table:table-cell office:value-type="float" office:value="0.0000026225" calcext:value-type="float">
            <text:p>2,62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41" calcext:value-type="float">
            <text:p>0,41</text:p>
          </table:table-cell>
          <table:table-cell office:value-type="float" office:value="0.000031707" calcext:value-type="float">
            <text:p>3,17E-05</text:p>
          </table:table-cell>
          <table:table-cell office:value-type="float" office:value="0.0000028061" calcext:value-type="float">
            <text:p>2,81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42" calcext:value-type="float">
            <text:p>0,42</text:p>
          </table:table-cell>
          <table:table-cell office:value-type="float" office:value="0.000034581" calcext:value-type="float">
            <text:p>3,46E-05</text:p>
          </table:table-cell>
          <table:table-cell office:value-type="float" office:value="0.0000029476" calcext:value-type="float">
            <text:p>2,95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43" calcext:value-type="float">
            <text:p>0,43</text:p>
          </table:table-cell>
          <table:table-cell office:value-type="float" office:value="0.0000376" calcext:value-type="float">
            <text:p>3,76E-05</text:p>
          </table:table-cell>
          <table:table-cell office:value-type="float" office:value="0.0000030743" calcext:value-type="float">
            <text:p>3,07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44" calcext:value-type="float">
            <text:p>0,44</text:p>
          </table:table-cell>
          <table:table-cell office:value-type="float" office:value="0.000041225" calcext:value-type="float">
            <text:p>4,12E-05</text:p>
          </table:table-cell>
          <table:table-cell office:value-type="float" office:value="0.0000024657" calcext:value-type="float">
            <text:p>2,47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45" calcext:value-type="float">
            <text:p>0,45</text:p>
          </table:table-cell>
          <table:table-cell office:value-type="float" office:value="0.000044655" calcext:value-type="float">
            <text:p>4,47E-05</text:p>
          </table:table-cell>
          <table:table-cell office:value-type="float" office:value="0.0000025689" calcext:value-type="float">
            <text:p>2,57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46" calcext:value-type="float">
            <text:p>0,46</text:p>
          </table:table-cell>
          <table:table-cell office:value-type="float" office:value="0.000048295" calcext:value-type="float">
            <text:p>4,83E-05</text:p>
          </table:table-cell>
          <table:table-cell office:value-type="float" office:value="0.0000026826" calcext:value-type="float">
            <text:p>2,68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47" calcext:value-type="float">
            <text:p>0,47</text:p>
          </table:table-cell>
          <table:table-cell office:value-type="float" office:value="0.000052162" calcext:value-type="float">
            <text:p>5,22E-05</text:p>
          </table:table-cell>
          <table:table-cell office:value-type="float" office:value="0.0000028018" calcext:value-type="float">
            <text:p>2,80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48" calcext:value-type="float">
            <text:p>0,48</text:p>
          </table:table-cell>
          <table:table-cell office:value-type="float" office:value="0.000056291" calcext:value-type="float">
            <text:p>5,63E-05</text:p>
          </table:table-cell>
          <table:table-cell office:value-type="float" office:value="0.0000029218" calcext:value-type="float">
            <text:p>2,92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49" calcext:value-type="float">
            <text:p>0,49</text:p>
          </table:table-cell>
          <table:table-cell office:value-type="float" office:value="0.000060488" calcext:value-type="float">
            <text:p>6,05E-05</text:p>
          </table:table-cell>
          <table:table-cell office:value-type="float" office:value="0.0000038948" calcext:value-type="float">
            <text:p>3,89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5" calcext:value-type="float">
            <text:p>0,5</text:p>
          </table:table-cell>
          <table:table-cell office:value-type="float" office:value="0.000064871" calcext:value-type="float">
            <text:p>6,49E-05</text:p>
          </table:table-cell>
          <table:table-cell office:value-type="float" office:value="0.0000031741" calcext:value-type="float">
            <text:p>3,17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1" calcext:value-type="float">
            <text:p>0,51</text:p>
          </table:table-cell>
          <table:table-cell office:value-type="float" office:value="0.00006932" calcext:value-type="float">
            <text:p>6,93E-05</text:p>
          </table:table-cell>
          <table:table-cell office:value-type="float" office:value="0.0000033072" calcext:value-type="float">
            <text:p>3,31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52" calcext:value-type="float">
            <text:p>0,52</text:p>
          </table:table-cell>
          <table:table-cell office:value-type="float" office:value="0.000073385" calcext:value-type="float">
            <text:p>7,34E-05</text:p>
          </table:table-cell>
          <table:table-cell office:value-type="float" office:value="0.0000038457" calcext:value-type="float">
            <text:p>3,85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3" calcext:value-type="float">
            <text:p>0,53</text:p>
          </table:table-cell>
          <table:table-cell office:value-type="float" office:value="0.00007867" calcext:value-type="float">
            <text:p>7,87E-05</text:p>
          </table:table-cell>
          <table:table-cell office:value-type="float" office:value="0.0000035908" calcext:value-type="float">
            <text:p>3,59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4" calcext:value-type="float">
            <text:p>0,54</text:p>
          </table:table-cell>
          <table:table-cell office:value-type="float" office:value="0.000083419" calcext:value-type="float">
            <text:p>8,34E-05</text:p>
          </table:table-cell>
          <table:table-cell office:value-type="float" office:value="0.0000037364" calcext:value-type="float">
            <text:p>3,74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5" calcext:value-type="float">
            <text:p>0,55</text:p>
          </table:table-cell>
          <table:table-cell office:value-type="float" office:value="0.000087754" calcext:value-type="float">
            <text:p>8,78E-05</text:p>
          </table:table-cell>
          <table:table-cell office:value-type="float" office:value="0.000004877" calcext:value-type="float">
            <text:p>4,88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6" calcext:value-type="float">
            <text:p>0,56</text:p>
          </table:table-cell>
          <table:table-cell office:value-type="float" office:value="0.000092502" calcext:value-type="float">
            <text:p>9,25E-05</text:p>
          </table:table-cell>
          <table:table-cell office:value-type="float" office:value="0.0000049112" calcext:value-type="float">
            <text:p>4,91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7" calcext:value-type="float">
            <text:p>0,57</text:p>
          </table:table-cell>
          <table:table-cell office:value-type="float" office:value="0.00009796" calcext:value-type="float">
            <text:p>9,80E-05</text:p>
          </table:table-cell>
          <table:table-cell office:value-type="float" office:value="0.0000051319" calcext:value-type="float">
            <text:p>5,13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58" calcext:value-type="float">
            <text:p>0,58</text:p>
          </table:table-cell>
          <table:table-cell table:style-name="Default" office:value-type="float" office:value="0.000102942" calcext:value-type="float">
            <text:p>0,000102942</text:p>
          </table:table-cell>
          <table:table-cell office:value-type="float" office:value="0.0000054453" calcext:value-type="float">
            <text:p>5,45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9" calcext:value-type="float">
            <text:p>0,59</text:p>
          </table:table-cell>
          <table:table-cell table:style-name="Default" office:value-type="float" office:value="0.00010725" calcext:value-type="float">
            <text:p>0,00010725</text:p>
          </table:table-cell>
          <table:table-cell office:value-type="float" office:value="0.0000053119" calcext:value-type="float">
            <text:p>5,31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" calcext:value-type="float">
            <text:p>0,6</text:p>
          </table:table-cell>
          <table:table-cell table:style-name="Default" office:value-type="float" office:value="0.000112517" calcext:value-type="float">
            <text:p>0,000112517</text:p>
          </table:table-cell>
          <table:table-cell office:value-type="float" office:value="0.0000050821" calcext:value-type="float">
            <text:p>5,08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61" calcext:value-type="float">
            <text:p>0,61</text:p>
          </table:table-cell>
          <table:table-cell table:style-name="Default" office:value-type="float" office:value="0.00011778" calcext:value-type="float">
            <text:p>0,00011778</text:p>
          </table:table-cell>
          <table:table-cell office:value-type="float" office:value="0.0000060858" calcext:value-type="float">
            <text:p>6,09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62" calcext:value-type="float">
            <text:p>0,62</text:p>
          </table:table-cell>
          <table:table-cell table:style-name="Default" office:value-type="float" office:value="0.00012232" calcext:value-type="float">
            <text:p>0,00012232</text:p>
          </table:table-cell>
          <table:table-cell office:value-type="float" office:value="0.0000052091" calcext:value-type="float">
            <text:p>5,21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63" calcext:value-type="float">
            <text:p>0,63</text:p>
          </table:table-cell>
          <table:table-cell table:style-name="Default" office:value-type="float" office:value="0.00012688" calcext:value-type="float">
            <text:p>0,00012688</text:p>
          </table:table-cell>
          <table:table-cell office:value-type="float" office:value="0.00000554" calcext:value-type="float">
            <text:p>5,54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64" calcext:value-type="float">
            <text:p>0,64</text:p>
          </table:table-cell>
          <table:table-cell table:style-name="Default" office:value-type="float" office:value="0.00013172" calcext:value-type="float">
            <text:p>0,00013172</text:p>
          </table:table-cell>
          <table:table-cell office:value-type="float" office:value="0.000006428" calcext:value-type="float">
            <text:p>6,43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65" calcext:value-type="float">
            <text:p>0,65</text:p>
          </table:table-cell>
          <table:table-cell table:style-name="Default" office:value-type="float" office:value="0.00013679" calcext:value-type="float">
            <text:p>0,00013679</text:p>
          </table:table-cell>
          <table:table-cell office:value-type="float" office:value="0.0000068255" calcext:value-type="float">
            <text:p>6,83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66" calcext:value-type="float">
            <text:p>0,66</text:p>
          </table:table-cell>
          <table:table-cell table:style-name="Default" office:value-type="float" office:value="0.00014101" calcext:value-type="float">
            <text:p>0,00014101</text:p>
          </table:table-cell>
          <table:table-cell office:value-type="float" office:value="0.0000073351" calcext:value-type="float">
            <text:p>7,34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67" calcext:value-type="float">
            <text:p>0,67</text:p>
          </table:table-cell>
          <table:table-cell table:style-name="Default" office:value-type="float" office:value="0.0001464" calcext:value-type="float">
            <text:p>0,0001464</text:p>
          </table:table-cell>
          <table:table-cell office:value-type="float" office:value="0.0000074762" calcext:value-type="float">
            <text:p>7,48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68" calcext:value-type="float">
            <text:p>0,68</text:p>
          </table:table-cell>
          <table:table-cell table:style-name="Default" office:value-type="float" office:value="0.00015045" calcext:value-type="float">
            <text:p>0,00015045</text:p>
          </table:table-cell>
          <table:table-cell office:value-type="float" office:value="0.0000074226" calcext:value-type="float">
            <text:p>7,42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69" calcext:value-type="float">
            <text:p>0,69</text:p>
          </table:table-cell>
          <table:table-cell table:style-name="Default" office:value-type="float" office:value="0.00015509" calcext:value-type="float">
            <text:p>0,00015509</text:p>
          </table:table-cell>
          <table:table-cell office:value-type="float" office:value="0.0000072317" calcext:value-type="float">
            <text:p>7,23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7" calcext:value-type="float">
            <text:p>0,7</text:p>
          </table:table-cell>
          <table:table-cell table:style-name="Default" office:value-type="float" office:value="0.00015961" calcext:value-type="float">
            <text:p>0,00015961</text:p>
          </table:table-cell>
          <table:table-cell office:value-type="float" office:value="0.0000082453" calcext:value-type="float">
            <text:p>8,25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71" calcext:value-type="float">
            <text:p>0,71</text:p>
          </table:table-cell>
          <table:table-cell table:style-name="Default" office:value-type="float" office:value="0.00016458" calcext:value-type="float">
            <text:p>0,00016458</text:p>
          </table:table-cell>
          <table:table-cell office:value-type="float" office:value="0.0000087552" calcext:value-type="float">
            <text:p>8,76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72" calcext:value-type="float">
            <text:p>0,72</text:p>
          </table:table-cell>
          <table:table-cell table:style-name="Default" office:value-type="float" office:value="0.00016904" calcext:value-type="float">
            <text:p>0,00016904</text:p>
          </table:table-cell>
          <table:table-cell office:value-type="float" office:value="0.0000090542" calcext:value-type="float">
            <text:p>9,05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73" calcext:value-type="float">
            <text:p>0,73</text:p>
          </table:table-cell>
          <table:table-cell table:style-name="Default" office:value-type="float" office:value="0.00017305" calcext:value-type="float">
            <text:p>0,00017305</text:p>
          </table:table-cell>
          <table:table-cell office:value-type="float" office:value="0.0000092828" calcext:value-type="float">
            <text:p>9,28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74" calcext:value-type="float">
            <text:p>0,74</text:p>
          </table:table-cell>
          <table:table-cell table:style-name="Default" office:value-type="float" office:value="0.00017712" calcext:value-type="float">
            <text:p>0,00017712</text:p>
          </table:table-cell>
          <table:table-cell office:value-type="float" office:value="0.0000096631" calcext:value-type="float">
            <text:p>9,66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75" calcext:value-type="float">
            <text:p>0,75</text:p>
          </table:table-cell>
          <table:table-cell table:style-name="Default" office:value-type="float" office:value="0.0001813" calcext:value-type="float">
            <text:p>0,0001813</text:p>
          </table:table-cell>
          <table:table-cell office:value-type="float" office:value="0.0000099465" calcext:value-type="float">
            <text:p>9,95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76" calcext:value-type="float">
            <text:p>0,76</text:p>
          </table:table-cell>
          <table:table-cell table:style-name="Default" office:value-type="float" office:value="0.00018567" calcext:value-type="float">
            <text:p>0,00018567</text:p>
          </table:table-cell>
          <table:table-cell office:value-type="float" office:value="0.0000105618" calcext:value-type="float">
            <text:p>1,06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77" calcext:value-type="float">
            <text:p>0,77</text:p>
          </table:table-cell>
          <table:table-cell table:style-name="Default" office:value-type="float" office:value="0.00018994" calcext:value-type="float">
            <text:p>0,00018994</text:p>
          </table:table-cell>
          <table:table-cell office:value-type="float" office:value="0.0000109681" calcext:value-type="float">
            <text:p>1,10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78" calcext:value-type="float">
            <text:p>0,78</text:p>
          </table:table-cell>
          <table:table-cell table:style-name="Default" office:value-type="float" office:value="0.00019393" calcext:value-type="float">
            <text:p>0,00019393</text:p>
          </table:table-cell>
          <table:table-cell office:value-type="float" office:value="0.000010315" calcext:value-type="float">
            <text:p>1,03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79" calcext:value-type="float">
            <text:p>0,79</text:p>
          </table:table-cell>
          <table:table-cell table:style-name="Default" office:value-type="float" office:value="0.00019798" calcext:value-type="float">
            <text:p>0,00019798</text:p>
          </table:table-cell>
          <table:table-cell office:value-type="float" office:value="0.000011045" calcext:value-type="float">
            <text:p>1,10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8" calcext:value-type="float">
            <text:p>0,8</text:p>
          </table:table-cell>
          <table:table-cell table:style-name="Default" office:value-type="float" office:value="0.00020201" calcext:value-type="float">
            <text:p>0,00020201</text:p>
          </table:table-cell>
          <table:table-cell office:value-type="float" office:value="0.00001146" calcext:value-type="float">
            <text:p>1,15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81" calcext:value-type="float">
            <text:p>0,81</text:p>
          </table:table-cell>
          <table:table-cell table:style-name="Default" office:value-type="float" office:value="0.00020548" calcext:value-type="float">
            <text:p>0,00020548</text:p>
          </table:table-cell>
          <table:table-cell office:value-type="float" office:value="0.000013615" calcext:value-type="float">
            <text:p>1,36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82" calcext:value-type="float">
            <text:p>0,82</text:p>
          </table:table-cell>
          <table:table-cell table:style-name="Default" office:value-type="float" office:value="0.00020916" calcext:value-type="float">
            <text:p>0,00020916</text:p>
          </table:table-cell>
          <table:table-cell office:value-type="float" office:value="0.000013299" calcext:value-type="float">
            <text:p>1,33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83" calcext:value-type="float">
            <text:p>0,83</text:p>
          </table:table-cell>
          <table:table-cell table:style-name="Default" office:value-type="float" office:value="0.00021282" calcext:value-type="float">
            <text:p>0,00021282</text:p>
          </table:table-cell>
          <table:table-cell office:value-type="float" office:value="0.000014201" calcext:value-type="float">
            <text:p>1,42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84" calcext:value-type="float">
            <text:p>0,84</text:p>
          </table:table-cell>
          <table:table-cell table:style-name="Default" office:value-type="float" office:value="0.00021625" calcext:value-type="float">
            <text:p>0,00021625</text:p>
          </table:table-cell>
          <table:table-cell office:value-type="float" office:value="0.000015152" calcext:value-type="float">
            <text:p>1,52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85" calcext:value-type="float">
            <text:p>0,85</text:p>
          </table:table-cell>
          <table:table-cell table:style-name="Default" office:value-type="float" office:value="0.0002198" calcext:value-type="float">
            <text:p>0,0002198</text:p>
          </table:table-cell>
          <table:table-cell office:value-type="float" office:value="0.000015747" calcext:value-type="float">
            <text:p>1,57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86" calcext:value-type="float">
            <text:p>0,86</text:p>
          </table:table-cell>
          <table:table-cell table:style-name="Default" office:value-type="float" office:value="0.0002233" calcext:value-type="float">
            <text:p>0,0002233</text:p>
          </table:table-cell>
          <table:table-cell office:value-type="float" office:value="0.000016614" calcext:value-type="float">
            <text:p>1,66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87" calcext:value-type="float">
            <text:p>0,87</text:p>
          </table:table-cell>
          <table:table-cell table:style-name="Default" office:value-type="float" office:value="0.00022639" calcext:value-type="float">
            <text:p>0,00022639</text:p>
          </table:table-cell>
          <table:table-cell office:value-type="float" office:value="0.000017348" calcext:value-type="float">
            <text:p>1,73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88" calcext:value-type="float">
            <text:p>0,88</text:p>
          </table:table-cell>
          <table:table-cell table:style-name="Default" office:value-type="float" office:value="0.00022975" calcext:value-type="float">
            <text:p>0,00022975</text:p>
          </table:table-cell>
          <table:table-cell office:value-type="float" office:value="0.000018088" calcext:value-type="float">
            <text:p>1,81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89" calcext:value-type="float">
            <text:p>0,89</text:p>
          </table:table-cell>
          <table:table-cell table:style-name="Default" office:value-type="float" office:value="0.00023291" calcext:value-type="float">
            <text:p>0,00023291</text:p>
          </table:table-cell>
          <table:table-cell office:value-type="float" office:value="0.00001887" calcext:value-type="float">
            <text:p>1,89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9" calcext:value-type="float">
            <text:p>0,9</text:p>
          </table:table-cell>
          <table:table-cell table:style-name="Default" office:value-type="float" office:value="0.00023622" calcext:value-type="float">
            <text:p>0,00023622</text:p>
          </table:table-cell>
          <table:table-cell office:value-type="float" office:value="0.000018705" calcext:value-type="float">
            <text:p>1,87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91" calcext:value-type="float">
            <text:p>0,91</text:p>
          </table:table-cell>
          <table:table-cell table:style-name="Default" office:value-type="float" office:value="0.00023895" calcext:value-type="float">
            <text:p>0,00023895</text:p>
          </table:table-cell>
          <table:table-cell office:value-type="float" office:value="0.000020664" calcext:value-type="float">
            <text:p>2,07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92" calcext:value-type="float">
            <text:p>0,92</text:p>
          </table:table-cell>
          <table:table-cell table:style-name="Default" office:value-type="float" office:value="0.00024238" calcext:value-type="float">
            <text:p>0,00024238</text:p>
          </table:table-cell>
          <table:table-cell office:value-type="float" office:value="0.000020922" calcext:value-type="float">
            <text:p>2,09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93" calcext:value-type="float">
            <text:p>0,93</text:p>
          </table:table-cell>
          <table:table-cell table:style-name="Default" office:value-type="float" office:value="0.00024468" calcext:value-type="float">
            <text:p>0,00024468</text:p>
          </table:table-cell>
          <table:table-cell office:value-type="float" office:value="0.000022019" calcext:value-type="float">
            <text:p>2,20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94" calcext:value-type="float">
            <text:p>0,94</text:p>
          </table:table-cell>
          <table:table-cell table:style-name="Default" office:value-type="float" office:value="0.00024716" calcext:value-type="float">
            <text:p>0,00024716</text:p>
          </table:table-cell>
          <table:table-cell office:value-type="float" office:value="0.000023132" calcext:value-type="float">
            <text:p>2,31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95" calcext:value-type="float">
            <text:p>0,95</text:p>
          </table:table-cell>
          <table:table-cell table:style-name="Default" office:value-type="float" office:value="0.00025049" calcext:value-type="float">
            <text:p>0,00025049</text:p>
          </table:table-cell>
          <table:table-cell office:value-type="float" office:value="0.000022947" calcext:value-type="float">
            <text:p>2,29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96" calcext:value-type="float">
            <text:p>0,96</text:p>
          </table:table-cell>
          <table:table-cell table:style-name="Default" office:value-type="float" office:value="0.0002536" calcext:value-type="float">
            <text:p>0,0002536</text:p>
          </table:table-cell>
          <table:table-cell office:value-type="float" office:value="0.000024573" calcext:value-type="float">
            <text:p>2,46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97" calcext:value-type="float">
            <text:p>0,97</text:p>
          </table:table-cell>
          <table:table-cell table:style-name="Default" office:value-type="float" office:value="0.0002559" calcext:value-type="float">
            <text:p>0,0002559</text:p>
          </table:table-cell>
          <table:table-cell office:value-type="float" office:value="0.00002489" calcext:value-type="float">
            <text:p>2,49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98" calcext:value-type="float">
            <text:p>0,98</text:p>
          </table:table-cell>
          <table:table-cell table:style-name="Default" office:value-type="float" office:value="0.00025879" calcext:value-type="float">
            <text:p>0,00025879</text:p>
          </table:table-cell>
          <table:table-cell office:value-type="float" office:value="0.000024814" calcext:value-type="float">
            <text:p>2,48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9" calcext:value-type="float">
            <text:p>0,99</text:p>
          </table:table-cell>
          <table:table-cell table:style-name="Default" office:value-type="float" office:value="0.0002617" calcext:value-type="float">
            <text:p>0,0002617</text:p>
          </table:table-cell>
          <table:table-cell office:value-type="float" office:value="0.000026449" calcext:value-type="float">
            <text:p>2,64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0026364" calcext:value-type="float">
            <text:p>0,00026364</text:p>
          </table:table-cell>
          <table:table-cell office:value-type="float" office:value="0.000026455" calcext:value-type="float">
            <text:p>2,65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</table:table>
      <table:table table:name="FD-11-38" table:style-name="ta1">
        <table:table-column table:style-name="co3" table:number-columns-repeated="2" table:default-cell-style-name="Default"/>
        <table:table-column table:style-name="co8" table:default-cell-style-name="ce6"/>
        <table:table-column table:style-name="co9" table:default-cell-style-name="ce6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VG=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to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step</text:p>
          </table:table-cell>
        </table:table-row>
        <table:table-row table:style-name="ro1">
          <table:table-cell office:value-type="string" calcext:value-type="string">
            <text:p>NO,</text:p>
          </table:table-cell>
          <table:table-cell office:value-type="string" calcext:value-type="string">
            <text:p>VG</text:p>
          </table:table-cell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IG</text:p>
          </table:table-cell>
          <table:table-cell office:value-type="string" calcext:value-type="string">
            <text:p>V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table:number-columns-repeated="2" table:style-name="Default"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58788" calcext:value-type="float">
            <text:p>5,88E-10</text:p>
          </table:table-cell>
          <table:table-cell office:value-type="float" office:value="-0.000000000001" calcext:value-type="float">
            <text:p>-1,00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0.00000000080339" calcext:value-type="float">
            <text:p>8,03E-10</text:p>
          </table:table-cell>
          <table:table-cell office:value-type="float" office:value="0.0000000000101" calcext:value-type="float">
            <text:p>1,01E-11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,02</text:p>
          </table:table-cell>
          <table:table-cell office:value-type="float" office:value="0.00000000109533" calcext:value-type="float">
            <text:p>1,10E-09</text:p>
          </table:table-cell>
          <table:table-cell office:value-type="float" office:value="0.00000000000138" calcext:value-type="float">
            <text:p>1,38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3" calcext:value-type="float">
            <text:p>0,03</text:p>
          </table:table-cell>
          <table:table-cell office:value-type="float" office:value="0.0000000014952" calcext:value-type="float">
            <text:p>1,50E-09</text:p>
          </table:table-cell>
          <table:table-cell office:value-type="float" office:value="0.00000000000543" calcext:value-type="float">
            <text:p>5,43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4" calcext:value-type="float">
            <text:p>0,04</text:p>
          </table:table-cell>
          <table:table-cell office:value-type="float" office:value="0.0000000020434" calcext:value-type="float">
            <text:p>2,04E-09</text:p>
          </table:table-cell>
          <table:table-cell office:value-type="float" office:value="0.00000000000065" calcext:value-type="float">
            <text:p>6,50E-13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,05</text:p>
          </table:table-cell>
          <table:table-cell office:value-type="float" office:value="0.0000000027824" calcext:value-type="float">
            <text:p>2,78E-09</text:p>
          </table:table-cell>
          <table:table-cell office:value-type="float" office:value="-0.00000000000698" calcext:value-type="float">
            <text:p>-6,98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6" calcext:value-type="float">
            <text:p>0,06</text:p>
          </table:table-cell>
          <table:table-cell office:value-type="float" office:value="0.0000000037849" calcext:value-type="float">
            <text:p>3,78E-09</text:p>
          </table:table-cell>
          <table:table-cell office:value-type="float" office:value="-0.00000000000015" calcext:value-type="float">
            <text:p>-1,50E-13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7" calcext:value-type="float">
            <text:p>0,07</text:p>
          </table:table-cell>
          <table:table-cell office:value-type="float" office:value="0.0000000051123" calcext:value-type="float">
            <text:p>5,11E-09</text:p>
          </table:table-cell>
          <table:table-cell office:value-type="float" office:value="-0.00000000000009" calcext:value-type="float">
            <text:p>-9,00E-14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8" calcext:value-type="float">
            <text:p>0,08</text:p>
          </table:table-cell>
          <table:table-cell office:value-type="float" office:value="0.0000000069466" calcext:value-type="float">
            <text:p>6,95E-09</text:p>
          </table:table-cell>
          <table:table-cell office:value-type="float" office:value="0.00000000000078" calcext:value-type="float">
            <text:p>7,80E-13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9" calcext:value-type="float">
            <text:p>0,09</text:p>
          </table:table-cell>
          <table:table-cell office:value-type="float" office:value="0.0000000094876" calcext:value-type="float">
            <text:p>9,49E-09</text:p>
          </table:table-cell>
          <table:table-cell office:value-type="float" office:value="-0.00000000000226" calcext:value-type="float">
            <text:p>-2,26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,1</text:p>
          </table:table-cell>
          <table:table-cell office:value-type="float" office:value="0.000000012827" calcext:value-type="float">
            <text:p>1,28E-08</text:p>
          </table:table-cell>
          <table:table-cell office:value-type="float" office:value="-0.00000000000089" calcext:value-type="float">
            <text:p>-8,90E-13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1" calcext:value-type="float">
            <text:p>0,11</text:p>
          </table:table-cell>
          <table:table-cell office:value-type="float" office:value="0.000000017366" calcext:value-type="float">
            <text:p>1,74E-08</text:p>
          </table:table-cell>
          <table:table-cell office:value-type="float" office:value="0.00000000000886" calcext:value-type="float">
            <text:p>8,86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2" calcext:value-type="float">
            <text:p>0,12</text:p>
          </table:table-cell>
          <table:table-cell office:value-type="float" office:value="0.000000023492" calcext:value-type="float">
            <text:p>2,35E-08</text:p>
          </table:table-cell>
          <table:table-cell office:value-type="float" office:value="0.00000000000642" calcext:value-type="float">
            <text:p>6,42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3" calcext:value-type="float">
            <text:p>0,13</text:p>
          </table:table-cell>
          <table:table-cell office:value-type="float" office:value="0.000000031879" calcext:value-type="float">
            <text:p>3,19E-08</text:p>
          </table:table-cell>
          <table:table-cell office:value-type="float" office:value="0.00000000000105" calcext:value-type="float">
            <text:p>1,05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4" calcext:value-type="float">
            <text:p>0,14</text:p>
          </table:table-cell>
          <table:table-cell office:value-type="float" office:value="0.000000042788" calcext:value-type="float">
            <text:p>4,28E-08</text:p>
          </table:table-cell>
          <table:table-cell office:value-type="float" office:value="0.00000000000006" calcext:value-type="float">
            <text:p>6,00E-14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5" calcext:value-type="float">
            <text:p>0,15</text:p>
          </table:table-cell>
          <table:table-cell office:value-type="float" office:value="0.000000057775" calcext:value-type="float">
            <text:p>5,78E-08</text:p>
          </table:table-cell>
          <table:table-cell office:value-type="float" office:value="-0.00000000000114" calcext:value-type="float">
            <text:p>-1,14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6" calcext:value-type="float">
            <text:p>0,16</text:p>
          </table:table-cell>
          <table:table-cell office:value-type="float" office:value="0.000000077525" calcext:value-type="float">
            <text:p>7,75E-08</text:p>
          </table:table-cell>
          <table:table-cell office:value-type="float" office:value="0.00000000000422" calcext:value-type="float">
            <text:p>4,22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7" calcext:value-type="float">
            <text:p>0,17</text:p>
          </table:table-cell>
          <table:table-cell office:value-type="float" office:value="0.000000104406" calcext:value-type="float">
            <text:p>1,04E-07</text:p>
          </table:table-cell>
          <table:table-cell office:value-type="float" office:value="0.00000000000505" calcext:value-type="float">
            <text:p>5,05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8" calcext:value-type="float">
            <text:p>0,18</text:p>
          </table:table-cell>
          <table:table-cell office:value-type="float" office:value="0.00000013997" calcext:value-type="float">
            <text:p>1,40E-07</text:p>
          </table:table-cell>
          <table:table-cell office:value-type="float" office:value="-0.00000000000531" calcext:value-type="float">
            <text:p>-5,31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9" calcext:value-type="float">
            <text:p>0,19</text:p>
          </table:table-cell>
          <table:table-cell office:value-type="float" office:value="0.00000018679" calcext:value-type="float">
            <text:p>1,87E-07</text:p>
          </table:table-cell>
          <table:table-cell office:value-type="float" office:value="-0.00000000000253" calcext:value-type="float">
            <text:p>-2,53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" calcext:value-type="float">
            <text:p>0,2</text:p>
          </table:table-cell>
          <table:table-cell office:value-type="float" office:value="0.00000024967" calcext:value-type="float">
            <text:p>2,50E-07</text:p>
          </table:table-cell>
          <table:table-cell office:value-type="float" office:value="0.00000000000939" calcext:value-type="float">
            <text:p>9,39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1" calcext:value-type="float">
            <text:p>0,21</text:p>
          </table:table-cell>
          <table:table-cell office:value-type="float" office:value="0.00000033248" calcext:value-type="float">
            <text:p>3,32E-07</text:p>
          </table:table-cell>
          <table:table-cell office:value-type="float" office:value="-0.00000000000099" calcext:value-type="float">
            <text:p>-9,90E-13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2" calcext:value-type="float">
            <text:p>0,22</text:p>
          </table:table-cell>
          <table:table-cell office:value-type="float" office:value="0.00000043869" calcext:value-type="float">
            <text:p>4,39E-07</text:p>
          </table:table-cell>
          <table:table-cell office:value-type="float" office:value="-0.00000000000829" calcext:value-type="float">
            <text:p>-8,29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3" calcext:value-type="float">
            <text:p>0,23</text:p>
          </table:table-cell>
          <table:table-cell office:value-type="float" office:value="0.00000057781" calcext:value-type="float">
            <text:p>5,78E-07</text:p>
          </table:table-cell>
          <table:table-cell office:value-type="float" office:value="-0.0000000000063" calcext:value-type="float">
            <text:p>-6,30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4" calcext:value-type="float">
            <text:p>0,24</text:p>
          </table:table-cell>
          <table:table-cell office:value-type="float" office:value="0.00000076332" calcext:value-type="float">
            <text:p>7,63E-07</text:p>
          </table:table-cell>
          <table:table-cell office:value-type="float" office:value="0.00000000001027" calcext:value-type="float">
            <text:p>1,03E-11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25" calcext:value-type="float">
            <text:p>0,25</text:p>
          </table:table-cell>
          <table:table-cell office:value-type="float" office:value="0.00000099602" calcext:value-type="float">
            <text:p>9,96E-07</text:p>
          </table:table-cell>
          <table:table-cell office:value-type="float" office:value="0.00000000000178" calcext:value-type="float">
            <text:p>1,78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6" calcext:value-type="float">
            <text:p>0,26</text:p>
          </table:table-cell>
          <table:table-cell office:value-type="float" office:value="0.0000012965" calcext:value-type="float">
            <text:p>1,30E-06</text:p>
          </table:table-cell>
          <table:table-cell office:value-type="float" office:value="-0.00000000000237" calcext:value-type="float">
            <text:p>-2,37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27" calcext:value-type="float">
            <text:p>0,27</text:p>
          </table:table-cell>
          <table:table-cell office:value-type="float" office:value="0.0000016752" calcext:value-type="float">
            <text:p>1,68E-06</text:p>
          </table:table-cell>
          <table:table-cell office:value-type="float" office:value="-0.00000000000021" calcext:value-type="float">
            <text:p>-2,10E-13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28" calcext:value-type="float">
            <text:p>0,28</text:p>
          </table:table-cell>
          <table:table-cell office:value-type="float" office:value="0.0000021466" calcext:value-type="float">
            <text:p>2,15E-06</text:p>
          </table:table-cell>
          <table:table-cell office:value-type="float" office:value="0.00000000000185" calcext:value-type="float">
            <text:p>1,85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9" calcext:value-type="float">
            <text:p>0,29</text:p>
          </table:table-cell>
          <table:table-cell office:value-type="float" office:value="0.0000027458" calcext:value-type="float">
            <text:p>2,75E-06</text:p>
          </table:table-cell>
          <table:table-cell office:value-type="float" office:value="-0.00000000000028" calcext:value-type="float">
            <text:p>-2,80E-13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3" calcext:value-type="float">
            <text:p>0,3</text:p>
          </table:table-cell>
          <table:table-cell office:value-type="float" office:value="0.0000034776" calcext:value-type="float">
            <text:p>3,48E-06</text:p>
          </table:table-cell>
          <table:table-cell office:value-type="float" office:value="-0.00000000000099" calcext:value-type="float">
            <text:p>-9,90E-13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31" calcext:value-type="float">
            <text:p>0,31</text:p>
          </table:table-cell>
          <table:table-cell office:value-type="float" office:value="0.0000043636" calcext:value-type="float">
            <text:p>4,36E-06</text:p>
          </table:table-cell>
          <table:table-cell office:value-type="float" office:value="0.00000000000109" calcext:value-type="float">
            <text:p>1,09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32" calcext:value-type="float">
            <text:p>0,32</text:p>
          </table:table-cell>
          <table:table-cell office:value-type="float" office:value="0.000005449" calcext:value-type="float">
            <text:p>5,45E-06</text:p>
          </table:table-cell>
          <table:table-cell office:value-type="float" office:value="0.00000000000482" calcext:value-type="float">
            <text:p>4,82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33" calcext:value-type="float">
            <text:p>0,33</text:p>
          </table:table-cell>
          <table:table-cell office:value-type="float" office:value="0.0000067301" calcext:value-type="float">
            <text:p>6,73E-06</text:p>
          </table:table-cell>
          <table:table-cell office:value-type="float" office:value="0.00000000000174" calcext:value-type="float">
            <text:p>1,74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34" calcext:value-type="float">
            <text:p>0,34</text:p>
          </table:table-cell>
          <table:table-cell office:value-type="float" office:value="0.0000082493" calcext:value-type="float">
            <text:p>8,25E-06</text:p>
          </table:table-cell>
          <table:table-cell office:value-type="float" office:value="0.00000000000358" calcext:value-type="float">
            <text:p>3,58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35" calcext:value-type="float">
            <text:p>0,35</text:p>
          </table:table-cell>
          <table:table-cell office:value-type="float" office:value="0.0000100285" calcext:value-type="float">
            <text:p>1,00E-05</text:p>
          </table:table-cell>
          <table:table-cell office:value-type="float" office:value="0.00000000000485" calcext:value-type="float">
            <text:p>4,85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36" calcext:value-type="float">
            <text:p>0,36</text:p>
          </table:table-cell>
          <table:table-cell office:value-type="float" office:value="0.000012082" calcext:value-type="float">
            <text:p>1,21E-05</text:p>
          </table:table-cell>
          <table:table-cell office:value-type="float" office:value="-0.0000000000023" calcext:value-type="float">
            <text:p>-2,30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37" calcext:value-type="float">
            <text:p>0,37</text:p>
          </table:table-cell>
          <table:table-cell office:value-type="float" office:value="0.000014351" calcext:value-type="float">
            <text:p>1,44E-05</text:p>
          </table:table-cell>
          <table:table-cell office:value-type="float" office:value="0.00000000000852" calcext:value-type="float">
            <text:p>8,52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38" calcext:value-type="float">
            <text:p>0,38</text:p>
          </table:table-cell>
          <table:table-cell office:value-type="float" office:value="0.000017059" calcext:value-type="float">
            <text:p>1,71E-05</text:p>
          </table:table-cell>
          <table:table-cell office:value-type="float" office:value="0.00000000000129" calcext:value-type="float">
            <text:p>1,29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39" calcext:value-type="float">
            <text:p>0,39</text:p>
          </table:table-cell>
          <table:table-cell office:value-type="float" office:value="0.000020054" calcext:value-type="float">
            <text:p>2,01E-05</text:p>
          </table:table-cell>
          <table:table-cell office:value-type="float" office:value="-0.00000000000718" calcext:value-type="float">
            <text:p>-7,18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4" calcext:value-type="float">
            <text:p>0,4</text:p>
          </table:table-cell>
          <table:table-cell office:value-type="float" office:value="0.000023367" calcext:value-type="float">
            <text:p>2,34E-05</text:p>
          </table:table-cell>
          <table:table-cell office:value-type="float" office:value="-0.00000000000048" calcext:value-type="float">
            <text:p>-4,80E-13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41" calcext:value-type="float">
            <text:p>0,41</text:p>
          </table:table-cell>
          <table:table-cell office:value-type="float" office:value="0.000026911" calcext:value-type="float">
            <text:p>2,69E-05</text:p>
          </table:table-cell>
          <table:table-cell office:value-type="float" office:value="0.00000000000628" calcext:value-type="float">
            <text:p>6,28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42" calcext:value-type="float">
            <text:p>0,42</text:p>
          </table:table-cell>
          <table:table-cell office:value-type="float" office:value="0.000030878" calcext:value-type="float">
            <text:p>3,09E-05</text:p>
          </table:table-cell>
          <table:table-cell office:value-type="float" office:value="0.00000000000781" calcext:value-type="float">
            <text:p>7,81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43" calcext:value-type="float">
            <text:p>0,43</text:p>
          </table:table-cell>
          <table:table-cell office:value-type="float" office:value="0.000035124" calcext:value-type="float">
            <text:p>3,51E-05</text:p>
          </table:table-cell>
          <table:table-cell office:value-type="float" office:value="0.00000000000124" calcext:value-type="float">
            <text:p>1,24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44" calcext:value-type="float">
            <text:p>0,44</text:p>
          </table:table-cell>
          <table:table-cell office:value-type="float" office:value="0.00003901" calcext:value-type="float">
            <text:p>3,90E-05</text:p>
          </table:table-cell>
          <table:table-cell office:value-type="float" office:value="0.00000000000536" calcext:value-type="float">
            <text:p>5,36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45" calcext:value-type="float">
            <text:p>0,45</text:p>
          </table:table-cell>
          <table:table-cell office:value-type="float" office:value="0.000044071" calcext:value-type="float">
            <text:p>4,41E-05</text:p>
          </table:table-cell>
          <table:table-cell office:value-type="float" office:value="0.00000000000681" calcext:value-type="float">
            <text:p>6,81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46" calcext:value-type="float">
            <text:p>0,46</text:p>
          </table:table-cell>
          <table:table-cell office:value-type="float" office:value="0.00004868" calcext:value-type="float">
            <text:p>4,87E-05</text:p>
          </table:table-cell>
          <table:table-cell office:value-type="float" office:value="0.00000000000174" calcext:value-type="float">
            <text:p>1,74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47" calcext:value-type="float">
            <text:p>0,47</text:p>
          </table:table-cell>
          <table:table-cell office:value-type="float" office:value="0.000053738" calcext:value-type="float">
            <text:p>5,37E-05</text:p>
          </table:table-cell>
          <table:table-cell office:value-type="float" office:value="0.00000000001" calcext:value-type="float">
            <text:p>1,00E-11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48" calcext:value-type="float">
            <text:p>0,48</text:p>
          </table:table-cell>
          <table:table-cell office:value-type="float" office:value="0.000058969" calcext:value-type="float">
            <text:p>5,90E-05</text:p>
          </table:table-cell>
          <table:table-cell office:value-type="float" office:value="0.00000000001049" calcext:value-type="float">
            <text:p>1,05E-11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49" calcext:value-type="float">
            <text:p>0,49</text:p>
          </table:table-cell>
          <table:table-cell office:value-type="float" office:value="0.000064226" calcext:value-type="float">
            <text:p>6,42E-05</text:p>
          </table:table-cell>
          <table:table-cell office:value-type="float" office:value="-0.00000000000462" calcext:value-type="float">
            <text:p>-4,62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5" calcext:value-type="float">
            <text:p>0,5</text:p>
          </table:table-cell>
          <table:table-cell office:value-type="float" office:value="0.000069892" calcext:value-type="float">
            <text:p>6,99E-05</text:p>
          </table:table-cell>
          <table:table-cell office:value-type="float" office:value="-0.00000000000614" calcext:value-type="float">
            <text:p>-6,14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1" calcext:value-type="float">
            <text:p>0,51</text:p>
          </table:table-cell>
          <table:table-cell office:value-type="float" office:value="0.000075452" calcext:value-type="float">
            <text:p>7,55E-05</text:p>
          </table:table-cell>
          <table:table-cell office:value-type="float" office:value="0.00000000000871" calcext:value-type="float">
            <text:p>8,71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52" calcext:value-type="float">
            <text:p>0,52</text:p>
          </table:table-cell>
          <table:table-cell office:value-type="float" office:value="0.000081111" calcext:value-type="float">
            <text:p>8,11E-05</text:p>
          </table:table-cell>
          <table:table-cell office:value-type="float" office:value="0.00000000001542" calcext:value-type="float">
            <text:p>1,54E-11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3" calcext:value-type="float">
            <text:p>0,53</text:p>
          </table:table-cell>
          <table:table-cell office:value-type="float" office:value="0.00008697" calcext:value-type="float">
            <text:p>8,70E-05</text:p>
          </table:table-cell>
          <table:table-cell office:value-type="float" office:value="-0.00000000000354" calcext:value-type="float">
            <text:p>-3,54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4" calcext:value-type="float">
            <text:p>0,54</text:p>
          </table:table-cell>
          <table:table-cell office:value-type="float" office:value="0.000092742" calcext:value-type="float">
            <text:p>9,27E-05</text:p>
          </table:table-cell>
          <table:table-cell office:value-type="float" office:value="-0.00000000000398" calcext:value-type="float">
            <text:p>-3,98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5" calcext:value-type="float">
            <text:p>0,55</text:p>
          </table:table-cell>
          <table:table-cell office:value-type="float" office:value="0.000098563" calcext:value-type="float">
            <text:p>9,86E-05</text:p>
          </table:table-cell>
          <table:table-cell office:value-type="float" office:value="0.00000000001473" calcext:value-type="float">
            <text:p>1,47E-11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6" calcext:value-type="float">
            <text:p>0,56</text:p>
          </table:table-cell>
          <table:table-cell table:style-name="Default" office:value-type="float" office:value="0.000104511" calcext:value-type="float">
            <text:p>0,000104511</text:p>
          </table:table-cell>
          <table:table-cell office:value-type="float" office:value="0.00000000001387" calcext:value-type="float">
            <text:p>1,39E-11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7" calcext:value-type="float">
            <text:p>0,57</text:p>
          </table:table-cell>
          <table:table-cell table:style-name="Default" office:value-type="float" office:value="0.000110376" calcext:value-type="float">
            <text:p>0,000110376</text:p>
          </table:table-cell>
          <table:table-cell office:value-type="float" office:value="0.00000000000373" calcext:value-type="float">
            <text:p>3,73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58" calcext:value-type="float">
            <text:p>0,58</text:p>
          </table:table-cell>
          <table:table-cell table:style-name="Default" office:value-type="float" office:value="0.00011633" calcext:value-type="float">
            <text:p>0,00011633</text:p>
          </table:table-cell>
          <table:table-cell office:value-type="float" office:value="0.00000000001283" calcext:value-type="float">
            <text:p>1,28E-11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9" calcext:value-type="float">
            <text:p>0,59</text:p>
          </table:table-cell>
          <table:table-cell table:style-name="Default" office:value-type="float" office:value="0.00012223" calcext:value-type="float">
            <text:p>0,00012223</text:p>
          </table:table-cell>
          <table:table-cell office:value-type="float" office:value="0.00000000001995" calcext:value-type="float">
            <text:p>2,00E-11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" calcext:value-type="float">
            <text:p>0,6</text:p>
          </table:table-cell>
          <table:table-cell table:style-name="Default" office:value-type="float" office:value="0.00012804" calcext:value-type="float">
            <text:p>0,00012804</text:p>
          </table:table-cell>
          <table:table-cell office:value-type="float" office:value="0.00000000000453" calcext:value-type="float">
            <text:p>4,53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61" calcext:value-type="float">
            <text:p>0,61</text:p>
          </table:table-cell>
          <table:table-cell table:style-name="Default" office:value-type="float" office:value="0.00013395" calcext:value-type="float">
            <text:p>0,00013395</text:p>
          </table:table-cell>
          <table:table-cell office:value-type="float" office:value="-0.00000000000684" calcext:value-type="float">
            <text:p>-6,84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62" calcext:value-type="float">
            <text:p>0,62</text:p>
          </table:table-cell>
          <table:table-cell table:style-name="Default" office:value-type="float" office:value="0.00013966" calcext:value-type="float">
            <text:p>0,00013966</text:p>
          </table:table-cell>
          <table:table-cell office:value-type="float" office:value="0.00000000000743" calcext:value-type="float">
            <text:p>7,43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63" calcext:value-type="float">
            <text:p>0,63</text:p>
          </table:table-cell>
          <table:table-cell table:style-name="Default" office:value-type="float" office:value="0.00014533" calcext:value-type="float">
            <text:p>0,00014533</text:p>
          </table:table-cell>
          <table:table-cell office:value-type="float" office:value="0.00000000002561" calcext:value-type="float">
            <text:p>2,56E-11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64" calcext:value-type="float">
            <text:p>0,64</text:p>
          </table:table-cell>
          <table:table-cell table:style-name="Default" office:value-type="float" office:value="0.00015098" calcext:value-type="float">
            <text:p>0,00015098</text:p>
          </table:table-cell>
          <table:table-cell office:value-type="float" office:value="-0.00000000000663" calcext:value-type="float">
            <text:p>-6,63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65" calcext:value-type="float">
            <text:p>0,65</text:p>
          </table:table-cell>
          <table:table-cell table:style-name="Default" office:value-type="float" office:value="0.00015664" calcext:value-type="float">
            <text:p>0,00015664</text:p>
          </table:table-cell>
          <table:table-cell office:value-type="float" office:value="-0.00000000000538" calcext:value-type="float">
            <text:p>-5,38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66" calcext:value-type="float">
            <text:p>0,66</text:p>
          </table:table-cell>
          <table:table-cell table:style-name="Default" office:value-type="float" office:value="0.0001623" calcext:value-type="float">
            <text:p>0,0001623</text:p>
          </table:table-cell>
          <table:table-cell office:value-type="float" office:value="0.00000000002382" calcext:value-type="float">
            <text:p>2,38E-11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67" calcext:value-type="float">
            <text:p>0,67</text:p>
          </table:table-cell>
          <table:table-cell table:style-name="Default" office:value-type="float" office:value="0.00016777" calcext:value-type="float">
            <text:p>0,00016777</text:p>
          </table:table-cell>
          <table:table-cell office:value-type="float" office:value="0.00000000002672" calcext:value-type="float">
            <text:p>2,67E-11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68" calcext:value-type="float">
            <text:p>0,68</text:p>
          </table:table-cell>
          <table:table-cell table:style-name="Default" office:value-type="float" office:value="0.00017316" calcext:value-type="float">
            <text:p>0,00017316</text:p>
          </table:table-cell>
          <table:table-cell office:value-type="float" office:value="0.0000000000008" calcext:value-type="float">
            <text:p>8,00E-13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69" calcext:value-type="float">
            <text:p>0,69</text:p>
          </table:table-cell>
          <table:table-cell table:style-name="Default" office:value-type="float" office:value="0.00017856" calcext:value-type="float">
            <text:p>0,00017856</text:p>
          </table:table-cell>
          <table:table-cell office:value-type="float" office:value="0.00000000000679" calcext:value-type="float">
            <text:p>6,79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7" calcext:value-type="float">
            <text:p>0,7</text:p>
          </table:table-cell>
          <table:table-cell table:style-name="Default" office:value-type="float" office:value="0.00018389" calcext:value-type="float">
            <text:p>0,00018389</text:p>
          </table:table-cell>
          <table:table-cell office:value-type="float" office:value="0.00000000003429" calcext:value-type="float">
            <text:p>3,43E-11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71" calcext:value-type="float">
            <text:p>0,71</text:p>
          </table:table-cell>
          <table:table-cell table:style-name="Default" office:value-type="float" office:value="0.00018875" calcext:value-type="float">
            <text:p>0,00018875</text:p>
          </table:table-cell>
          <table:table-cell office:value-type="float" office:value="0.00000000002452" calcext:value-type="float">
            <text:p>2,45E-11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72" calcext:value-type="float">
            <text:p>0,72</text:p>
          </table:table-cell>
          <table:table-cell table:style-name="Default" office:value-type="float" office:value="0.00019397" calcext:value-type="float">
            <text:p>0,00019397</text:p>
          </table:table-cell>
          <table:table-cell office:value-type="float" office:value="0.00000000000663" calcext:value-type="float">
            <text:p>6,63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73" calcext:value-type="float">
            <text:p>0,73</text:p>
          </table:table-cell>
          <table:table-cell table:style-name="Default" office:value-type="float" office:value="0.00019895" calcext:value-type="float">
            <text:p>0,00019895</text:p>
          </table:table-cell>
          <table:table-cell office:value-type="float" office:value="0.00000000001156" calcext:value-type="float">
            <text:p>1,16E-11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74" calcext:value-type="float">
            <text:p>0,74</text:p>
          </table:table-cell>
          <table:table-cell table:style-name="Default" office:value-type="float" office:value="0.00020394" calcext:value-type="float">
            <text:p>0,00020394</text:p>
          </table:table-cell>
          <table:table-cell office:value-type="float" office:value="0.0000000000291" calcext:value-type="float">
            <text:p>2,91E-11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75" calcext:value-type="float">
            <text:p>0,75</text:p>
          </table:table-cell>
          <table:table-cell table:style-name="Default" office:value-type="float" office:value="0.00020897" calcext:value-type="float">
            <text:p>0,00020897</text:p>
          </table:table-cell>
          <table:table-cell office:value-type="float" office:value="0.00000000002129" calcext:value-type="float">
            <text:p>2,13E-11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76" calcext:value-type="float">
            <text:p>0,76</text:p>
          </table:table-cell>
          <table:table-cell table:style-name="Default" office:value-type="float" office:value="0.0002138" calcext:value-type="float">
            <text:p>0,0002138</text:p>
          </table:table-cell>
          <table:table-cell office:value-type="float" office:value="0.00000000001361" calcext:value-type="float">
            <text:p>1,36E-11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77" calcext:value-type="float">
            <text:p>0,77</text:p>
          </table:table-cell>
          <table:table-cell table:style-name="Default" office:value-type="float" office:value="0.00021832" calcext:value-type="float">
            <text:p>0,00021832</text:p>
          </table:table-cell>
          <table:table-cell office:value-type="float" office:value="0.00000000002369" calcext:value-type="float">
            <text:p>2,37E-11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78" calcext:value-type="float">
            <text:p>0,78</text:p>
          </table:table-cell>
          <table:table-cell table:style-name="Default" office:value-type="float" office:value="0.00022303" calcext:value-type="float">
            <text:p>0,00022303</text:p>
          </table:table-cell>
          <table:table-cell office:value-type="float" office:value="0.00000000003137" calcext:value-type="float">
            <text:p>3,14E-11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79" calcext:value-type="float">
            <text:p>0,79</text:p>
          </table:table-cell>
          <table:table-cell table:style-name="Default" office:value-type="float" office:value="0.00022762" calcext:value-type="float">
            <text:p>0,00022762</text:p>
          </table:table-cell>
          <table:table-cell office:value-type="float" office:value="0.00000000002716" calcext:value-type="float">
            <text:p>2,72E-11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8" calcext:value-type="float">
            <text:p>0,8</text:p>
          </table:table-cell>
          <table:table-cell table:style-name="Default" office:value-type="float" office:value="0.00023209" calcext:value-type="float">
            <text:p>0,00023209</text:p>
          </table:table-cell>
          <table:table-cell office:value-type="float" office:value="0.00000000002441" calcext:value-type="float">
            <text:p>2,44E-11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81" calcext:value-type="float">
            <text:p>0,81</text:p>
          </table:table-cell>
          <table:table-cell table:style-name="Default" office:value-type="float" office:value="0.00023697" calcext:value-type="float">
            <text:p>0,00023697</text:p>
          </table:table-cell>
          <table:table-cell office:value-type="float" office:value="0.0000000000366" calcext:value-type="float">
            <text:p>3,66E-11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82" calcext:value-type="float">
            <text:p>0,82</text:p>
          </table:table-cell>
          <table:table-cell table:style-name="Default" office:value-type="float" office:value="0.0002411" calcext:value-type="float">
            <text:p>0,0002411</text:p>
          </table:table-cell>
          <table:table-cell office:value-type="float" office:value="0.00000000004039" calcext:value-type="float">
            <text:p>4,04E-11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83" calcext:value-type="float">
            <text:p>0,83</text:p>
          </table:table-cell>
          <table:table-cell table:style-name="Default" office:value-type="float" office:value="0.00024527" calcext:value-type="float">
            <text:p>0,00024527</text:p>
          </table:table-cell>
          <table:table-cell office:value-type="float" office:value="0.00000000003567" calcext:value-type="float">
            <text:p>3,57E-11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84" calcext:value-type="float">
            <text:p>0,84</text:p>
          </table:table-cell>
          <table:table-cell table:style-name="Default" office:value-type="float" office:value="0.00024966" calcext:value-type="float">
            <text:p>0,00024966</text:p>
          </table:table-cell>
          <table:table-cell office:value-type="float" office:value="0.00000000003895" calcext:value-type="float">
            <text:p>3,90E-11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85" calcext:value-type="float">
            <text:p>0,85</text:p>
          </table:table-cell>
          <table:table-cell table:style-name="Default" office:value-type="float" office:value="0.00025399" calcext:value-type="float">
            <text:p>0,00025399</text:p>
          </table:table-cell>
          <table:table-cell office:value-type="float" office:value="0.00000000004571" calcext:value-type="float">
            <text:p>4,57E-11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86" calcext:value-type="float">
            <text:p>0,86</text:p>
          </table:table-cell>
          <table:table-cell table:style-name="Default" office:value-type="float" office:value="0.00025778" calcext:value-type="float">
            <text:p>0,00025778</text:p>
          </table:table-cell>
          <table:table-cell office:value-type="float" office:value="0.00000000004781" calcext:value-type="float">
            <text:p>4,78E-11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87" calcext:value-type="float">
            <text:p>0,87</text:p>
          </table:table-cell>
          <table:table-cell table:style-name="Default" office:value-type="float" office:value="0.00026205" calcext:value-type="float">
            <text:p>0,00026205</text:p>
          </table:table-cell>
          <table:table-cell office:value-type="float" office:value="0.00000000004429" calcext:value-type="float">
            <text:p>4,43E-11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88" calcext:value-type="float">
            <text:p>0,88</text:p>
          </table:table-cell>
          <table:table-cell table:style-name="Default" office:value-type="float" office:value="0.00026618" calcext:value-type="float">
            <text:p>0,00026618</text:p>
          </table:table-cell>
          <table:table-cell office:value-type="float" office:value="0.00000000005046" calcext:value-type="float">
            <text:p>5,05E-11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89" calcext:value-type="float">
            <text:p>0,89</text:p>
          </table:table-cell>
          <table:table-cell table:style-name="Default" office:value-type="float" office:value="0.00026979" calcext:value-type="float">
            <text:p>0,00026979</text:p>
          </table:table-cell>
          <table:table-cell office:value-type="float" office:value="0.00000000005976" calcext:value-type="float">
            <text:p>5,98E-11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9" calcext:value-type="float">
            <text:p>0,9</text:p>
          </table:table-cell>
          <table:table-cell table:style-name="Default" office:value-type="float" office:value="0.00027377" calcext:value-type="float">
            <text:p>0,00027377</text:p>
          </table:table-cell>
          <table:table-cell office:value-type="float" office:value="0.00000000005934" calcext:value-type="float">
            <text:p>5,93E-11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91" calcext:value-type="float">
            <text:p>0,91</text:p>
          </table:table-cell>
          <table:table-cell table:style-name="Default" office:value-type="float" office:value="0.00027754" calcext:value-type="float">
            <text:p>0,00027754</text:p>
          </table:table-cell>
          <table:table-cell office:value-type="float" office:value="0.00000000006197" calcext:value-type="float">
            <text:p>6,20E-11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92" calcext:value-type="float">
            <text:p>0,92</text:p>
          </table:table-cell>
          <table:table-cell table:style-name="Default" office:value-type="float" office:value="0.00028119" calcext:value-type="float">
            <text:p>0,00028119</text:p>
          </table:table-cell>
          <table:table-cell office:value-type="float" office:value="0.00000000007378" calcext:value-type="float">
            <text:p>7,38E-11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93" calcext:value-type="float">
            <text:p>0,93</text:p>
          </table:table-cell>
          <table:table-cell table:style-name="Default" office:value-type="float" office:value="0.00028476" calcext:value-type="float">
            <text:p>0,00028476</text:p>
          </table:table-cell>
          <table:table-cell office:value-type="float" office:value="0.00000000007687" calcext:value-type="float">
            <text:p>7,69E-11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94" calcext:value-type="float">
            <text:p>0,94</text:p>
          </table:table-cell>
          <table:table-cell table:style-name="Default" office:value-type="float" office:value="0.00028823" calcext:value-type="float">
            <text:p>0,00028823</text:p>
          </table:table-cell>
          <table:table-cell office:value-type="float" office:value="0.00000000007529" calcext:value-type="float">
            <text:p>7,53E-11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95" calcext:value-type="float">
            <text:p>0,95</text:p>
          </table:table-cell>
          <table:table-cell table:style-name="Default" office:value-type="float" office:value="0.00029156" calcext:value-type="float">
            <text:p>0,00029156</text:p>
          </table:table-cell>
          <table:table-cell office:value-type="float" office:value="0.00000000008585" calcext:value-type="float">
            <text:p>8,59E-11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96" calcext:value-type="float">
            <text:p>0,96</text:p>
          </table:table-cell>
          <table:table-cell table:style-name="Default" office:value-type="float" office:value="0.00029514" calcext:value-type="float">
            <text:p>0,00029514</text:p>
          </table:table-cell>
          <table:table-cell office:value-type="float" office:value="0.00000000009317" calcext:value-type="float">
            <text:p>9,32E-11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97" calcext:value-type="float">
            <text:p>0,97</text:p>
          </table:table-cell>
          <table:table-cell table:style-name="Default" office:value-type="float" office:value="0.00029862" calcext:value-type="float">
            <text:p>0,00029862</text:p>
          </table:table-cell>
          <table:table-cell office:value-type="float" office:value="0.00000000009422" calcext:value-type="float">
            <text:p>9,42E-11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98" calcext:value-type="float">
            <text:p>0,98</text:p>
          </table:table-cell>
          <table:table-cell table:style-name="Default" office:value-type="float" office:value="0.00030192" calcext:value-type="float">
            <text:p>0,00030192</text:p>
          </table:table-cell>
          <table:table-cell office:value-type="float" office:value="0.00000000010346" calcext:value-type="float">
            <text:p>1,03E-10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9" calcext:value-type="float">
            <text:p>0,99</text:p>
          </table:table-cell>
          <table:table-cell table:style-name="Default" office:value-type="float" office:value="0.00030492" calcext:value-type="float">
            <text:p>0,00030492</text:p>
          </table:table-cell>
          <table:table-cell office:value-type="float" office:value="0.00000000011288" calcext:value-type="float">
            <text:p>1,13E-10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003082" calcext:value-type="float">
            <text:p>0,0003082</text:p>
          </table:table-cell>
          <table:table-cell office:value-type="float" office:value="0.00000000011595" calcext:value-type="float">
            <text:p>1,16E-10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</table:table>
      <table:table table:name="FD-16-90" table:style-name="ta1">
        <table:table-column table:style-name="co3" table:number-columns-repeated="2" table:default-cell-style-name="Default"/>
        <table:table-column table:style-name="co10" table:default-cell-style-name="ce6"/>
        <table:table-column table:style-name="co5" table:default-cell-style-name="ce6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VG=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to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step</text:p>
          </table:table-cell>
        </table:table-row>
        <table:table-row table:style-name="ro1">
          <table:table-cell office:value-type="string" calcext:value-type="string">
            <text:p>NO,</text:p>
          </table:table-cell>
          <table:table-cell office:value-type="string" calcext:value-type="string">
            <text:p>VG</text:p>
          </table:table-cell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IG</text:p>
          </table:table-cell>
          <table:table-cell office:value-type="string" calcext:value-type="string">
            <text:p>V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table:number-columns-repeated="2" table:style-name="Default"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00021306" calcext:value-type="float">
            <text:p>2,13E-06</text:p>
          </table:table-cell>
          <table:table-cell office:value-type="float" office:value="-0.0000021359" calcext:value-type="float">
            <text:p>-2,14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0.0000019073" calcext:value-type="float">
            <text:p>1,91E-06</text:p>
          </table:table-cell>
          <table:table-cell office:value-type="float" office:value="-0.0000019061" calcext:value-type="float">
            <text:p>-1,91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,02</text:p>
          </table:table-cell>
          <table:table-cell office:value-type="float" office:value="0.00000168" calcext:value-type="float">
            <text:p>1,68E-06</text:p>
          </table:table-cell>
          <table:table-cell office:value-type="float" office:value="-0.0000016797" calcext:value-type="float">
            <text:p>-1,68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3" calcext:value-type="float">
            <text:p>0,03</text:p>
          </table:table-cell>
          <table:table-cell office:value-type="float" office:value="0.0000014537" calcext:value-type="float">
            <text:p>1,45E-06</text:p>
          </table:table-cell>
          <table:table-cell office:value-type="float" office:value="-0.0000014643" calcext:value-type="float">
            <text:p>-1,46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4" calcext:value-type="float">
            <text:p>0,04</text:p>
          </table:table-cell>
          <table:table-cell office:value-type="float" office:value="0.0000012429" calcext:value-type="float">
            <text:p>1,24E-06</text:p>
          </table:table-cell>
          <table:table-cell office:value-type="float" office:value="-0.000001241" calcext:value-type="float">
            <text:p>-1,24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,05</text:p>
          </table:table-cell>
          <table:table-cell office:value-type="float" office:value="0.0000010321" calcext:value-type="float">
            <text:p>1,03E-06</text:p>
          </table:table-cell>
          <table:table-cell office:value-type="float" office:value="-0.0000010317" calcext:value-type="float">
            <text:p>-1,03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6" calcext:value-type="float">
            <text:p>0,06</text:p>
          </table:table-cell>
          <table:table-cell office:value-type="float" office:value="0.00000082352" calcext:value-type="float">
            <text:p>8,24E-07</text:p>
          </table:table-cell>
          <table:table-cell office:value-type="float" office:value="-0.00000081848" calcext:value-type="float">
            <text:p>-8,18E-07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7" calcext:value-type="float">
            <text:p>0,07</text:p>
          </table:table-cell>
          <table:table-cell office:value-type="float" office:value="0.00000061202" calcext:value-type="float">
            <text:p>6,12E-07</text:p>
          </table:table-cell>
          <table:table-cell office:value-type="float" office:value="-0.00000061152" calcext:value-type="float">
            <text:p>-6,12E-07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8" calcext:value-type="float">
            <text:p>0,08</text:p>
          </table:table-cell>
          <table:table-cell office:value-type="float" office:value="0.00000040686" calcext:value-type="float">
            <text:p>4,07E-07</text:p>
          </table:table-cell>
          <table:table-cell office:value-type="float" office:value="-0.00000040607" calcext:value-type="float">
            <text:p>-4,06E-07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9" calcext:value-type="float">
            <text:p>0,09</text:p>
          </table:table-cell>
          <table:table-cell office:value-type="float" office:value="0.00000020214" calcext:value-type="float">
            <text:p>2,02E-07</text:p>
          </table:table-cell>
          <table:table-cell office:value-type="float" office:value="-0.00000020129" calcext:value-type="float">
            <text:p>-2,01E-07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,1</text:p>
          </table:table-cell>
          <table:table-cell office:value-type="float" office:value="-0.00000000047541" calcext:value-type="float">
            <text:p>-4,75E-10</text:p>
          </table:table-cell>
          <table:table-cell office:value-type="float" office:value="0.0000000010969" calcext:value-type="float">
            <text:p>1,10E-09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1" calcext:value-type="float">
            <text:p>0,11</text:p>
          </table:table-cell>
          <table:table-cell office:value-type="float" office:value="-0.00000020264" calcext:value-type="float">
            <text:p>-2,03E-07</text:p>
          </table:table-cell>
          <table:table-cell office:value-type="float" office:value="0.00000020571" calcext:value-type="float">
            <text:p>2,06E-07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2" calcext:value-type="float">
            <text:p>0,12</text:p>
          </table:table-cell>
          <table:table-cell office:value-type="float" office:value="-0.00000040781" calcext:value-type="float">
            <text:p>-4,08E-07</text:p>
          </table:table-cell>
          <table:table-cell office:value-type="float" office:value="0.00000040907" calcext:value-type="float">
            <text:p>4,09E-07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3" calcext:value-type="float">
            <text:p>0,13</text:p>
          </table:table-cell>
          <table:table-cell office:value-type="float" office:value="-0.00000061519" calcext:value-type="float">
            <text:p>-6,15E-07</text:p>
          </table:table-cell>
          <table:table-cell office:value-type="float" office:value="0.0000006168" calcext:value-type="float">
            <text:p>6,17E-07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4" calcext:value-type="float">
            <text:p>0,14</text:p>
          </table:table-cell>
          <table:table-cell office:value-type="float" office:value="-0.00000081868" calcext:value-type="float">
            <text:p>-8,19E-07</text:p>
          </table:table-cell>
          <table:table-cell office:value-type="float" office:value="0.00000082166" calcext:value-type="float">
            <text:p>8,22E-07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5" calcext:value-type="float">
            <text:p>0,15</text:p>
          </table:table-cell>
          <table:table-cell office:value-type="float" office:value="-0.00000103256" calcext:value-type="float">
            <text:p>-1,03E-06</text:p>
          </table:table-cell>
          <table:table-cell office:value-type="float" office:value="0.00000103794" calcext:value-type="float">
            <text:p>1,04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6" calcext:value-type="float">
            <text:p>0,16</text:p>
          </table:table-cell>
          <table:table-cell office:value-type="float" office:value="-0.0000012456" calcext:value-type="float">
            <text:p>-1,25E-06</text:p>
          </table:table-cell>
          <table:table-cell office:value-type="float" office:value="0.0000012492" calcext:value-type="float">
            <text:p>1,25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7" calcext:value-type="float">
            <text:p>0,17</text:p>
          </table:table-cell>
          <table:table-cell office:value-type="float" office:value="-0.0000014637" calcext:value-type="float">
            <text:p>-1,46E-06</text:p>
          </table:table-cell>
          <table:table-cell office:value-type="float" office:value="0.0000014673" calcext:value-type="float">
            <text:p>1,47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8" calcext:value-type="float">
            <text:p>0,18</text:p>
          </table:table-cell>
          <table:table-cell office:value-type="float" office:value="-0.0000016845" calcext:value-type="float">
            <text:p>-1,68E-06</text:p>
          </table:table-cell>
          <table:table-cell office:value-type="float" office:value="0.0000016924" calcext:value-type="float">
            <text:p>1,69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9" calcext:value-type="float">
            <text:p>0,19</text:p>
          </table:table-cell>
          <table:table-cell office:value-type="float" office:value="-0.0000019131" calcext:value-type="float">
            <text:p>-1,91E-06</text:p>
          </table:table-cell>
          <table:table-cell office:value-type="float" office:value="0.0000019159" calcext:value-type="float">
            <text:p>1,92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" calcext:value-type="float">
            <text:p>0,2</text:p>
          </table:table-cell>
          <table:table-cell office:value-type="float" office:value="-0.0000021388" calcext:value-type="float">
            <text:p>-2,14E-06</text:p>
          </table:table-cell>
          <table:table-cell office:value-type="float" office:value="0.0000021474" calcext:value-type="float">
            <text:p>2,15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1" calcext:value-type="float">
            <text:p>0,21</text:p>
          </table:table-cell>
          <table:table-cell office:value-type="float" office:value="-0.000002378" calcext:value-type="float">
            <text:p>-2,38E-06</text:p>
          </table:table-cell>
          <table:table-cell office:value-type="float" office:value="0.0000023897" calcext:value-type="float">
            <text:p>2,39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2" calcext:value-type="float">
            <text:p>0,22</text:p>
          </table:table-cell>
          <table:table-cell office:value-type="float" office:value="-0.0000026103" calcext:value-type="float">
            <text:p>-2,61E-06</text:p>
          </table:table-cell>
          <table:table-cell office:value-type="float" office:value="0.0000026269" calcext:value-type="float">
            <text:p>2,63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3" calcext:value-type="float">
            <text:p>0,23</text:p>
          </table:table-cell>
          <table:table-cell office:value-type="float" office:value="-0.0000028527" calcext:value-type="float">
            <text:p>-2,85E-06</text:p>
          </table:table-cell>
          <table:table-cell office:value-type="float" office:value="0.0000028783" calcext:value-type="float">
            <text:p>2,88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4" calcext:value-type="float">
            <text:p>0,24</text:p>
          </table:table-cell>
          <table:table-cell office:value-type="float" office:value="-0.000003097" calcext:value-type="float">
            <text:p>-3,10E-06</text:p>
          </table:table-cell>
          <table:table-cell office:value-type="float" office:value="0.0000031309" calcext:value-type="float">
            <text:p>3,13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25" calcext:value-type="float">
            <text:p>0,25</text:p>
          </table:table-cell>
          <table:table-cell office:value-type="float" office:value="-0.0000033432" calcext:value-type="float">
            <text:p>-3,34E-06</text:p>
          </table:table-cell>
          <table:table-cell office:value-type="float" office:value="0.0000033973" calcext:value-type="float">
            <text:p>3,40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6" calcext:value-type="float">
            <text:p>0,26</text:p>
          </table:table-cell>
          <table:table-cell office:value-type="float" office:value="-0.0000035905" calcext:value-type="float">
            <text:p>-3,59E-06</text:p>
          </table:table-cell>
          <table:table-cell office:value-type="float" office:value="0.0000036555" calcext:value-type="float">
            <text:p>3,66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27" calcext:value-type="float">
            <text:p>0,27</text:p>
          </table:table-cell>
          <table:table-cell office:value-type="float" office:value="-0.0000038363" calcext:value-type="float">
            <text:p>-3,84E-06</text:p>
          </table:table-cell>
          <table:table-cell office:value-type="float" office:value="0.0000039268" calcext:value-type="float">
            <text:p>3,93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28" calcext:value-type="float">
            <text:p>0,28</text:p>
          </table:table-cell>
          <table:table-cell office:value-type="float" office:value="-0.0000040831" calcext:value-type="float">
            <text:p>-4,08E-06</text:p>
          </table:table-cell>
          <table:table-cell office:value-type="float" office:value="0.000004212" calcext:value-type="float">
            <text:p>4,21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9" calcext:value-type="float">
            <text:p>0,29</text:p>
          </table:table-cell>
          <table:table-cell office:value-type="float" office:value="-0.0000043183" calcext:value-type="float">
            <text:p>-4,32E-06</text:p>
          </table:table-cell>
          <table:table-cell office:value-type="float" office:value="0.0000044874" calcext:value-type="float">
            <text:p>4,49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3" calcext:value-type="float">
            <text:p>0,3</text:p>
          </table:table-cell>
          <table:table-cell office:value-type="float" office:value="-0.0000045569" calcext:value-type="float">
            <text:p>-4,56E-06</text:p>
          </table:table-cell>
          <table:table-cell office:value-type="float" office:value="0.0000047786" calcext:value-type="float">
            <text:p>4,78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31" calcext:value-type="float">
            <text:p>0,31</text:p>
          </table:table-cell>
          <table:table-cell office:value-type="float" office:value="-0.0000047673" calcext:value-type="float">
            <text:p>-4,77E-06</text:p>
          </table:table-cell>
          <table:table-cell office:value-type="float" office:value="0.0000050721" calcext:value-type="float">
            <text:p>5,07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32" calcext:value-type="float">
            <text:p>0,32</text:p>
          </table:table-cell>
          <table:table-cell office:value-type="float" office:value="-0.0000049385" calcext:value-type="float">
            <text:p>-4,94E-06</text:p>
          </table:table-cell>
          <table:table-cell office:value-type="float" office:value="0.0000053721" calcext:value-type="float">
            <text:p>5,37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33" calcext:value-type="float">
            <text:p>0,33</text:p>
          </table:table-cell>
          <table:table-cell office:value-type="float" office:value="-0.0000050958" calcext:value-type="float">
            <text:p>-5,10E-06</text:p>
          </table:table-cell>
          <table:table-cell office:value-type="float" office:value="0.000005681" calcext:value-type="float">
            <text:p>5,68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34" calcext:value-type="float">
            <text:p>0,34</text:p>
          </table:table-cell>
          <table:table-cell office:value-type="float" office:value="-0.0000052168" calcext:value-type="float">
            <text:p>-5,22E-06</text:p>
          </table:table-cell>
          <table:table-cell office:value-type="float" office:value="0.0000059918" calcext:value-type="float">
            <text:p>5,99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35" calcext:value-type="float">
            <text:p>0,35</text:p>
          </table:table-cell>
          <table:table-cell office:value-type="float" office:value="-0.0000052839" calcext:value-type="float">
            <text:p>-5,28E-06</text:p>
          </table:table-cell>
          <table:table-cell office:value-type="float" office:value="0.0000063087" calcext:value-type="float">
            <text:p>6,31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36" calcext:value-type="float">
            <text:p>0,36</text:p>
          </table:table-cell>
          <table:table-cell office:value-type="float" office:value="-0.0000052753" calcext:value-type="float">
            <text:p>-5,28E-06</text:p>
          </table:table-cell>
          <table:table-cell office:value-type="float" office:value="0.0000066376" calcext:value-type="float">
            <text:p>6,64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37" calcext:value-type="float">
            <text:p>0,37</text:p>
          </table:table-cell>
          <table:table-cell office:value-type="float" office:value="-0.0000052311" calcext:value-type="float">
            <text:p>-5,23E-06</text:p>
          </table:table-cell>
          <table:table-cell office:value-type="float" office:value="0.0000069642" calcext:value-type="float">
            <text:p>6,96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38" calcext:value-type="float">
            <text:p>0,38</text:p>
          </table:table-cell>
          <table:table-cell office:value-type="float" office:value="-0.0000050323" calcext:value-type="float">
            <text:p>-5,03E-06</text:p>
          </table:table-cell>
          <table:table-cell office:value-type="float" office:value="0.0000073049" calcext:value-type="float">
            <text:p>7,30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39" calcext:value-type="float">
            <text:p>0,39</text:p>
          </table:table-cell>
          <table:table-cell office:value-type="float" office:value="-0.0000047628" calcext:value-type="float">
            <text:p>-4,76E-06</text:p>
          </table:table-cell>
          <table:table-cell office:value-type="float" office:value="0.0000076417" calcext:value-type="float">
            <text:p>7,64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4" calcext:value-type="float">
            <text:p>0,4</text:p>
          </table:table-cell>
          <table:table-cell office:value-type="float" office:value="-0.0000043984" calcext:value-type="float">
            <text:p>-4,40E-06</text:p>
          </table:table-cell>
          <table:table-cell office:value-type="float" office:value="0.0000080075" calcext:value-type="float">
            <text:p>8,01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41" calcext:value-type="float">
            <text:p>0,41</text:p>
          </table:table-cell>
          <table:table-cell office:value-type="float" office:value="-0.0000038983" calcext:value-type="float">
            <text:p>-3,90E-06</text:p>
          </table:table-cell>
          <table:table-cell office:value-type="float" office:value="0.0000083529" calcext:value-type="float">
            <text:p>8,35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42" calcext:value-type="float">
            <text:p>0,42</text:p>
          </table:table-cell>
          <table:table-cell office:value-type="float" office:value="-0.0000032635" calcext:value-type="float">
            <text:p>-3,26E-06</text:p>
          </table:table-cell>
          <table:table-cell office:value-type="float" office:value="0.0000087205" calcext:value-type="float">
            <text:p>8,72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43" calcext:value-type="float">
            <text:p>0,43</text:p>
          </table:table-cell>
          <table:table-cell office:value-type="float" office:value="-0.0000024816" calcext:value-type="float">
            <text:p>-2,48E-06</text:p>
          </table:table-cell>
          <table:table-cell office:value-type="float" office:value="0.0000090961" calcext:value-type="float">
            <text:p>9,10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44" calcext:value-type="float">
            <text:p>0,44</text:p>
          </table:table-cell>
          <table:table-cell office:value-type="float" office:value="-0.0000015658" calcext:value-type="float">
            <text:p>-1,57E-06</text:p>
          </table:table-cell>
          <table:table-cell office:value-type="float" office:value="0.0000094835" calcext:value-type="float">
            <text:p>9,48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45" calcext:value-type="float">
            <text:p>0,45</text:p>
          </table:table-cell>
          <table:table-cell office:value-type="float" office:value="-0.00000047885" calcext:value-type="float">
            <text:p>-4,79E-07</text:p>
          </table:table-cell>
          <table:table-cell office:value-type="float" office:value="0.0000098705" calcext:value-type="float">
            <text:p>9,87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46" calcext:value-type="float">
            <text:p>0,46</text:p>
          </table:table-cell>
          <table:table-cell office:value-type="float" office:value="0.00000072946" calcext:value-type="float">
            <text:p>7,29E-07</text:p>
          </table:table-cell>
          <table:table-cell office:value-type="float" office:value="0.0000102605" calcext:value-type="float">
            <text:p>1,03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47" calcext:value-type="float">
            <text:p>0,47</text:p>
          </table:table-cell>
          <table:table-cell office:value-type="float" office:value="0.0000020554" calcext:value-type="float">
            <text:p>2,06E-06</text:p>
          </table:table-cell>
          <table:table-cell office:value-type="float" office:value="0.0000106648" calcext:value-type="float">
            <text:p>1,07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48" calcext:value-type="float">
            <text:p>0,48</text:p>
          </table:table-cell>
          <table:table-cell office:value-type="float" office:value="0.0000035199" calcext:value-type="float">
            <text:p>3,52E-06</text:p>
          </table:table-cell>
          <table:table-cell office:value-type="float" office:value="0.0000110616" calcext:value-type="float">
            <text:p>1,11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49" calcext:value-type="float">
            <text:p>0,49</text:p>
          </table:table-cell>
          <table:table-cell office:value-type="float" office:value="0.0000051746" calcext:value-type="float">
            <text:p>5,17E-06</text:p>
          </table:table-cell>
          <table:table-cell office:value-type="float" office:value="0.000011481" calcext:value-type="float">
            <text:p>1,15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5" calcext:value-type="float">
            <text:p>0,5</text:p>
          </table:table-cell>
          <table:table-cell office:value-type="float" office:value="0.0000069103" calcext:value-type="float">
            <text:p>6,91E-06</text:p>
          </table:table-cell>
          <table:table-cell office:value-type="float" office:value="0.000011923" calcext:value-type="float">
            <text:p>1,19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1" calcext:value-type="float">
            <text:p>0,51</text:p>
          </table:table-cell>
          <table:table-cell office:value-type="float" office:value="0.000008722" calcext:value-type="float">
            <text:p>8,72E-06</text:p>
          </table:table-cell>
          <table:table-cell office:value-type="float" office:value="0.000012348" calcext:value-type="float">
            <text:p>1,23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52" calcext:value-type="float">
            <text:p>0,52</text:p>
          </table:table-cell>
          <table:table-cell office:value-type="float" office:value="0.0000106704" calcext:value-type="float">
            <text:p>1,07E-05</text:p>
          </table:table-cell>
          <table:table-cell office:value-type="float" office:value="0.000012777" calcext:value-type="float">
            <text:p>1,28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3" calcext:value-type="float">
            <text:p>0,53</text:p>
          </table:table-cell>
          <table:table-cell office:value-type="float" office:value="0.000012626" calcext:value-type="float">
            <text:p>1,26E-05</text:p>
          </table:table-cell>
          <table:table-cell office:value-type="float" office:value="0.000013267" calcext:value-type="float">
            <text:p>1,33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4" calcext:value-type="float">
            <text:p>0,54</text:p>
          </table:table-cell>
          <table:table-cell office:value-type="float" office:value="0.000014717" calcext:value-type="float">
            <text:p>1,47E-05</text:p>
          </table:table-cell>
          <table:table-cell office:value-type="float" office:value="0.000013728" calcext:value-type="float">
            <text:p>1,37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5" calcext:value-type="float">
            <text:p>0,55</text:p>
          </table:table-cell>
          <table:table-cell office:value-type="float" office:value="0.000016798" calcext:value-type="float">
            <text:p>1,68E-05</text:p>
          </table:table-cell>
          <table:table-cell office:value-type="float" office:value="0.000014191" calcext:value-type="float">
            <text:p>1,42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6" calcext:value-type="float">
            <text:p>0,56</text:p>
          </table:table-cell>
          <table:table-cell office:value-type="float" office:value="0.000019102" calcext:value-type="float">
            <text:p>1,91E-05</text:p>
          </table:table-cell>
          <table:table-cell office:value-type="float" office:value="0.000014676" calcext:value-type="float">
            <text:p>1,47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7" calcext:value-type="float">
            <text:p>0,57</text:p>
          </table:table-cell>
          <table:table-cell office:value-type="float" office:value="0.000021328" calcext:value-type="float">
            <text:p>2,13E-05</text:p>
          </table:table-cell>
          <table:table-cell office:value-type="float" office:value="0.000015175" calcext:value-type="float">
            <text:p>1,52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58" calcext:value-type="float">
            <text:p>0,58</text:p>
          </table:table-cell>
          <table:table-cell office:value-type="float" office:value="0.000023648" calcext:value-type="float">
            <text:p>2,36E-05</text:p>
          </table:table-cell>
          <table:table-cell office:value-type="float" office:value="0.000015681" calcext:value-type="float">
            <text:p>1,57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9" calcext:value-type="float">
            <text:p>0,59</text:p>
          </table:table-cell>
          <table:table-cell office:value-type="float" office:value="0.000026073" calcext:value-type="float">
            <text:p>2,61E-05</text:p>
          </table:table-cell>
          <table:table-cell office:value-type="float" office:value="0.000016187" calcext:value-type="float">
            <text:p>1,62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" calcext:value-type="float">
            <text:p>0,6</text:p>
          </table:table-cell>
          <table:table-cell office:value-type="float" office:value="0.000028401" calcext:value-type="float">
            <text:p>2,84E-05</text:p>
          </table:table-cell>
          <table:table-cell office:value-type="float" office:value="0.000016683" calcext:value-type="float">
            <text:p>1,67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61" calcext:value-type="float">
            <text:p>0,61</text:p>
          </table:table-cell>
          <table:table-cell office:value-type="float" office:value="0.000030823" calcext:value-type="float">
            <text:p>3,08E-05</text:p>
          </table:table-cell>
          <table:table-cell office:value-type="float" office:value="0.000017239" calcext:value-type="float">
            <text:p>1,72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62" calcext:value-type="float">
            <text:p>0,62</text:p>
          </table:table-cell>
          <table:table-cell office:value-type="float" office:value="0.000033026" calcext:value-type="float">
            <text:p>3,30E-05</text:p>
          </table:table-cell>
          <table:table-cell office:value-type="float" office:value="0.000017815" calcext:value-type="float">
            <text:p>1,78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63" calcext:value-type="float">
            <text:p>0,63</text:p>
          </table:table-cell>
          <table:table-cell office:value-type="float" office:value="0.000035448" calcext:value-type="float">
            <text:p>3,54E-05</text:p>
          </table:table-cell>
          <table:table-cell office:value-type="float" office:value="0.000018308" calcext:value-type="float">
            <text:p>1,83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64" calcext:value-type="float">
            <text:p>0,64</text:p>
          </table:table-cell>
          <table:table-cell office:value-type="float" office:value="0.000037887" calcext:value-type="float">
            <text:p>3,79E-05</text:p>
          </table:table-cell>
          <table:table-cell office:value-type="float" office:value="0.000018939" calcext:value-type="float">
            <text:p>1,89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65" calcext:value-type="float">
            <text:p>0,65</text:p>
          </table:table-cell>
          <table:table-cell office:value-type="float" office:value="0.000040209" calcext:value-type="float">
            <text:p>4,02E-05</text:p>
          </table:table-cell>
          <table:table-cell office:value-type="float" office:value="0.000019505" calcext:value-type="float">
            <text:p>1,95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66" calcext:value-type="float">
            <text:p>0,66</text:p>
          </table:table-cell>
          <table:table-cell office:value-type="float" office:value="0.000042317" calcext:value-type="float">
            <text:p>4,23E-05</text:p>
          </table:table-cell>
          <table:table-cell office:value-type="float" office:value="0.000020307" calcext:value-type="float">
            <text:p>2,03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67" calcext:value-type="float">
            <text:p>0,67</text:p>
          </table:table-cell>
          <table:table-cell office:value-type="float" office:value="0.000044785" calcext:value-type="float">
            <text:p>4,48E-05</text:p>
          </table:table-cell>
          <table:table-cell office:value-type="float" office:value="0.000020932" calcext:value-type="float">
            <text:p>2,09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68" calcext:value-type="float">
            <text:p>0,68</text:p>
          </table:table-cell>
          <table:table-cell office:value-type="float" office:value="0.000047035" calcext:value-type="float">
            <text:p>4,70E-05</text:p>
          </table:table-cell>
          <table:table-cell office:value-type="float" office:value="0.000021227" calcext:value-type="float">
            <text:p>2,12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69" calcext:value-type="float">
            <text:p>0,69</text:p>
          </table:table-cell>
          <table:table-cell office:value-type="float" office:value="0.000049295" calcext:value-type="float">
            <text:p>4,93E-05</text:p>
          </table:table-cell>
          <table:table-cell office:value-type="float" office:value="0.000022186" calcext:value-type="float">
            <text:p>2,22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7" calcext:value-type="float">
            <text:p>0,7</text:p>
          </table:table-cell>
          <table:table-cell office:value-type="float" office:value="0.000052101" calcext:value-type="float">
            <text:p>5,21E-05</text:p>
          </table:table-cell>
          <table:table-cell office:value-type="float" office:value="0.000022798" calcext:value-type="float">
            <text:p>2,28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71" calcext:value-type="float">
            <text:p>0,71</text:p>
          </table:table-cell>
          <table:table-cell office:value-type="float" office:value="0.000053874" calcext:value-type="float">
            <text:p>5,39E-05</text:p>
          </table:table-cell>
          <table:table-cell office:value-type="float" office:value="0.000023539" calcext:value-type="float">
            <text:p>2,35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72" calcext:value-type="float">
            <text:p>0,72</text:p>
          </table:table-cell>
          <table:table-cell office:value-type="float" office:value="0.000056154" calcext:value-type="float">
            <text:p>5,62E-05</text:p>
          </table:table-cell>
          <table:table-cell office:value-type="float" office:value="0.000024187" calcext:value-type="float">
            <text:p>2,42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73" calcext:value-type="float">
            <text:p>0,73</text:p>
          </table:table-cell>
          <table:table-cell office:value-type="float" office:value="0.000058555" calcext:value-type="float">
            <text:p>5,86E-05</text:p>
          </table:table-cell>
          <table:table-cell office:value-type="float" office:value="0.000024638" calcext:value-type="float">
            <text:p>2,46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74" calcext:value-type="float">
            <text:p>0,74</text:p>
          </table:table-cell>
          <table:table-cell office:value-type="float" office:value="0.000060866" calcext:value-type="float">
            <text:p>6,09E-05</text:p>
          </table:table-cell>
          <table:table-cell office:value-type="float" office:value="0.00002532" calcext:value-type="float">
            <text:p>2,53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75" calcext:value-type="float">
            <text:p>0,75</text:p>
          </table:table-cell>
          <table:table-cell office:value-type="float" office:value="0.000063074" calcext:value-type="float">
            <text:p>6,31E-05</text:p>
          </table:table-cell>
          <table:table-cell office:value-type="float" office:value="0.000026139" calcext:value-type="float">
            <text:p>2,61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76" calcext:value-type="float">
            <text:p>0,76</text:p>
          </table:table-cell>
          <table:table-cell office:value-type="float" office:value="0.000065034" calcext:value-type="float">
            <text:p>6,50E-05</text:p>
          </table:table-cell>
          <table:table-cell office:value-type="float" office:value="0.000026982" calcext:value-type="float">
            <text:p>2,70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77" calcext:value-type="float">
            <text:p>0,77</text:p>
          </table:table-cell>
          <table:table-cell office:value-type="float" office:value="0.000067032" calcext:value-type="float">
            <text:p>6,70E-05</text:p>
          </table:table-cell>
          <table:table-cell office:value-type="float" office:value="0.000027717" calcext:value-type="float">
            <text:p>2,77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78" calcext:value-type="float">
            <text:p>0,78</text:p>
          </table:table-cell>
          <table:table-cell office:value-type="float" office:value="0.000069322" calcext:value-type="float">
            <text:p>6,93E-05</text:p>
          </table:table-cell>
          <table:table-cell office:value-type="float" office:value="0.000028561" calcext:value-type="float">
            <text:p>2,86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79" calcext:value-type="float">
            <text:p>0,79</text:p>
          </table:table-cell>
          <table:table-cell office:value-type="float" office:value="0.000071228" calcext:value-type="float">
            <text:p>7,12E-05</text:p>
          </table:table-cell>
          <table:table-cell office:value-type="float" office:value="0.000029443" calcext:value-type="float">
            <text:p>2,94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8" calcext:value-type="float">
            <text:p>0,8</text:p>
          </table:table-cell>
          <table:table-cell office:value-type="float" office:value="0.000073295" calcext:value-type="float">
            <text:p>7,33E-05</text:p>
          </table:table-cell>
          <table:table-cell office:value-type="float" office:value="0.000030367" calcext:value-type="float">
            <text:p>3,04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81" calcext:value-type="float">
            <text:p>0,81</text:p>
          </table:table-cell>
          <table:table-cell office:value-type="float" office:value="0.000075224" calcext:value-type="float">
            <text:p>7,52E-05</text:p>
          </table:table-cell>
          <table:table-cell office:value-type="float" office:value="0.000031007" calcext:value-type="float">
            <text:p>3,10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82" calcext:value-type="float">
            <text:p>0,82</text:p>
          </table:table-cell>
          <table:table-cell office:value-type="float" office:value="0.000076743" calcext:value-type="float">
            <text:p>7,67E-05</text:p>
          </table:table-cell>
          <table:table-cell office:value-type="float" office:value="0.000032094" calcext:value-type="float">
            <text:p>3,21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83" calcext:value-type="float">
            <text:p>0,83</text:p>
          </table:table-cell>
          <table:table-cell office:value-type="float" office:value="0.000078589" calcext:value-type="float">
            <text:p>7,86E-05</text:p>
          </table:table-cell>
          <table:table-cell office:value-type="float" office:value="0.000033087" calcext:value-type="float">
            <text:p>3,31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84" calcext:value-type="float">
            <text:p>0,84</text:p>
          </table:table-cell>
          <table:table-cell office:value-type="float" office:value="0.000080451" calcext:value-type="float">
            <text:p>8,05E-05</text:p>
          </table:table-cell>
          <table:table-cell office:value-type="float" office:value="0.000033962" calcext:value-type="float">
            <text:p>3,40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85" calcext:value-type="float">
            <text:p>0,85</text:p>
          </table:table-cell>
          <table:table-cell office:value-type="float" office:value="0.000082049" calcext:value-type="float">
            <text:p>8,20E-05</text:p>
          </table:table-cell>
          <table:table-cell office:value-type="float" office:value="0.000034974" calcext:value-type="float">
            <text:p>3,50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86" calcext:value-type="float">
            <text:p>0,86</text:p>
          </table:table-cell>
          <table:table-cell office:value-type="float" office:value="0.000083841" calcext:value-type="float">
            <text:p>8,38E-05</text:p>
          </table:table-cell>
          <table:table-cell office:value-type="float" office:value="0.000035793" calcext:value-type="float">
            <text:p>3,58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87" calcext:value-type="float">
            <text:p>0,87</text:p>
          </table:table-cell>
          <table:table-cell office:value-type="float" office:value="0.000085211" calcext:value-type="float">
            <text:p>8,52E-05</text:p>
          </table:table-cell>
          <table:table-cell office:value-type="float" office:value="0.000036971" calcext:value-type="float">
            <text:p>3,70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88" calcext:value-type="float">
            <text:p>0,88</text:p>
          </table:table-cell>
          <table:table-cell office:value-type="float" office:value="0.000086375" calcext:value-type="float">
            <text:p>8,64E-05</text:p>
          </table:table-cell>
          <table:table-cell office:value-type="float" office:value="0.000038225" calcext:value-type="float">
            <text:p>3,82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89" calcext:value-type="float">
            <text:p>0,89</text:p>
          </table:table-cell>
          <table:table-cell office:value-type="float" office:value="0.000087907" calcext:value-type="float">
            <text:p>8,79E-05</text:p>
          </table:table-cell>
          <table:table-cell office:value-type="float" office:value="0.000039328" calcext:value-type="float">
            <text:p>3,93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9" calcext:value-type="float">
            <text:p>0,9</text:p>
          </table:table-cell>
          <table:table-cell office:value-type="float" office:value="0.00008949" calcext:value-type="float">
            <text:p>8,95E-05</text:p>
          </table:table-cell>
          <table:table-cell office:value-type="float" office:value="0.00004062" calcext:value-type="float">
            <text:p>4,06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91" calcext:value-type="float">
            <text:p>0,91</text:p>
          </table:table-cell>
          <table:table-cell office:value-type="float" office:value="0.000090576" calcext:value-type="float">
            <text:p>9,06E-05</text:p>
          </table:table-cell>
          <table:table-cell office:value-type="float" office:value="0.000041637" calcext:value-type="float">
            <text:p>4,16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92" calcext:value-type="float">
            <text:p>0,92</text:p>
          </table:table-cell>
          <table:table-cell office:value-type="float" office:value="0.00009193" calcext:value-type="float">
            <text:p>9,19E-05</text:p>
          </table:table-cell>
          <table:table-cell office:value-type="float" office:value="0.000042972" calcext:value-type="float">
            <text:p>4,30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93" calcext:value-type="float">
            <text:p>0,93</text:p>
          </table:table-cell>
          <table:table-cell office:value-type="float" office:value="0.000092934" calcext:value-type="float">
            <text:p>9,29E-05</text:p>
          </table:table-cell>
          <table:table-cell office:value-type="float" office:value="0.000044121" calcext:value-type="float">
            <text:p>4,41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94" calcext:value-type="float">
            <text:p>0,94</text:p>
          </table:table-cell>
          <table:table-cell office:value-type="float" office:value="0.000094037" calcext:value-type="float">
            <text:p>9,40E-05</text:p>
          </table:table-cell>
          <table:table-cell office:value-type="float" office:value="0.000045295" calcext:value-type="float">
            <text:p>4,53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95" calcext:value-type="float">
            <text:p>0,95</text:p>
          </table:table-cell>
          <table:table-cell office:value-type="float" office:value="0.000094898" calcext:value-type="float">
            <text:p>9,49E-05</text:p>
          </table:table-cell>
          <table:table-cell office:value-type="float" office:value="0.000046927" calcext:value-type="float">
            <text:p>4,69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96" calcext:value-type="float">
            <text:p>0,96</text:p>
          </table:table-cell>
          <table:table-cell office:value-type="float" office:value="0.00009597" calcext:value-type="float">
            <text:p>9,60E-05</text:p>
          </table:table-cell>
          <table:table-cell office:value-type="float" office:value="0.000048128" calcext:value-type="float">
            <text:p>4,81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97" calcext:value-type="float">
            <text:p>0,97</text:p>
          </table:table-cell>
          <table:table-cell office:value-type="float" office:value="0.000096722" calcext:value-type="float">
            <text:p>9,67E-05</text:p>
          </table:table-cell>
          <table:table-cell office:value-type="float" office:value="0.00004906" calcext:value-type="float">
            <text:p>4,91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98" calcext:value-type="float">
            <text:p>0,98</text:p>
          </table:table-cell>
          <table:table-cell office:value-type="float" office:value="0.000097784" calcext:value-type="float">
            <text:p>9,78E-05</text:p>
          </table:table-cell>
          <table:table-cell office:value-type="float" office:value="0.000052105" calcext:value-type="float">
            <text:p>5,21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9" calcext:value-type="float">
            <text:p>0,99</text:p>
          </table:table-cell>
          <table:table-cell office:value-type="float" office:value="0.000098335" calcext:value-type="float">
            <text:p>9,83E-05</text:p>
          </table:table-cell>
          <table:table-cell office:value-type="float" office:value="0.000052127" calcext:value-type="float">
            <text:p>5,21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0.0000984" calcext:value-type="float">
            <text:p>9,84E-05</text:p>
          </table:table-cell>
          <table:table-cell office:value-type="float" office:value="0.000055175" calcext:value-type="float">
            <text:p>5,52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4">00/00/0000</text:date>, <text:time style:data-style-name="N2" text:time-value="13:49:09.1061718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4T10:18:58.501129667</meta:creation-date>
    <meta:generator>LibreOffice/5.0.3.2$Linux_X86_64 LibreOffice_project/00m0$Build-2</meta:generator>
    <dc:date>2015-12-14T13:51:42.253887540</dc:date>
    <meta:editing-duration>PT51M56S</meta:editing-duration>
    <meta:editing-cycles>24</meta:editing-cycles>
    <meta:document-statistic meta:table-count="6" meta:cell-count="3306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06">
      <number:scientific-number number:decimal-places="2" loext:min-decimal-places="2" number:min-integer-digits="1" number:min-exponent-digits="2" loext:exponent-interval="3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6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6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6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06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FD8-012'.B4:'FD8-012'.B104 'FD8-012'.D3:'FD8-012'.E104 'FD8-012'.G3:'FD8-012'.G104" chart:data-source-has-labels="row" svg:x="0.32cm" svg:y="0.18cm" svg:width="15.36cm" svg:height="8.64cm">
          <chartooo:coordinate-region svg:x="2.579cm" svg:y="0.389cm" svg:width="10.959cm" svg:height="8.22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'FD8-012'.D4:'FD8-012'.D104" chart:label-cell-address="'FD8-012'.D3:'FD8-012'.D3" chart:class="chart:scatter">
            <chart:domain table:cell-range-address="'FD8-012'.B4:'FD8-012'.B104"/>
            <chart:data-point chart:repeated="101"/>
          </chart:series>
          <chart:series chart:attached-axis="secondary-y" chart:style-name="ch8" chart:values-cell-range-address="'FD8-012'.E4:'FD8-012'.E104" chart:label-cell-address="'FD8-012'.E3:'FD8-012'.E3" chart:class="chart:scatter">
            <chart:data-point chart:repeated="101"/>
          </chart:series>
          <chart:series chart:attached-axis="primary-y" chart:style-name="ch9" chart:values-cell-range-address="'FD8-012'.G4:'FD8-012'.G104" chart:label-cell-address="'FD8-012'.G3:'FD8-012'.G3" chart:class="chart:scatter">
            <chart:data-point chart:repeated="1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Id (A)</text:p>
                <draw:g>
                  <svg:desc>'FD8-012'.D3:'FD8-012'.D3</svg:desc>
                </draw:g>
              </table:table-cell>
              <table:table-cell office:value-type="string">
                <text:p>d(Id)/d(Vg) (S)</text:p>
                <draw:g>
                  <svg:desc>'FD8-012'.E3:'FD8-012'.E3</svg:desc>
                </draw:g>
              </table:table-cell>
              <table:table-cell office:value-type="string">
                <text:p>tangente</text:p>
                <draw:g>
                  <svg:desc>'FD8-012'.G3:'FD8-012'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D8-012'.B4:'FD8-012'.B104</svg:desc>
                </draw:g>
              </table:table-cell>
              <table:table-cell office:value-type="float" office:value="0.0000000000061">
                <text:p>0.0000000000061</text:p>
                <draw:g>
                  <svg:desc>'FD8-012'.D4:'FD8-012'.D104</svg:desc>
                </draw:g>
              </table:table-cell>
              <table:table-cell office:value-type="float" office:value="NaN">
                <text:p>NaN</text:p>
                <draw:g>
                  <svg:desc>'FD8-012'.E4:'FD8-012'.E104</svg:desc>
                </draw:g>
              </table:table-cell>
              <table:table-cell office:value-type="float" office:value="-0.000153001">
                <text:p>-0.000153001</text:p>
                <draw:g>
                  <svg:desc>'FD8-012'.G4:'FD8-012'.G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000000001115">
                <text:p>0.00000000001115</text:p>
              </table:table-cell>
              <table:table-cell office:value-type="float" office:value="0.0000000004075">
                <text:p>0.0000000004075</text:p>
              </table:table-cell>
              <table:table-cell office:value-type="float" office:value="-0.000149581">
                <text:p>-0.0001495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0000000001425">
                <text:p>0.00000000001425</text:p>
              </table:table-cell>
              <table:table-cell office:value-type="float" office:value="0.000000000424">
                <text:p>0.000000000424</text:p>
              </table:table-cell>
              <table:table-cell office:value-type="float" office:value="-0.000146161">
                <text:p>-0.0001461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0000000001963">
                <text:p>0.00000000001963</text:p>
              </table:table-cell>
              <table:table-cell office:value-type="float" office:value="0.000000000669">
                <text:p>0.000000000669</text:p>
              </table:table-cell>
              <table:table-cell office:value-type="float" office:value="-0.000142741">
                <text:p>-0.0001427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0000000002763">
                <text:p>0.00000000002763</text:p>
              </table:table-cell>
              <table:table-cell office:value-type="float" office:value="0.0000000011265">
                <text:p>0.0000000011265</text:p>
              </table:table-cell>
              <table:table-cell office:value-type="float" office:value="-0.000139321">
                <text:p>-0.0001393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0000000004216">
                <text:p>0.00000000004216</text:p>
              </table:table-cell>
              <table:table-cell office:value-type="float" office:value="0.0000000016085">
                <text:p>0.0000000016085</text:p>
              </table:table-cell>
              <table:table-cell office:value-type="float" office:value="-0.000135901">
                <text:p>-0.0001359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000000000598">
                <text:p>0.0000000000598</text:p>
              </table:table-cell>
              <table:table-cell office:value-type="float" office:value="0.0000000019065">
                <text:p>0.0000000019065</text:p>
              </table:table-cell>
              <table:table-cell office:value-type="float" office:value="-0.000132481">
                <text:p>-0.0001324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0000000008029">
                <text:p>0.00000000008029</text:p>
              </table:table-cell>
              <table:table-cell office:value-type="float" office:value="0.0000000028645">
                <text:p>0.0000000028645</text:p>
              </table:table-cell>
              <table:table-cell office:value-type="float" office:value="-0.000129061">
                <text:p>-0.0001290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00000000011709">
                <text:p>0.00000000011709</text:p>
              </table:table-cell>
              <table:table-cell office:value-type="float" office:value="0.000000004337">
                <text:p>0.000000004337</text:p>
              </table:table-cell>
              <table:table-cell office:value-type="float" office:value="-0.000125641">
                <text:p>-0.0001256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0000000016703">
                <text:p>0.00000000016703</text:p>
              </table:table-cell>
              <table:table-cell office:value-type="float" office:value="0.000000006104">
                <text:p>0.000000006104</text:p>
              </table:table-cell>
              <table:table-cell office:value-type="float" office:value="-0.000122221">
                <text:p>-0.0001222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00000000023917">
                <text:p>0.00000000023917</text:p>
              </table:table-cell>
              <table:table-cell office:value-type="float" office:value="0.0000000086595">
                <text:p>0.0000000086595</text:p>
              </table:table-cell>
              <table:table-cell office:value-type="float" office:value="-0.000118801">
                <text:p>-0.0001188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00000000034022">
                <text:p>0.00000000034022</text:p>
              </table:table-cell>
              <table:table-cell office:value-type="float" office:value="0.000000012135">
                <text:p>0.000000012135</text:p>
              </table:table-cell>
              <table:table-cell office:value-type="float" office:value="-0.000115381">
                <text:p>-0.0001153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00000000048187">
                <text:p>0.00000000048187</text:p>
              </table:table-cell>
              <table:table-cell office:value-type="float" office:value="0.000000017187">
                <text:p>0.000000017187</text:p>
              </table:table-cell>
              <table:table-cell office:value-type="float" office:value="-0.000111961">
                <text:p>-0.0001119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00000000068396">
                <text:p>0.00000000068396</text:p>
              </table:table-cell>
              <table:table-cell office:value-type="float" office:value="0.000000024612">
                <text:p>0.000000024612</text:p>
              </table:table-cell>
              <table:table-cell office:value-type="float" office:value="-0.000108541">
                <text:p>-0.0001085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00000000097411">
                <text:p>0.00000000097411</text:p>
              </table:table-cell>
              <table:table-cell office:value-type="float" office:value="0.000000035087">
                <text:p>0.000000035087</text:p>
              </table:table-cell>
              <table:table-cell office:value-type="float" office:value="-0.000105121">
                <text:p>-0.0001051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0000000013857">
                <text:p>0.0000000013857</text:p>
              </table:table-cell>
              <table:table-cell office:value-type="float" office:value="0.0000000495095">
                <text:p>0.0000000495095</text:p>
              </table:table-cell>
              <table:table-cell office:value-type="float" office:value="-0.000101701">
                <text:p>-0.0001017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0000000019643">
                <text:p>0.0000000019643</text:p>
              </table:table-cell>
              <table:table-cell office:value-type="float" office:value="0.0000000703749999999999">
                <text:p>0.0000000703749999999999</text:p>
              </table:table-cell>
              <table:table-cell office:value-type="float" office:value="-0.000098281">
                <text:p>-0.0000982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0000000027932">
                <text:p>0.0000000027932</text:p>
              </table:table-cell>
              <table:table-cell office:value-type="float" office:value="0.0000000998950000000001">
                <text:p>0.0000000998950000000001</text:p>
              </table:table-cell>
              <table:table-cell office:value-type="float" office:value="-0.000094861">
                <text:p>-0.0000948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0000000039622">
                <text:p>0.0000000039622</text:p>
              </table:table-cell>
              <table:table-cell office:value-type="float" office:value="0.000000140955">
                <text:p>0.000000140955</text:p>
              </table:table-cell>
              <table:table-cell office:value-type="float" office:value="-0.000091441">
                <text:p>-0.0000914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0000000056123">
                <text:p>0.0000000056123</text:p>
              </table:table-cell>
              <table:table-cell office:value-type="float" office:value="0.00000019986">
                <text:p>0.00000019986</text:p>
              </table:table-cell>
              <table:table-cell office:value-type="float" office:value="-0.000088021">
                <text:p>-0.0000880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0000000079594">
                <text:p>0.0000000079594</text:p>
              </table:table-cell>
              <table:table-cell office:value-type="float" office:value="0.000000283505">
                <text:p>0.000000283505</text:p>
              </table:table-cell>
              <table:table-cell office:value-type="float" office:value="-0.000084601">
                <text:p>-0.0000846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0000000112824">
                <text:p>0.0000000112824</text:p>
              </table:table-cell>
              <table:table-cell office:value-type="float" office:value="0.00000040208">
                <text:p>0.00000040208</text:p>
              </table:table-cell>
              <table:table-cell office:value-type="float" office:value="-0.000081181">
                <text:p>-0.0000811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000000016001">
                <text:p>0.000000016001</text:p>
              </table:table-cell>
              <table:table-cell office:value-type="float" office:value="0.00000057008">
                <text:p>0.00000057008</text:p>
              </table:table-cell>
              <table:table-cell office:value-type="float" office:value="-0.000077761">
                <text:p>-0.0000777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000000022684">
                <text:p>0.000000022684</text:p>
              </table:table-cell>
              <table:table-cell office:value-type="float" office:value="0.000000799950000000001">
                <text:p>0.000000799950000000001</text:p>
              </table:table-cell>
              <table:table-cell office:value-type="float" office:value="-0.000074341">
                <text:p>-0.0000743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000000032">
                <text:p>0.000000032</text:p>
              </table:table-cell>
              <table:table-cell office:value-type="float" office:value="0.00000112635">
                <text:p>0.00000112635</text:p>
              </table:table-cell>
              <table:table-cell office:value-type="float" office:value="-0.000070921">
                <text:p>-0.0000709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000000045211">
                <text:p>0.000000045211</text:p>
              </table:table-cell>
              <table:table-cell office:value-type="float" office:value="0.0000015971">
                <text:p>0.0000015971</text:p>
              </table:table-cell>
              <table:table-cell office:value-type="float" office:value="-0.000067501">
                <text:p>-0.0000675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000000063942">
                <text:p>0.000000063942</text:p>
              </table:table-cell>
              <table:table-cell office:value-type="float" office:value="0.0000022446">
                <text:p>0.0000022446</text:p>
              </table:table-cell>
              <table:table-cell office:value-type="float" office:value="-0.000064081">
                <text:p>-0.0000640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000000090103">
                <text:p>0.000000090103</text:p>
              </table:table-cell>
              <table:table-cell office:value-type="float" office:value="0.0000030944">
                <text:p>0.0000030944</text:p>
              </table:table-cell>
              <table:table-cell office:value-type="float" office:value="-0.000060661">
                <text:p>-0.0000606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00000012583">
                <text:p>0.00000012583</text:p>
              </table:table-cell>
              <table:table-cell office:value-type="float" office:value="0.00000428385000000001">
                <text:p>0.00000428385000000001</text:p>
              </table:table-cell>
              <table:table-cell office:value-type="float" office:value="-0.000057241">
                <text:p>-0.0000572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00000017578">
                <text:p>0.00000017578</text:p>
              </table:table-cell>
              <table:table-cell office:value-type="float" office:value="0.00000591799999999999">
                <text:p>0.00000591799999999999</text:p>
              </table:table-cell>
              <table:table-cell office:value-type="float" office:value="-0.000053821">
                <text:p>-0.0000538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00000024419">
                <text:p>0.00000024419</text:p>
              </table:table-cell>
              <table:table-cell office:value-type="float" office:value="0.00000815749999999999">
                <text:p>0.00000815749999999999</text:p>
              </table:table-cell>
              <table:table-cell office:value-type="float" office:value="-0.000050401">
                <text:p>-0.0000504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00000033893">
                <text:p>0.00000033893</text:p>
              </table:table-cell>
              <table:table-cell office:value-type="float" office:value="0.0000109745">
                <text:p>0.0000109745</text:p>
              </table:table-cell>
              <table:table-cell office:value-type="float" office:value="-0.000046981">
                <text:p>-0.0000469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00000046368">
                <text:p>0.00000046368</text:p>
              </table:table-cell>
              <table:table-cell office:value-type="float" office:value="0.0000148635">
                <text:p>0.0000148635</text:p>
              </table:table-cell>
              <table:table-cell office:value-type="float" office:value="-0.000043561">
                <text:p>-0.0000435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0000006362">
                <text:p>0.0000006362</text:p>
              </table:table-cell>
              <table:table-cell office:value-type="float" office:value="0.0000199675">
                <text:p>0.0000199675</text:p>
              </table:table-cell>
              <table:table-cell office:value-type="float" office:value="-0.000040141">
                <text:p>-0.0000401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00000086303">
                <text:p>0.00000086303</text:p>
              </table:table-cell>
              <table:table-cell office:value-type="float" office:value="0.000026415">
                <text:p>0.000026415</text:p>
              </table:table-cell>
              <table:table-cell office:value-type="float" office:value="-0.000036721">
                <text:p>-0.0000367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0000011645">
                <text:p>0.0000011645</text:p>
              </table:table-cell>
              <table:table-cell office:value-type="float" office:value="0.0000343735000000001">
                <text:p>0.0000343735000000001</text:p>
              </table:table-cell>
              <table:table-cell office:value-type="float" office:value="-0.000033301">
                <text:p>-0.0000333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0000015505">
                <text:p>0.0000015505</text:p>
              </table:table-cell>
              <table:table-cell office:value-type="float" office:value="0.0000433550000000001">
                <text:p>0.0000433550000000001</text:p>
              </table:table-cell>
              <table:table-cell office:value-type="float" office:value="-0.000029881">
                <text:p>-0.0000298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0000020316">
                <text:p>0.0000020316</text:p>
              </table:table-cell>
              <table:table-cell office:value-type="float" office:value="0.0000536199999999999">
                <text:p>0.0000536199999999999</text:p>
              </table:table-cell>
              <table:table-cell office:value-type="float" office:value="-0.000026461">
                <text:p>-0.0000264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0000026229">
                <text:p>0.0000026229</text:p>
              </table:table-cell>
              <table:table-cell office:value-type="float" office:value="0.0000662449999999999">
                <text:p>0.0000662449999999999</text:p>
              </table:table-cell>
              <table:table-cell office:value-type="float" office:value="-0.000023041">
                <text:p>-0.0000230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0000033565">
                <text:p>0.0000033565</text:p>
              </table:table-cell>
              <table:table-cell office:value-type="float" office:value="0.000080975">
                <text:p>0.000080975</text:p>
              </table:table-cell>
              <table:table-cell office:value-type="float" office:value="-0.000019621">
                <text:p>-0.0000196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0000042424">
                <text:p>0.0000042424</text:p>
              </table:table-cell>
              <table:table-cell office:value-type="float" office:value="0.0000956149999999999">
                <text:p>0.0000956149999999999</text:p>
              </table:table-cell>
              <table:table-cell office:value-type="float" office:value="-0.000016201">
                <text:p>-0.0000162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0000052688">
                <text:p>0.0000052688</text:p>
              </table:table-cell>
              <table:table-cell office:value-type="float" office:value="0.000112045">
                <text:p>0.000112045</text:p>
              </table:table-cell>
              <table:table-cell office:value-type="float" office:value="-0.000012781">
                <text:p>-0.0000127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0000064833">
                <text:p>0.0000064833</text:p>
              </table:table-cell>
              <table:table-cell office:value-type="float" office:value="0.000131035">
                <text:p>0.000131035</text:p>
              </table:table-cell>
              <table:table-cell office:value-type="float" office:value="-0.00000936099999999999">
                <text:p>-0.000009360999999999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0000078895">
                <text:p>0.0000078895</text:p>
              </table:table-cell>
              <table:table-cell office:value-type="float" office:value="0.000149065">
                <text:p>0.000149065</text:p>
              </table:table-cell>
              <table:table-cell office:value-type="float" office:value="-0.000005941">
                <text:p>-0.0000059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0000094646">
                <text:p>0.0000094646</text:p>
              </table:table-cell>
              <table:table-cell office:value-type="float" office:value="0.000166665">
                <text:p>0.000166665</text:p>
              </table:table-cell>
              <table:table-cell office:value-type="float" office:value="-0.000002521">
                <text:p>-0.0000025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0000112228">
                <text:p>0.0000112228</text:p>
              </table:table-cell>
              <table:table-cell office:value-type="float" office:value="0.00018347">
                <text:p>0.00018347</text:p>
              </table:table-cell>
              <table:table-cell office:value-type="float" office:value="0.000000899000000000006">
                <text:p>0.0000008990000000000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000013134">
                <text:p>0.000013134</text:p>
              </table:table-cell>
              <table:table-cell office:value-type="float" office:value="0.00019961">
                <text:p>0.00019961</text:p>
              </table:table-cell>
              <table:table-cell office:value-type="float" office:value="0.00000431900000000001">
                <text:p>0.000004319000000000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000015215">
                <text:p>0.000015215</text:p>
              </table:table-cell>
              <table:table-cell office:value-type="float" office:value="0.0002163">
                <text:p>0.0002163</text:p>
              </table:table-cell>
              <table:table-cell office:value-type="float" office:value="0.00000773900000000002">
                <text:p>0.000007739000000000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00001746">
                <text:p>0.00001746</text:p>
              </table:table-cell>
              <table:table-cell office:value-type="float" office:value="0.000234400000000001">
                <text:p>0.000234400000000001</text:p>
              </table:table-cell>
              <table:table-cell office:value-type="float" office:value="0.000011159">
                <text:p>0.0000111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00019903">
                <text:p>0.000019903</text:p>
              </table:table-cell>
              <table:table-cell office:value-type="float" office:value="0.0002494">
                <text:p>0.0002494</text:p>
              </table:table-cell>
              <table:table-cell office:value-type="float" office:value="0.000014579">
                <text:p>0.0000145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000022448">
                <text:p>0.000022448</text:p>
              </table:table-cell>
              <table:table-cell office:value-type="float" office:value="0.00026025">
                <text:p>0.00026025</text:p>
              </table:table-cell>
              <table:table-cell office:value-type="float" office:value="0.000017999">
                <text:p>0.0000179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000025108">
                <text:p>0.000025108</text:p>
              </table:table-cell>
              <table:table-cell office:value-type="float" office:value="0.00027145">
                <text:p>0.00027145</text:p>
              </table:table-cell>
              <table:table-cell office:value-type="float" office:value="0.000021419">
                <text:p>0.0000214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000027877">
                <text:p>0.000027877</text:p>
              </table:table-cell>
              <table:table-cell office:value-type="float" office:value="0.00028455">
                <text:p>0.00028455</text:p>
              </table:table-cell>
              <table:table-cell office:value-type="float" office:value="0.000024839">
                <text:p>0.0000248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000030799">
                <text:p>0.000030799</text:p>
              </table:table-cell>
              <table:table-cell office:value-type="float" office:value="0.00029155">
                <text:p>0.00029155</text:p>
              </table:table-cell>
              <table:table-cell office:value-type="float" office:value="0.000028259">
                <text:p>0.0000282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000033708">
                <text:p>0.000033708</text:p>
              </table:table-cell>
              <table:table-cell office:value-type="float" office:value="0.00029815">
                <text:p>0.00029815</text:p>
              </table:table-cell>
              <table:table-cell office:value-type="float" office:value="0.000031679">
                <text:p>0.00003167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000036762">
                <text:p>0.000036762</text:p>
              </table:table-cell>
              <table:table-cell office:value-type="float" office:value="0.00030905">
                <text:p>0.00030905</text:p>
              </table:table-cell>
              <table:table-cell office:value-type="float" office:value="0.000035099">
                <text:p>0.0000350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000039889">
                <text:p>0.000039889</text:p>
              </table:table-cell>
              <table:table-cell office:value-type="float" office:value="0.00031275">
                <text:p>0.00031275</text:p>
              </table:table-cell>
              <table:table-cell office:value-type="float" office:value="0.000038519">
                <text:p>0.00003851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000043017">
                <text:p>0.000043017</text:p>
              </table:table-cell>
              <table:table-cell office:value-type="float" office:value="0.000315950000000001">
                <text:p>0.000315950000000001</text:p>
              </table:table-cell>
              <table:table-cell office:value-type="float" office:value="0.000041939">
                <text:p>0.0000419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000046208">
                <text:p>0.000046208</text:p>
              </table:table-cell>
              <table:table-cell office:value-type="float" office:value="0.000324600000000001">
                <text:p>0.000324600000000001</text:p>
              </table:table-cell>
              <table:table-cell office:value-type="float" office:value="0.000045359">
                <text:p>0.0000453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000049509">
                <text:p>0.000049509</text:p>
              </table:table-cell>
              <table:table-cell office:value-type="float" office:value="0.000328749999999998">
                <text:p>0.000328749999999998</text:p>
              </table:table-cell>
              <table:table-cell office:value-type="float" office:value="0.000048779">
                <text:p>0.00004877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000052783">
                <text:p>0.000052783</text:p>
              </table:table-cell>
              <table:table-cell office:value-type="float" office:value="0.0003293">
                <text:p>0.0003293</text:p>
              </table:table-cell>
              <table:table-cell office:value-type="float" office:value="0.000052199">
                <text:p>0.0000521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000056095">
                <text:p>0.000056095</text:p>
              </table:table-cell>
              <table:table-cell office:value-type="float" office:value="0.000326500000000002">
                <text:p>0.000326500000000002</text:p>
              </table:table-cell>
              <table:table-cell office:value-type="float" office:value="0.000055619">
                <text:p>0.0000556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000059313">
                <text:p>0.000059313</text:p>
              </table:table-cell>
              <table:table-cell office:value-type="float" office:value="0.000329149999999999">
                <text:p>0.000329149999999999</text:p>
              </table:table-cell>
              <table:table-cell office:value-type="float" office:value="0.000059039">
                <text:p>0.0000590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000062678">
                <text:p>0.000062678</text:p>
              </table:table-cell>
              <table:table-cell office:value-type="float" office:value="0.000332649999999999">
                <text:p>0.000332649999999999</text:p>
              </table:table-cell>
              <table:table-cell office:value-type="float" office:value="0.000062459">
                <text:p>0.0000624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000065966">
                <text:p>0.000065966</text:p>
              </table:table-cell>
              <table:table-cell office:value-type="float" office:value="0.0003314">
                <text:p>0.0003314</text:p>
              </table:table-cell>
              <table:table-cell office:value-type="float" office:value="0.000065879">
                <text:p>0.00006587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000069306">
                <text:p>0.000069306</text:p>
              </table:table-cell>
              <table:table-cell office:value-type="float" office:value="0.0003399">
                <text:p>0.0003399</text:p>
              </table:table-cell>
              <table:table-cell office:value-type="float" office:value="0.000069299">
                <text:p>0.0000692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000072764">
                <text:p>0.000072764</text:p>
              </table:table-cell>
              <table:table-cell office:value-type="float" office:value="0.00034165">
                <text:p>0.00034165</text:p>
              </table:table-cell>
              <table:table-cell office:value-type="float" office:value="0.000072719">
                <text:p>0.0000727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000076139">
                <text:p>0.000076139</text:p>
              </table:table-cell>
              <table:table-cell office:value-type="float" office:value="0.000337899999999999">
                <text:p>0.000337899999999999</text:p>
              </table:table-cell>
              <table:table-cell office:value-type="float" office:value="0.000076139">
                <text:p>0.0000761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000079522">
                <text:p>0.000079522</text:p>
              </table:table-cell>
              <table:table-cell office:value-type="float" office:value="0.000341349999999999">
                <text:p>0.000341349999999999</text:p>
              </table:table-cell>
              <table:table-cell office:value-type="float" office:value="0.000079559">
                <text:p>0.00007955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000082966">
                <text:p>0.000082966</text:p>
              </table:table-cell>
              <table:table-cell office:value-type="float" office:value="0.00034205">
                <text:p>0.00034205</text:p>
              </table:table-cell>
              <table:table-cell office:value-type="float" office:value="0.000082979">
                <text:p>0.00008297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000086363">
                <text:p>0.000086363</text:p>
              </table:table-cell>
              <table:table-cell office:value-type="float" office:value="0.000336800000000001">
                <text:p>0.000336800000000001</text:p>
              </table:table-cell>
              <table:table-cell office:value-type="float" office:value="0.000086399">
                <text:p>0.0000863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000089702">
                <text:p>0.000089702</text:p>
              </table:table-cell>
              <table:table-cell office:value-type="float" office:value="0.000334750000000002">
                <text:p>0.000334750000000002</text:p>
              </table:table-cell>
              <table:table-cell office:value-type="float" office:value="0.000089819">
                <text:p>0.0000898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000093058">
                <text:p>0.000093058</text:p>
              </table:table-cell>
              <table:table-cell office:value-type="float" office:value="0.0003361">
                <text:p>0.0003361</text:p>
              </table:table-cell>
              <table:table-cell office:value-type="float" office:value="0.000093239">
                <text:p>0.00009323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000096424">
                <text:p>0.000096424</text:p>
              </table:table-cell>
              <table:table-cell office:value-type="float" office:value="0.0003323">
                <text:p>0.0003323</text:p>
              </table:table-cell>
              <table:table-cell office:value-type="float" office:value="0.000096659">
                <text:p>0.00009665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000099704">
                <text:p>0.000099704</text:p>
              </table:table-cell>
              <table:table-cell office:value-type="float" office:value="0.000326449999999999">
                <text:p>0.000326449999999999</text:p>
              </table:table-cell>
              <table:table-cell office:value-type="float" office:value="0.000100079">
                <text:p>0.00010007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000102953">
                <text:p>0.000102953</text:p>
              </table:table-cell>
              <table:table-cell office:value-type="float" office:value="0.0003297">
                <text:p>0.0003297</text:p>
              </table:table-cell>
              <table:table-cell office:value-type="float" office:value="0.000103499">
                <text:p>0.0001034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000106298">
                <text:p>0.000106298</text:p>
              </table:table-cell>
              <table:table-cell office:value-type="float" office:value="0.0003317">
                <text:p>0.0003317</text:p>
              </table:table-cell>
              <table:table-cell office:value-type="float" office:value="0.000106919">
                <text:p>0.0001069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000109587">
                <text:p>0.000109587</text:p>
              </table:table-cell>
              <table:table-cell office:value-type="float" office:value="0.00031985">
                <text:p>0.00031985</text:p>
              </table:table-cell>
              <table:table-cell office:value-type="float" office:value="0.000110339">
                <text:p>0.0001103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000112695">
                <text:p>0.000112695</text:p>
              </table:table-cell>
              <table:table-cell office:value-type="float" office:value="0.00031515">
                <text:p>0.00031515</text:p>
              </table:table-cell>
              <table:table-cell office:value-type="float" office:value="0.000113759">
                <text:p>0.00011375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00011589">
                <text:p>0.00011589</text:p>
              </table:table-cell>
              <table:table-cell office:value-type="float" office:value="0.00031775">
                <text:p>0.00031775</text:p>
              </table:table-cell>
              <table:table-cell office:value-type="float" office:value="0.000117179">
                <text:p>0.00011717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00011905">
                <text:p>0.00011905</text:p>
              </table:table-cell>
              <table:table-cell office:value-type="float" office:value="0.0003165">
                <text:p>0.0003165</text:p>
              </table:table-cell>
              <table:table-cell office:value-type="float" office:value="0.000120599">
                <text:p>0.0001205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00012222">
                <text:p>0.00012222</text:p>
              </table:table-cell>
              <table:table-cell office:value-type="float" office:value="0.000320999999999999">
                <text:p>0.000320999999999999</text:p>
              </table:table-cell>
              <table:table-cell office:value-type="float" office:value="0.000124019">
                <text:p>0.0001240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00012547">
                <text:p>0.00012547</text:p>
              </table:table-cell>
              <table:table-cell office:value-type="float" office:value="0.000315499999999999">
                <text:p>0.000315499999999999</text:p>
              </table:table-cell>
              <table:table-cell office:value-type="float" office:value="0.000127439">
                <text:p>0.0001274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00012853">
                <text:p>0.00012853</text:p>
              </table:table-cell>
              <table:table-cell office:value-type="float" office:value="0.000304500000000001">
                <text:p>0.000304500000000001</text:p>
              </table:table-cell>
              <table:table-cell office:value-type="float" office:value="0.000130859">
                <text:p>0.00013085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00013156">
                <text:p>0.00013156</text:p>
              </table:table-cell>
              <table:table-cell office:value-type="float" office:value="0.000300500000000002">
                <text:p>0.000300500000000002</text:p>
              </table:table-cell>
              <table:table-cell office:value-type="float" office:value="0.000134279">
                <text:p>0.00013427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00013454">
                <text:p>0.00013454</text:p>
              </table:table-cell>
              <table:table-cell office:value-type="float" office:value="0.0003025">
                <text:p>0.0003025</text:p>
              </table:table-cell>
              <table:table-cell office:value-type="float" office:value="0.000137699">
                <text:p>0.0001376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00013761">
                <text:p>0.00013761</text:p>
              </table:table-cell>
              <table:table-cell office:value-type="float" office:value="0.0002975">
                <text:p>0.0002975</text:p>
              </table:table-cell>
              <table:table-cell office:value-type="float" office:value="0.000141119">
                <text:p>0.00014111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00014049">
                <text:p>0.00014049</text:p>
              </table:table-cell>
              <table:table-cell office:value-type="float" office:value="0.0002875">
                <text:p>0.0002875</text:p>
              </table:table-cell>
              <table:table-cell office:value-type="float" office:value="0.000144539">
                <text:p>0.00014453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00014336">
                <text:p>0.00014336</text:p>
              </table:table-cell>
              <table:table-cell office:value-type="float" office:value="0.0002855">
                <text:p>0.0002855</text:p>
              </table:table-cell>
              <table:table-cell office:value-type="float" office:value="0.000147959">
                <text:p>0.00014795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0001462">
                <text:p>0.0001462</text:p>
              </table:table-cell>
              <table:table-cell office:value-type="float" office:value="0.000283999999999999">
                <text:p>0.000283999999999999</text:p>
              </table:table-cell>
              <table:table-cell office:value-type="float" office:value="0.000151379">
                <text:p>0.00015137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00014904">
                <text:p>0.00014904</text:p>
              </table:table-cell>
              <table:table-cell office:value-type="float" office:value="0.000285">
                <text:p>0.000285</text:p>
              </table:table-cell>
              <table:table-cell office:value-type="float" office:value="0.000154799">
                <text:p>0.0001547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0001519">
                <text:p>0.0001519</text:p>
              </table:table-cell>
              <table:table-cell office:value-type="float" office:value="0.000281000000000001">
                <text:p>0.000281000000000001</text:p>
              </table:table-cell>
              <table:table-cell office:value-type="float" office:value="0.000158219">
                <text:p>0.0001582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00015466">
                <text:p>0.00015466</text:p>
              </table:table-cell>
              <table:table-cell office:value-type="float" office:value="0.000275499999999999">
                <text:p>0.000275499999999999</text:p>
              </table:table-cell>
              <table:table-cell office:value-type="float" office:value="0.000161639">
                <text:p>0.00016163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00015741">
                <text:p>0.00015741</text:p>
              </table:table-cell>
              <table:table-cell office:value-type="float" office:value="0.000265999999999999">
                <text:p>0.000265999999999999</text:p>
              </table:table-cell>
              <table:table-cell office:value-type="float" office:value="0.000165059">
                <text:p>0.00016505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00015998">
                <text:p>0.00015998</text:p>
              </table:table-cell>
              <table:table-cell office:value-type="float" office:value="0.000267499999999999">
                <text:p>0.000267499999999999</text:p>
              </table:table-cell>
              <table:table-cell office:value-type="float" office:value="0.000168479">
                <text:p>0.00016847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00016276">
                <text:p>0.00016276</text:p>
              </table:table-cell>
              <table:table-cell office:value-type="float" office:value="0.000269500000000001">
                <text:p>0.000269500000000001</text:p>
              </table:table-cell>
              <table:table-cell office:value-type="float" office:value="0.000171899">
                <text:p>0.00017189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00016537">
                <text:p>0.00016537</text:p>
              </table:table-cell>
              <table:table-cell office:value-type="float" office:value="0.000256000000000001">
                <text:p>0.000256000000000001</text:p>
              </table:table-cell>
              <table:table-cell office:value-type="float" office:value="0.000175319">
                <text:p>0.00017531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00016788">
                <text:p>0.00016788</text:p>
              </table:table-cell>
              <table:table-cell office:value-type="float" office:value="0.000249500000000001">
                <text:p>0.000249500000000001</text:p>
              </table:table-cell>
              <table:table-cell office:value-type="float" office:value="0.000178739">
                <text:p>0.00017873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00017036">
                <text:p>0.00017036</text:p>
              </table:table-cell>
              <table:table-cell office:value-type="float" office:value="0.0002455">
                <text:p>0.0002455</text:p>
              </table:table-cell>
              <table:table-cell office:value-type="float" office:value="0.000182159">
                <text:p>0.0001821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00017279">
                <text:p>0.00017279</text:p>
              </table:table-cell>
              <table:table-cell office:value-type="float" office:value="0.000247499999999999">
                <text:p>0.000247499999999999</text:p>
              </table:table-cell>
              <table:table-cell office:value-type="float" office:value="0.000185579">
                <text:p>0.00018557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00017531">
                <text:p>0.00017531</text:p>
              </table:table-cell>
              <table:table-cell office:value-type="float" office:value="NaN">
                <text:p>NaN</text:p>
              </table:table-cell>
              <table:table-cell office:value-type="float" office:value="0.000188999">
                <text:p>0.0001889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06">
      <number:scientific-number number:decimal-places="2" loext:min-decimal-places="2" number:min-integer-digits="1" number:min-exponent-digits="2" loext:exponent-interval="3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6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06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382cm" svg:y="3.935cm" style:legend-expansion="high" chart:style-name="ch2"/>
        <chart:plot-area chart:style-name="ch3" table:cell-range-address="'FD-8-38'.B4:'FD-8-38'.B104 'FD-8-38'.D3:'FD-8-38'.E104" chart:data-source-has-labels="row" svg:x="0.32cm" svg:y="0.18cm" svg:width="11.742cm" svg:height="8.64cm">
          <chartooo:coordinate-region svg:x="2.254cm" svg:y="0.388cm" svg:width="7.548cm" svg:height="7.76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'FD-8-38'.D4:'FD-8-38'.D104" chart:label-cell-address="'FD-8-38'.D3:'FD-8-38'.D3" chart:class="chart:scatter">
            <chart:domain table:cell-range-address="'FD-8-38'.B4:'FD-8-38'.B104"/>
            <chart:data-point chart:repeated="101"/>
          </chart:series>
          <chart:series chart:attached-axis="secondary-y" chart:style-name="ch9" chart:values-cell-range-address="'FD-8-38'.E4:'FD-8-38'.E104" chart:label-cell-address="'FD-8-38'.E3:'FD-8-38'.E3" chart:class="chart:scatter">
            <chart:data-point chart:repeated="1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Id (A)</text:p>
                <draw:g>
                  <svg:desc>'FD-8-38'.D3:'FD-8-38'.D3</svg:desc>
                </draw:g>
              </table:table-cell>
              <table:table-cell office:value-type="string">
                <text:p>d(Id)/d(Vg) (S)</text:p>
                <draw:g>
                  <svg:desc>'FD-8-38'.E3:'FD-8-38'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D-8-38'.B4:'FD-8-38'.B104</svg:desc>
                </draw:g>
              </table:table-cell>
              <table:table-cell office:value-type="float" office:value="0.000015673">
                <text:p>0.000015673</text:p>
                <draw:g>
                  <svg:desc>'FD-8-38'.D4:'FD-8-38'.D104</svg:desc>
                </draw:g>
              </table:table-cell>
              <table:table-cell office:value-type="float" office:value="NaN">
                <text:p>NaN</text:p>
                <draw:g>
                  <svg:desc>'FD-8-38'.E4:'FD-8-38'.E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001533">
                <text:p>0.00001533</text:p>
              </table:table-cell>
              <table:table-cell office:value-type="float" office:value="-0.00003245">
                <text:p>-0.000032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00015024">
                <text:p>0.000015024</text:p>
              </table:table-cell>
              <table:table-cell office:value-type="float" office:value="-0.00003135">
                <text:p>-0.000031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00014703">
                <text:p>0.000014703</text:p>
              </table:table-cell>
              <table:table-cell office:value-type="float" office:value="-0.00002805">
                <text:p>-0.000028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00014463">
                <text:p>0.000014463</text:p>
              </table:table-cell>
              <table:table-cell office:value-type="float" office:value="-0.0000269">
                <text:p>-0.00002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00014165">
                <text:p>0.000014165</text:p>
              </table:table-cell>
              <table:table-cell office:value-type="float" office:value="-0.0000305">
                <text:p>-0.00003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00013853">
                <text:p>0.000013853</text:p>
              </table:table-cell>
              <table:table-cell office:value-type="float" office:value="-0.0000333">
                <text:p>-0.0000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00013499">
                <text:p>0.000013499</text:p>
              </table:table-cell>
              <table:table-cell office:value-type="float" office:value="-0.00003285">
                <text:p>-0.000032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000013196">
                <text:p>0.000013196</text:p>
              </table:table-cell>
              <table:table-cell office:value-type="float" office:value="-0.00003055">
                <text:p>-0.000030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00012888">
                <text:p>0.000012888</text:p>
              </table:table-cell>
              <table:table-cell office:value-type="float" office:value="-0.00002985">
                <text:p>-0.000029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000012599">
                <text:p>0.000012599</text:p>
              </table:table-cell>
              <table:table-cell office:value-type="float" office:value="-0.0000297">
                <text:p>-0.00002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000012294">
                <text:p>0.000012294</text:p>
              </table:table-cell>
              <table:table-cell office:value-type="float" office:value="-0.00003175">
                <text:p>-0.000031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000011964">
                <text:p>0.000011964</text:p>
              </table:table-cell>
              <table:table-cell office:value-type="float" office:value="-0.00003105">
                <text:p>-0.000031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000011673">
                <text:p>0.000011673</text:p>
              </table:table-cell>
              <table:table-cell office:value-type="float" office:value="-0.00003025">
                <text:p>-0.000030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000011359">
                <text:p>0.000011359</text:p>
              </table:table-cell>
              <table:table-cell office:value-type="float" office:value="-0.0000331000000000001">
                <text:p>-0.00003310000000000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000011011">
                <text:p>0.000011011</text:p>
              </table:table-cell>
              <table:table-cell office:value-type="float" office:value="-0.0000365">
                <text:p>-0.00003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000010629">
                <text:p>0.000010629</text:p>
              </table:table-cell>
              <table:table-cell office:value-type="float" office:value="-0.0000384">
                <text:p>-0.00003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000010243">
                <text:p>0.000010243</text:p>
              </table:table-cell>
              <table:table-cell office:value-type="float" office:value="-0.0000398900000000001">
                <text:p>-0.00003989000000000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0000098312">
                <text:p>0.0000098312</text:p>
              </table:table-cell>
              <table:table-cell office:value-type="float" office:value="-0.000039345">
                <text:p>-0.0000393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0000094561">
                <text:p>0.0000094561</text:p>
              </table:table-cell>
              <table:table-cell office:value-type="float" office:value="-0.000040675">
                <text:p>-0.0000406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0000090177">
                <text:p>0.0000090177</text:p>
              </table:table-cell>
              <table:table-cell office:value-type="float" office:value="-0.000043965">
                <text:p>-0.0000439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0000085768">
                <text:p>0.0000085768</text:p>
              </table:table-cell>
              <table:table-cell office:value-type="float" office:value="-0.0000440500000000001">
                <text:p>-0.00004405000000000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0000081367">
                <text:p>0.0000081367</text:p>
              </table:table-cell>
              <table:table-cell office:value-type="float" office:value="-0.000044535">
                <text:p>-0.0000445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0000076861">
                <text:p>0.0000076861</text:p>
              </table:table-cell>
              <table:table-cell office:value-type="float" office:value="-0.00004494">
                <text:p>-0.000044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0000072379">
                <text:p>0.0000072379</text:p>
              </table:table-cell>
              <table:table-cell office:value-type="float" office:value="-0.00004644">
                <text:p>-0.000046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0000067573">
                <text:p>0.0000067573</text:p>
              </table:table-cell>
              <table:table-cell office:value-type="float" office:value="-0.00004635">
                <text:p>-0.000046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0000063109">
                <text:p>0.0000063109</text:p>
              </table:table-cell>
              <table:table-cell office:value-type="float" office:value="-0.000045735">
                <text:p>-0.0000457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0000058426">
                <text:p>0.0000058426</text:p>
              </table:table-cell>
              <table:table-cell office:value-type="float" office:value="-0.000048945">
                <text:p>-0.0000489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000005332">
                <text:p>0.000005332</text:p>
              </table:table-cell>
              <table:table-cell office:value-type="float" office:value="-0.0000441350000000001">
                <text:p>-0.00004413500000000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0000049599">
                <text:p>0.0000049599</text:p>
              </table:table-cell>
              <table:table-cell office:value-type="float" office:value="-0.0000408999999999999">
                <text:p>-0.00004089999999999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000004514">
                <text:p>0.000004514</text:p>
              </table:table-cell>
              <table:table-cell office:value-type="float" office:value="-0.000044055">
                <text:p>-0.0000440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0000040788">
                <text:p>0.0000040788</text:p>
              </table:table-cell>
              <table:table-cell office:value-type="float" office:value="-0.0000411900000000001">
                <text:p>-0.00004119000000000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0000036902">
                <text:p>0.0000036902</text:p>
              </table:table-cell>
              <table:table-cell office:value-type="float" office:value="-0.000032595">
                <text:p>-0.0000325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0000034269">
                <text:p>0.0000034269</text:p>
              </table:table-cell>
              <table:table-cell office:value-type="float" office:value="-0.000030275">
                <text:p>-0.0000302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0000030847">
                <text:p>0.0000030847</text:p>
              </table:table-cell>
              <table:table-cell office:value-type="float" office:value="-0.000032255">
                <text:p>-0.0000322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0000027818">
                <text:p>0.0000027818</text:p>
              </table:table-cell>
              <table:table-cell office:value-type="float" office:value="-0.0000229900000000001">
                <text:p>-0.00002299000000000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0000026249">
                <text:p>0.0000026249</text:p>
              </table:table-cell>
              <table:table-cell office:value-type="float" office:value="-0.0000123">
                <text:p>-0.00001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0000025358">
                <text:p>0.0000025358</text:p>
              </table:table-cell>
              <table:table-cell office:value-type="float" office:value="-0.000002765">
                <text:p>-0.0000027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0000025696">
                <text:p>0.0000025696</text:p>
              </table:table-cell>
              <table:table-cell office:value-type="float" office:value="-0.0000136">
                <text:p>-0.00001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0000022638">
                <text:p>0.0000022638</text:p>
              </table:table-cell>
              <table:table-cell office:value-type="float" office:value="-0.00000726999999999999">
                <text:p>-0.000007269999999999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0000024242">
                <text:p>0.0000024242</text:p>
              </table:table-cell>
              <table:table-cell office:value-type="float" office:value="0.0000492499999999999">
                <text:p>0.00004924999999999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0000032488">
                <text:p>0.0000032488</text:p>
              </table:table-cell>
              <table:table-cell office:value-type="float" office:value="0.0000630300000000001">
                <text:p>0.00006303000000000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0000036848">
                <text:p>0.0000036848</text:p>
              </table:table-cell>
              <table:table-cell office:value-type="float" office:value="0.0000392100000000001">
                <text:p>0.00003921000000000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000004033">
                <text:p>0.000004033</text:p>
              </table:table-cell>
              <table:table-cell office:value-type="float" office:value="0.00006955">
                <text:p>0.000069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0000050758">
                <text:p>0.0000050758</text:p>
              </table:table-cell>
              <table:table-cell office:value-type="float" office:value="0.0000907299999999999">
                <text:p>0.00009072999999999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0000058476">
                <text:p>0.0000058476</text:p>
              </table:table-cell>
              <table:table-cell office:value-type="float" office:value="0.0000902249999999999">
                <text:p>0.00009022499999999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0000068803">
                <text:p>0.0000068803</text:p>
              </table:table-cell>
              <table:table-cell office:value-type="float" office:value="0.000109545">
                <text:p>0.0001095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0000080385">
                <text:p>0.0000080385</text:p>
              </table:table-cell>
              <table:table-cell office:value-type="float" office:value="0.000108985">
                <text:p>0.0001089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00000906">
                <text:p>0.00000906</text:p>
              </table:table-cell>
              <table:table-cell office:value-type="float" office:value="0.000121155">
                <text:p>0.0001211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000104616">
                <text:p>0.0000104616</text:p>
              </table:table-cell>
              <table:table-cell office:value-type="float" office:value="0.0001518">
                <text:p>0.00015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000012096">
                <text:p>0.000012096</text:p>
              </table:table-cell>
              <table:table-cell office:value-type="float" office:value="0.00016597">
                <text:p>0.0001659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000013781">
                <text:p>0.000013781</text:p>
              </table:table-cell>
              <table:table-cell office:value-type="float" office:value="0.0001557">
                <text:p>0.00015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00001521">
                <text:p>0.00001521</text:p>
              </table:table-cell>
              <table:table-cell office:value-type="float" office:value="0.0001741">
                <text:p>0.00017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000017263">
                <text:p>0.000017263</text:p>
              </table:table-cell>
              <table:table-cell office:value-type="float" office:value="0.00019735">
                <text:p>0.000197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000019157">
                <text:p>0.000019157</text:p>
              </table:table-cell>
              <table:table-cell office:value-type="float" office:value="0.00018385">
                <text:p>0.000183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00002094">
                <text:p>0.00002094</text:p>
              </table:table-cell>
              <table:table-cell office:value-type="float" office:value="0.00019415">
                <text:p>0.000194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00002304">
                <text:p>0.00002304</text:p>
              </table:table-cell>
              <table:table-cell office:value-type="float" office:value="0.0001869">
                <text:p>0.000186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000024678">
                <text:p>0.000024678</text:p>
              </table:table-cell>
              <table:table-cell office:value-type="float" office:value="0.000201900000000001">
                <text:p>0.0002019000000000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000027078">
                <text:p>0.000027078</text:p>
              </table:table-cell>
              <table:table-cell office:value-type="float" office:value="0.000212700000000001">
                <text:p>0.0002127000000000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000028932">
                <text:p>0.000028932</text:p>
              </table:table-cell>
              <table:table-cell office:value-type="float" office:value="0.000182399999999999">
                <text:p>0.0001823999999999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000030726">
                <text:p>0.000030726</text:p>
              </table:table-cell>
              <table:table-cell office:value-type="float" office:value="0.00019075">
                <text:p>0.000190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000032747">
                <text:p>0.000032747</text:p>
              </table:table-cell>
              <table:table-cell office:value-type="float" office:value="0.000201050000000001">
                <text:p>0.0002010500000000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000034747">
                <text:p>0.000034747</text:p>
              </table:table-cell>
              <table:table-cell office:value-type="float" office:value="0.0002039">
                <text:p>0.00020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000036825">
                <text:p>0.000036825</text:p>
              </table:table-cell>
              <table:table-cell office:value-type="float" office:value="0.0002112">
                <text:p>0.00021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000038971">
                <text:p>0.000038971</text:p>
              </table:table-cell>
              <table:table-cell office:value-type="float" office:value="0.00020775">
                <text:p>0.000207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00004098">
                <text:p>0.00004098</text:p>
              </table:table-cell>
              <table:table-cell office:value-type="float" office:value="0.00018615">
                <text:p>0.000186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000042694">
                <text:p>0.000042694</text:p>
              </table:table-cell>
              <table:table-cell office:value-type="float" office:value="0.0001895">
                <text:p>0.000189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00004477">
                <text:p>0.00004477</text:p>
              </table:table-cell>
              <table:table-cell office:value-type="float" office:value="0.00019915">
                <text:p>0.000199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000046677">
                <text:p>0.000046677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00004877">
                <text:p>0.00004877</text:p>
              </table:table-cell>
              <table:table-cell office:value-type="float" office:value="0.0001968">
                <text:p>0.00019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000050613">
                <text:p>0.000050613</text:p>
              </table:table-cell>
              <table:table-cell office:value-type="float" office:value="0.000181950000000001">
                <text:p>0.0001819500000000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000052409">
                <text:p>0.000052409</text:p>
              </table:table-cell>
              <table:table-cell office:value-type="float" office:value="0.000147050000000001">
                <text:p>0.0001470500000000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000053554">
                <text:p>0.000053554</text:p>
              </table:table-cell>
              <table:table-cell office:value-type="float" office:value="0.0001461">
                <text:p>0.000146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000055331">
                <text:p>0.000055331</text:p>
              </table:table-cell>
              <table:table-cell office:value-type="float" office:value="0.00016675">
                <text:p>0.000166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000056889">
                <text:p>0.000056889</text:p>
              </table:table-cell>
              <table:table-cell office:value-type="float" office:value="0.00018235">
                <text:p>0.0001823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000058978">
                <text:p>0.000058978</text:p>
              </table:table-cell>
              <table:table-cell office:value-type="float" office:value="0.00020235">
                <text:p>0.000202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000060936">
                <text:p>0.000060936</text:p>
              </table:table-cell>
              <table:table-cell office:value-type="float" office:value="0.0001715">
                <text:p>0.00017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000062408">
                <text:p>0.000062408</text:p>
              </table:table-cell>
              <table:table-cell office:value-type="float" office:value="0.00011845">
                <text:p>0.000118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000063305">
                <text:p>0.000063305</text:p>
              </table:table-cell>
              <table:table-cell office:value-type="float" office:value="0.00014105">
                <text:p>0.000141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000065229">
                <text:p>0.000065229</text:p>
              </table:table-cell>
              <table:table-cell office:value-type="float" office:value="0.000171049999999999">
                <text:p>0.0001710499999999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000066726">
                <text:p>0.000066726</text:p>
              </table:table-cell>
              <table:table-cell office:value-type="float" office:value="0.00011155">
                <text:p>0.000111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00006746">
                <text:p>0.00006746</text:p>
              </table:table-cell>
              <table:table-cell office:value-type="float" office:value="0.0001202">
                <text:p>0.00012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00006913">
                <text:p>0.00006913</text:p>
              </table:table-cell>
              <table:table-cell office:value-type="float" office:value="0.00015005">
                <text:p>0.000150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000070461">
                <text:p>0.000070461</text:p>
              </table:table-cell>
              <table:table-cell office:value-type="float" office:value="0.000140950000000001">
                <text:p>0.0001409500000000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000071949">
                <text:p>0.000071949</text:p>
              </table:table-cell>
              <table:table-cell office:value-type="float" office:value="0.000157300000000001">
                <text:p>0.0001573000000000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000073607">
                <text:p>0.000073607</text:p>
              </table:table-cell>
              <table:table-cell office:value-type="float" office:value="0.00012185">
                <text:p>0.000121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000074386">
                <text:p>0.000074386</text:p>
              </table:table-cell>
              <table:table-cell office:value-type="float" office:value="0.0000855999999999999">
                <text:p>0.00008559999999999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000075319">
                <text:p>0.000075319</text:p>
              </table:table-cell>
              <table:table-cell office:value-type="float" office:value="0.00011475">
                <text:p>0.000114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000076681">
                <text:p>0.000076681</text:p>
              </table:table-cell>
              <table:table-cell office:value-type="float" office:value="0.00010295">
                <text:p>0.0001029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000077378">
                <text:p>0.000077378</text:p>
              </table:table-cell>
              <table:table-cell office:value-type="float" office:value="0.0000949999999999995">
                <text:p>0.000094999999999999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000078581">
                <text:p>0.000078581</text:p>
              </table:table-cell>
              <table:table-cell office:value-type="float" office:value="0.0000926499999999998">
                <text:p>0.000092649999999999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000079231">
                <text:p>0.000079231</text:p>
              </table:table-cell>
              <table:table-cell office:value-type="float" office:value="0.0000999000000000001">
                <text:p>0.00009990000000000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000080579">
                <text:p>0.000080579</text:p>
              </table:table-cell>
              <table:table-cell office:value-type="float" office:value="0.0000731500000000004">
                <text:p>0.000073150000000000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000080694">
                <text:p>0.000080694</text:p>
              </table:table-cell>
              <table:table-cell office:value-type="float" office:value="0.0000716000000000004">
                <text:p>0.00007160000000000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000082011">
                <text:p>0.000082011</text:p>
              </table:table-cell>
              <table:table-cell office:value-type="float" office:value="0.0000933999999999994">
                <text:p>0.000093399999999999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000082562">
                <text:p>0.000082562</text:p>
              </table:table-cell>
              <table:table-cell office:value-type="float" office:value="0.0000156499999999998">
                <text:p>0.00001564999999999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000082324">
                <text:p>0.000082324</text:p>
              </table:table-cell>
              <table:table-cell office:value-type="float" office:value="0.0000311500000000007">
                <text:p>0.000031150000000000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000083185">
                <text:p>0.000083185</text:p>
              </table:table-cell>
              <table:table-cell office:value-type="float" office:value="0.0000524499999999998">
                <text:p>0.00005244999999999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000083373">
                <text:p>0.000083373</text:p>
              </table:table-cell>
              <table:table-cell office:value-type="float" office:value="0.0000527499999999997">
                <text:p>0.000052749999999999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00008424">
                <text:p>0.00008424</text:p>
              </table:table-cell>
              <table:table-cell office:value-type="float" office:value="0.0000439500000000001">
                <text:p>0.00004395000000000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000084252">
                <text:p>0.00008425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6">
      <number:scientific-number number:decimal-places="2" loext:min-decimal-places="2" number:min-integer-digits="1" number:min-exponent-digits="2" loext:exponent-interval="3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6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382cm" svg:y="3.935cm" style:legend-expansion="high" chart:style-name="ch2"/>
        <chart:plot-area chart:style-name="ch3" table:cell-range-address="BULK40.B4:BULK40.B104 BULK40.D3:BULK40.E104" chart:data-source-has-labels="row" svg:x="0.32cm" svg:y="0.18cm" svg:width="11.742cm" svg:height="8.64cm">
          <chartooo:coordinate-region svg:x="2.018cm" svg:y="0.388cm" svg:width="9.791cm" svg:height="8.22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ULK40.D4:BULK40.D104" chart:label-cell-address="BULK40.D3:BULK40.D3" chart:class="chart:scatter">
            <chart:domain table:cell-range-address="BULK40.B4:BULK40.B104"/>
            <chart:data-point chart:repeated="101"/>
          </chart:series>
          <chart:series chart:style-name="ch7" chart:values-cell-range-address="BULK40.E4:BULK40.E104" chart:label-cell-address="BULK40.E3:BULK40.E3" chart:class="chart:scatter"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Id (A)</text:p>
                <draw:g>
                  <svg:desc>BULK40.D3:BULK40.D3</svg:desc>
                </draw:g>
              </table:table-cell>
              <table:table-cell office:value-type="string">
                <text:p>d(Id)/d(Vg) (S)</text:p>
                <draw:g>
                  <svg:desc>BULK40.E3:BULK40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BULK40.B4:BULK40.B104</svg:desc>
                </draw:g>
              </table:table-cell>
              <table:table-cell office:value-type="float" office:value="0.000000080076">
                <text:p>0.000000080076</text:p>
                <draw:g>
                  <svg:desc>BULK40.D4:BULK40.D104</svg:desc>
                </draw:g>
              </table:table-cell>
              <table:table-cell office:value-type="float" office:value="NaN">
                <text:p>NaN</text:p>
                <draw:g>
                  <svg:desc>BULK40.E4:BULK40.E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000008018">
                <text:p>0.00000008018</text:p>
              </table:table-cell>
              <table:table-cell office:value-type="float" office:value="-0.0000000956499999999999">
                <text:p>-0.0000000956499999999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00000078163">
                <text:p>0.000000078163</text:p>
              </table:table-cell>
              <table:table-cell office:value-type="float" office:value="-0.000000182">
                <text:p>-0.0000001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0000007654">
                <text:p>0.00000007654</text:p>
              </table:table-cell>
              <table:table-cell office:value-type="float" office:value="-0.00000012695">
                <text:p>-0.000000126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00000075624">
                <text:p>0.000000075624</text:p>
              </table:table-cell>
              <table:table-cell office:value-type="float" office:value="-0.0000001428">
                <text:p>-0.00000014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00000073684">
                <text:p>0.000000073684</text:p>
              </table:table-cell>
              <table:table-cell office:value-type="float" office:value="-0.00000019315">
                <text:p>-0.000000193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00000071761">
                <text:p>0.000000071761</text:p>
              </table:table-cell>
              <table:table-cell office:value-type="float" office:value="-0.00000016545">
                <text:p>-0.000000165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00000070375">
                <text:p>0.000000070375</text:p>
              </table:table-cell>
              <table:table-cell office:value-type="float" office:value="-0.0000001461">
                <text:p>-0.00000014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000000068839">
                <text:p>0.000000068839</text:p>
              </table:table-cell>
              <table:table-cell office:value-type="float" office:value="-0.0000001283">
                <text:p>-0.00000012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00000067809">
                <text:p>0.000000067809</text:p>
              </table:table-cell>
              <table:table-cell office:value-type="float" office:value="-0.00000016005">
                <text:p>-0.000000160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000000065638">
                <text:p>0.000000065638</text:p>
              </table:table-cell>
              <table:table-cell office:value-type="float" office:value="-0.00000017215">
                <text:p>-0.000000172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000000064366">
                <text:p>0.000000064366</text:p>
              </table:table-cell>
              <table:table-cell office:value-type="float" office:value="-0.00000011865">
                <text:p>-0.000000118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000000063265">
                <text:p>0.000000063265</text:p>
              </table:table-cell>
              <table:table-cell office:value-type="float" office:value="-0.0000001712">
                <text:p>-0.00000017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000000060942">
                <text:p>0.000000060942</text:p>
              </table:table-cell>
              <table:table-cell office:value-type="float" office:value="-0.0000001716">
                <text:p>-0.00000017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000000059833">
                <text:p>0.000000059833</text:p>
              </table:table-cell>
              <table:table-cell office:value-type="float" office:value="-0.00000014625">
                <text:p>-0.000000146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000000058017">
                <text:p>0.000000058017</text:p>
              </table:table-cell>
              <table:table-cell office:value-type="float" office:value="-0.0000001745">
                <text:p>-0.00000017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000000056343">
                <text:p>0.000000056343</text:p>
              </table:table-cell>
              <table:table-cell office:value-type="float" office:value="-0.00000010975">
                <text:p>-0.000000109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000000055822">
                <text:p>0.000000055822</text:p>
              </table:table-cell>
              <table:table-cell office:value-type="float" office:value="-0.00000013015">
                <text:p>-0.000000130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00000005374">
                <text:p>0.00000005374</text:p>
              </table:table-cell>
              <table:table-cell office:value-type="float" office:value="-0.000000113">
                <text:p>-0.0000001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000000053562">
                <text:p>0.000000053562</text:p>
              </table:table-cell>
              <table:table-cell office:value-type="float" office:value="0.00000000890000000000016">
                <text:p>0.000000008900000000000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000000053918">
                <text:p>0.000000053918</text:p>
              </table:table-cell>
              <table:table-cell office:value-type="float" office:value="-0.0000000243000000000001">
                <text:p>-0.00000002430000000000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000000053076">
                <text:p>0.000000053076</text:p>
              </table:table-cell>
              <table:table-cell office:value-type="float" office:value="0.0000000678499999999999">
                <text:p>0.00000006784999999999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000000055275">
                <text:p>0.000000055275</text:p>
              </table:table-cell>
              <table:table-cell office:value-type="float" office:value="0.00000022855">
                <text:p>0.000000228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000000057647">
                <text:p>0.000000057647</text:p>
              </table:table-cell>
              <table:table-cell office:value-type="float" office:value="0.000000411150000000001">
                <text:p>0.0000004111500000000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000000063498">
                <text:p>0.000000063498</text:p>
              </table:table-cell>
              <table:table-cell office:value-type="float" office:value="0.0000006505">
                <text:p>0.00000065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000000070657">
                <text:p>0.000000070657</text:p>
              </table:table-cell>
              <table:table-cell office:value-type="float" office:value="0.000000986799999999999">
                <text:p>0.0000009867999999999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000000083234">
                <text:p>0.000000083234</text:p>
              </table:table-cell>
              <table:table-cell office:value-type="float" office:value="0.00000144895">
                <text:p>0.000001448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000000099636">
                <text:p>0.000000099636</text:p>
              </table:table-cell>
              <table:table-cell office:value-type="float" office:value="0.0000020708">
                <text:p>0.00000207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00000012465">
                <text:p>0.00000012465</text:p>
              </table:table-cell>
              <table:table-cell office:value-type="float" office:value="0.0000029867">
                <text:p>0.00000298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00000015937">
                <text:p>0.00000015937</text:p>
              </table:table-cell>
              <table:table-cell office:value-type="float" office:value="0.000004049">
                <text:p>0.0000040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00000020563">
                <text:p>0.00000020563</text:p>
              </table:table-cell>
              <table:table-cell office:value-type="float" office:value="0.0000054765">
                <text:p>0.00000547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0000002689">
                <text:p>0.0000002689</text:p>
              </table:table-cell>
              <table:table-cell office:value-type="float" office:value="0.00000713300000000001">
                <text:p>0.000007133000000000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00000034829">
                <text:p>0.00000034829</text:p>
              </table:table-cell>
              <table:table-cell office:value-type="float" office:value="0.00000945399999999999">
                <text:p>0.000009453999999999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00000045798">
                <text:p>0.00000045798</text:p>
              </table:table-cell>
              <table:table-cell office:value-type="float" office:value="0.000012985">
                <text:p>0.0000129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00000060799">
                <text:p>0.00000060799</text:p>
              </table:table-cell>
              <table:table-cell office:value-type="float" office:value="0.0000166585">
                <text:p>0.00001665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00000079115">
                <text:p>0.00000079115</text:p>
              </table:table-cell>
              <table:table-cell office:value-type="float" office:value="0.0000209395">
                <text:p>0.00002093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00000102678">
                <text:p>0.00000102678</text:p>
              </table:table-cell>
              <table:table-cell office:value-type="float" office:value="0.0000270575000000001">
                <text:p>0.00002705750000000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0000013323">
                <text:p>0.0000013323</text:p>
              </table:table-cell>
              <table:table-cell office:value-type="float" office:value="0.000033981">
                <text:p>0.0000339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0000017064">
                <text:p>0.0000017064</text:p>
              </table:table-cell>
              <table:table-cell office:value-type="float" office:value="0.00004233">
                <text:p>0.000042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0000021789">
                <text:p>0.0000021789</text:p>
              </table:table-cell>
              <table:table-cell office:value-type="float" office:value="0.000053275">
                <text:p>0.0000532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0000027719">
                <text:p>0.0000027719</text:p>
              </table:table-cell>
              <table:table-cell office:value-type="float" office:value="0.0000639">
                <text:p>0.00006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0000034569">
                <text:p>0.0000034569</text:p>
              </table:table-cell>
              <table:table-cell office:value-type="float" office:value="0.0000761600000000001">
                <text:p>0.00007616000000000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0000042951">
                <text:p>0.0000042951</text:p>
              </table:table-cell>
              <table:table-cell office:value-type="float" office:value="0.0000896050000000002">
                <text:p>0.00008960500000000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000005249">
                <text:p>0.000005249</text:p>
              </table:table-cell>
              <table:table-cell office:value-type="float" office:value="0.000108015">
                <text:p>0.0001080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0000064554">
                <text:p>0.0000064554</text:p>
              </table:table-cell>
              <table:table-cell office:value-type="float" office:value="0.00012425">
                <text:p>0.000124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000007734">
                <text:p>0.000007734</text:p>
              </table:table-cell>
              <table:table-cell office:value-type="float" office:value="0.000140235">
                <text:p>0.0001402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0000092601">
                <text:p>0.0000092601</text:p>
              </table:table-cell>
              <table:table-cell office:value-type="float" office:value="0.000164465">
                <text:p>0.0001644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0000110233">
                <text:p>0.0000110233</text:p>
              </table:table-cell>
              <table:table-cell office:value-type="float" office:value="0.000181245">
                <text:p>0.0001812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000012885">
                <text:p>0.000012885</text:p>
              </table:table-cell>
              <table:table-cell office:value-type="float" office:value="0.000201485">
                <text:p>0.0002014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00015053">
                <text:p>0.000015053</text:p>
              </table:table-cell>
              <table:table-cell office:value-type="float" office:value="0.0002198">
                <text:p>0.00021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000017281">
                <text:p>0.000017281</text:p>
              </table:table-cell>
              <table:table-cell office:value-type="float" office:value="0.0002297">
                <text:p>0.000229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000019647">
                <text:p>0.000019647</text:p>
              </table:table-cell>
              <table:table-cell office:value-type="float" office:value="0.0002552">
                <text:p>0.00025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000022385">
                <text:p>0.000022385</text:p>
              </table:table-cell>
              <table:table-cell office:value-type="float" office:value="0.00027635">
                <text:p>0.000276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000025174">
                <text:p>0.000025174</text:p>
              </table:table-cell>
              <table:table-cell office:value-type="float" office:value="0.0002915">
                <text:p>0.00029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000028215">
                <text:p>0.000028215</text:p>
              </table:table-cell>
              <table:table-cell office:value-type="float" office:value="0.000319049999999999">
                <text:p>0.0003190499999999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000031555">
                <text:p>0.000031555</text:p>
              </table:table-cell>
              <table:table-cell office:value-type="float" office:value="0.00032955">
                <text:p>0.000329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000034806">
                <text:p>0.000034806</text:p>
              </table:table-cell>
              <table:table-cell office:value-type="float" office:value="0.00033685">
                <text:p>0.0003368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000038292">
                <text:p>0.000038292</text:p>
              </table:table-cell>
              <table:table-cell office:value-type="float" office:value="0.000349000000000001">
                <text:p>0.0003490000000000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000041786">
                <text:p>0.000041786</text:p>
              </table:table-cell>
              <table:table-cell office:value-type="float" office:value="0.000356750000000002">
                <text:p>0.0003567500000000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000045427">
                <text:p>0.000045427</text:p>
              </table:table-cell>
              <table:table-cell office:value-type="float" office:value="0.000365999999999997">
                <text:p>0.0003659999999999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000049106">
                <text:p>0.000049106</text:p>
              </table:table-cell>
              <table:table-cell office:value-type="float" office:value="0.00036815">
                <text:p>0.000368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00005279">
                <text:p>0.00005279</text:p>
              </table:table-cell>
              <table:table-cell office:value-type="float" office:value="0.000372750000000002">
                <text:p>0.0003727500000000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000056561">
                <text:p>0.000056561</text:p>
              </table:table-cell>
              <table:table-cell office:value-type="float" office:value="0.0003761">
                <text:p>0.000376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000060312">
                <text:p>0.000060312</text:p>
              </table:table-cell>
              <table:table-cell office:value-type="float" office:value="0.000384349999999999">
                <text:p>0.0003843499999999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000064248">
                <text:p>0.000064248</text:p>
              </table:table-cell>
              <table:table-cell office:value-type="float" office:value="0.000384049999999999">
                <text:p>0.0003840499999999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000067993">
                <text:p>0.000067993</text:p>
              </table:table-cell>
              <table:table-cell office:value-type="float" office:value="0.0003802">
                <text:p>0.00038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000071852">
                <text:p>0.000071852</text:p>
              </table:table-cell>
              <table:table-cell office:value-type="float" office:value="0.0003724">
                <text:p>0.00037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000075441">
                <text:p>0.000075441</text:p>
              </table:table-cell>
              <table:table-cell office:value-type="float" office:value="0.00035855">
                <text:p>0.000358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000079023">
                <text:p>0.000079023</text:p>
              </table:table-cell>
              <table:table-cell office:value-type="float" office:value="0.0003833">
                <text:p>0.00038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000083107">
                <text:p>0.000083107</text:p>
              </table:table-cell>
              <table:table-cell office:value-type="float" office:value="0.00038575">
                <text:p>0.000385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000086738">
                <text:p>0.000086738</text:p>
              </table:table-cell>
              <table:table-cell office:value-type="float" office:value="0.000366350000000002">
                <text:p>0.0003663500000000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000090434">
                <text:p>0.000090434</text:p>
              </table:table-cell>
              <table:table-cell office:value-type="float" office:value="0.000368100000000001">
                <text:p>0.0003681000000000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0000941">
                <text:p>0.0000941</text:p>
              </table:table-cell>
              <table:table-cell office:value-type="float" office:value="0.000369199999999999">
                <text:p>0.0003691999999999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000097818">
                <text:p>0.000097818</text:p>
              </table:table-cell>
              <table:table-cell office:value-type="float" office:value="0.0003665">
                <text:p>0.000366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00010143">
                <text:p>0.00010143</text:p>
              </table:table-cell>
              <table:table-cell office:value-type="float" office:value="0.00035645">
                <text:p>0.0003564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000104947">
                <text:p>0.000104947</text:p>
              </table:table-cell>
              <table:table-cell office:value-type="float" office:value="0.0003408">
                <text:p>0.00034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000108246">
                <text:p>0.000108246</text:p>
              </table:table-cell>
              <table:table-cell office:value-type="float" office:value="0.00033465">
                <text:p>0.000334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00011164">
                <text:p>0.00011164</text:p>
              </table:table-cell>
              <table:table-cell office:value-type="float" office:value="0.000362699999999999">
                <text:p>0.0003626999999999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0001155">
                <text:p>0.0001155</text:p>
              </table:table-cell>
              <table:table-cell office:value-type="float" office:value="0.000361499999999999">
                <text:p>0.0003614999999999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00011887">
                <text:p>0.00011887</text:p>
              </table:table-cell>
              <table:table-cell office:value-type="float" office:value="0.0003195">
                <text:p>0.000319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00012189">
                <text:p>0.00012189</text:p>
              </table:table-cell>
              <table:table-cell office:value-type="float" office:value="0.000317999999999999">
                <text:p>0.0003179999999999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00012523">
                <text:p>0.00012523</text:p>
              </table:table-cell>
              <table:table-cell office:value-type="float" office:value="0.000327">
                <text:p>0.0003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00012843">
                <text:p>0.00012843</text:p>
              </table:table-cell>
              <table:table-cell office:value-type="float" office:value="0.0003245">
                <text:p>0.00032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00013172">
                <text:p>0.00013172</text:p>
              </table:table-cell>
              <table:table-cell office:value-type="float" office:value="0.000330000000000001">
                <text:p>0.0003300000000000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00013503">
                <text:p>0.00013503</text:p>
              </table:table-cell>
              <table:table-cell office:value-type="float" office:value="0.000315500000000002">
                <text:p>0.0003155000000000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00013803">
                <text:p>0.00013803</text:p>
              </table:table-cell>
              <table:table-cell office:value-type="float" office:value="0.000301999999999999">
                <text:p>0.0003019999999999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00014107">
                <text:p>0.00014107</text:p>
              </table:table-cell>
              <table:table-cell office:value-type="float" office:value="0.000308499999999999">
                <text:p>0.0003084999999999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0001442">
                <text:p>0.0001442</text:p>
              </table:table-cell>
              <table:table-cell office:value-type="float" office:value="0.0002975">
                <text:p>0.00029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00014702">
                <text:p>0.00014702</text:p>
              </table:table-cell>
              <table:table-cell office:value-type="float" office:value="0.000277500000000001">
                <text:p>0.0002775000000000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00014975">
                <text:p>0.00014975</text:p>
              </table:table-cell>
              <table:table-cell office:value-type="float" office:value="0.0002855">
                <text:p>0.00028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00015273">
                <text:p>0.00015273</text:p>
              </table:table-cell>
              <table:table-cell office:value-type="float" office:value="0.0002935">
                <text:p>0.000293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00015562">
                <text:p>0.00015562</text:p>
              </table:table-cell>
              <table:table-cell office:value-type="float" office:value="0.0002855">
                <text:p>0.00028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00015844">
                <text:p>0.00015844</text:p>
              </table:table-cell>
              <table:table-cell office:value-type="float" office:value="0.0002715">
                <text:p>0.00027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00016105">
                <text:p>0.00016105</text:p>
              </table:table-cell>
              <table:table-cell office:value-type="float" office:value="0.000262499999999999">
                <text:p>0.00026249999999999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00016369">
                <text:p>0.00016369</text:p>
              </table:table-cell>
              <table:table-cell office:value-type="float" office:value="0.000257999999999999">
                <text:p>0.0002579999999999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00016621">
                <text:p>0.00016621</text:p>
              </table:table-cell>
              <table:table-cell office:value-type="float" office:value="0.000261500000000001">
                <text:p>0.0002615000000000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00016892">
                <text:p>0.00016892</text:p>
              </table:table-cell>
              <table:table-cell office:value-type="float" office:value="0.000258500000000001">
                <text:p>0.0002585000000000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00017138">
                <text:p>0.00017138</text:p>
              </table:table-cell>
              <table:table-cell office:value-type="float" office:value="0.000244499999999999">
                <text:p>0.0002444999999999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00017381">
                <text:p>0.00017381</text:p>
              </table:table-cell>
              <table:table-cell office:value-type="float" office:value="0.0002535">
                <text:p>0.000253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00017645">
                <text:p>0.00017645</text:p>
              </table:table-cell>
              <table:table-cell office:value-type="float" office:value="0.000239000000000001">
                <text:p>0.0002390000000000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00017859">
                <text:p>0.0001785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6">
      <number:scientific-number number:decimal-places="2" loext:min-decimal-places="2" number:min-integer-digits="1" number:min-exponent-digits="2" loext:exponent-interval="3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6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6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99cm" svg:y="3.935cm" style:legend-expansion="high" chart:style-name="ch2"/>
        <chart:plot-area chart:style-name="ch3" table:cell-range-address="BULK40.B4:BULK40.D104 BULK40.C3:BULK40.D3" chart:data-source-has-labels="row" svg:x="0.32cm" svg:y="0.18cm" svg:width="13.159cm" svg:height="8.64cm">
          <chartooo:coordinate-region svg:x="2.373cm" svg:y="0.388cm" svg:width="10.765cm" svg:height="8.22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BULK40.C4:BULK40.C104" chart:label-cell-address="BULK40.C3:BULK40.C3" chart:class="chart:scatter">
            <chart:domain table:cell-range-address="BULK40.B4:BULK40.B104"/>
            <chart:data-point chart:repeated="101"/>
          </chart:series>
          <chart:series chart:style-name="ch8" chart:values-cell-range-address="BULK40.D4:BULK40.D104" chart:label-cell-address="BULK40.D3:BULK40.D3" chart:class="chart:scatter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Ig (A)</text:p>
                <draw:g>
                  <svg:desc>BULK40.C3:BULK40.C3</svg:desc>
                </draw:g>
              </table:table-cell>
              <table:table-cell office:value-type="string">
                <text:p>Id (A)</text:p>
                <draw:g>
                  <svg:desc>BULK40.D3:BULK40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BULK40.B4:BULK40.B104</svg:desc>
                </draw:g>
              </table:table-cell>
              <table:table-cell office:value-type="float" office:value="-0.000000016008">
                <text:p>-0.000000016008</text:p>
                <draw:g>
                  <svg:desc>BULK40.C4:BULK40.C104</svg:desc>
                </draw:g>
              </table:table-cell>
              <table:table-cell office:value-type="float" office:value="0.000000080076">
                <text:p>0.000000080076</text:p>
                <draw:g>
                  <svg:desc>BULK40.D4:BULK40.D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000001598">
                <text:p>0.00000001598</text:p>
              </table:table-cell>
              <table:table-cell office:value-type="float" office:value="0.00000008018">
                <text:p>0.000000080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00000045818">
                <text:p>0.000000045818</text:p>
              </table:table-cell>
              <table:table-cell office:value-type="float" office:value="0.000000078163">
                <text:p>0.0000000781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00000078265">
                <text:p>0.000000078265</text:p>
              </table:table-cell>
              <table:table-cell office:value-type="float" office:value="0.00000007654">
                <text:p>0.000000076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00000111128">
                <text:p>0.000000111128</text:p>
              </table:table-cell>
              <table:table-cell office:value-type="float" office:value="0.000000075624">
                <text:p>0.0000000756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0000014397">
                <text:p>0.00000014397</text:p>
              </table:table-cell>
              <table:table-cell office:value-type="float" office:value="0.000000073684">
                <text:p>0.0000000736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0000018005">
                <text:p>0.00000018005</text:p>
              </table:table-cell>
              <table:table-cell office:value-type="float" office:value="0.000000071761">
                <text:p>0.0000000717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0000021656">
                <text:p>0.00000021656</text:p>
              </table:table-cell>
              <table:table-cell office:value-type="float" office:value="0.000000070375">
                <text:p>0.000000070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00000025675">
                <text:p>0.00000025675</text:p>
              </table:table-cell>
              <table:table-cell office:value-type="float" office:value="0.000000068839">
                <text:p>0.0000000688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0000029812">
                <text:p>0.00000029812</text:p>
              </table:table-cell>
              <table:table-cell office:value-type="float" office:value="0.000000067809">
                <text:p>0.0000000678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00000034114">
                <text:p>0.00000034114</text:p>
              </table:table-cell>
              <table:table-cell office:value-type="float" office:value="0.000000065638">
                <text:p>0.0000000656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0000003884">
                <text:p>0.0000003884</text:p>
              </table:table-cell>
              <table:table-cell office:value-type="float" office:value="0.000000064366">
                <text:p>0.0000000643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00000043745">
                <text:p>0.00000043745</text:p>
              </table:table-cell>
              <table:table-cell office:value-type="float" office:value="0.000000063265">
                <text:p>0.0000000632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00000048813">
                <text:p>0.00000048813</text:p>
              </table:table-cell>
              <table:table-cell office:value-type="float" office:value="0.000000060942">
                <text:p>0.0000000609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00000054471">
                <text:p>0.00000054471</text:p>
              </table:table-cell>
              <table:table-cell office:value-type="float" office:value="0.000000059833">
                <text:p>0.0000000598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00000060077">
                <text:p>0.00000060077</text:p>
              </table:table-cell>
              <table:table-cell office:value-type="float" office:value="0.000000058017">
                <text:p>0.0000000580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00000066235">
                <text:p>0.00000066235</text:p>
              </table:table-cell>
              <table:table-cell office:value-type="float" office:value="0.000000056343">
                <text:p>0.0000000563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00000072737">
                <text:p>0.00000072737</text:p>
              </table:table-cell>
              <table:table-cell office:value-type="float" office:value="0.000000055822">
                <text:p>0.0000000558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00000079332">
                <text:p>0.00000079332</text:p>
              </table:table-cell>
              <table:table-cell office:value-type="float" office:value="0.00000005374">
                <text:p>0.000000053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00000086508">
                <text:p>0.00000086508</text:p>
              </table:table-cell>
              <table:table-cell office:value-type="float" office:value="0.000000053562">
                <text:p>0.0000000535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0000009402">
                <text:p>0.0000009402</text:p>
              </table:table-cell>
              <table:table-cell office:value-type="float" office:value="0.000000053918">
                <text:p>0.0000000539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00000101569">
                <text:p>0.00000101569</text:p>
              </table:table-cell>
              <table:table-cell office:value-type="float" office:value="0.000000053076">
                <text:p>0.0000000530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00000109839">
                <text:p>0.00000109839</text:p>
              </table:table-cell>
              <table:table-cell office:value-type="float" office:value="0.000000055275">
                <text:p>0.0000000552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000001185">
                <text:p>0.000001185</text:p>
              </table:table-cell>
              <table:table-cell office:value-type="float" office:value="0.000000057647">
                <text:p>0.0000000576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000001271">
                <text:p>0.000001271</text:p>
              </table:table-cell>
              <table:table-cell office:value-type="float" office:value="0.000000063498">
                <text:p>0.0000000634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000001361">
                <text:p>0.000001361</text:p>
              </table:table-cell>
              <table:table-cell office:value-type="float" office:value="0.000000070657">
                <text:p>0.0000000706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0000014596">
                <text:p>0.0000014596</text:p>
              </table:table-cell>
              <table:table-cell office:value-type="float" office:value="0.000000083234">
                <text:p>0.0000000832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0000015606">
                <text:p>0.0000015606</text:p>
              </table:table-cell>
              <table:table-cell office:value-type="float" office:value="0.000000099636">
                <text:p>0.0000000996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0000016643">
                <text:p>0.0000016643</text:p>
              </table:table-cell>
              <table:table-cell office:value-type="float" office:value="0.00000012465">
                <text:p>0.000000124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0000017678">
                <text:p>0.0000017678</text:p>
              </table:table-cell>
              <table:table-cell office:value-type="float" office:value="0.00000015937">
                <text:p>0.000000159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0000018792">
                <text:p>0.0000018792</text:p>
              </table:table-cell>
              <table:table-cell office:value-type="float" office:value="0.00000020563">
                <text:p>0.000000205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0000019956">
                <text:p>0.0000019956</text:p>
              </table:table-cell>
              <table:table-cell office:value-type="float" office:value="0.0000002689">
                <text:p>0.00000026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0000021143">
                <text:p>0.0000021143</text:p>
              </table:table-cell>
              <table:table-cell office:value-type="float" office:value="0.00000034829">
                <text:p>0.000000348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0000022393">
                <text:p>0.0000022393</text:p>
              </table:table-cell>
              <table:table-cell office:value-type="float" office:value="0.00000045798">
                <text:p>0.000000457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0000023606">
                <text:p>0.0000023606</text:p>
              </table:table-cell>
              <table:table-cell office:value-type="float" office:value="0.00000060799">
                <text:p>0.000000607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000002501">
                <text:p>0.000002501</text:p>
              </table:table-cell>
              <table:table-cell office:value-type="float" office:value="0.00000079115">
                <text:p>0.000000791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0000026393">
                <text:p>0.0000026393</text:p>
              </table:table-cell>
              <table:table-cell office:value-type="float" office:value="0.00000102678">
                <text:p>0.000001026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0000027781">
                <text:p>0.0000027781</text:p>
              </table:table-cell>
              <table:table-cell office:value-type="float" office:value="0.0000013323">
                <text:p>0.00000133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0000029309">
                <text:p>0.0000029309</text:p>
              </table:table-cell>
              <table:table-cell office:value-type="float" office:value="0.0000017064">
                <text:p>0.00000170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0000030677">
                <text:p>0.0000030677</text:p>
              </table:table-cell>
              <table:table-cell office:value-type="float" office:value="0.0000021789">
                <text:p>0.00000217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0000032246">
                <text:p>0.0000032246</text:p>
              </table:table-cell>
              <table:table-cell office:value-type="float" office:value="0.0000027719">
                <text:p>0.00000277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0000033839">
                <text:p>0.0000033839</text:p>
              </table:table-cell>
              <table:table-cell office:value-type="float" office:value="0.0000034569">
                <text:p>0.00000345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0000035466">
                <text:p>0.0000035466</text:p>
              </table:table-cell>
              <table:table-cell office:value-type="float" office:value="0.0000042951">
                <text:p>0.00000429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0000037131">
                <text:p>0.0000037131</text:p>
              </table:table-cell>
              <table:table-cell office:value-type="float" office:value="0.000005249">
                <text:p>0.0000052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0000038815">
                <text:p>0.0000038815</text:p>
              </table:table-cell>
              <table:table-cell office:value-type="float" office:value="0.0000064554">
                <text:p>0.000006455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0000040759">
                <text:p>0.0000040759</text:p>
              </table:table-cell>
              <table:table-cell office:value-type="float" office:value="0.000007734">
                <text:p>0.0000077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0000042545">
                <text:p>0.0000042545</text:p>
              </table:table-cell>
              <table:table-cell office:value-type="float" office:value="0.0000092601">
                <text:p>0.00000926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0000044443">
                <text:p>0.0000044443</text:p>
              </table:table-cell>
              <table:table-cell office:value-type="float" office:value="0.0000110233">
                <text:p>0.00001102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0000046358">
                <text:p>0.0000046358</text:p>
              </table:table-cell>
              <table:table-cell office:value-type="float" office:value="0.000012885">
                <text:p>0.0000128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000048136">
                <text:p>0.0000048136</text:p>
              </table:table-cell>
              <table:table-cell office:value-type="float" office:value="0.000015053">
                <text:p>0.0000150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000005041">
                <text:p>0.000005041</text:p>
              </table:table-cell>
              <table:table-cell office:value-type="float" office:value="0.000017281">
                <text:p>0.0000172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0000052443">
                <text:p>0.0000052443</text:p>
              </table:table-cell>
              <table:table-cell office:value-type="float" office:value="0.000019647">
                <text:p>0.00001964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0000054594">
                <text:p>0.0000054594</text:p>
              </table:table-cell>
              <table:table-cell office:value-type="float" office:value="0.000022385">
                <text:p>0.0000223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0000056765">
                <text:p>0.0000056765</text:p>
              </table:table-cell>
              <table:table-cell office:value-type="float" office:value="0.000025174">
                <text:p>0.0000251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0000058778">
                <text:p>0.0000058778</text:p>
              </table:table-cell>
              <table:table-cell office:value-type="float" office:value="0.000028215">
                <text:p>0.0000282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0000061036">
                <text:p>0.0000061036</text:p>
              </table:table-cell>
              <table:table-cell office:value-type="float" office:value="0.000031555">
                <text:p>0.0000315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0000063616">
                <text:p>0.0000063616</text:p>
              </table:table-cell>
              <table:table-cell office:value-type="float" office:value="0.000034806">
                <text:p>0.0000348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0000065865">
                <text:p>0.0000065865</text:p>
              </table:table-cell>
              <table:table-cell office:value-type="float" office:value="0.000038292">
                <text:p>0.00003829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0000068339">
                <text:p>0.0000068339</text:p>
              </table:table-cell>
              <table:table-cell office:value-type="float" office:value="0.000041786">
                <text:p>0.00004178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0000071054">
                <text:p>0.0000071054</text:p>
              </table:table-cell>
              <table:table-cell office:value-type="float" office:value="0.000045427">
                <text:p>0.00004542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0000073436">
                <text:p>0.0000073436</text:p>
              </table:table-cell>
              <table:table-cell office:value-type="float" office:value="0.000049106">
                <text:p>0.0000491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0000076185">
                <text:p>0.0000076185</text:p>
              </table:table-cell>
              <table:table-cell office:value-type="float" office:value="0.00005279">
                <text:p>0.0000527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0000078839">
                <text:p>0.0000078839</text:p>
              </table:table-cell>
              <table:table-cell office:value-type="float" office:value="0.000056561">
                <text:p>0.00005656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0000081877">
                <text:p>0.0000081877</text:p>
              </table:table-cell>
              <table:table-cell office:value-type="float" office:value="0.000060312">
                <text:p>0.0000603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0000082466">
                <text:p>0.0000082466</text:p>
              </table:table-cell>
              <table:table-cell office:value-type="float" office:value="0.000064248">
                <text:p>0.0000642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0000085295">
                <text:p>0.0000085295</text:p>
              </table:table-cell>
              <table:table-cell office:value-type="float" office:value="0.000067993">
                <text:p>0.00006799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0000088353">
                <text:p>0.0000088353</text:p>
              </table:table-cell>
              <table:table-cell office:value-type="float" office:value="0.000071852">
                <text:p>0.0000718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0000091373">
                <text:p>0.0000091373</text:p>
              </table:table-cell>
              <table:table-cell office:value-type="float" office:value="0.000075441">
                <text:p>0.0000754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0000094484">
                <text:p>0.0000094484</text:p>
              </table:table-cell>
              <table:table-cell office:value-type="float" office:value="0.000079023">
                <text:p>0.0000790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0000097831">
                <text:p>0.0000097831</text:p>
              </table:table-cell>
              <table:table-cell office:value-type="float" office:value="0.000083107">
                <text:p>0.0000831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0000101172">
                <text:p>0.0000101172</text:p>
              </table:table-cell>
              <table:table-cell office:value-type="float" office:value="0.000086738">
                <text:p>0.0000867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0000104366">
                <text:p>0.0000104366</text:p>
              </table:table-cell>
              <table:table-cell office:value-type="float" office:value="0.000090434">
                <text:p>0.00009043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0000108019">
                <text:p>0.0000108019</text:p>
              </table:table-cell>
              <table:table-cell office:value-type="float" office:value="0.0000941">
                <text:p>0.00009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00001115">
                <text:p>0.00001115</text:p>
              </table:table-cell>
              <table:table-cell office:value-type="float" office:value="0.000097818">
                <text:p>0.00009781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000011517">
                <text:p>0.000011517</text:p>
              </table:table-cell>
              <table:table-cell office:value-type="float" office:value="0.00010143">
                <text:p>0.0001014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000011892">
                <text:p>0.000011892</text:p>
              </table:table-cell>
              <table:table-cell office:value-type="float" office:value="0.000104947">
                <text:p>0.0001049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000012287">
                <text:p>0.000012287</text:p>
              </table:table-cell>
              <table:table-cell office:value-type="float" office:value="0.000108246">
                <text:p>0.00010824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000012929">
                <text:p>0.000012929</text:p>
              </table:table-cell>
              <table:table-cell office:value-type="float" office:value="0.00011164">
                <text:p>0.000111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000013085">
                <text:p>0.000013085</text:p>
              </table:table-cell>
              <table:table-cell office:value-type="float" office:value="0.0001155">
                <text:p>0.00011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000013488">
                <text:p>0.000013488</text:p>
              </table:table-cell>
              <table:table-cell office:value-type="float" office:value="0.00011887">
                <text:p>0.0001188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000013967">
                <text:p>0.000013967</text:p>
              </table:table-cell>
              <table:table-cell office:value-type="float" office:value="0.00012189">
                <text:p>0.0001218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000014389">
                <text:p>0.000014389</text:p>
              </table:table-cell>
              <table:table-cell office:value-type="float" office:value="0.00012523">
                <text:p>0.000125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00001485">
                <text:p>0.00001485</text:p>
              </table:table-cell>
              <table:table-cell office:value-type="float" office:value="0.00012843">
                <text:p>0.000128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000015385">
                <text:p>0.000015385</text:p>
              </table:table-cell>
              <table:table-cell office:value-type="float" office:value="0.00013172">
                <text:p>0.0001317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000015782">
                <text:p>0.000015782</text:p>
              </table:table-cell>
              <table:table-cell office:value-type="float" office:value="0.00013503">
                <text:p>0.000135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000016265">
                <text:p>0.000016265</text:p>
              </table:table-cell>
              <table:table-cell office:value-type="float" office:value="0.00013803">
                <text:p>0.000138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000017173">
                <text:p>0.000017173</text:p>
              </table:table-cell>
              <table:table-cell office:value-type="float" office:value="0.00014107">
                <text:p>0.0001410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000017574">
                <text:p>0.000017574</text:p>
              </table:table-cell>
              <table:table-cell office:value-type="float" office:value="0.0001442">
                <text:p>0.00014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000017942">
                <text:p>0.000017942</text:p>
              </table:table-cell>
              <table:table-cell office:value-type="float" office:value="0.00014702">
                <text:p>0.000147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000018427">
                <text:p>0.000018427</text:p>
              </table:table-cell>
              <table:table-cell office:value-type="float" office:value="0.00014975">
                <text:p>0.000149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000019022">
                <text:p>0.000019022</text:p>
              </table:table-cell>
              <table:table-cell office:value-type="float" office:value="0.00015273">
                <text:p>0.0001527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000019685">
                <text:p>0.000019685</text:p>
              </table:table-cell>
              <table:table-cell office:value-type="float" office:value="0.00015562">
                <text:p>0.0001556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000020065">
                <text:p>0.000020065</text:p>
              </table:table-cell>
              <table:table-cell office:value-type="float" office:value="0.00015844">
                <text:p>0.000158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000021012">
                <text:p>0.000021012</text:p>
              </table:table-cell>
              <table:table-cell office:value-type="float" office:value="0.00016105">
                <text:p>0.000161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00002154">
                <text:p>0.00002154</text:p>
              </table:table-cell>
              <table:table-cell office:value-type="float" office:value="0.00016369">
                <text:p>0.0001636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00002185">
                <text:p>0.00002185</text:p>
              </table:table-cell>
              <table:table-cell office:value-type="float" office:value="0.00016621">
                <text:p>0.0001662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000022404">
                <text:p>0.000022404</text:p>
              </table:table-cell>
              <table:table-cell office:value-type="float" office:value="0.00016892">
                <text:p>0.000168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000023484">
                <text:p>0.000023484</text:p>
              </table:table-cell>
              <table:table-cell office:value-type="float" office:value="0.00017138">
                <text:p>0.000171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000024069">
                <text:p>0.000024069</text:p>
              </table:table-cell>
              <table:table-cell office:value-type="float" office:value="0.00017381">
                <text:p>0.0001738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000024233">
                <text:p>0.000024233</text:p>
              </table:table-cell>
              <table:table-cell office:value-type="float" office:value="0.00017645">
                <text:p>0.0001764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000025086">
                <text:p>0.000025086</text:p>
              </table:table-cell>
              <table:table-cell office:value-type="float" office:value="0.00017859">
                <text:p>0.0001785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6">
      <number:scientific-number number:decimal-places="2" loext:min-decimal-places="2" number:min-integer-digits="1" number:min-exponent-digits="2" loext:exponent-interval="3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6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6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99cm" svg:y="3.935cm" style:legend-expansion="high" chart:style-name="ch2"/>
        <chart:plot-area chart:style-name="ch3" table:cell-range-address="'FD8-012'.B4:'FD8-012'.D104 'FD8-012'.C3:'FD8-012'.D3" chart:data-source-has-labels="row" svg:x="0.32cm" svg:y="0.18cm" svg:width="13.159cm" svg:height="8.64cm">
          <chartooo:coordinate-region svg:x="2.373cm" svg:y="0.388cm" svg:width="10.765cm" svg:height="8.22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D8-012'.C4:'FD8-012'.C104" chart:label-cell-address="'FD8-012'.C3:'FD8-012'.C3" chart:class="chart:scatter">
            <chart:domain table:cell-range-address="'FD8-012'.B4:'FD8-012'.B104"/>
            <chart:data-point chart:repeated="101"/>
          </chart:series>
          <chart:series chart:style-name="ch8" chart:values-cell-range-address="'FD8-012'.D4:'FD8-012'.D104" chart:label-cell-address="'FD8-012'.D3:'FD8-012'.D3" chart:class="chart:scatter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Ig (A)</text:p>
                <draw:g>
                  <svg:desc>'FD8-012'.C3:'FD8-012'.C3</svg:desc>
                </draw:g>
              </table:table-cell>
              <table:table-cell office:value-type="string">
                <text:p>Id (A)</text:p>
                <draw:g>
                  <svg:desc>'FD8-012'.D3:'FD8-012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D8-012'.B4:'FD8-012'.B104</svg:desc>
                </draw:g>
              </table:table-cell>
              <table:table-cell office:value-type="float" office:value="-0.00000000000598">
                <text:p>-0.00000000000598</text:p>
                <draw:g>
                  <svg:desc>'FD8-012'.C4:'FD8-012'.C104</svg:desc>
                </draw:g>
              </table:table-cell>
              <table:table-cell office:value-type="float" office:value="0.0000000000061">
                <text:p>0.0000000000061</text:p>
                <draw:g>
                  <svg:desc>'FD8-012'.D4:'FD8-012'.D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-0.00000000000238">
                <text:p>-0.00000000000238</text:p>
              </table:table-cell>
              <table:table-cell office:value-type="float" office:value="0.00000000001115">
                <text:p>0.000000000011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-0.00000000000051">
                <text:p>-0.00000000000051</text:p>
              </table:table-cell>
              <table:table-cell office:value-type="float" office:value="0.00000000001425">
                <text:p>0.000000000014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-0.00000000000231">
                <text:p>-0.00000000000231</text:p>
              </table:table-cell>
              <table:table-cell office:value-type="float" office:value="0.00000000001963">
                <text:p>0.000000000019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0000000000373">
                <text:p>0.00000000000373</text:p>
              </table:table-cell>
              <table:table-cell office:value-type="float" office:value="0.00000000002763">
                <text:p>0.000000000027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000000000032">
                <text:p>0.0000000000032</text:p>
              </table:table-cell>
              <table:table-cell office:value-type="float" office:value="0.00000000004216">
                <text:p>0.000000000042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-0.0000000000081">
                <text:p>-0.0000000000081</text:p>
              </table:table-cell>
              <table:table-cell office:value-type="float" office:value="0.0000000000598">
                <text:p>0.00000000005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0000000000521">
                <text:p>0.00000000000521</text:p>
              </table:table-cell>
              <table:table-cell office:value-type="float" office:value="0.00000000008029">
                <text:p>0.000000000080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00000000000751">
                <text:p>0.00000000000751</text:p>
              </table:table-cell>
              <table:table-cell office:value-type="float" office:value="0.00000000011709">
                <text:p>0.000000000117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0000000000123">
                <text:p>0.00000000000123</text:p>
              </table:table-cell>
              <table:table-cell office:value-type="float" office:value="0.00000000016703">
                <text:p>0.000000000167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00000000000244">
                <text:p>0.00000000000244</text:p>
              </table:table-cell>
              <table:table-cell office:value-type="float" office:value="0.00000000023917">
                <text:p>0.000000000239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00000000000508">
                <text:p>0.00000000000508</text:p>
              </table:table-cell>
              <table:table-cell office:value-type="float" office:value="0.00000000034022">
                <text:p>0.000000000340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00000000000339">
                <text:p>0.00000000000339</text:p>
              </table:table-cell>
              <table:table-cell office:value-type="float" office:value="0.00000000048187">
                <text:p>0.000000000481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00000000000276">
                <text:p>0.00000000000276</text:p>
              </table:table-cell>
              <table:table-cell office:value-type="float" office:value="0.00000000068396">
                <text:p>0.000000000683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00000000000499">
                <text:p>0.00000000000499</text:p>
              </table:table-cell>
              <table:table-cell office:value-type="float" office:value="0.00000000097411">
                <text:p>0.000000000974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00000000000884">
                <text:p>0.00000000000884</text:p>
              </table:table-cell>
              <table:table-cell office:value-type="float" office:value="0.0000000013857">
                <text:p>0.00000000138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00000000000269">
                <text:p>0.00000000000269</text:p>
              </table:table-cell>
              <table:table-cell office:value-type="float" office:value="0.0000000019643">
                <text:p>0.00000000196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-0.00000000000188">
                <text:p>-0.00000000000188</text:p>
              </table:table-cell>
              <table:table-cell office:value-type="float" office:value="0.0000000027932">
                <text:p>0.00000000279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-0.00000000000218">
                <text:p>-0.00000000000218</text:p>
              </table:table-cell>
              <table:table-cell office:value-type="float" office:value="0.0000000039622">
                <text:p>0.00000000396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00000000000269">
                <text:p>0.00000000000269</text:p>
              </table:table-cell>
              <table:table-cell office:value-type="float" office:value="0.0000000056123">
                <text:p>0.00000000561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-0.00000000000569">
                <text:p>-0.00000000000569</text:p>
              </table:table-cell>
              <table:table-cell office:value-type="float" office:value="0.0000000079594">
                <text:p>0.00000000795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-0.00000000000391">
                <text:p>-0.00000000000391</text:p>
              </table:table-cell>
              <table:table-cell office:value-type="float" office:value="0.0000000112824">
                <text:p>0.00000001128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-0.00000000000011">
                <text:p>-0.00000000000011</text:p>
              </table:table-cell>
              <table:table-cell office:value-type="float" office:value="0.000000016001">
                <text:p>0.0000000160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00000000000334">
                <text:p>0.00000000000334</text:p>
              </table:table-cell>
              <table:table-cell office:value-type="float" office:value="0.000000022684">
                <text:p>0.0000000226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00000000000866">
                <text:p>0.00000000000866</text:p>
              </table:table-cell>
              <table:table-cell office:value-type="float" office:value="0.000000032">
                <text:p>0.0000000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00000000000163">
                <text:p>0.00000000000163</text:p>
              </table:table-cell>
              <table:table-cell office:value-type="float" office:value="0.000000045211">
                <text:p>0.0000000452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00000000000089">
                <text:p>0.00000000000089</text:p>
              </table:table-cell>
              <table:table-cell office:value-type="float" office:value="0.000000063942">
                <text:p>0.0000000639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00000000000045">
                <text:p>0.00000000000045</text:p>
              </table:table-cell>
              <table:table-cell office:value-type="float" office:value="0.000000090103">
                <text:p>0.0000000901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00000000000118">
                <text:p>0.00000000000118</text:p>
              </table:table-cell>
              <table:table-cell office:value-type="float" office:value="0.00000012583">
                <text:p>0.000000125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00000000000226">
                <text:p>0.00000000000226</text:p>
              </table:table-cell>
              <table:table-cell office:value-type="float" office:value="0.00000017578">
                <text:p>0.000000175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00000000000307">
                <text:p>0.00000000000307</text:p>
              </table:table-cell>
              <table:table-cell office:value-type="float" office:value="0.00000024419">
                <text:p>0.000000244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-0.00000000000671">
                <text:p>-0.00000000000671</text:p>
              </table:table-cell>
              <table:table-cell office:value-type="float" office:value="0.00000033893">
                <text:p>0.000000338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0000000000016">
                <text:p>0.0000000000016</text:p>
              </table:table-cell>
              <table:table-cell office:value-type="float" office:value="0.00000046368">
                <text:p>0.000000463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-0.00000000000103">
                <text:p>-0.00000000000103</text:p>
              </table:table-cell>
              <table:table-cell office:value-type="float" office:value="0.0000006362">
                <text:p>0.00000063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0000000000016">
                <text:p>0.0000000000016</text:p>
              </table:table-cell>
              <table:table-cell office:value-type="float" office:value="0.00000086303">
                <text:p>0.000000863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00000000000523">
                <text:p>0.00000000000523</text:p>
              </table:table-cell>
              <table:table-cell office:value-type="float" office:value="0.0000011645">
                <text:p>0.00000116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0000000000024">
                <text:p>0.0000000000024</text:p>
              </table:table-cell>
              <table:table-cell office:value-type="float" office:value="0.0000015505">
                <text:p>0.00000155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-0.00000000000059">
                <text:p>-0.00000000000059</text:p>
              </table:table-cell>
              <table:table-cell office:value-type="float" office:value="0.0000020316">
                <text:p>0.00000203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0000000000034">
                <text:p>0.0000000000034</text:p>
              </table:table-cell>
              <table:table-cell office:value-type="float" office:value="0.0000026229">
                <text:p>0.00000262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00000000000206">
                <text:p>0.00000000000206</text:p>
              </table:table-cell>
              <table:table-cell office:value-type="float" office:value="0.0000033565">
                <text:p>0.00000335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00000000000045">
                <text:p>0.00000000000045</text:p>
              </table:table-cell>
              <table:table-cell office:value-type="float" office:value="0.0000042424">
                <text:p>0.00000424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00000000000586">
                <text:p>0.00000000000586</text:p>
              </table:table-cell>
              <table:table-cell office:value-type="float" office:value="0.0000052688">
                <text:p>0.00000526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00000000000865">
                <text:p>0.00000000000865</text:p>
              </table:table-cell>
              <table:table-cell office:value-type="float" office:value="0.0000064833">
                <text:p>0.00000648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00000000001063">
                <text:p>0.00000000001063</text:p>
              </table:table-cell>
              <table:table-cell office:value-type="float" office:value="0.0000078895">
                <text:p>0.00000788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00000000001006">
                <text:p>0.00000000001006</text:p>
              </table:table-cell>
              <table:table-cell office:value-type="float" office:value="0.0000094646">
                <text:p>0.00000946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0000000000131">
                <text:p>0.0000000000131</text:p>
              </table:table-cell>
              <table:table-cell office:value-type="float" office:value="0.0000112228">
                <text:p>0.00001122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00000000000938">
                <text:p>0.00000000000938</text:p>
              </table:table-cell>
              <table:table-cell office:value-type="float" office:value="0.000013134">
                <text:p>0.0000131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00000000000714">
                <text:p>0.00000000000714</text:p>
              </table:table-cell>
              <table:table-cell office:value-type="float" office:value="0.000015215">
                <text:p>0.0000152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00000000000642">
                <text:p>0.00000000000642</text:p>
              </table:table-cell>
              <table:table-cell office:value-type="float" office:value="0.00001746">
                <text:p>0.000017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0000000000779">
                <text:p>0.00000000000779</text:p>
              </table:table-cell>
              <table:table-cell office:value-type="float" office:value="0.000019903">
                <text:p>0.0000199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00000000000738">
                <text:p>0.00000000000738</text:p>
              </table:table-cell>
              <table:table-cell office:value-type="float" office:value="0.000022448">
                <text:p>0.0000224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00000000000708">
                <text:p>0.00000000000708</text:p>
              </table:table-cell>
              <table:table-cell office:value-type="float" office:value="0.000025108">
                <text:p>0.0000251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00000000001482">
                <text:p>0.00000000001482</text:p>
              </table:table-cell>
              <table:table-cell office:value-type="float" office:value="0.000027877">
                <text:p>0.0000278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0000000000159">
                <text:p>0.0000000000159</text:p>
              </table:table-cell>
              <table:table-cell office:value-type="float" office:value="0.000030799">
                <text:p>0.0000307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00000000001601">
                <text:p>0.00000000001601</text:p>
              </table:table-cell>
              <table:table-cell office:value-type="float" office:value="0.000033708">
                <text:p>0.0000337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00000000002059">
                <text:p>0.00000000002059</text:p>
              </table:table-cell>
              <table:table-cell office:value-type="float" office:value="0.000036762">
                <text:p>0.00003676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0000000000248">
                <text:p>0.0000000000248</text:p>
              </table:table-cell>
              <table:table-cell office:value-type="float" office:value="0.000039889">
                <text:p>0.0000398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00000000002228">
                <text:p>0.00000000002228</text:p>
              </table:table-cell>
              <table:table-cell office:value-type="float" office:value="0.000043017">
                <text:p>0.0000430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00000000001837">
                <text:p>0.00000000001837</text:p>
              </table:table-cell>
              <table:table-cell office:value-type="float" office:value="0.000046208">
                <text:p>0.0000462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0000000000191">
                <text:p>0.0000000000191</text:p>
              </table:table-cell>
              <table:table-cell office:value-type="float" office:value="0.000049509">
                <text:p>0.00004950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00000000002385">
                <text:p>0.00000000002385</text:p>
              </table:table-cell>
              <table:table-cell office:value-type="float" office:value="0.000052783">
                <text:p>0.00005278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0000000000275">
                <text:p>0.0000000000275</text:p>
              </table:table-cell>
              <table:table-cell office:value-type="float" office:value="0.000056095">
                <text:p>0.0000560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0000000000338">
                <text:p>0.0000000000338</text:p>
              </table:table-cell>
              <table:table-cell office:value-type="float" office:value="0.000059313">
                <text:p>0.00005931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00000000003473">
                <text:p>0.00000000003473</text:p>
              </table:table-cell>
              <table:table-cell office:value-type="float" office:value="0.000062678">
                <text:p>0.00006267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00000000003638">
                <text:p>0.00000000003638</text:p>
              </table:table-cell>
              <table:table-cell office:value-type="float" office:value="0.000065966">
                <text:p>0.0000659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00000000003338">
                <text:p>0.00000000003338</text:p>
              </table:table-cell>
              <table:table-cell office:value-type="float" office:value="0.000069306">
                <text:p>0.0000693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00000000003637">
                <text:p>0.00000000003637</text:p>
              </table:table-cell>
              <table:table-cell office:value-type="float" office:value="0.000072764">
                <text:p>0.0000727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00000000003219">
                <text:p>0.00000000003219</text:p>
              </table:table-cell>
              <table:table-cell office:value-type="float" office:value="0.000076139">
                <text:p>0.0000761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0000000000353">
                <text:p>0.0000000000353</text:p>
              </table:table-cell>
              <table:table-cell office:value-type="float" office:value="0.000079522">
                <text:p>0.0000795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0000000000467">
                <text:p>0.0000000000467</text:p>
              </table:table-cell>
              <table:table-cell office:value-type="float" office:value="0.000082966">
                <text:p>0.00008296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0000000000498">
                <text:p>0.0000000000498</text:p>
              </table:table-cell>
              <table:table-cell office:value-type="float" office:value="0.000086363">
                <text:p>0.00008636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00000000005309">
                <text:p>0.00000000005309</text:p>
              </table:table-cell>
              <table:table-cell office:value-type="float" office:value="0.000089702">
                <text:p>0.0000897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0000000000575">
                <text:p>0.0000000000575</text:p>
              </table:table-cell>
              <table:table-cell office:value-type="float" office:value="0.000093058">
                <text:p>0.00009305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00000000006417">
                <text:p>0.00000000006417</text:p>
              </table:table-cell>
              <table:table-cell office:value-type="float" office:value="0.000096424">
                <text:p>0.00009642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00000000006254">
                <text:p>0.00000000006254</text:p>
              </table:table-cell>
              <table:table-cell office:value-type="float" office:value="0.000099704">
                <text:p>0.0000997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00000000006664">
                <text:p>0.00000000006664</text:p>
              </table:table-cell>
              <table:table-cell office:value-type="float" office:value="0.000102953">
                <text:p>0.00010295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00000000007501">
                <text:p>0.00000000007501</text:p>
              </table:table-cell>
              <table:table-cell office:value-type="float" office:value="0.000106298">
                <text:p>0.00010629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00000000008307">
                <text:p>0.00000000008307</text:p>
              </table:table-cell>
              <table:table-cell office:value-type="float" office:value="0.000109587">
                <text:p>0.00010958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00000000008348">
                <text:p>0.00000000008348</text:p>
              </table:table-cell>
              <table:table-cell office:value-type="float" office:value="0.000112695">
                <text:p>0.00011269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00000000008051">
                <text:p>0.00000000008051</text:p>
              </table:table-cell>
              <table:table-cell office:value-type="float" office:value="0.00011589">
                <text:p>0.000115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00000000009567">
                <text:p>0.00000000009567</text:p>
              </table:table-cell>
              <table:table-cell office:value-type="float" office:value="0.00011905">
                <text:p>0.000119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00000000009928">
                <text:p>0.00000000009928</text:p>
              </table:table-cell>
              <table:table-cell office:value-type="float" office:value="0.00012222">
                <text:p>0.0001222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00000000010972">
                <text:p>0.00000000010972</text:p>
              </table:table-cell>
              <table:table-cell office:value-type="float" office:value="0.00012547">
                <text:p>0.0001254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00000000011624">
                <text:p>0.00000000011624</text:p>
              </table:table-cell>
              <table:table-cell office:value-type="float" office:value="0.00012853">
                <text:p>0.0001285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00000000012671">
                <text:p>0.00000000012671</text:p>
              </table:table-cell>
              <table:table-cell office:value-type="float" office:value="0.00013156">
                <text:p>0.000131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00000000012664">
                <text:p>0.00000000012664</text:p>
              </table:table-cell>
              <table:table-cell office:value-type="float" office:value="0.00013454">
                <text:p>0.0001345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00000000013985">
                <text:p>0.00000000013985</text:p>
              </table:table-cell>
              <table:table-cell office:value-type="float" office:value="0.00013761">
                <text:p>0.0001376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00000000014247">
                <text:p>0.00000000014247</text:p>
              </table:table-cell>
              <table:table-cell office:value-type="float" office:value="0.00014049">
                <text:p>0.0001404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00000000015238">
                <text:p>0.00000000015238</text:p>
              </table:table-cell>
              <table:table-cell office:value-type="float" office:value="0.00014336">
                <text:p>0.000143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00000000016138">
                <text:p>0.00000000016138</text:p>
              </table:table-cell>
              <table:table-cell office:value-type="float" office:value="0.0001462">
                <text:p>0.000146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00000000016988">
                <text:p>0.00000000016988</text:p>
              </table:table-cell>
              <table:table-cell office:value-type="float" office:value="0.00014904">
                <text:p>0.0001490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00000000018317">
                <text:p>0.00000000018317</text:p>
              </table:table-cell>
              <table:table-cell office:value-type="float" office:value="0.0001519">
                <text:p>0.00015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00000000019364">
                <text:p>0.00000000019364</text:p>
              </table:table-cell>
              <table:table-cell office:value-type="float" office:value="0.00015466">
                <text:p>0.0001546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00000000020682">
                <text:p>0.00000000020682</text:p>
              </table:table-cell>
              <table:table-cell office:value-type="float" office:value="0.00015741">
                <text:p>0.0001574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00000000022331">
                <text:p>0.00000000022331</text:p>
              </table:table-cell>
              <table:table-cell office:value-type="float" office:value="0.00015998">
                <text:p>0.000159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00000000023583">
                <text:p>0.00000000023583</text:p>
              </table:table-cell>
              <table:table-cell office:value-type="float" office:value="0.00016276">
                <text:p>0.0001627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00000000025068">
                <text:p>0.00000000025068</text:p>
              </table:table-cell>
              <table:table-cell office:value-type="float" office:value="0.00016537">
                <text:p>0.0001653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00000000026197">
                <text:p>0.00000000026197</text:p>
              </table:table-cell>
              <table:table-cell office:value-type="float" office:value="0.00016788">
                <text:p>0.0001678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00000000028051">
                <text:p>0.00000000028051</text:p>
              </table:table-cell>
              <table:table-cell office:value-type="float" office:value="0.00017036">
                <text:p>0.000170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00000000029314">
                <text:p>0.00000000029314</text:p>
              </table:table-cell>
              <table:table-cell office:value-type="float" office:value="0.00017279">
                <text:p>0.0001727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00000000030475">
                <text:p>0.00000000030475</text:p>
              </table:table-cell>
              <table:table-cell office:value-type="float" office:value="0.00017531">
                <text:p>0.0001753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6">
      <number:scientific-number number:decimal-places="2" loext:min-decimal-places="2" number:min-integer-digits="1" number:min-exponent-digits="2" loext:exponent-interval="3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6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6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99cm" svg:y="3.935cm" style:legend-expansion="high" chart:style-name="ch2"/>
        <chart:plot-area chart:style-name="ch3" table:cell-range-address="'FD-8-38'.B4:'FD-8-38'.D104 'FD-8-38'.C3:'FD-8-38'.D3" chart:data-source-has-labels="row" svg:x="0.32cm" svg:y="0.18cm" svg:width="13.159cm" svg:height="8.64cm">
          <chartooo:coordinate-region svg:x="2.373cm" svg:y="0.388cm" svg:width="10.765cm" svg:height="8.22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D-8-38'.C4:'FD-8-38'.C104" chart:label-cell-address="'FD-8-38'.C3:'FD-8-38'.C3" chart:class="chart:scatter">
            <chart:domain table:cell-range-address="'FD-8-38'.B4:'FD-8-38'.B104"/>
            <chart:data-point chart:repeated="101"/>
          </chart:series>
          <chart:series chart:style-name="ch8" chart:values-cell-range-address="'FD-8-38'.D4:'FD-8-38'.D104" chart:label-cell-address="'FD-8-38'.D3:'FD-8-38'.D3" chart:class="chart:scatter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Ig (A)</text:p>
                <draw:g>
                  <svg:desc>'FD-8-38'.C3:'FD-8-38'.C3</svg:desc>
                </draw:g>
              </table:table-cell>
              <table:table-cell office:value-type="string">
                <text:p>Id (A)</text:p>
                <draw:g>
                  <svg:desc>'FD-8-38'.D3:'FD-8-38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D-8-38'.B4:'FD-8-38'.B104</svg:desc>
                </draw:g>
              </table:table-cell>
              <table:table-cell office:value-type="float" office:value="-0.0000030791">
                <text:p>-0.0000030791</text:p>
                <draw:g>
                  <svg:desc>'FD-8-38'.C4:'FD-8-38'.C104</svg:desc>
                </draw:g>
              </table:table-cell>
              <table:table-cell office:value-type="float" office:value="0.000015673">
                <text:p>0.000015673</text:p>
                <draw:g>
                  <svg:desc>'FD-8-38'.D4:'FD-8-38'.D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-0.0000026913">
                <text:p>-0.0000026913</text:p>
              </table:table-cell>
              <table:table-cell office:value-type="float" office:value="0.00001533">
                <text:p>0.000015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-0.0000023173">
                <text:p>-0.0000023173</text:p>
              </table:table-cell>
              <table:table-cell office:value-type="float" office:value="0.000015024">
                <text:p>0.0000150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-0.0000019565">
                <text:p>-0.0000019565</text:p>
              </table:table-cell>
              <table:table-cell office:value-type="float" office:value="0.000014703">
                <text:p>0.0000147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-0.0000015993">
                <text:p>-0.0000015993</text:p>
              </table:table-cell>
              <table:table-cell office:value-type="float" office:value="0.000014463">
                <text:p>0.0000144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-0.0000012437">
                <text:p>-0.0000012437</text:p>
              </table:table-cell>
              <table:table-cell office:value-type="float" office:value="0.000014165">
                <text:p>0.0000141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-0.00000089645">
                <text:p>-0.00000089645</text:p>
              </table:table-cell>
              <table:table-cell office:value-type="float" office:value="0.000013853">
                <text:p>0.0000138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-0.00000055233">
                <text:p>-0.00000055233</text:p>
              </table:table-cell>
              <table:table-cell office:value-type="float" office:value="0.000013499">
                <text:p>0.0000134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-0.00000020087">
                <text:p>-0.00000020087</text:p>
              </table:table-cell>
              <table:table-cell office:value-type="float" office:value="0.000013196">
                <text:p>0.0000131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0000014753">
                <text:p>0.00000014753</text:p>
              </table:table-cell>
              <table:table-cell office:value-type="float" office:value="0.000012888">
                <text:p>0.0000128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00000049752">
                <text:p>0.00000049752</text:p>
              </table:table-cell>
              <table:table-cell office:value-type="float" office:value="0.000012599">
                <text:p>0.0000125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00000084858">
                <text:p>0.00000084858</text:p>
              </table:table-cell>
              <table:table-cell office:value-type="float" office:value="0.000012294">
                <text:p>0.0000122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000001211">
                <text:p>0.000001211</text:p>
              </table:table-cell>
              <table:table-cell office:value-type="float" office:value="0.000011964">
                <text:p>0.0000119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0000015868">
                <text:p>0.0000015868</text:p>
              </table:table-cell>
              <table:table-cell office:value-type="float" office:value="0.000011673">
                <text:p>0.0000116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0000019682">
                <text:p>0.0000019682</text:p>
              </table:table-cell>
              <table:table-cell office:value-type="float" office:value="0.000011359">
                <text:p>0.0000113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0000023694">
                <text:p>0.0000023694</text:p>
              </table:table-cell>
              <table:table-cell office:value-type="float" office:value="0.000011011">
                <text:p>0.0000110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0000027848">
                <text:p>0.0000027848</text:p>
              </table:table-cell>
              <table:table-cell office:value-type="float" office:value="0.000010629">
                <text:p>0.0000106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000003243">
                <text:p>0.000003243</text:p>
              </table:table-cell>
              <table:table-cell office:value-type="float" office:value="0.000010243">
                <text:p>0.0000102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0000036774">
                <text:p>0.0000036774</text:p>
              </table:table-cell>
              <table:table-cell office:value-type="float" office:value="0.0000098312">
                <text:p>0.00000983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0000041536">
                <text:p>0.0000041536</text:p>
              </table:table-cell>
              <table:table-cell office:value-type="float" office:value="0.0000094561">
                <text:p>0.00000945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0000046439">
                <text:p>0.0000046439</text:p>
              </table:table-cell>
              <table:table-cell office:value-type="float" office:value="0.0000090177">
                <text:p>0.00000901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0000051565">
                <text:p>0.0000051565</text:p>
              </table:table-cell>
              <table:table-cell office:value-type="float" office:value="0.0000085768">
                <text:p>0.00000857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0000056879">
                <text:p>0.0000056879</text:p>
              </table:table-cell>
              <table:table-cell office:value-type="float" office:value="0.0000081367">
                <text:p>0.00000813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0000062435">
                <text:p>0.0000062435</text:p>
              </table:table-cell>
              <table:table-cell office:value-type="float" office:value="0.0000076861">
                <text:p>0.00000768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000006807">
                <text:p>0.000006807</text:p>
              </table:table-cell>
              <table:table-cell office:value-type="float" office:value="0.0000072379">
                <text:p>0.00000723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0000074056">
                <text:p>0.0000074056</text:p>
              </table:table-cell>
              <table:table-cell office:value-type="float" office:value="0.0000067573">
                <text:p>0.00000675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0000080134">
                <text:p>0.0000080134</text:p>
              </table:table-cell>
              <table:table-cell office:value-type="float" office:value="0.0000063109">
                <text:p>0.00000631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0000086399">
                <text:p>0.0000086399</text:p>
              </table:table-cell>
              <table:table-cell office:value-type="float" office:value="0.0000058426">
                <text:p>0.00000584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0000092864">
                <text:p>0.0000092864</text:p>
              </table:table-cell>
              <table:table-cell office:value-type="float" office:value="0.000005332">
                <text:p>0.0000053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0000099483">
                <text:p>0.0000099483</text:p>
              </table:table-cell>
              <table:table-cell office:value-type="float" office:value="0.0000049599">
                <text:p>0.00000495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0000106244">
                <text:p>0.0000106244</text:p>
              </table:table-cell>
              <table:table-cell office:value-type="float" office:value="0.000004514">
                <text:p>0.0000045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0000113187">
                <text:p>0.0000113187</text:p>
              </table:table-cell>
              <table:table-cell office:value-type="float" office:value="0.0000040788">
                <text:p>0.00000407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000012023">
                <text:p>0.000012023</text:p>
              </table:table-cell>
              <table:table-cell office:value-type="float" office:value="0.0000036902">
                <text:p>0.00000369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000012751">
                <text:p>0.000012751</text:p>
              </table:table-cell>
              <table:table-cell office:value-type="float" office:value="0.0000034269">
                <text:p>0.00000342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000013485">
                <text:p>0.000013485</text:p>
              </table:table-cell>
              <table:table-cell office:value-type="float" office:value="0.0000030847">
                <text:p>0.00000308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000014237">
                <text:p>0.000014237</text:p>
              </table:table-cell>
              <table:table-cell office:value-type="float" office:value="0.0000027818">
                <text:p>0.00000278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000015019">
                <text:p>0.000015019</text:p>
              </table:table-cell>
              <table:table-cell office:value-type="float" office:value="0.0000026249">
                <text:p>0.00000262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000015804">
                <text:p>0.000015804</text:p>
              </table:table-cell>
              <table:table-cell office:value-type="float" office:value="0.0000025358">
                <text:p>0.00000253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000016969">
                <text:p>0.000016969</text:p>
              </table:table-cell>
              <table:table-cell office:value-type="float" office:value="0.0000025696">
                <text:p>0.00000256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00001778">
                <text:p>0.00001778</text:p>
              </table:table-cell>
              <table:table-cell office:value-type="float" office:value="0.0000022638">
                <text:p>0.00000226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000018635">
                <text:p>0.000018635</text:p>
              </table:table-cell>
              <table:table-cell office:value-type="float" office:value="0.0000024242">
                <text:p>0.00000242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000019106">
                <text:p>0.000019106</text:p>
              </table:table-cell>
              <table:table-cell office:value-type="float" office:value="0.0000032488">
                <text:p>0.00000324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000019975">
                <text:p>0.000019975</text:p>
              </table:table-cell>
              <table:table-cell office:value-type="float" office:value="0.0000036848">
                <text:p>0.00000368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000020862">
                <text:p>0.000020862</text:p>
              </table:table-cell>
              <table:table-cell office:value-type="float" office:value="0.000004033">
                <text:p>0.0000040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000021766">
                <text:p>0.000021766</text:p>
              </table:table-cell>
              <table:table-cell office:value-type="float" office:value="0.0000050758">
                <text:p>0.00000507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000023111">
                <text:p>0.000023111</text:p>
              </table:table-cell>
              <table:table-cell office:value-type="float" office:value="0.0000058476">
                <text:p>0.00000584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000023855">
                <text:p>0.000023855</text:p>
              </table:table-cell>
              <table:table-cell office:value-type="float" office:value="0.0000068803">
                <text:p>0.000006880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000024803">
                <text:p>0.000024803</text:p>
              </table:table-cell>
              <table:table-cell office:value-type="float" office:value="0.0000080385">
                <text:p>0.00000803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000025572">
                <text:p>0.000025572</text:p>
              </table:table-cell>
              <table:table-cell office:value-type="float" office:value="0.00000906">
                <text:p>0.000009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00026554">
                <text:p>0.000026554</text:p>
              </table:table-cell>
              <table:table-cell office:value-type="float" office:value="0.0000104616">
                <text:p>0.00001046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000027721">
                <text:p>0.000027721</text:p>
              </table:table-cell>
              <table:table-cell office:value-type="float" office:value="0.000012096">
                <text:p>0.0000120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000028751">
                <text:p>0.000028751</text:p>
              </table:table-cell>
              <table:table-cell office:value-type="float" office:value="0.000013781">
                <text:p>0.00001378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000029621">
                <text:p>0.000029621</text:p>
              </table:table-cell>
              <table:table-cell office:value-type="float" office:value="0.00001521">
                <text:p>0.0000152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000030726">
                <text:p>0.000030726</text:p>
              </table:table-cell>
              <table:table-cell office:value-type="float" office:value="0.000017263">
                <text:p>0.0000172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000031876">
                <text:p>0.000031876</text:p>
              </table:table-cell>
              <table:table-cell office:value-type="float" office:value="0.000019157">
                <text:p>0.00001915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000032879">
                <text:p>0.000032879</text:p>
              </table:table-cell>
              <table:table-cell office:value-type="float" office:value="0.00002094">
                <text:p>0.000020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000033981">
                <text:p>0.000033981</text:p>
              </table:table-cell>
              <table:table-cell office:value-type="float" office:value="0.00002304">
                <text:p>0.000023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000035184">
                <text:p>0.000035184</text:p>
              </table:table-cell>
              <table:table-cell office:value-type="float" office:value="0.000024678">
                <text:p>0.0000246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000036367">
                <text:p>0.000036367</text:p>
              </table:table-cell>
              <table:table-cell office:value-type="float" office:value="0.000027078">
                <text:p>0.00002707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000037562">
                <text:p>0.000037562</text:p>
              </table:table-cell>
              <table:table-cell office:value-type="float" office:value="0.000028932">
                <text:p>0.0000289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000038712">
                <text:p>0.000038712</text:p>
              </table:table-cell>
              <table:table-cell office:value-type="float" office:value="0.000030726">
                <text:p>0.0000307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000039921">
                <text:p>0.000039921</text:p>
              </table:table-cell>
              <table:table-cell office:value-type="float" office:value="0.000032747">
                <text:p>0.00003274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000041152">
                <text:p>0.000041152</text:p>
              </table:table-cell>
              <table:table-cell office:value-type="float" office:value="0.000034747">
                <text:p>0.0000347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000042432">
                <text:p>0.000042432</text:p>
              </table:table-cell>
              <table:table-cell office:value-type="float" office:value="0.000036825">
                <text:p>0.0000368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000043648">
                <text:p>0.000043648</text:p>
              </table:table-cell>
              <table:table-cell office:value-type="float" office:value="0.000038971">
                <text:p>0.00003897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000044935">
                <text:p>0.000044935</text:p>
              </table:table-cell>
              <table:table-cell office:value-type="float" office:value="0.00004098">
                <text:p>0.000040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000046274">
                <text:p>0.000046274</text:p>
              </table:table-cell>
              <table:table-cell office:value-type="float" office:value="0.000042694">
                <text:p>0.00004269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000047587">
                <text:p>0.000047587</text:p>
              </table:table-cell>
              <table:table-cell office:value-type="float" office:value="0.00004477">
                <text:p>0.0000447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000049">
                <text:p>0.000049</text:p>
              </table:table-cell>
              <table:table-cell office:value-type="float" office:value="0.000046677">
                <text:p>0.00004667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000050347">
                <text:p>0.000050347</text:p>
              </table:table-cell>
              <table:table-cell office:value-type="float" office:value="0.00004877">
                <text:p>0.0000487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000051629">
                <text:p>0.000051629</text:p>
              </table:table-cell>
              <table:table-cell office:value-type="float" office:value="0.000050613">
                <text:p>0.0000506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000052995">
                <text:p>0.000052995</text:p>
              </table:table-cell>
              <table:table-cell office:value-type="float" office:value="0.000052409">
                <text:p>0.00005240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000054451">
                <text:p>0.000054451</text:p>
              </table:table-cell>
              <table:table-cell office:value-type="float" office:value="0.000053554">
                <text:p>0.00005355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000055863">
                <text:p>0.000055863</text:p>
              </table:table-cell>
              <table:table-cell office:value-type="float" office:value="0.000055331">
                <text:p>0.00005533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00005738">
                <text:p>0.00005738</text:p>
              </table:table-cell>
              <table:table-cell office:value-type="float" office:value="0.000056889">
                <text:p>0.00005688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000058667">
                <text:p>0.000058667</text:p>
              </table:table-cell>
              <table:table-cell office:value-type="float" office:value="0.000058978">
                <text:p>0.00005897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00006014">
                <text:p>0.00006014</text:p>
              </table:table-cell>
              <table:table-cell office:value-type="float" office:value="0.000060936">
                <text:p>0.00006093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000061774">
                <text:p>0.000061774</text:p>
              </table:table-cell>
              <table:table-cell office:value-type="float" office:value="0.000062408">
                <text:p>0.0000624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000063494">
                <text:p>0.000063494</text:p>
              </table:table-cell>
              <table:table-cell office:value-type="float" office:value="0.000063305">
                <text:p>0.0000633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000064707">
                <text:p>0.000064707</text:p>
              </table:table-cell>
              <table:table-cell office:value-type="float" office:value="0.000065229">
                <text:p>0.00006522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000066393">
                <text:p>0.000066393</text:p>
              </table:table-cell>
              <table:table-cell office:value-type="float" office:value="0.000066726">
                <text:p>0.00006672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000068166">
                <text:p>0.000068166</text:p>
              </table:table-cell>
              <table:table-cell office:value-type="float" office:value="0.00006746">
                <text:p>0.0000674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000069716">
                <text:p>0.000069716</text:p>
              </table:table-cell>
              <table:table-cell office:value-type="float" office:value="0.00006913">
                <text:p>0.0000691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000071292">
                <text:p>0.000071292</text:p>
              </table:table-cell>
              <table:table-cell office:value-type="float" office:value="0.000070461">
                <text:p>0.00007046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000072844">
                <text:p>0.000072844</text:p>
              </table:table-cell>
              <table:table-cell office:value-type="float" office:value="0.000071949">
                <text:p>0.00007194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000074569">
                <text:p>0.000074569</text:p>
              </table:table-cell>
              <table:table-cell office:value-type="float" office:value="0.000073607">
                <text:p>0.00007360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000076282">
                <text:p>0.000076282</text:p>
              </table:table-cell>
              <table:table-cell office:value-type="float" office:value="0.000074386">
                <text:p>0.00007438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000077916">
                <text:p>0.000077916</text:p>
              </table:table-cell>
              <table:table-cell office:value-type="float" office:value="0.000075319">
                <text:p>0.00007531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000079675">
                <text:p>0.000079675</text:p>
              </table:table-cell>
              <table:table-cell office:value-type="float" office:value="0.000076681">
                <text:p>0.00007668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000081385">
                <text:p>0.000081385</text:p>
              </table:table-cell>
              <table:table-cell office:value-type="float" office:value="0.000077378">
                <text:p>0.00007737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000083153">
                <text:p>0.000083153</text:p>
              </table:table-cell>
              <table:table-cell office:value-type="float" office:value="0.000078581">
                <text:p>0.00007858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000085116">
                <text:p>0.000085116</text:p>
              </table:table-cell>
              <table:table-cell office:value-type="float" office:value="0.000079231">
                <text:p>0.00007923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000086739">
                <text:p>0.000086739</text:p>
              </table:table-cell>
              <table:table-cell office:value-type="float" office:value="0.000080579">
                <text:p>0.00008057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000088587">
                <text:p>0.000088587</text:p>
              </table:table-cell>
              <table:table-cell office:value-type="float" office:value="0.000080694">
                <text:p>0.00008069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000090034">
                <text:p>0.000090034</text:p>
              </table:table-cell>
              <table:table-cell office:value-type="float" office:value="0.000082011">
                <text:p>0.00008201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000092446">
                <text:p>0.000092446</text:p>
              </table:table-cell>
              <table:table-cell office:value-type="float" office:value="0.000082562">
                <text:p>0.00008256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000094618">
                <text:p>0.000094618</text:p>
              </table:table-cell>
              <table:table-cell office:value-type="float" office:value="0.000082324">
                <text:p>0.0000823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000095526">
                <text:p>0.000095526</text:p>
              </table:table-cell>
              <table:table-cell office:value-type="float" office:value="0.000083185">
                <text:p>0.00008318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000098244">
                <text:p>0.000098244</text:p>
              </table:table-cell>
              <table:table-cell office:value-type="float" office:value="0.000083373">
                <text:p>0.00008337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000100511">
                <text:p>0.000100511</text:p>
              </table:table-cell>
              <table:table-cell office:value-type="float" office:value="0.00008424">
                <text:p>0.0000842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000103054">
                <text:p>0.000103054</text:p>
              </table:table-cell>
              <table:table-cell office:value-type="float" office:value="0.000084252">
                <text:p>0.00008425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6">
      <number:scientific-number number:decimal-places="2" loext:min-decimal-places="2" number:min-integer-digits="1" number:min-exponent-digits="2" loext:exponent-interval="3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6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13cm" svg:y="4.192cm" style:legend-expansion="high" chart:style-name="ch2"/>
        <chart:plot-area chart:style-name="ch3" table:cell-range-address="'FD8-012'.B5:'FD8-012'.B103 'FD8-012'.H5:'FD8-012'.H103" svg:x="0.32cm" svg:y="0.18cm" svg:width="12.273cm" svg:height="8.64cm">
          <chartooo:coordinate-region svg:x="2.136cm" svg:y="0.389cm" svg:width="10.086cm" svg:height="7.76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D8-012'.H5:'FD8-012'.H103" chart:class="chart:scatter">
            <chart:domain table:cell-range-address="'FD8-012'.B5:'FD8-012'.B103"/>
            <chart:data-point chart:repeated="9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'FD8-012'.B5:'FD8-012'.B103</svg:desc>
                </draw:g>
              </table:table-cell>
              <table:table-cell office:value-type="float" office:value="0.000000552345806149148">
                <text:p>0.000000552345806149148</text:p>
                <draw:g>
                  <svg:desc>'FD8-012'.H5:'FD8-012'.H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00000692041176929551">
                <text:p>0.0000006920411769295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0.000000758939646576059">
                <text:p>0.0000007589396465760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0.000000823218813184457">
                <text:p>0.0000008232188131844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0.00000105121141834921">
                <text:p>0.000001051211418349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">
                <text:p>0.06</text:p>
              </table:table-cell>
              <table:table-cell office:value-type="float" office:value="0.00000136956541105515">
                <text:p>0.000001369565411055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0.00000150015814608231">
                <text:p>0.000001500158146082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">
                <text:p>0.08</text:p>
              </table:table-cell>
              <table:table-cell office:value-type="float" office:value="0.00000177797272720267">
                <text:p>0.000001777972727202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">
                <text:p>0.09</text:p>
              </table:table-cell>
              <table:table-cell office:value-type="float" office:value="0.00000213789916984394">
                <text:p>0.000002137899169843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0.00000257016079877406">
                <text:p>0.000002570160798774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">
                <text:p>0.11</text:p>
              </table:table-cell>
              <table:table-cell office:value-type="float" office:value="0.00000308844555623901">
                <text:p>0.000003088445556239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">
                <text:p>0.12</text:p>
              </table:table-cell>
              <table:table-cell office:value-type="float" office:value="0.00000367561360689767">
                <text:p>0.000003675613606897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">
                <text:p>0.13</text:p>
              </table:table-cell>
              <table:table-cell office:value-type="float" office:value="0.00000435970647327011">
                <text:p>0.000004359706473270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">
                <text:p>0.14</text:p>
              </table:table-cell>
              <table:table-cell office:value-type="float" office:value="0.00000520037765218723">
                <text:p>0.000005200377652187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">
                <text:p>0.15</text:p>
              </table:table-cell>
              <table:table-cell office:value-type="float" office:value="0.00000622766075429583">
                <text:p>0.000006227660754295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">
                <text:p>0.16</text:p>
              </table:table-cell>
              <table:table-cell office:value-type="float" office:value="0.00000740454902183086">
                <text:p>0.000007404549021830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">
                <text:p>0.17</text:p>
              </table:table-cell>
              <table:table-cell office:value-type="float" office:value="0.00000883751487425115">
                <text:p>0.000008837514874251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8">
                <text:p>0.18</text:p>
              </table:table-cell>
              <table:table-cell office:value-type="float" office:value="0.0000105534911597489">
                <text:p>0.00001055349115974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">
                <text:p>0.19</text:p>
              </table:table-cell>
              <table:table-cell office:value-type="float" office:value="0.0000125538789369443">
                <text:p>0.00001255387893694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0.000014948581012404">
                <text:p>0.0000149485810124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1">
                <text:p>0.21</text:p>
              </table:table-cell>
              <table:table-cell office:value-type="float" office:value="0.0000177928393382024">
                <text:p>0.00001779283933820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2">
                <text:p>0.22</text:p>
              </table:table-cell>
              <table:table-cell office:value-type="float" office:value="0.0000211923551147609">
                <text:p>0.00002119235511476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">
                <text:p>0.23</text:p>
              </table:table-cell>
              <table:table-cell office:value-type="float" office:value="0.0000253622755842989">
                <text:p>0.00002536227558429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">
                <text:p>0.24</text:p>
              </table:table-cell>
              <table:table-cell office:value-type="float" office:value="0.0000301518036724932">
                <text:p>0.00003015180367249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">
                <text:p>0.25</text:p>
              </table:table-cell>
              <table:table-cell office:value-type="float" office:value="0.0000357748695030384">
                <text:p>0.00003577486950303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">
                <text:p>0.26</text:p>
              </table:table-cell>
              <table:table-cell office:value-type="float" office:value="0.0000426792458610205">
                <text:p>0.00004267924586102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">
                <text:p>0.27</text:p>
              </table:table-cell>
              <table:table-cell office:value-type="float" office:value="0.0000512213505092982">
                <text:p>0.00005122135050929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">
                <text:p>0.28</text:p>
              </table:table-cell>
              <table:table-cell office:value-type="float" office:value="0.0000607948888590626">
                <text:p>0.00006079488885906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">
                <text:p>0.29</text:p>
              </table:table-cell>
              <table:table-cell office:value-type="float" office:value="0.0000722573416344274">
                <text:p>0.00007225734163442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0.0000854966963533851">
                <text:p>0.000085496696353385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1">
                <text:p>0.31</text:p>
              </table:table-cell>
              <table:table-cell office:value-type="float" office:value="0.000102309895293311">
                <text:p>0.0001023098952933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2">
                <text:p>0.32</text:p>
              </table:table-cell>
              <table:table-cell office:value-type="float" office:value="0.000120270140982661">
                <text:p>0.0001202701409826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3">
                <text:p>0.33</text:p>
              </table:table-cell>
              <table:table-cell office:value-type="float" office:value="0.000142374370937811">
                <text:p>0.0001423743709378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4">
                <text:p>0.34</text:p>
              </table:table-cell>
              <table:table-cell office:value-type="float" office:value="0.000167919288375902">
                <text:p>0.0001679192883759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5">
                <text:p>0.35</text:p>
              </table:table-cell>
              <table:table-cell office:value-type="float" office:value="0.000198622120977711">
                <text:p>0.0001986221209777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6">
                <text:p>0.36</text:p>
              </table:table-cell>
              <table:table-cell office:value-type="float" office:value="0.000235478995907386">
                <text:p>0.0002354789959073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7">
                <text:p>0.37</text:p>
              </table:table-cell>
              <table:table-cell office:value-type="float" office:value="0.000277443656386712">
                <text:p>0.0002774436563867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8">
                <text:p>0.38</text:p>
              </table:table-cell>
              <table:table-cell office:value-type="float" office:value="0.000322259093338714">
                <text:p>0.0003222590933387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9">
                <text:p>0.39</text:p>
              </table:table-cell>
              <table:table-cell office:value-type="float" office:value="0.000373002010925368">
                <text:p>0.0003730020109253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">
                <text:p>0.4</text:p>
              </table:table-cell>
              <table:table-cell office:value-type="float" office:value="0.000433858988521901">
                <text:p>0.0004338589885219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1">
                <text:p>0.41</text:p>
              </table:table-cell>
              <table:table-cell office:value-type="float" office:value="0.00049775481850227">
                <text:p>0.000497754818502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2">
                <text:p>0.42</text:p>
              </table:table-cell>
              <table:table-cell office:value-type="float" office:value="0.000566372895606713">
                <text:p>0.0005663728956067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3">
                <text:p>0.43</text:p>
              </table:table-cell>
              <table:table-cell office:value-type="float" office:value="0.000646192091122645">
                <text:p>0.0006461920911226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4">
                <text:p>0.44</text:p>
              </table:table-cell>
              <table:table-cell office:value-type="float" office:value="0.000733128429221605">
                <text:p>0.0007331284292216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5">
                <text:p>0.45</text:p>
              </table:table-cell>
              <table:table-cell office:value-type="float" office:value="0.000828549945348231">
                <text:p>0.0008285499453482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6">
                <text:p>0.46</text:p>
              </table:table-cell>
              <table:table-cell office:value-type="float" office:value="0.000929620869049494">
                <text:p>0.0009296208690494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7">
                <text:p>0.47</text:p>
              </table:table-cell>
              <table:table-cell office:value-type="float" office:value="0.00103453144789793">
                <text:p>0.001034531447897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8">
                <text:p>0.48</text:p>
              </table:table-cell>
              <table:table-cell office:value-type="float" office:value="0.00114042160337618">
                <text:p>0.001140421603376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9">
                <text:p>0.49</text:p>
              </table:table-cell>
              <table:table-cell office:value-type="float" office:value="0.00126028950130716">
                <text:p>0.001260289501307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">
                <text:p>0.5</text:p>
              </table:table-cell>
              <table:table-cell office:value-type="float" office:value="0.00139149703280858">
                <text:p>0.001391497032808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1">
                <text:p>0.51</text:p>
              </table:table-cell>
              <table:table-cell office:value-type="float" office:value="0.00152393764379074">
                <text:p>0.0015239376437907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2">
                <text:p>0.52</text:p>
              </table:table-cell>
              <table:table-cell office:value-type="float" office:value="0.00165259616312315">
                <text:p>0.001652596163123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3">
                <text:p>0.53</text:p>
              </table:table-cell>
              <table:table-cell office:value-type="float" office:value="0.00180376557000104">
                <text:p>0.001803765570001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4">
                <text:p>0.54</text:p>
              </table:table-cell>
              <table:table-cell office:value-type="float" office:value="0.00195216075798613">
                <text:p>0.001952160757986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">
                <text:p>0.55</text:p>
              </table:table-cell>
              <table:table-cell office:value-type="float" office:value="0.00209114793192448">
                <text:p>0.002091147931924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6">
                <text:p>0.56</text:p>
              </table:table-cell>
              <table:table-cell office:value-type="float" office:value="0.00225556054773363">
                <text:p>0.0022555605477336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7">
                <text:p>0.57</text:p>
              </table:table-cell>
              <table:table-cell office:value-type="float" office:value="0.00242008678184286">
                <text:p>0.0024200867818428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8">
                <text:p>0.58</text:p>
              </table:table-cell>
              <table:table-cell office:value-type="float" office:value="0.00256473745261821">
                <text:p>0.002564737452618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9">
                <text:p>0.59</text:p>
              </table:table-cell>
              <table:table-cell office:value-type="float" office:value="0.00273055716873152">
                <text:p>0.002730557168731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">
                <text:p>0.6</text:p>
              </table:table-cell>
              <table:table-cell office:value-type="float" office:value="0.00290869513813671">
                <text:p>0.0029086951381367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1">
                <text:p>0.61</text:p>
              </table:table-cell>
              <table:table-cell office:value-type="float" office:value="0.00310443491737258">
                <text:p>0.0031044349173725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2">
                <text:p>0.62</text:p>
              </table:table-cell>
              <table:table-cell office:value-type="float" office:value="0.00326928634935636">
                <text:p>0.003269286349356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3">
                <text:p>0.63</text:p>
              </table:table-cell>
              <table:table-cell office:value-type="float" office:value="0.00343653970623981">
                <text:p>0.003436539706239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4">
                <text:p>0.64</text:p>
              </table:table-cell>
              <table:table-cell office:value-type="float" office:value="0.00362363043280889">
                <text:p>0.003623630432808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5">
                <text:p>0.65</text:p>
              </table:table-cell>
              <table:table-cell office:value-type="float" office:value="0.00375919844134989">
                <text:p>0.003759198441349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6">
                <text:p>0.66</text:p>
              </table:table-cell>
              <table:table-cell office:value-type="float" office:value="0.0039366413746307">
                <text:p>0.003936641374630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7">
                <text:p>0.67</text:p>
              </table:table-cell>
              <table:table-cell office:value-type="float" office:value="0.0041420284031728">
                <text:p>0.004142028403172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8">
                <text:p>0.68</text:p>
              </table:table-cell>
              <table:table-cell office:value-type="float" office:value="0.00430414942949366">
                <text:p>0.004304149429493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9">
                <text:p>0.69</text:p>
              </table:table-cell>
              <table:table-cell office:value-type="float" office:value="0.00448595956614191">
                <text:p>0.0044859595661419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">
                <text:p>0.7</text:p>
              </table:table-cell>
              <table:table-cell office:value-type="float" office:value="0.00470588899551651">
                <text:p>0.004705888995516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1">
                <text:p>0.71</text:p>
              </table:table-cell>
              <table:table-cell office:value-type="float" office:value="0.00490277353764822">
                <text:p>0.0049027735376482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2">
                <text:p>0.72</text:p>
              </table:table-cell>
              <table:table-cell office:value-type="float" office:value="0.0050759748101944">
                <text:p>0.005075974810194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3">
                <text:p>0.73</text:p>
              </table:table-cell>
              <table:table-cell office:value-type="float" office:value="0.00528956517847258">
                <text:p>0.0052895651784725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4">
                <text:p>0.74</text:p>
              </table:table-cell>
              <table:table-cell office:value-type="float" office:value="0.00551828651255214">
                <text:p>0.0055182865125521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5">
                <text:p>0.75</text:p>
              </table:table-cell>
              <table:table-cell office:value-type="float" office:value="0.00566995396335968">
                <text:p>0.0056699539633596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6">
                <text:p>0.76</text:p>
              </table:table-cell>
              <table:table-cell office:value-type="float" office:value="0.00583649822225124">
                <text:p>0.0058364982222512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7">
                <text:p>0.77</text:p>
              </table:table-cell>
              <table:table-cell office:value-type="float" office:value="0.00612753584580786">
                <text:p>0.0061275358458078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8">
                <text:p>0.78</text:p>
              </table:table-cell>
              <table:table-cell office:value-type="float" office:value="0.00634813263551694">
                <text:p>0.0063481326355169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9">
                <text:p>0.79</text:p>
              </table:table-cell>
              <table:table-cell office:value-type="float" office:value="0.0065013445562093">
                <text:p>0.006501344556209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">
                <text:p>0.8</text:p>
              </table:table-cell>
              <table:table-cell office:value-type="float" office:value="0.00669179368223678">
                <text:p>0.0066917936822367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1">
                <text:p>0.81</text:p>
              </table:table-cell>
              <table:table-cell office:value-type="float" office:value="0.00682165518325666">
                <text:p>0.0068216551832566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2">
                <text:p>0.82</text:p>
              </table:table-cell>
              <table:table-cell office:value-type="float" office:value="0.00706382963164999">
                <text:p>0.007063829631649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3">
                <text:p>0.83</text:p>
              </table:table-cell>
              <table:table-cell office:value-type="float" office:value="0.00736564628230227">
                <text:p>0.0073656462823022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4">
                <text:p>0.84</text:p>
              </table:table-cell>
              <table:table-cell office:value-type="float" office:value="0.00758929835913876">
                <text:p>0.007589298359138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5">
                <text:p>0.85</text:p>
              </table:table-cell>
              <table:table-cell office:value-type="float" office:value="0.00773550611634643">
                <text:p>0.0077355061163464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6">
                <text:p>0.86</text:p>
              </table:table-cell>
              <table:table-cell office:value-type="float" office:value="0.00797822922161334">
                <text:p>0.0079782292216133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7">
                <text:p>0.87</text:p>
              </table:table-cell>
              <table:table-cell office:value-type="float" office:value="0.0082856481680806">
                <text:p>0.00828564816808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8">
                <text:p>0.88</text:p>
              </table:table-cell>
              <table:table-cell office:value-type="float" office:value="0.00848447425168441">
                <text:p>0.0084844742516844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9">
                <text:p>0.89</text:p>
              </table:table-cell>
              <table:table-cell office:value-type="float" office:value="0.00867537392139708">
                <text:p>0.008675373921397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">
                <text:p>0.9</text:p>
              </table:table-cell>
              <table:table-cell office:value-type="float" office:value="0.00882836767412151">
                <text:p>0.0088283676741215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1">
                <text:p>0.91</text:p>
              </table:table-cell>
              <table:table-cell office:value-type="float" office:value="0.00906159429147005">
                <text:p>0.009061594291470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2">
                <text:p>0.92</text:p>
              </table:table-cell>
              <table:table-cell office:value-type="float" office:value="0.00931788195556969">
                <text:p>0.0093178819555696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3">
                <text:p>0.93</text:p>
              </table:table-cell>
              <table:table-cell office:value-type="float" office:value="0.00965142634283287">
                <text:p>0.0096514263428328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4">
                <text:p>0.94</text:p>
              </table:table-cell>
              <table:table-cell office:value-type="float" office:value="0.00978146261257087">
                <text:p>0.0097814626125708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5">
                <text:p>0.95</text:p>
              </table:table-cell>
              <table:table-cell office:value-type="float" office:value="0.00991444245543974">
                <text:p>0.0099144424554397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6">
                <text:p>0.96</text:p>
              </table:table-cell>
              <table:table-cell office:value-type="float" office:value="0.010335625">
                <text:p>0.0103356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7">
                <text:p>0.97</text:p>
              </table:table-cell>
              <table:table-cell office:value-type="float" office:value="0.010628297088339">
                <text:p>0.01062829708833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8">
                <text:p>0.98</text:p>
              </table:table-cell>
              <table:table-cell office:value-type="float" office:value="0.0108728121099001">
                <text:p>0.01087281210990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9">
                <text:p>0.99</text:p>
              </table:table-cell>
              <table:table-cell office:value-type="float" office:value="0.0109832533863831">
                <text:p>0.010983253386383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